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>
      <style:text-properties fo:background-color="#ffffff" fo:color="#363636" style:font-name="Calibri" style:font-name-asian="Calibri" style:font-name-complex="Calibri" fo:font-weight="bold" style:font-weight-asian="bold" style:font-weight-complex="bold"/>
    </style:style>
    <style:style style:name="T1_2" style:family="text">
      <style:text-properties fo:background-color="#ffffff" fo:color="#363636" style:font-name="Calibri" style:font-name-asian="Calibri" style:font-name-complex="Calibri" fo:font-weight="bold" style:font-weight-asian="bold" style:font-weight-complex="bold"/>
    </style:style>
    <style:style style:name="T1_3" style:family="text">
      <style:text-properties fo:background-color="#ffffff" fo:color="#363636" style:font-name="Calibri" style:font-name-asian="Calibri" style:font-name-complex="Calibri" fo:font-weight="bold" style:font-weight-asian="bold" style:font-weight-complex="bold"/>
    </style:style>
    <style:style style:name="T1_4" style:family="text">
      <style:text-properties fo:background-color="#ffffff" fo:color="#363636" style:font-name="Calibri" style:font-name-asian="Calibri" style:font-name-complex="Calibri" fo:font-weight="bold" style:font-weight-asian="bold" style:font-weight-complex="bold"/>
    </style:style>
    <style:style style:name="T1_5" style:family="text">
      <style:text-properties fo:background-color="#ffffff" fo:color="#363636" style:font-name="Calibri" style:font-name-asian="Calibri" style:font-name-complex="Calibri" fo:font-weight="bold" style:font-weight-asian="bold" style:font-weight-complex="bold"/>
    </style:style>
    <style:style style:name="T1_6" style:family="text">
      <style:text-properties fo:background-color="#ffffff" fo:color="#363636" style:font-name="Calibri" style:font-name-asian="Calibri" style:font-name-complex="Calibri" fo:font-weight="bold" style:font-weight-asian="bold" style:font-weight-complex="bold"/>
    </style:style>
    <style:style style:name="T1_7" style:family="text">
      <style:text-properties fo:background-color="#ffffff" fo:color="#363636" style:font-name="Calibri" style:font-name-asian="Calibri" style:font-name-complex="Calibri" fo:font-weight="bold" style:font-weight-asian="bold" style:font-weight-complex="bold"/>
    </style:style>
    <style:style style:name="T1_8" style:family="text">
      <style:text-properties fo:background-color="#ffffff" fo:color="#363636" style:font-name="Calibri" style:font-name-asian="Calibri" style:font-name-complex="Calibri" fo:font-weight="bold" style:font-weight-asian="bold" style:font-weight-complex="bold"/>
    </style:style>
    <style:style style:name="T1_9" style:family="text">
      <style:text-properties fo:background-color="#ffffff" fo:color="#363636" style:font-name="Calibri" style:font-name-asian="Calibri" style:font-name-complex="Calibri" fo:font-weight="bold" style:font-weight-asian="bold" style:font-weight-complex="bold"/>
    </style:style>
    <style:style style:name="T1_10" style:family="text">
      <style:text-properties fo:background-color="#ffffff" fo:color="#363636" style:font-name="Calibri" style:font-name-asian="Calibri" style:font-name-complex="Calibri" fo:font-weight="bold" style:font-weight-asian="bold" style:font-weight-complex="bold"/>
    </style:style>
    <style:style style:name="T1_11" style:family="text">
      <style:text-properties fo:background-color="#ffffff" fo:color="#363636" style:font-name="Calibri" style:font-name-asian="Calibri" style:font-name-complex="Calibri" fo:font-weight="bold" style:font-weight-asian="bold" style:font-weight-complex="bold"/>
    </style:style>
    <style:style style:name="T1_12" style:family="text">
      <style:text-properties fo:background-color="#ffffff" fo:color="#363636" style:font-name="Calibri" style:font-name-asian="Calibri" style:font-name-complex="Calibri" fo:font-weight="bold" style:font-weight-asian="bold" style:font-weight-complex="bold"/>
    </style:style>
    <style:style style:name="T1_13" style:family="text">
      <style:text-properties fo:background-color="#ffffff" fo:color="#363636" style:font-name="Calibri" style:font-name-asian="Calibri" style:font-name-complex="Calibri" fo:font-weight="bold" style:font-weight-asian="bold" style:font-weight-complex="bold"/>
    </style:style>
    <style:style style:name="T1_14" style:family="text">
      <style:text-properties fo:background-color="#ffffff" fo:color="#363636" style:font-name="Calibri" style:font-name-asian="Calibri" style:font-name-complex="Calibri" fo:font-weight="bold" style:font-weight-asian="bold" style:font-weight-complex="bold"/>
    </style:style>
    <style:style style:name="T1_15" style:family="text">
      <style:text-properties fo:background-color="#ffffff" fo:color="#363636" style:font-name="Calibri" style:font-name-asian="Calibri" style:font-name-complex="Calibri" fo:font-weight="bold" style:font-weight-asian="bold" style:font-weight-complex="bold"/>
    </style:style>
    <style:style style:name="T1_16" style:family="text">
      <style:text-properties fo:background-color="#ffffff" fo:color="#363636" style:font-name="Calibri" style:font-name-asian="Calibri" style:font-name-complex="Calibri" fo:font-weight="bold" style:font-weight-asian="bold" style:font-weight-complex="bold"/>
    </style:style>
    <style:style style:name="T1_17" style:family="text">
      <style:text-properties fo:background-color="#ffffff" fo:color="#363636" style:font-name="Calibri" style:font-name-asian="Calibri" style:font-name-complex="Calibri" fo:font-weight="bold" style:font-weight-asian="bold" style:font-weight-complex="bold"/>
    </style:style>
    <style:style style:name="T1_18" style:family="text">
      <style:text-properties fo:background-color="#ffffff" fo:color="#363636" style:font-name="Calibri" style:font-name-asian="Calibri" style:font-name-complex="Calibri" fo:font-weight="bold" style:font-weight-asian="bold" style:font-weight-complex="bold"/>
    </style:style>
    <style:style style:name="T1_19" style:family="text">
      <style:text-properties fo:background-color="#ffffff" fo:color="#363636" style:font-name="Calibri" style:font-name-asian="Calibri" style:font-name-complex="Calibri" fo:font-weight="bold" style:font-weight-asian="bold" style:font-weight-complex="bold"/>
    </style:style>
    <style:style style:name="T1_20" style:family="text">
      <style:text-properties fo:background-color="#ffffff" fo:color="#363636" style:font-name="Calibri" style:font-name-asian="Calibri" style:font-name-complex="Calibri" fo:font-weight="bold" style:font-weight-asian="bold" style:font-weight-complex="bold"/>
    </style:style>
    <style:style style:name="T1_21" style:family="text">
      <style:text-properties fo:background-color="#ffffff" fo:color="#363636" style:font-name="Calibri" style:font-name-asian="Calibri" style:font-name-complex="Calibri" fo:font-weight="bold" style:font-weight-asian="bold" style:font-weight-complex="bold"/>
    </style:style>
    <style:style style:name="T1_22" style:family="text">
      <style:text-properties fo:background-color="#ffffff" fo:color="#363636" style:font-name="Calibri" style:font-name-asian="Calibri" style:font-name-complex="Calibri" fo:font-weight="bold" style:font-weight-asian="bold" style:font-weight-complex="bold"/>
    </style:style>
    <style:style style:name="T1_23" style:family="text">
      <style:text-properties fo:background-color="#ffffff" fo:color="#363636" style:font-name="Calibri" style:font-name-asian="Calibri" style:font-name-complex="Calibri" fo:font-weight="bold" style:font-weight-asian="bold" style:font-weight-complex="bold"/>
    </style:style>
    <style:style style:name="T1_24" style:family="text">
      <style:text-properties fo:background-color="#ffffff" fo:color="#363636" style:font-name="Calibri" style:font-name-asian="Calibri" style:font-name-complex="Calibri" fo:font-weight="bold" style:font-weight-asian="bold" style:font-weight-complex="bold"/>
    </style:style>
    <style:style style:name="T1_25" style:family="text">
      <style:text-properties fo:background-color="#ffffff" fo:color="#363636" style:font-name="Calibri" style:font-name-asian="Calibri" style:font-name-complex="Calibri" fo:font-weight="bold" style:font-weight-asian="bold" style:font-weight-complex="bold"/>
    </style:style>
    <style:style style:name="T1_26" style:family="text">
      <style:text-properties fo:background-color="#ffffff" fo:color="#363636" style:font-name="Calibri" style:font-name-asian="Calibri" style:font-name-complex="Calibri" fo:font-weight="bold" style:font-weight-asian="bold" style:font-weight-complex="bold"/>
    </style:style>
    <style:style style:name="T1_27" style:family="text">
      <style:text-properties fo:background-color="#ffffff" fo:color="#363636" style:font-name="Calibri" style:font-name-asian="Calibri" style:font-name-complex="Calibri" fo:font-weight="bold" style:font-weight-asian="bold" style:font-weight-complex="bold"/>
    </style:style>
    <style:style style:name="T1_28" style:family="text">
      <style:text-properties fo:background-color="#ffffff" fo:color="#363636" style:font-name="Calibri" style:font-name-asian="Calibri" style:font-name-complex="Calibri" fo:font-weight="bold" style:font-weight-asian="bold" style:font-weight-complex="bold"/>
    </style:style>
    <style:style style:name="P2" style:family="paragraph" style:parent-style-name="Standard">
      <style:paragraph-properties fo:break-before="auto" fo:line-height="100%" style:writing-mode="lr-tb"/>
    </style:style>
    <style:style style:name="T2_1" style:family="text">
      <style:text-properties fo:background-color="#ffffff" fo:color="#363636" style:font-name="Calibri" style:font-name-asian="Calibri" style:font-name-complex="Calibri"/>
    </style:style>
    <style:style style:name="T2_2" style:family="text">
      <style:text-properties fo:background-color="#ffffff" fo:color="#363636" style:font-name="Calibri" style:font-name-asian="Calibri" style:font-name-complex="Calibri"/>
    </style:style>
    <style:style style:name="P3" style:family="paragraph" style:parent-style-name="Standard">
      <style:paragraph-properties fo:break-before="auto" fo:line-height="100%" style:writing-mode="lr-tb"/>
    </style:style>
    <style:style style:name="T3_1" style:family="text">
      <style:text-properties fo:background-color="#ffffff" fo:color="#363636" style:font-name="Calibri" style:font-name-asian="Calibri" style:font-name-complex="Calibri"/>
    </style:style>
    <style:style style:name="T3_2" style:family="text">
      <style:text-properties fo:background-color="#ffffff" fo:color="#363636" style:font-name="Calibri" style:font-name-asian="Calibri" style:font-name-complex="Calibri"/>
    </style:style>
    <style:style style:name="T3_3" style:family="text">
      <style:text-properties fo:background-color="#ffffff" fo:color="#363636" style:font-name="Calibri" style:font-name-asian="Calibri" style:font-name-complex="Calibri"/>
    </style:style>
    <style:style style:name="T3_4" style:family="text">
      <style:text-properties fo:background-color="#ffffff" fo:color="#363636" style:font-name="Calibri" style:font-name-asian="Calibri" style:font-name-complex="Calibri"/>
    </style:style>
    <style:style style:name="T3_5" style:family="text">
      <style:text-properties fo:background-color="#ffffff" fo:color="#363636" style:font-name="Calibri" style:font-name-asian="Calibri" style:font-name-complex="Calibri"/>
    </style:style>
    <style:style style:name="P4" style:family="paragraph" style:parent-style-name="Standard">
      <style:paragraph-properties fo:break-before="auto" fo:line-height="100%" style:writing-mode="lr-tb"/>
    </style:style>
    <style:style style:name="T4_1" style:family="text">
      <style:text-properties fo:background-color="#ffffff" fo:color="#363636" style:font-name="Calibri" style:font-name-asian="Calibri" style:font-name-complex="Calibri"/>
    </style:style>
    <style:style style:name="T4_2" style:family="text">
      <style:text-properties fo:background-color="#ffffff" fo:color="#363636" style:font-name="Calibri" style:font-name-asian="Calibri" style:font-name-complex="Calibri"/>
    </style:style>
    <style:style style:name="P5" style:family="paragraph" style:parent-style-name="Standard">
      <style:paragraph-properties fo:break-before="auto" fo:line-height="100%" style:writing-mode="lr-tb"/>
    </style:style>
    <style:style style:name="T5_1" style:family="text">
      <style:text-properties fo:background-color="#ffffff" fo:color="#363636" style:font-name="Calibri" style:font-name-asian="Calibri" style:font-name-complex="Calibri"/>
    </style:style>
    <style:style style:name="T5_2" style:family="text">
      <style:text-properties fo:background-color="#ffffff" fo:color="#363636" style:font-name="Calibri" style:font-name-asian="Calibri" style:font-name-complex="Calibri"/>
    </style:style>
    <style:style style:name="T5_3" style:family="text">
      <style:text-properties fo:background-color="#ffffff" fo:color="#363636" style:font-name="Calibri" style:font-name-asian="Calibri" style:font-name-complex="Calibri"/>
    </style:style>
    <style:style style:name="T5_4" style:family="text">
      <style:text-properties fo:background-color="#ffffff" fo:color="#363636" style:font-name="Calibri" style:font-name-asian="Calibri" style:font-name-complex="Calibri"/>
    </style:style>
    <style:style style:name="T5_5" style:family="text">
      <style:text-properties fo:background-color="#ffffff" fo:color="#363636" style:font-name="Calibri" style:font-name-asian="Calibri" style:font-name-complex="Calibri"/>
    </style:style>
    <style:style style:name="T5_6" style:family="text">
      <style:text-properties fo:background-color="#ffffff" fo:color="#363636" style:font-name="Calibri" style:font-name-asian="Calibri" style:font-name-complex="Calibri"/>
    </style:style>
    <style:style style:name="T5_7" style:family="text">
      <style:text-properties fo:background-color="#ffffff" fo:color="#363636" style:font-name="Calibri" style:font-name-asian="Calibri" style:font-name-complex="Calibri"/>
    </style:style>
    <style:style style:name="T5_8" style:family="text">
      <style:text-properties fo:background-color="#ffffff" fo:color="#363636" style:font-name="Calibri" style:font-name-asian="Calibri" style:font-name-complex="Calibri"/>
    </style:style>
    <style:style style:name="T5_9" style:family="text">
      <style:text-properties fo:background-color="#ffffff" fo:color="#363636" style:font-name="Calibri" style:font-name-asian="Calibri" style:font-name-complex="Calibri"/>
    </style:style>
    <style:style style:name="P6" style:family="paragraph" style:parent-style-name="Standard">
      <style:paragraph-properties fo:break-before="auto" fo:line-height="100%" style:writing-mode="lr-tb"/>
      <style:text-properties fo:background-color="#ffffff" fo:color="#363636" style:font-name="Calibri" style:font-name-asian="Calibri" style:font-name-complex="Calibri" fo:font-weight="bold" style:font-weight-asian="bold" style:font-weight-complex="bold"/>
    </style:style>
    <style:style style:name="P7" style:family="paragraph" style:parent-style-name="Standard">
      <style:paragraph-properties fo:break-before="auto" fo:line-height="100%" style:writing-mode="lr-tb"/>
    </style:style>
    <style:style style:name="T7_1" style:family="text">
      <style:text-properties fo:background-color="#ffffff" fo:color="#363636" style:font-name="Calibri" style:font-name-asian="Calibri" style:font-name-complex="Calibri"/>
    </style:style>
    <style:style style:name="T7_2" style:family="text">
      <style:text-properties fo:background-color="#ffffff" fo:color="#363636" style:font-name="Calibri" style:font-name-asian="Calibri" style:font-name-complex="Calibri"/>
    </style:style>
    <style:style style:name="T7_3" style:family="text">
      <style:text-properties fo:background-color="#ffffff" fo:color="#363636" style:font-name="Calibri" style:font-name-asian="Calibri" style:font-name-complex="Calibri"/>
    </style:style>
    <style:style style:name="T7_4" style:family="text">
      <style:text-properties fo:background-color="#ffffff" fo:color="#363636" style:font-name="Calibri" style:font-name-asian="Calibri" style:font-name-complex="Calibri"/>
    </style:style>
    <style:style style:name="T7_5" style:family="text">
      <style:text-properties fo:background-color="#ffffff" fo:color="#363636" style:font-name="Calibri" style:font-name-asian="Calibri" style:font-name-complex="Calibri"/>
    </style:style>
    <style:style style:name="T7_6" style:family="text">
      <style:text-properties fo:background-color="#ffffff" fo:color="#363636" style:font-name="Calibri" style:font-name-asian="Calibri" style:font-name-complex="Calibri"/>
    </style:style>
    <style:style style:name="T7_7" style:family="text">
      <style:text-properties fo:background-color="#ffffff" fo:color="#363636" style:font-name="Calibri" style:font-name-asian="Calibri" style:font-name-complex="Calibri"/>
    </style:style>
    <style:style style:name="T7_8" style:family="text">
      <style:text-properties fo:background-color="#ffffff" fo:color="#363636" style:font-name="Calibri" style:font-name-asian="Calibri" style:font-name-complex="Calibri"/>
    </style:style>
    <style:style style:name="T7_9" style:family="text">
      <style:text-properties fo:background-color="#ffffff" fo:color="#363636" style:font-name="Calibri" style:font-name-asian="Calibri" style:font-name-complex="Calibri"/>
    </style:style>
    <style:style style:name="T7_10" style:family="text">
      <style:text-properties fo:background-color="#ffffff" fo:color="#363636" style:font-name="Calibri" style:font-name-asian="Calibri" style:font-name-complex="Calibri"/>
    </style:style>
    <style:style style:name="T7_11" style:family="text">
      <style:text-properties fo:background-color="#ffffff" fo:color="#363636" style:font-name="Calibri" style:font-name-asian="Calibri" style:font-name-complex="Calibri"/>
    </style:style>
    <style:style style:name="T7_12" style:family="text">
      <style:text-properties fo:background-color="#ffffff" fo:color="#363636" style:font-name="Calibri" style:font-name-asian="Calibri" style:font-name-complex="Calibri"/>
    </style:style>
    <style:style style:name="T7_13" style:family="text">
      <style:text-properties fo:background-color="#ffffff" fo:color="#363636" style:font-name="Calibri" style:font-name-asian="Calibri" style:font-name-complex="Calibri"/>
    </style:style>
    <style:style style:name="T7_14" style:family="text">
      <style:text-properties fo:background-color="#ffffff" fo:color="#363636" style:font-name="Calibri" style:font-name-asian="Calibri" style:font-name-complex="Calibri"/>
    </style:style>
    <style:style style:name="T7_15" style:family="text">
      <style:text-properties fo:background-color="#ffffff" fo:color="#363636" style:font-name="Calibri" style:font-name-asian="Calibri" style:font-name-complex="Calibri"/>
    </style:style>
    <style:style style:name="T7_16" style:family="text">
      <style:text-properties fo:background-color="#ffffff" fo:color="#363636" style:font-name="Calibri" style:font-name-asian="Calibri" style:font-name-complex="Calibri"/>
    </style:style>
    <style:style style:name="T7_17" style:family="text">
      <style:text-properties fo:background-color="#ffffff" fo:color="#363636" style:font-name="Calibri" style:font-name-asian="Calibri" style:font-name-complex="Calibri"/>
    </style:style>
    <style:style style:name="T7_18" style:family="text">
      <style:text-properties fo:background-color="#ffffff" fo:color="#363636" style:font-name="Calibri" style:font-name-asian="Calibri" style:font-name-complex="Calibri"/>
    </style:style>
    <style:style style:name="T7_19" style:family="text">
      <style:text-properties fo:background-color="#ffffff" fo:color="#363636" style:font-name="Calibri" style:font-name-asian="Calibri" style:font-name-complex="Calibri"/>
    </style:style>
    <style:style style:name="T7_20" style:family="text">
      <style:text-properties fo:background-color="#ffffff" fo:color="#363636" style:font-name="Calibri" style:font-name-asian="Calibri" style:font-name-complex="Calibri"/>
    </style:style>
    <style:style style:name="T7_21" style:family="text">
      <style:text-properties fo:background-color="#ffffff" fo:color="#363636" style:font-name="Calibri" style:font-name-asian="Calibri" style:font-name-complex="Calibri"/>
    </style:style>
    <style:style style:name="T7_22" style:family="text">
      <style:text-properties fo:background-color="#ffffff" fo:color="#363636" style:font-name="Calibri" style:font-name-asian="Calibri" style:font-name-complex="Calibri"/>
    </style:style>
    <style:style style:name="T7_23" style:family="text">
      <style:text-properties fo:background-color="#ffffff" fo:color="#363636" style:font-name="Calibri" style:font-name-asian="Calibri" style:font-name-complex="Calibri"/>
    </style:style>
    <style:style style:name="T7_24" style:family="text">
      <style:text-properties fo:background-color="#ffffff" fo:color="#363636" style:font-name="Calibri" style:font-name-asian="Calibri" style:font-name-complex="Calibri"/>
    </style:style>
    <style:style style:name="T7_25" style:family="text">
      <style:text-properties fo:background-color="#ffffff" fo:color="#363636" style:font-name="Calibri" style:font-name-asian="Calibri" style:font-name-complex="Calibri"/>
    </style:style>
    <style:style style:name="T7_26" style:family="text">
      <style:text-properties fo:background-color="#ffffff" fo:color="#363636" style:font-name="Calibri" style:font-name-asian="Calibri" style:font-name-complex="Calibri"/>
    </style:style>
    <style:style style:name="T7_27" style:family="text">
      <style:text-properties fo:background-color="#ffffff" fo:color="#363636" style:font-name="Calibri" style:font-name-asian="Calibri" style:font-name-complex="Calibri"/>
    </style:style>
    <style:style style:name="T7_28" style:family="text">
      <style:text-properties fo:background-color="#ffffff" fo:color="#363636" style:font-name="Calibri" style:font-name-asian="Calibri" style:font-name-complex="Calibri"/>
    </style:style>
    <style:style style:name="T7_29" style:family="text">
      <style:text-properties fo:background-color="#ffffff" fo:color="#363636" style:font-name="Calibri" style:font-name-asian="Calibri" style:font-name-complex="Calibri"/>
    </style:style>
    <style:style style:name="T7_30" style:family="text">
      <style:text-properties fo:background-color="#ffffff" fo:color="#363636" style:font-name="Calibri" style:font-name-asian="Calibri" style:font-name-complex="Calibri"/>
    </style:style>
    <style:style style:name="T7_31" style:family="text">
      <style:text-properties fo:background-color="#ffffff" fo:color="#363636" style:font-name="Calibri" style:font-name-asian="Calibri" style:font-name-complex="Calibri"/>
    </style:style>
    <style:style style:name="T7_32" style:family="text">
      <style:text-properties fo:background-color="#ffffff" fo:color="#363636" style:font-name="Calibri" style:font-name-asian="Calibri" style:font-name-complex="Calibri"/>
    </style:style>
    <style:style style:name="T7_33" style:family="text">
      <style:text-properties fo:background-color="#ffffff" fo:color="#363636" style:font-name="Calibri" style:font-name-asian="Calibri" style:font-name-complex="Calibri"/>
    </style:style>
    <style:style style:name="T7_34" style:family="text">
      <style:text-properties fo:background-color="#ffffff" fo:color="#363636" style:font-name="Calibri" style:font-name-asian="Calibri" style:font-name-complex="Calibri"/>
    </style:style>
    <style:style style:name="T7_35" style:family="text">
      <style:text-properties fo:background-color="#ffffff" fo:color="#363636" style:font-name="Calibri" style:font-name-asian="Calibri" style:font-name-complex="Calibri"/>
    </style:style>
    <style:style style:name="T7_36" style:family="text">
      <style:text-properties fo:background-color="#ffffff" fo:color="#363636" style:font-name="Calibri" style:font-name-asian="Calibri" style:font-name-complex="Calibri"/>
    </style:style>
    <style:style style:name="T7_37" style:family="text">
      <style:text-properties fo:background-color="#ffffff" fo:color="#363636" style:font-name="Calibri" style:font-name-asian="Calibri" style:font-name-complex="Calibri"/>
    </style:style>
    <style:style style:name="T7_38" style:family="text">
      <style:text-properties fo:background-color="#ffffff" fo:color="#363636" style:font-name="Calibri" style:font-name-asian="Calibri" style:font-name-complex="Calibri"/>
    </style:style>
    <style:style style:name="T7_39" style:family="text">
      <style:text-properties fo:background-color="#ffffff" fo:color="#363636" style:font-name="Calibri" style:font-name-asian="Calibri" style:font-name-complex="Calibri"/>
    </style:style>
    <style:style style:name="T7_40" style:family="text">
      <style:text-properties fo:background-color="#ffffff" fo:color="#363636" style:font-name="Calibri" style:font-name-asian="Calibri" style:font-name-complex="Calibri"/>
    </style:style>
    <style:style style:name="T7_41" style:family="text">
      <style:text-properties fo:background-color="#ffffff" fo:color="#363636" style:font-name="Calibri" style:font-name-asian="Calibri" style:font-name-complex="Calibri"/>
    </style:style>
    <style:style style:name="T7_42" style:family="text">
      <style:text-properties fo:background-color="#ffffff" fo:color="#363636" style:font-name="Calibri" style:font-name-asian="Calibri" style:font-name-complex="Calibri"/>
    </style:style>
    <style:style style:name="T7_43" style:family="text">
      <style:text-properties fo:background-color="#ffffff" fo:color="#363636" style:font-name="Calibri" style:font-name-asian="Calibri" style:font-name-complex="Calibri"/>
    </style:style>
    <style:style style:name="T7_44" style:family="text">
      <style:text-properties fo:background-color="#ffffff" fo:color="#363636" style:font-name="Calibri" style:font-name-asian="Calibri" style:font-name-complex="Calibri"/>
    </style:style>
    <style:style style:name="T7_45" style:family="text">
      <style:text-properties fo:background-color="#ffffff" fo:color="#363636" style:font-name="Calibri" style:font-name-asian="Calibri" style:font-name-complex="Calibri"/>
    </style:style>
    <style:style style:name="T7_46" style:family="text">
      <style:text-properties fo:background-color="#ffffff" fo:color="#363636" style:font-name="Calibri" style:font-name-asian="Calibri" style:font-name-complex="Calibri"/>
    </style:style>
    <style:style style:name="T7_47" style:family="text">
      <style:text-properties fo:background-color="#ffffff" fo:color="#363636" style:font-name="Calibri" style:font-name-asian="Calibri" style:font-name-complex="Calibri"/>
    </style:style>
    <style:style style:name="T7_48" style:family="text">
      <style:text-properties fo:background-color="#ffffff" fo:color="#363636" style:font-name="Calibri" style:font-name-asian="Calibri" style:font-name-complex="Calibri"/>
    </style:style>
    <style:style style:name="T7_49" style:family="text">
      <style:text-properties fo:background-color="#ffffff" fo:color="#363636" style:font-name="Calibri" style:font-name-asian="Calibri" style:font-name-complex="Calibri"/>
    </style:style>
    <style:style style:name="T7_50" style:family="text">
      <style:text-properties fo:background-color="#ffffff" fo:color="#363636" style:font-name="Calibri" style:font-name-asian="Calibri" style:font-name-complex="Calibri"/>
    </style:style>
    <style:style style:name="T7_51" style:family="text">
      <style:text-properties fo:background-color="#ffffff" fo:color="#363636" style:font-name="Calibri" style:font-name-asian="Calibri" style:font-name-complex="Calibri"/>
    </style:style>
    <style:style style:name="T7_52" style:family="text">
      <style:text-properties fo:background-color="#ffffff" fo:color="#363636" style:font-name="Calibri" style:font-name-asian="Calibri" style:font-name-complex="Calibri"/>
    </style:style>
    <style:style style:name="T7_53" style:family="text">
      <style:text-properties fo:background-color="#ffffff" fo:color="#363636" style:font-name="Calibri" style:font-name-asian="Calibri" style:font-name-complex="Calibri"/>
    </style:style>
    <style:style style:name="T7_54" style:family="text">
      <style:text-properties fo:background-color="#ffffff" fo:color="#363636" style:font-name="Calibri" style:font-name-asian="Calibri" style:font-name-complex="Calibri"/>
    </style:style>
    <style:style style:name="T7_55" style:family="text">
      <style:text-properties fo:background-color="#ffffff" fo:color="#363636" style:font-name="Calibri" style:font-name-asian="Calibri" style:font-name-complex="Calibri"/>
    </style:style>
    <style:style style:name="T7_56" style:family="text">
      <style:text-properties fo:background-color="#ffffff" fo:color="#363636" style:font-name="Calibri" style:font-name-asian="Calibri" style:font-name-complex="Calibri"/>
    </style:style>
    <style:style style:name="T7_57" style:family="text">
      <style:text-properties fo:background-color="#ffffff" fo:color="#363636" style:font-name="Calibri" style:font-name-asian="Calibri" style:font-name-complex="Calibri"/>
    </style:style>
    <style:style style:name="T7_58" style:family="text">
      <style:text-properties fo:background-color="#ffffff" fo:color="#363636" style:font-name="Calibri" style:font-name-asian="Calibri" style:font-name-complex="Calibri"/>
    </style:style>
    <style:style style:name="T7_59" style:family="text">
      <style:text-properties fo:background-color="#ffffff" fo:color="#363636" style:font-name="Calibri" style:font-name-asian="Calibri" style:font-name-complex="Calibri"/>
    </style:style>
    <style:style style:name="T7_60" style:family="text">
      <style:text-properties fo:background-color="#ffffff" fo:color="#363636" style:font-name="Calibri" style:font-name-asian="Calibri" style:font-name-complex="Calibri"/>
    </style:style>
    <style:style style:name="T7_61" style:family="text">
      <style:text-properties fo:background-color="#ffffff" fo:color="#363636" style:font-name="Calibri" style:font-name-asian="Calibri" style:font-name-complex="Calibri"/>
    </style:style>
    <style:style style:name="T7_62" style:family="text">
      <style:text-properties fo:background-color="#ffffff" fo:color="#363636" style:font-name="Calibri" style:font-name-asian="Calibri" style:font-name-complex="Calibri"/>
    </style:style>
    <style:style style:name="T7_63" style:family="text">
      <style:text-properties fo:background-color="#ffffff" fo:color="#363636" style:font-name="Calibri" style:font-name-asian="Calibri" style:font-name-complex="Calibri"/>
    </style:style>
    <style:style style:name="T7_64" style:family="text">
      <style:text-properties fo:background-color="#ffffff" fo:color="#363636" style:font-name="Calibri" style:font-name-asian="Calibri" style:font-name-complex="Calibri"/>
    </style:style>
    <style:style style:name="T7_65" style:family="text">
      <style:text-properties fo:background-color="#ffffff" fo:color="#363636" style:font-name="Calibri" style:font-name-asian="Calibri" style:font-name-complex="Calibri"/>
    </style:style>
    <style:style style:name="T7_66" style:family="text">
      <style:text-properties fo:background-color="#ffffff" fo:color="#363636" style:font-name="Calibri" style:font-name-asian="Calibri" style:font-name-complex="Calibri"/>
    </style:style>
    <style:style style:name="T7_67" style:family="text">
      <style:text-properties fo:background-color="#ffffff" fo:color="#363636" style:font-name="Calibri" style:font-name-asian="Calibri" style:font-name-complex="Calibri"/>
    </style:style>
    <style:style style:name="T7_68" style:family="text">
      <style:text-properties fo:background-color="#ffffff" fo:color="#363636" style:font-name="Calibri" style:font-name-asian="Calibri" style:font-name-complex="Calibri"/>
    </style:style>
    <style:style style:name="T7_69" style:family="text">
      <style:text-properties fo:background-color="#ffffff" fo:color="#363636" style:font-name="Calibri" style:font-name-asian="Calibri" style:font-name-complex="Calibri"/>
    </style:style>
    <style:style style:name="T7_70" style:family="text">
      <style:text-properties fo:background-color="#ffffff" fo:color="#363636" style:font-name="Calibri" style:font-name-asian="Calibri" style:font-name-complex="Calibri"/>
    </style:style>
    <style:style style:name="T7_71" style:family="text">
      <style:text-properties fo:background-color="#ffffff" fo:color="#363636" style:font-name="Calibri" style:font-name-asian="Calibri" style:font-name-complex="Calibri"/>
    </style:style>
    <style:style style:name="T7_72" style:family="text">
      <style:text-properties fo:background-color="#ffffff" fo:color="#363636" style:font-name="Calibri" style:font-name-asian="Calibri" style:font-name-complex="Calibri"/>
    </style:style>
    <style:style style:name="T7_73" style:family="text">
      <style:text-properties fo:background-color="#ffffff" fo:color="#363636" style:font-name="Calibri" style:font-name-asian="Calibri" style:font-name-complex="Calibri"/>
    </style:style>
    <style:style style:name="T7_74" style:family="text">
      <style:text-properties fo:background-color="#ffffff" fo:color="#363636" style:font-name="Calibri" style:font-name-asian="Calibri" style:font-name-complex="Calibri"/>
    </style:style>
    <style:style style:name="T7_75" style:family="text">
      <style:text-properties fo:background-color="#ffffff" fo:color="#363636" style:font-name="Calibri" style:font-name-asian="Calibri" style:font-name-complex="Calibri"/>
    </style:style>
    <style:style style:name="T7_76" style:family="text">
      <style:text-properties fo:background-color="#ffffff" fo:color="#363636" style:font-name="Calibri" style:font-name-asian="Calibri" style:font-name-complex="Calibri"/>
    </style:style>
    <style:style style:name="T7_77" style:family="text">
      <style:text-properties fo:background-color="#ffffff" fo:color="#363636" style:font-name="Calibri" style:font-name-asian="Calibri" style:font-name-complex="Calibri"/>
    </style:style>
    <style:style style:name="T7_78" style:family="text">
      <style:text-properties fo:background-color="#ffffff" fo:color="#363636" style:font-name="Calibri" style:font-name-asian="Calibri" style:font-name-complex="Calibri"/>
    </style:style>
    <style:style style:name="T7_79" style:family="text">
      <style:text-properties fo:background-color="#ffffff" fo:color="#363636" style:font-name="Calibri" style:font-name-asian="Calibri" style:font-name-complex="Calibri"/>
    </style:style>
    <style:style style:name="T7_80" style:family="text">
      <style:text-properties fo:background-color="#ffffff" fo:color="#363636" style:font-name="Calibri" style:font-name-asian="Calibri" style:font-name-complex="Calibri"/>
    </style:style>
    <style:style style:name="T7_81" style:family="text">
      <style:text-properties fo:background-color="#ffffff" fo:color="#363636" style:font-name="Calibri" style:font-name-asian="Calibri" style:font-name-complex="Calibri"/>
    </style:style>
    <style:style style:name="T7_82" style:family="text">
      <style:text-properties fo:background-color="#ffffff" fo:color="#363636" style:font-name="Calibri" style:font-name-asian="Calibri" style:font-name-complex="Calibri"/>
    </style:style>
    <style:style style:name="T7_83" style:family="text">
      <style:text-properties fo:background-color="#ffffff" fo:color="#363636" style:font-name="Calibri" style:font-name-asian="Calibri" style:font-name-complex="Calibri"/>
    </style:style>
    <style:style style:name="T7_84" style:family="text">
      <style:text-properties fo:background-color="#ffffff" fo:color="#363636" style:font-name="Calibri" style:font-name-asian="Calibri" style:font-name-complex="Calibri"/>
    </style:style>
    <style:style style:name="T7_85" style:family="text">
      <style:text-properties fo:background-color="#ffffff" fo:color="#363636" style:font-name="Calibri" style:font-name-asian="Calibri" style:font-name-complex="Calibri"/>
    </style:style>
    <style:style style:name="T7_86" style:family="text">
      <style:text-properties fo:background-color="#ffffff" fo:color="#363636" style:font-name="Calibri" style:font-name-asian="Calibri" style:font-name-complex="Calibri"/>
    </style:style>
    <style:style style:name="T7_87" style:family="text">
      <style:text-properties fo:background-color="#ffffff" fo:color="#363636" style:font-name="Calibri" style:font-name-asian="Calibri" style:font-name-complex="Calibri"/>
    </style:style>
    <style:style style:name="T7_88" style:family="text">
      <style:text-properties fo:background-color="#ffffff" fo:color="#363636" style:font-name="Calibri" style:font-name-asian="Calibri" style:font-name-complex="Calibri"/>
    </style:style>
    <style:style style:name="T7_89" style:family="text">
      <style:text-properties fo:background-color="#ffffff" fo:color="#363636" style:font-name="Calibri" style:font-name-asian="Calibri" style:font-name-complex="Calibri"/>
    </style:style>
    <style:style style:name="T7_90" style:family="text">
      <style:text-properties fo:background-color="#ffffff" fo:color="#363636" style:font-name="Calibri" style:font-name-asian="Calibri" style:font-name-complex="Calibri"/>
    </style:style>
    <style:style style:name="T7_91" style:family="text">
      <style:text-properties fo:background-color="#ffffff" fo:color="#363636" style:font-name="Calibri" style:font-name-asian="Calibri" style:font-name-complex="Calibri"/>
    </style:style>
    <style:style style:name="T7_92" style:family="text">
      <style:text-properties fo:background-color="#ffffff" fo:color="#363636" style:font-name="Calibri" style:font-name-asian="Calibri" style:font-name-complex="Calibri"/>
    </style:style>
    <style:style style:name="T7_93" style:family="text">
      <style:text-properties fo:background-color="#ffffff" fo:color="#363636" style:font-name="Calibri" style:font-name-asian="Calibri" style:font-name-complex="Calibri"/>
    </style:style>
    <style:style style:name="T7_94" style:family="text">
      <style:text-properties fo:background-color="#ffffff" fo:color="#363636" style:font-name="Calibri" style:font-name-asian="Calibri" style:font-name-complex="Calibri"/>
    </style:style>
    <style:style style:name="T7_95" style:family="text">
      <style:text-properties fo:background-color="#ffffff" fo:color="#363636" style:font-name="Calibri" style:font-name-asian="Calibri" style:font-name-complex="Calibri"/>
    </style:style>
    <style:style style:name="T7_96" style:family="text">
      <style:text-properties fo:background-color="#ffffff" fo:color="#363636" style:font-name="Calibri" style:font-name-asian="Calibri" style:font-name-complex="Calibri"/>
    </style:style>
    <style:style style:name="T7_97" style:family="text">
      <style:text-properties fo:background-color="#ffffff" fo:color="#363636" style:font-name="Calibri" style:font-name-asian="Calibri" style:font-name-complex="Calibri"/>
    </style:style>
    <style:style style:name="T7_98" style:family="text">
      <style:text-properties fo:background-color="#ffffff" fo:color="#363636" style:font-name="Calibri" style:font-name-asian="Calibri" style:font-name-complex="Calibri"/>
    </style:style>
    <style:style style:name="T7_99" style:family="text">
      <style:text-properties fo:background-color="#ffffff" fo:color="#363636" style:font-name="Calibri" style:font-name-asian="Calibri" style:font-name-complex="Calibri"/>
    </style:style>
    <style:style style:name="T7_100" style:family="text">
      <style:text-properties fo:background-color="#ffffff" fo:color="#363636" style:font-name="Calibri" style:font-name-asian="Calibri" style:font-name-complex="Calibri"/>
    </style:style>
    <style:style style:name="T7_101" style:family="text">
      <style:text-properties fo:background-color="#ffffff" fo:color="#363636" style:font-name="Calibri" style:font-name-asian="Calibri" style:font-name-complex="Calibri"/>
    </style:style>
    <style:style style:name="T7_102" style:family="text">
      <style:text-properties fo:background-color="#ffffff" fo:color="#363636" style:font-name="Calibri" style:font-name-asian="Calibri" style:font-name-complex="Calibri"/>
    </style:style>
    <style:style style:name="T7_103" style:family="text">
      <style:text-properties fo:background-color="#ffffff" fo:color="#363636" style:font-name="Calibri" style:font-name-asian="Calibri" style:font-name-complex="Calibri"/>
    </style:style>
    <style:style style:name="T7_104" style:family="text">
      <style:text-properties fo:background-color="#ffffff" fo:color="#363636" style:font-name="Calibri" style:font-name-asian="Calibri" style:font-name-complex="Calibri"/>
    </style:style>
    <style:style style:name="T7_105" style:family="text">
      <style:text-properties fo:background-color="#ffffff" fo:color="#363636" style:font-name="Calibri" style:font-name-asian="Calibri" style:font-name-complex="Calibri"/>
    </style:style>
    <style:style style:name="T7_106" style:family="text">
      <style:text-properties fo:background-color="#ffffff" fo:color="#363636" style:font-name="Calibri" style:font-name-asian="Calibri" style:font-name-complex="Calibri"/>
    </style:style>
    <style:style style:name="T7_107" style:family="text">
      <style:text-properties fo:background-color="#ffffff" fo:color="#363636" style:font-name="Calibri" style:font-name-asian="Calibri" style:font-name-complex="Calibri"/>
    </style:style>
    <style:style style:name="T7_108" style:family="text">
      <style:text-properties fo:background-color="#ffffff" fo:color="#363636" style:font-name="Calibri" style:font-name-asian="Calibri" style:font-name-complex="Calibri"/>
    </style:style>
    <style:style style:name="T7_109" style:family="text">
      <style:text-properties fo:background-color="#ffffff" fo:color="#363636" style:font-name="Calibri" style:font-name-asian="Calibri" style:font-name-complex="Calibri"/>
    </style:style>
    <style:style style:name="T7_110" style:family="text">
      <style:text-properties fo:background-color="#ffffff" fo:color="#363636" style:font-name="Calibri" style:font-name-asian="Calibri" style:font-name-complex="Calibri"/>
    </style:style>
    <style:style style:name="T7_111" style:family="text">
      <style:text-properties fo:background-color="#ffffff" fo:color="#363636" style:font-name="Calibri" style:font-name-asian="Calibri" style:font-name-complex="Calibri"/>
    </style:style>
    <style:style style:name="T7_112" style:family="text">
      <style:text-properties fo:background-color="#ffffff" fo:color="#363636" style:font-name="Calibri" style:font-name-asian="Calibri" style:font-name-complex="Calibri"/>
    </style:style>
    <style:style style:name="T7_113" style:family="text">
      <style:text-properties fo:background-color="#ffffff" fo:color="#363636" style:font-name="Calibri" style:font-name-asian="Calibri" style:font-name-complex="Calibri"/>
    </style:style>
    <style:style style:name="T7_114" style:family="text">
      <style:text-properties fo:background-color="#ffffff" fo:color="#363636" style:font-name="Calibri" style:font-name-asian="Calibri" style:font-name-complex="Calibri"/>
    </style:style>
    <style:style style:name="T7_115" style:family="text">
      <style:text-properties fo:background-color="#ffffff" fo:color="#363636" style:font-name="Calibri" style:font-name-asian="Calibri" style:font-name-complex="Calibri"/>
    </style:style>
    <style:style style:name="T7_116" style:family="text">
      <style:text-properties fo:background-color="#ffffff" fo:color="#363636" style:font-name="Calibri" style:font-name-asian="Calibri" style:font-name-complex="Calibri"/>
    </style:style>
    <style:style style:name="T7_117" style:family="text">
      <style:text-properties fo:background-color="#ffffff" fo:color="#363636" style:font-name="Calibri" style:font-name-asian="Calibri" style:font-name-complex="Calibri"/>
    </style:style>
    <style:style style:name="T7_118" style:family="text">
      <style:text-properties fo:background-color="#ffffff" fo:color="#363636" style:font-name="Calibri" style:font-name-asian="Calibri" style:font-name-complex="Calibri"/>
    </style:style>
    <style:style style:name="T7_119" style:family="text">
      <style:text-properties fo:background-color="#ffffff" fo:color="#363636" style:font-name="Calibri" style:font-name-asian="Calibri" style:font-name-complex="Calibri"/>
    </style:style>
    <style:style style:name="T7_120" style:family="text">
      <style:text-properties fo:background-color="#ffffff" fo:color="#363636" style:font-name="Calibri" style:font-name-asian="Calibri" style:font-name-complex="Calibri"/>
    </style:style>
    <style:style style:name="T7_121" style:family="text">
      <style:text-properties fo:background-color="#ffffff" fo:color="#363636" style:font-name="Calibri" style:font-name-asian="Calibri" style:font-name-complex="Calibri"/>
    </style:style>
    <style:style style:name="T7_122" style:family="text">
      <style:text-properties fo:background-color="#ffffff" fo:color="#363636" style:font-name="Calibri" style:font-name-asian="Calibri" style:font-name-complex="Calibri"/>
    </style:style>
    <style:style style:name="T7_123" style:family="text">
      <style:text-properties fo:background-color="#ffffff" fo:color="#363636" style:font-name="Calibri" style:font-name-asian="Calibri" style:font-name-complex="Calibri"/>
    </style:style>
    <style:style style:name="T7_124" style:family="text">
      <style:text-properties fo:background-color="#ffffff" fo:color="#363636" style:font-name="Calibri" style:font-name-asian="Calibri" style:font-name-complex="Calibri"/>
    </style:style>
    <style:style style:name="T7_125" style:family="text">
      <style:text-properties fo:background-color="#ffffff" fo:color="#363636" style:font-name="Calibri" style:font-name-asian="Calibri" style:font-name-complex="Calibri"/>
    </style:style>
    <style:style style:name="T7_126" style:family="text">
      <style:text-properties fo:background-color="#ffffff" fo:color="#363636" style:font-name="Calibri" style:font-name-asian="Calibri" style:font-name-complex="Calibri"/>
    </style:style>
    <style:style style:name="T7_127" style:family="text">
      <style:text-properties fo:background-color="#ffffff" fo:color="#363636" style:font-name="Calibri" style:font-name-asian="Calibri" style:font-name-complex="Calibri"/>
    </style:style>
    <style:style style:name="T7_128" style:family="text">
      <style:text-properties fo:background-color="#ffffff" fo:color="#363636" style:font-name="Calibri" style:font-name-asian="Calibri" style:font-name-complex="Calibri"/>
    </style:style>
    <style:style style:name="T7_129" style:family="text">
      <style:text-properties fo:background-color="#ffffff" fo:color="#363636" style:font-name="Calibri" style:font-name-asian="Calibri" style:font-name-complex="Calibri"/>
    </style:style>
    <style:style style:name="T7_130" style:family="text">
      <style:text-properties fo:background-color="#ffffff" fo:color="#363636" style:font-name="Calibri" style:font-name-asian="Calibri" style:font-name-complex="Calibri"/>
    </style:style>
    <style:style style:name="T7_131" style:family="text">
      <style:text-properties fo:background-color="#ffffff" fo:color="#363636" style:font-name="Calibri" style:font-name-asian="Calibri" style:font-name-complex="Calibri"/>
    </style:style>
    <style:style style:name="T7_132" style:family="text">
      <style:text-properties fo:background-color="#ffffff" fo:color="#363636" style:font-name="Calibri" style:font-name-asian="Calibri" style:font-name-complex="Calibri"/>
    </style:style>
    <style:style style:name="T7_133" style:family="text">
      <style:text-properties fo:background-color="#ffffff" fo:color="#363636" style:font-name="Calibri" style:font-name-asian="Calibri" style:font-name-complex="Calibri"/>
    </style:style>
    <style:style style:name="T7_134" style:family="text">
      <style:text-properties fo:background-color="#ffffff" fo:color="#363636" style:font-name="Calibri" style:font-name-asian="Calibri" style:font-name-complex="Calibri"/>
    </style:style>
    <style:style style:name="T7_135" style:family="text">
      <style:text-properties fo:background-color="#ffffff" fo:color="#363636" style:font-name="Calibri" style:font-name-asian="Calibri" style:font-name-complex="Calibri"/>
    </style:style>
    <style:style style:name="T7_136" style:family="text">
      <style:text-properties fo:background-color="#ffffff" fo:color="#363636" style:font-name="Calibri" style:font-name-asian="Calibri" style:font-name-complex="Calibri"/>
    </style:style>
    <style:style style:name="T7_137" style:family="text">
      <style:text-properties fo:background-color="#ffffff" fo:color="#363636" style:font-name="Calibri" style:font-name-asian="Calibri" style:font-name-complex="Calibri"/>
    </style:style>
    <style:style style:name="T7_138" style:family="text">
      <style:text-properties fo:background-color="#ffffff" fo:color="#363636" style:font-name="Calibri" style:font-name-asian="Calibri" style:font-name-complex="Calibri"/>
    </style:style>
    <style:style style:name="T7_139" style:family="text">
      <style:text-properties fo:background-color="#ffffff" fo:color="#363636" style:font-name="Calibri" style:font-name-asian="Calibri" style:font-name-complex="Calibri"/>
    </style:style>
    <style:style style:name="T7_140" style:family="text">
      <style:text-properties fo:background-color="#ffffff" fo:color="#363636" style:font-name="Calibri" style:font-name-asian="Calibri" style:font-name-complex="Calibri"/>
    </style:style>
    <style:style style:name="T7_141" style:family="text">
      <style:text-properties fo:background-color="#ffffff" fo:color="#363636" style:font-name="Calibri" style:font-name-asian="Calibri" style:font-name-complex="Calibri"/>
    </style:style>
    <style:style style:name="T7_142" style:family="text">
      <style:text-properties fo:background-color="#ffffff" fo:color="#363636" style:font-name="Calibri" style:font-name-asian="Calibri" style:font-name-complex="Calibri"/>
    </style:style>
    <style:style style:name="T7_143" style:family="text">
      <style:text-properties fo:background-color="#ffffff" fo:color="#363636" style:font-name="Calibri" style:font-name-asian="Calibri" style:font-name-complex="Calibri"/>
    </style:style>
    <style:style style:name="T7_144" style:family="text">
      <style:text-properties fo:background-color="#ffffff" fo:color="#363636" style:font-name="Calibri" style:font-name-asian="Calibri" style:font-name-complex="Calibri"/>
    </style:style>
    <style:style style:name="T7_145" style:family="text">
      <style:text-properties fo:background-color="#ffffff" fo:color="#363636" style:font-name="Calibri" style:font-name-asian="Calibri" style:font-name-complex="Calibri"/>
    </style:style>
    <style:style style:name="T7_146" style:family="text">
      <style:text-properties fo:background-color="#ffffff" fo:color="#363636" style:font-name="Calibri" style:font-name-asian="Calibri" style:font-name-complex="Calibri"/>
    </style:style>
    <style:style style:name="T7_147" style:family="text">
      <style:text-properties fo:background-color="#ffffff" fo:color="#363636" style:font-name="Calibri" style:font-name-asian="Calibri" style:font-name-complex="Calibri"/>
    </style:style>
    <style:style style:name="T7_148" style:family="text">
      <style:text-properties fo:background-color="#ffffff" fo:color="#363636" style:font-name="Calibri" style:font-name-asian="Calibri" style:font-name-complex="Calibri"/>
    </style:style>
    <style:style style:name="T7_149" style:family="text">
      <style:text-properties fo:background-color="#ffffff" fo:color="#363636" style:font-name="Calibri" style:font-name-asian="Calibri" style:font-name-complex="Calibri"/>
    </style:style>
    <style:style style:name="T7_150" style:family="text">
      <style:text-properties fo:background-color="#ffffff" fo:color="#363636" style:font-name="Calibri" style:font-name-asian="Calibri" style:font-name-complex="Calibri"/>
    </style:style>
    <style:style style:name="T7_151" style:family="text">
      <style:text-properties fo:background-color="#ffffff" fo:color="#363636" style:font-name="Calibri" style:font-name-asian="Calibri" style:font-name-complex="Calibri"/>
    </style:style>
    <style:style style:name="T7_152" style:family="text">
      <style:text-properties fo:background-color="#ffffff" fo:color="#363636" style:font-name="Calibri" style:font-name-asian="Calibri" style:font-name-complex="Calibri"/>
    </style:style>
    <style:style style:name="T7_153" style:family="text">
      <style:text-properties fo:background-color="#ffffff" fo:color="#363636" style:font-name="Calibri" style:font-name-asian="Calibri" style:font-name-complex="Calibri"/>
    </style:style>
    <style:style style:name="T7_154" style:family="text">
      <style:text-properties fo:background-color="#ffffff" fo:color="#363636" style:font-name="Calibri" style:font-name-asian="Calibri" style:font-name-complex="Calibri"/>
    </style:style>
    <style:style style:name="T7_155" style:family="text">
      <style:text-properties fo:background-color="#ffffff" fo:color="#363636" style:font-name="Calibri" style:font-name-asian="Calibri" style:font-name-complex="Calibri"/>
    </style:style>
    <style:style style:name="T7_156" style:family="text">
      <style:text-properties fo:background-color="#ffffff" fo:color="#363636" style:font-name="Calibri" style:font-name-asian="Calibri" style:font-name-complex="Calibri"/>
    </style:style>
    <style:style style:name="T7_157" style:family="text">
      <style:text-properties fo:background-color="#ffffff" fo:color="#363636" style:font-name="Calibri" style:font-name-asian="Calibri" style:font-name-complex="Calibri"/>
    </style:style>
    <style:style style:name="T7_158" style:family="text">
      <style:text-properties fo:background-color="#ffffff" fo:color="#363636" style:font-name="Calibri" style:font-name-asian="Calibri" style:font-name-complex="Calibri"/>
    </style:style>
    <style:style style:name="T7_159" style:family="text">
      <style:text-properties fo:background-color="#ffffff" fo:color="#363636" style:font-name="Calibri" style:font-name-asian="Calibri" style:font-name-complex="Calibri"/>
    </style:style>
    <style:style style:name="T7_160" style:family="text">
      <style:text-properties fo:background-color="#ffffff" fo:color="#363636" style:font-name="Calibri" style:font-name-asian="Calibri" style:font-name-complex="Calibri"/>
    </style:style>
    <style:style style:name="T7_161" style:family="text">
      <style:text-properties fo:background-color="#ffffff" fo:color="#363636" style:font-name="Calibri" style:font-name-asian="Calibri" style:font-name-complex="Calibri"/>
    </style:style>
    <style:style style:name="T7_162" style:family="text">
      <style:text-properties fo:background-color="#ffffff" fo:color="#363636" style:font-name="Calibri" style:font-name-asian="Calibri" style:font-name-complex="Calibri"/>
    </style:style>
    <style:style style:name="T7_163" style:family="text">
      <style:text-properties fo:background-color="#ffffff" fo:color="#363636" style:font-name="Calibri" style:font-name-asian="Calibri" style:font-name-complex="Calibri"/>
    </style:style>
    <style:style style:name="T7_164" style:family="text">
      <style:text-properties fo:background-color="#ffffff" fo:color="#363636" style:font-name="Calibri" style:font-name-asian="Calibri" style:font-name-complex="Calibri"/>
    </style:style>
    <style:style style:name="T7_165" style:family="text">
      <style:text-properties fo:background-color="#ffffff" fo:color="#363636" style:font-name="Calibri" style:font-name-asian="Calibri" style:font-name-complex="Calibri"/>
    </style:style>
    <style:style style:name="T7_166" style:family="text">
      <style:text-properties fo:background-color="#ffffff" fo:color="#363636" style:font-name="Calibri" style:font-name-asian="Calibri" style:font-name-complex="Calibri"/>
    </style:style>
    <style:style style:name="T7_167" style:family="text">
      <style:text-properties fo:background-color="#ffffff" fo:color="#363636" style:font-name="Calibri" style:font-name-asian="Calibri" style:font-name-complex="Calibri"/>
    </style:style>
    <style:style style:name="T7_168" style:family="text">
      <style:text-properties fo:background-color="#ffffff" fo:color="#363636" style:font-name="Calibri" style:font-name-asian="Calibri" style:font-name-complex="Calibri"/>
    </style:style>
    <style:style style:name="T7_169" style:family="text">
      <style:text-properties fo:background-color="#ffffff" fo:color="#363636" style:font-name="Calibri" style:font-name-asian="Calibri" style:font-name-complex="Calibri"/>
    </style:style>
    <style:style style:name="T7_170" style:family="text">
      <style:text-properties fo:background-color="#ffffff" fo:color="#363636" style:font-name="Calibri" style:font-name-asian="Calibri" style:font-name-complex="Calibri"/>
    </style:style>
    <style:style style:name="T7_171" style:family="text">
      <style:text-properties fo:background-color="#ffffff" fo:color="#363636" style:font-name="Calibri" style:font-name-asian="Calibri" style:font-name-complex="Calibri"/>
    </style:style>
    <style:style style:name="T7_172" style:family="text">
      <style:text-properties fo:background-color="#ffffff" fo:color="#363636" style:font-name="Calibri" style:font-name-asian="Calibri" style:font-name-complex="Calibri"/>
    </style:style>
    <style:style style:name="T7_173" style:family="text">
      <style:text-properties fo:background-color="#ffffff" fo:color="#363636" style:font-name="Calibri" style:font-name-asian="Calibri" style:font-name-complex="Calibri"/>
    </style:style>
    <style:style style:name="T7_174" style:family="text">
      <style:text-properties fo:background-color="#ffffff" fo:color="#363636" style:font-name="Calibri" style:font-name-asian="Calibri" style:font-name-complex="Calibri"/>
    </style:style>
    <style:style style:name="T7_175" style:family="text">
      <style:text-properties fo:background-color="#ffffff" fo:color="#363636" style:font-name="Calibri" style:font-name-asian="Calibri" style:font-name-complex="Calibri"/>
    </style:style>
    <style:style style:name="T7_176" style:family="text">
      <style:text-properties fo:background-color="#ffffff" fo:color="#363636" style:font-name="Calibri" style:font-name-asian="Calibri" style:font-name-complex="Calibri"/>
    </style:style>
    <style:style style:name="T7_177" style:family="text">
      <style:text-properties fo:background-color="#ffffff" fo:color="#363636" style:font-name="Calibri" style:font-name-asian="Calibri" style:font-name-complex="Calibri"/>
    </style:style>
    <style:style style:name="T7_178" style:family="text">
      <style:text-properties fo:background-color="#ffffff" fo:color="#363636" style:font-name="Calibri" style:font-name-asian="Calibri" style:font-name-complex="Calibri"/>
    </style:style>
    <style:style style:name="T7_179" style:family="text">
      <style:text-properties fo:background-color="#ffffff" fo:color="#363636" style:font-name="Calibri" style:font-name-asian="Calibri" style:font-name-complex="Calibri"/>
    </style:style>
    <style:style style:name="T7_180" style:family="text">
      <style:text-properties fo:background-color="#ffffff" fo:color="#363636" style:font-name="Calibri" style:font-name-asian="Calibri" style:font-name-complex="Calibri"/>
    </style:style>
    <style:style style:name="T7_181" style:family="text">
      <style:text-properties fo:background-color="#ffffff" fo:color="#363636" style:font-name="Calibri" style:font-name-asian="Calibri" style:font-name-complex="Calibri"/>
    </style:style>
    <style:style style:name="T7_182" style:family="text">
      <style:text-properties fo:background-color="#ffffff" fo:color="#363636" style:font-name="Calibri" style:font-name-asian="Calibri" style:font-name-complex="Calibri"/>
    </style:style>
    <style:style style:name="T7_183" style:family="text">
      <style:text-properties fo:background-color="#ffffff" fo:color="#363636" style:font-name="Calibri" style:font-name-asian="Calibri" style:font-name-complex="Calibri"/>
    </style:style>
    <style:style style:name="T7_184" style:family="text">
      <style:text-properties fo:background-color="#ffffff" fo:color="#363636" style:font-name="Calibri" style:font-name-asian="Calibri" style:font-name-complex="Calibri"/>
    </style:style>
    <style:style style:name="T7_185" style:family="text">
      <style:text-properties fo:background-color="#ffffff" fo:color="#363636" style:font-name="Calibri" style:font-name-asian="Calibri" style:font-name-complex="Calibri"/>
    </style:style>
    <style:style style:name="T7_186" style:family="text">
      <style:text-properties fo:background-color="#ffffff" fo:color="#363636" style:font-name="Calibri" style:font-name-asian="Calibri" style:font-name-complex="Calibri"/>
    </style:style>
    <style:style style:name="T7_187" style:family="text">
      <style:text-properties fo:background-color="#ffffff" fo:color="#363636" style:font-name="Calibri" style:font-name-asian="Calibri" style:font-name-complex="Calibri"/>
    </style:style>
    <style:style style:name="T7_188" style:family="text">
      <style:text-properties fo:background-color="#ffffff" fo:color="#363636" style:font-name="Calibri" style:font-name-asian="Calibri" style:font-name-complex="Calibri"/>
    </style:style>
    <style:style style:name="T7_189" style:family="text">
      <style:text-properties fo:background-color="#ffffff" fo:color="#363636" style:font-name="Calibri" style:font-name-asian="Calibri" style:font-name-complex="Calibri"/>
    </style:style>
    <style:style style:name="T7_190" style:family="text">
      <style:text-properties fo:background-color="#ffffff" fo:color="#363636" style:font-name="Calibri" style:font-name-asian="Calibri" style:font-name-complex="Calibri"/>
    </style:style>
    <style:style style:name="T7_191" style:family="text">
      <style:text-properties fo:background-color="#ffffff" fo:color="#363636" style:font-name="Calibri" style:font-name-asian="Calibri" style:font-name-complex="Calibri"/>
    </style:style>
    <style:style style:name="T7_192" style:family="text">
      <style:text-properties fo:background-color="#ffffff" fo:color="#363636" style:font-name="Calibri" style:font-name-asian="Calibri" style:font-name-complex="Calibri"/>
    </style:style>
    <style:style style:name="T7_193" style:family="text">
      <style:text-properties fo:background-color="#ffffff" fo:color="#363636" style:font-name="Calibri" style:font-name-asian="Calibri" style:font-name-complex="Calibri"/>
    </style:style>
    <style:style style:name="T7_194" style:family="text">
      <style:text-properties fo:background-color="#ffffff" fo:color="#363636" style:font-name="Calibri" style:font-name-asian="Calibri" style:font-name-complex="Calibri"/>
    </style:style>
    <style:style style:name="T7_195" style:family="text">
      <style:text-properties fo:background-color="#ffffff" fo:color="#363636" style:font-name="Calibri" style:font-name-asian="Calibri" style:font-name-complex="Calibri"/>
    </style:style>
    <style:style style:name="T7_196" style:family="text">
      <style:text-properties fo:background-color="#ffffff" fo:color="#363636" style:font-name="Calibri" style:font-name-asian="Calibri" style:font-name-complex="Calibri"/>
    </style:style>
    <style:style style:name="T7_197" style:family="text">
      <style:text-properties fo:background-color="#ffffff" fo:color="#363636" style:font-name="Calibri" style:font-name-asian="Calibri" style:font-name-complex="Calibri"/>
    </style:style>
    <style:style style:name="T7_198" style:family="text">
      <style:text-properties fo:background-color="#ffffff" fo:color="#363636" style:font-name="Calibri" style:font-name-asian="Calibri" style:font-name-complex="Calibri"/>
    </style:style>
    <style:style style:name="T7_199" style:family="text">
      <style:text-properties fo:background-color="#ffffff" fo:color="#363636" style:font-name="Calibri" style:font-name-asian="Calibri" style:font-name-complex="Calibri"/>
    </style:style>
    <style:style style:name="T7_200" style:family="text">
      <style:text-properties fo:background-color="#ffffff" fo:color="#363636" style:font-name="Calibri" style:font-name-asian="Calibri" style:font-name-complex="Calibri"/>
    </style:style>
    <style:style style:name="T7_201" style:family="text">
      <style:text-properties fo:background-color="#ffffff" fo:color="#363636" style:font-name="Calibri" style:font-name-asian="Calibri" style:font-name-complex="Calibri"/>
    </style:style>
    <style:style style:name="T7_202" style:family="text">
      <style:text-properties fo:background-color="#ffffff" fo:color="#363636" style:font-name="Calibri" style:font-name-asian="Calibri" style:font-name-complex="Calibri"/>
    </style:style>
    <style:style style:name="T7_203" style:family="text">
      <style:text-properties fo:background-color="#ffffff" fo:color="#363636" style:font-name="Calibri" style:font-name-asian="Calibri" style:font-name-complex="Calibri"/>
    </style:style>
    <style:style style:name="T7_204" style:family="text">
      <style:text-properties fo:background-color="#ffffff" fo:color="#363636" style:font-name="Calibri" style:font-name-asian="Calibri" style:font-name-complex="Calibri"/>
    </style:style>
    <style:style style:name="T7_205" style:family="text">
      <style:text-properties fo:background-color="#ffffff" fo:color="#363636" style:font-name="Calibri" style:font-name-asian="Calibri" style:font-name-complex="Calibri"/>
    </style:style>
    <style:style style:name="T7_206" style:family="text">
      <style:text-properties fo:background-color="#ffffff" fo:color="#363636" style:font-name="Calibri" style:font-name-asian="Calibri" style:font-name-complex="Calibri"/>
    </style:style>
    <style:style style:name="T7_207" style:family="text">
      <style:text-properties fo:background-color="#ffffff" fo:color="#363636" style:font-name="Calibri" style:font-name-asian="Calibri" style:font-name-complex="Calibri"/>
    </style:style>
    <style:style style:name="T7_208" style:family="text">
      <style:text-properties fo:background-color="#ffffff" fo:color="#363636" style:font-name="Calibri" style:font-name-asian="Calibri" style:font-name-complex="Calibri"/>
    </style:style>
    <style:style style:name="T7_209" style:family="text">
      <style:text-properties fo:background-color="#ffffff" fo:color="#363636" style:font-name="Calibri" style:font-name-asian="Calibri" style:font-name-complex="Calibri"/>
    </style:style>
    <style:style style:name="T7_210" style:family="text">
      <style:text-properties fo:background-color="#ffffff" fo:color="#363636" style:font-name="Calibri" style:font-name-asian="Calibri" style:font-name-complex="Calibri"/>
    </style:style>
    <style:style style:name="T7_211" style:family="text">
      <style:text-properties fo:background-color="#ffffff" fo:color="#363636" style:font-name="Calibri" style:font-name-asian="Calibri" style:font-name-complex="Calibri"/>
    </style:style>
    <style:style style:name="T7_212" style:family="text">
      <style:text-properties fo:background-color="#ffffff" fo:color="#363636" style:font-name="Calibri" style:font-name-asian="Calibri" style:font-name-complex="Calibri"/>
    </style:style>
    <style:style style:name="T7_213" style:family="text">
      <style:text-properties fo:background-color="#ffffff" fo:color="#363636" style:font-name="Calibri" style:font-name-asian="Calibri" style:font-name-complex="Calibri"/>
    </style:style>
    <style:style style:name="T7_214" style:family="text">
      <style:text-properties fo:background-color="#ffffff" fo:color="#363636" style:font-name="Calibri" style:font-name-asian="Calibri" style:font-name-complex="Calibri"/>
    </style:style>
    <style:style style:name="T7_215" style:family="text">
      <style:text-properties fo:background-color="#ffffff" fo:color="#363636" style:font-name="Calibri" style:font-name-asian="Calibri" style:font-name-complex="Calibri"/>
    </style:style>
    <style:style style:name="T7_216" style:family="text">
      <style:text-properties fo:background-color="#ffffff" fo:color="#363636" style:font-name="Calibri" style:font-name-asian="Calibri" style:font-name-complex="Calibri"/>
    </style:style>
    <style:style style:name="T7_217" style:family="text">
      <style:text-properties fo:background-color="#ffffff" fo:color="#363636" style:font-name="Calibri" style:font-name-asian="Calibri" style:font-name-complex="Calibri"/>
    </style:style>
    <style:style style:name="T7_218" style:family="text">
      <style:text-properties fo:background-color="#ffffff" fo:color="#363636" style:font-name="Calibri" style:font-name-asian="Calibri" style:font-name-complex="Calibri"/>
    </style:style>
    <style:style style:name="T7_219" style:family="text">
      <style:text-properties fo:background-color="#ffffff" fo:color="#363636" style:font-name="Calibri" style:font-name-asian="Calibri" style:font-name-complex="Calibri"/>
    </style:style>
    <style:style style:name="T7_220" style:family="text">
      <style:text-properties fo:background-color="#ffffff" fo:color="#363636" style:font-name="Calibri" style:font-name-asian="Calibri" style:font-name-complex="Calibri"/>
    </style:style>
    <style:style style:name="T7_221" style:family="text">
      <style:text-properties fo:background-color="#ffffff" fo:color="#363636" style:font-name="Calibri" style:font-name-asian="Calibri" style:font-name-complex="Calibri"/>
    </style:style>
    <style:style style:name="T7_222" style:family="text">
      <style:text-properties fo:background-color="#ffffff" fo:color="#363636" style:font-name="Calibri" style:font-name-asian="Calibri" style:font-name-complex="Calibri"/>
    </style:style>
    <style:style style:name="T7_223" style:family="text">
      <style:text-properties fo:background-color="#ffffff" fo:color="#363636" style:font-name="Calibri" style:font-name-asian="Calibri" style:font-name-complex="Calibri"/>
    </style:style>
    <style:style style:name="T7_224" style:family="text">
      <style:text-properties fo:background-color="#ffffff" fo:color="#363636" style:font-name="Calibri" style:font-name-asian="Calibri" style:font-name-complex="Calibri"/>
    </style:style>
    <style:style style:name="T7_225" style:family="text">
      <style:text-properties fo:background-color="#ffffff" fo:color="#363636" style:font-name="Calibri" style:font-name-asian="Calibri" style:font-name-complex="Calibri"/>
    </style:style>
    <style:style style:name="T7_226" style:family="text">
      <style:text-properties fo:background-color="#ffffff" fo:color="#363636" style:font-name="Calibri" style:font-name-asian="Calibri" style:font-name-complex="Calibri"/>
    </style:style>
    <style:style style:name="T7_227" style:family="text">
      <style:text-properties fo:background-color="#ffffff" fo:color="#363636" style:font-name="Calibri" style:font-name-asian="Calibri" style:font-name-complex="Calibri"/>
    </style:style>
    <style:style style:name="T7_228" style:family="text">
      <style:text-properties fo:background-color="#ffffff" fo:color="#363636" style:font-name="Calibri" style:font-name-asian="Calibri" style:font-name-complex="Calibri"/>
    </style:style>
    <style:style style:name="T7_229" style:family="text">
      <style:text-properties fo:background-color="#ffffff" fo:color="#363636" style:font-name="Calibri" style:font-name-asian="Calibri" style:font-name-complex="Calibri"/>
    </style:style>
    <style:style style:name="T7_230" style:family="text">
      <style:text-properties fo:background-color="#ffffff" fo:color="#363636" style:font-name="Calibri" style:font-name-asian="Calibri" style:font-name-complex="Calibri"/>
    </style:style>
    <style:style style:name="T7_231" style:family="text">
      <style:text-properties fo:background-color="#ffffff" fo:color="#363636" style:font-name="Calibri" style:font-name-asian="Calibri" style:font-name-complex="Calibri"/>
    </style:style>
    <style:style style:name="T7_232" style:family="text">
      <style:text-properties fo:background-color="#ffffff" fo:color="#363636" style:font-name="Calibri" style:font-name-asian="Calibri" style:font-name-complex="Calibri"/>
    </style:style>
    <style:style style:name="T7_233" style:family="text">
      <style:text-properties fo:background-color="#ffffff" fo:color="#363636" style:font-name="Calibri" style:font-name-asian="Calibri" style:font-name-complex="Calibri"/>
    </style:style>
    <style:style style:name="T7_234" style:family="text">
      <style:text-properties fo:background-color="#ffffff" fo:color="#363636" style:font-name="Calibri" style:font-name-asian="Calibri" style:font-name-complex="Calibri"/>
    </style:style>
    <style:style style:name="T7_235" style:family="text">
      <style:text-properties fo:background-color="#ffffff" fo:color="#363636" style:font-name="Calibri" style:font-name-asian="Calibri" style:font-name-complex="Calibri"/>
    </style:style>
    <style:style style:name="T7_236" style:family="text">
      <style:text-properties fo:background-color="#ffffff" fo:color="#363636" style:font-name="Calibri" style:font-name-asian="Calibri" style:font-name-complex="Calibri"/>
    </style:style>
    <style:style style:name="T7_237" style:family="text">
      <style:text-properties fo:background-color="#ffffff" fo:color="#363636" style:font-name="Calibri" style:font-name-asian="Calibri" style:font-name-complex="Calibri"/>
    </style:style>
    <style:style style:name="T7_238" style:family="text">
      <style:text-properties fo:background-color="#ffffff" fo:color="#363636" style:font-name="Calibri" style:font-name-asian="Calibri" style:font-name-complex="Calibri"/>
    </style:style>
    <style:style style:name="T7_239" style:family="text">
      <style:text-properties fo:background-color="#ffffff" fo:color="#363636" style:font-name="Calibri" style:font-name-asian="Calibri" style:font-name-complex="Calibri"/>
    </style:style>
    <style:style style:name="T7_240" style:family="text">
      <style:text-properties fo:background-color="#ffffff" fo:color="#363636" style:font-name="Calibri" style:font-name-asian="Calibri" style:font-name-complex="Calibri"/>
    </style:style>
    <style:style style:name="T7_241" style:family="text">
      <style:text-properties fo:background-color="#ffffff" fo:color="#363636" style:font-name="Calibri" style:font-name-asian="Calibri" style:font-name-complex="Calibri"/>
    </style:style>
    <style:style style:name="T7_242" style:family="text">
      <style:text-properties fo:background-color="#ffffff" fo:color="#363636" style:font-name="Calibri" style:font-name-asian="Calibri" style:font-name-complex="Calibri"/>
    </style:style>
    <style:style style:name="T7_243" style:family="text">
      <style:text-properties fo:background-color="#ffffff" fo:color="#363636" style:font-name="Calibri" style:font-name-asian="Calibri" style:font-name-complex="Calibri"/>
    </style:style>
    <style:style style:name="T7_244" style:family="text">
      <style:text-properties fo:background-color="#ffffff" fo:color="#363636" style:font-name="Calibri" style:font-name-asian="Calibri" style:font-name-complex="Calibri"/>
    </style:style>
    <style:style style:name="T7_245" style:family="text">
      <style:text-properties fo:background-color="#ffffff" fo:color="#363636" style:font-name="Calibri" style:font-name-asian="Calibri" style:font-name-complex="Calibri"/>
    </style:style>
    <style:style style:name="T7_246" style:family="text">
      <style:text-properties fo:background-color="#ffffff" fo:color="#363636" style:font-name="Calibri" style:font-name-asian="Calibri" style:font-name-complex="Calibri"/>
    </style:style>
    <style:style style:name="T7_247" style:family="text">
      <style:text-properties fo:background-color="#ffffff" fo:color="#363636" style:font-name="Calibri" style:font-name-asian="Calibri" style:font-name-complex="Calibri"/>
    </style:style>
    <style:style style:name="T7_248" style:family="text">
      <style:text-properties fo:background-color="#ffffff" fo:color="#363636" style:font-name="Calibri" style:font-name-asian="Calibri" style:font-name-complex="Calibri"/>
    </style:style>
    <style:style style:name="T7_249" style:family="text">
      <style:text-properties fo:background-color="#ffffff" fo:color="#363636" style:font-name="Calibri" style:font-name-asian="Calibri" style:font-name-complex="Calibri"/>
    </style:style>
    <style:style style:name="T7_250" style:family="text">
      <style:text-properties fo:background-color="#ffffff" fo:color="#363636" style:font-name="Calibri" style:font-name-asian="Calibri" style:font-name-complex="Calibri"/>
    </style:style>
    <style:style style:name="T7_251" style:family="text">
      <style:text-properties fo:background-color="#ffffff" fo:color="#363636" style:font-name="Calibri" style:font-name-asian="Calibri" style:font-name-complex="Calibri"/>
    </style:style>
    <style:style style:name="T7_252" style:family="text">
      <style:text-properties fo:background-color="#ffffff" fo:color="#363636" style:font-name="Calibri" style:font-name-asian="Calibri" style:font-name-complex="Calibri"/>
    </style:style>
    <style:style style:name="T7_253" style:family="text">
      <style:text-properties fo:background-color="#ffffff" fo:color="#363636" style:font-name="Calibri" style:font-name-asian="Calibri" style:font-name-complex="Calibri"/>
    </style:style>
    <style:style style:name="T7_254" style:family="text">
      <style:text-properties fo:background-color="#ffffff" fo:color="#363636" style:font-name="Calibri" style:font-name-asian="Calibri" style:font-name-complex="Calibri"/>
    </style:style>
    <style:style style:name="T7_255" style:family="text">
      <style:text-properties fo:background-color="#ffffff" fo:color="#363636" style:font-name="Calibri" style:font-name-asian="Calibri" style:font-name-complex="Calibri"/>
    </style:style>
    <style:style style:name="T7_256" style:family="text">
      <style:text-properties fo:background-color="#ffffff" fo:color="#363636" style:font-name="Calibri" style:font-name-asian="Calibri" style:font-name-complex="Calibri"/>
    </style:style>
    <style:style style:name="T7_257" style:family="text">
      <style:text-properties fo:background-color="#ffffff" fo:color="#363636" style:font-name="Calibri" style:font-name-asian="Calibri" style:font-name-complex="Calibri"/>
    </style:style>
    <style:style style:name="T7_258" style:family="text">
      <style:text-properties fo:background-color="#ffffff" fo:color="#363636" style:font-name="Calibri" style:font-name-asian="Calibri" style:font-name-complex="Calibri"/>
    </style:style>
    <style:style style:name="T7_259" style:family="text">
      <style:text-properties fo:background-color="#ffffff" fo:color="#363636" style:font-name="Calibri" style:font-name-asian="Calibri" style:font-name-complex="Calibri"/>
    </style:style>
    <style:style style:name="T7_260" style:family="text">
      <style:text-properties fo:background-color="#ffffff" fo:color="#363636" style:font-name="Calibri" style:font-name-asian="Calibri" style:font-name-complex="Calibri"/>
    </style:style>
    <style:style style:name="T7_261" style:family="text">
      <style:text-properties fo:background-color="#ffffff" fo:color="#363636" style:font-name="Calibri" style:font-name-asian="Calibri" style:font-name-complex="Calibri"/>
    </style:style>
    <style:style style:name="T7_262" style:family="text">
      <style:text-properties fo:background-color="#ffffff" fo:color="#363636" style:font-name="Calibri" style:font-name-asian="Calibri" style:font-name-complex="Calibri"/>
    </style:style>
    <style:style style:name="T7_263" style:family="text">
      <style:text-properties fo:background-color="#ffffff" fo:color="#363636" style:font-name="Calibri" style:font-name-asian="Calibri" style:font-name-complex="Calibri"/>
    </style:style>
    <style:style style:name="T7_264" style:family="text">
      <style:text-properties fo:background-color="#ffffff" fo:color="#363636" style:font-name="Calibri" style:font-name-asian="Calibri" style:font-name-complex="Calibri"/>
    </style:style>
    <style:style style:name="T7_265" style:family="text">
      <style:text-properties fo:background-color="#ffffff" fo:color="#363636" style:font-name="Calibri" style:font-name-asian="Calibri" style:font-name-complex="Calibri"/>
    </style:style>
    <style:style style:name="T7_266" style:family="text">
      <style:text-properties fo:background-color="#ffffff" fo:color="#363636" style:font-name="Calibri" style:font-name-asian="Calibri" style:font-name-complex="Calibri"/>
    </style:style>
    <style:style style:name="T7_267" style:family="text">
      <style:text-properties fo:background-color="#ffffff" fo:color="#363636" style:font-name="Calibri" style:font-name-asian="Calibri" style:font-name-complex="Calibri"/>
    </style:style>
    <style:style style:name="T7_268" style:family="text">
      <style:text-properties fo:background-color="#ffffff" fo:color="#363636" style:font-name="Calibri" style:font-name-asian="Calibri" style:font-name-complex="Calibri"/>
    </style:style>
    <style:style style:name="T7_269" style:family="text">
      <style:text-properties fo:background-color="#ffffff" fo:color="#363636" style:font-name="Calibri" style:font-name-asian="Calibri" style:font-name-complex="Calibri"/>
    </style:style>
    <style:style style:name="T7_270" style:family="text">
      <style:text-properties fo:background-color="#ffffff" fo:color="#363636" style:font-name="Calibri" style:font-name-asian="Calibri" style:font-name-complex="Calibri"/>
    </style:style>
    <style:style style:name="T7_271" style:family="text">
      <style:text-properties fo:background-color="#ffffff" fo:color="#363636" style:font-name="Calibri" style:font-name-asian="Calibri" style:font-name-complex="Calibri"/>
    </style:style>
    <style:style style:name="T7_272" style:family="text">
      <style:text-properties fo:background-color="#ffffff" fo:color="#363636" style:font-name="Calibri" style:font-name-asian="Calibri" style:font-name-complex="Calibri"/>
    </style:style>
    <style:style style:name="T7_273" style:family="text">
      <style:text-properties fo:background-color="#ffffff" fo:color="#363636" style:font-name="Calibri" style:font-name-asian="Calibri" style:font-name-complex="Calibri"/>
    </style:style>
    <style:style style:name="T7_274" style:family="text">
      <style:text-properties fo:background-color="#ffffff" fo:color="#363636" style:font-name="Calibri" style:font-name-asian="Calibri" style:font-name-complex="Calibri"/>
    </style:style>
    <style:style style:name="P8" style:family="paragraph" style:parent-style-name="Standard">
      <style:paragraph-properties fo:break-before="auto" fo:line-height="100%" style:writing-mode="lr-tb"/>
      <style:text-properties fo:background-color="#ffffff" fo:color="#363636" style:font-name="Calibri" style:font-name-asian="Calibri" style:font-name-complex="Calibri"/>
    </style:style>
    <style:style style:name="P9" style:family="paragraph" style:parent-style-name="Standard">
      <style:paragraph-properties fo:break-before="auto" fo:line-height="100%" fo:border-bottom="#808080 0.053cm solid" style:writing-mode="lr-tb"/>
    </style:style>
    <style:style style:name="T9_1" style:family="text">
      <style:text-properties fo:background-color="#ffffff" fo:color="#363636" style:font-name="Calibri" style:font-name-asian="Calibri" style:font-name-complex="Calibri"/>
    </style:style>
    <style:style style:name="T9_2" style:family="text">
      <style:text-properties fo:background-color="#ffffff" fo:color="#363636" style:font-name="Calibri" style:font-name-asian="Calibri" style:font-name-complex="Calibri"/>
    </style:style>
    <style:style style:name="T9_3" style:family="text">
      <style:text-properties fo:background-color="#ffffff" fo:color="#363636" style:font-name="Calibri" style:font-name-asian="Calibri" style:font-name-complex="Calibri"/>
    </style:style>
    <style:style style:name="T9_4" style:family="text">
      <style:text-properties fo:background-color="#ffffff" fo:color="#363636" style:font-name="Calibri" style:font-name-asian="Calibri" style:font-name-complex="Calibri"/>
    </style:style>
    <style:style style:name="T9_5" style:family="text">
      <style:text-properties fo:background-color="#ffffff" fo:color="#363636" style:font-name="Calibri" style:font-name-asian="Calibri" style:font-name-complex="Calibri"/>
    </style:style>
    <style:style style:name="T9_6" style:family="text">
      <style:text-properties fo:background-color="#ffffff" fo:color="#363636" style:font-name="Calibri" style:font-name-asian="Calibri" style:font-name-complex="Calibri"/>
    </style:style>
    <style:style style:name="T9_7" style:family="text">
      <style:text-properties fo:background-color="#ffffff" fo:color="#363636" style:font-name="Calibri" style:font-name-asian="Calibri" style:font-name-complex="Calibri"/>
    </style:style>
    <style:style style:name="T9_8" style:family="text">
      <style:text-properties fo:background-color="#ffffff" fo:color="#363636" style:font-name="Calibri" style:font-name-asian="Calibri" style:font-name-complex="Calibri"/>
    </style:style>
    <style:style style:name="T9_9" style:family="text">
      <style:text-properties fo:background-color="#ffffff" fo:color="#363636" style:font-name="Calibri" style:font-name-asian="Calibri" style:font-name-complex="Calibri"/>
    </style:style>
    <style:style style:name="T9_10" style:family="text">
      <style:text-properties fo:background-color="#ffffff" fo:color="#363636" style:font-name="Calibri" style:font-name-asian="Calibri" style:font-name-complex="Calibri"/>
    </style:style>
    <style:style style:name="T9_11" style:family="text">
      <style:text-properties fo:background-color="#ffffff" fo:color="#363636" style:font-name="Calibri" style:font-name-asian="Calibri" style:font-name-complex="Calibri"/>
    </style:style>
    <style:style style:name="T9_12" style:family="text">
      <style:text-properties fo:background-color="#ffffff" fo:color="#363636" style:font-name="Calibri" style:font-name-asian="Calibri" style:font-name-complex="Calibri"/>
    </style:style>
    <style:style style:name="T9_13" style:family="text">
      <style:text-properties fo:background-color="#ffffff" fo:color="#363636" style:font-name="Calibri" style:font-name-asian="Calibri" style:font-name-complex="Calibri"/>
    </style:style>
    <style:style style:name="T9_14" style:family="text">
      <style:text-properties fo:background-color="#ffffff" fo:color="#363636" style:font-name="Calibri" style:font-name-asian="Calibri" style:font-name-complex="Calibri"/>
    </style:style>
    <style:style style:name="T9_15" style:family="text">
      <style:text-properties fo:background-color="#ffffff" fo:color="#363636" style:font-name="Calibri" style:font-name-asian="Calibri" style:font-name-complex="Calibri"/>
    </style:style>
    <style:style style:name="T9_16" style:family="text">
      <style:text-properties fo:background-color="#ffffff" fo:color="#363636" style:font-name="Calibri" style:font-name-asian="Calibri" style:font-name-complex="Calibri"/>
    </style:style>
    <style:style style:name="T9_17" style:family="text">
      <style:text-properties fo:background-color="#ffffff" fo:color="#363636" style:font-name="Calibri" style:font-name-asian="Calibri" style:font-name-complex="Calibri"/>
    </style:style>
    <style:style style:name="T9_18" style:family="text">
      <style:text-properties fo:background-color="#ffffff" fo:color="#363636" style:font-name="Calibri" style:font-name-asian="Calibri" style:font-name-complex="Calibri"/>
    </style:style>
    <style:style style:name="T9_19" style:family="text">
      <style:text-properties fo:background-color="#ffffff" fo:color="#363636" style:font-name="Calibri" style:font-name-asian="Calibri" style:font-name-complex="Calibri"/>
    </style:style>
    <style:style style:name="T9_20" style:family="text">
      <style:text-properties fo:background-color="#ffffff" fo:color="#363636" style:font-name="Calibri" style:font-name-asian="Calibri" style:font-name-complex="Calibri"/>
    </style:style>
    <style:style style:name="T9_21" style:family="text">
      <style:text-properties fo:background-color="#ffffff" fo:color="#363636" style:font-name="Calibri" style:font-name-asian="Calibri" style:font-name-complex="Calibri"/>
    </style:style>
    <style:style style:name="T9_22" style:family="text">
      <style:text-properties fo:background-color="#ffffff" fo:color="#363636" style:font-name="Calibri" style:font-name-asian="Calibri" style:font-name-complex="Calibri"/>
    </style:style>
    <style:style style:name="T9_23" style:family="text"/>
    <style:style style:name="T9_2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9_25" style:family="text">
      <style:text-properties fo:background-color="#ffffff" fo:color="#363636" style:font-name="Calibri" style:font-name-asian="Calibri" style:font-name-complex="Calibri"/>
    </style:style>
    <style:style style:name="P10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11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12" style:family="paragraph" style:parent-style-name="Standard">
      <style:paragraph-properties fo:break-before="auto" fo:line-height="100%" style:writing-mode="lr-tb"/>
    </style:style>
    <style:style style:name="T12_1" style:family="text">
      <style:text-properties style:font-name="Calibri" style:font-name-asian="Calibri" style:font-name-complex="Calibri"/>
    </style:style>
    <style:style style:name="T12_2" style:family="text">
      <style:text-properties style:font-name="Calibri" style:font-name-asian="Calibri" style:font-name-complex="Calibri"/>
    </style:style>
    <style:style style:name="P13" style:family="paragraph" style:parent-style-name="Standard">
      <style:paragraph-properties fo:break-before="auto" fo:line-height="100%" fo:margin-top="0cm" style:writing-mode="lr-tb"/>
    </style:style>
    <style:style style:name="T13_1" style:family="text">
      <style:text-properties style:font-name="Calibri" style:font-name-asian="Calibri" style:font-name-complex="Calibri"/>
    </style:style>
    <style:style style:name="T13_2" style:family="text">
      <style:text-properties style:font-name="Calibri" style:font-name-asian="Calibri" style:font-name-complex="Calibri"/>
    </style:style>
    <style:style style:name="T13_3" style:family="text">
      <style:text-properties style:font-name="Calibri" style:font-name-asian="Calibri" style:font-name-complex="Calibri"/>
    </style:style>
    <style:style style:name="T13_4" style:family="text">
      <style:text-properties style:font-name="Calibri" style:font-name-asian="Calibri" style:font-name-complex="Calibri"/>
    </style:style>
    <style:style style:name="T13_5" style:family="text">
      <style:text-properties style:font-name="Calibri" style:font-name-asian="Calibri" style:font-name-complex="Calibri"/>
    </style:style>
    <style:style style:name="T13_6" style:family="text">
      <style:text-properties style:font-name="Calibri" style:font-name-asian="Calibri" style:font-name-complex="Calibri"/>
    </style:style>
    <style:style style:name="T13_7" style:family="text">
      <style:text-properties style:font-name="Calibri" style:font-name-asian="Calibri" style:font-name-complex="Calibri"/>
    </style:style>
    <style:style style:name="T13_8" style:family="text">
      <style:text-properties style:font-name="Calibri" style:font-name-asian="Calibri" style:font-name-complex="Calibri"/>
    </style:style>
    <style:style style:name="T13_9" style:family="text">
      <style:text-properties style:font-name="Calibri" style:font-name-asian="Calibri" style:font-name-complex="Calibri"/>
    </style:style>
    <style:style style:name="T13_10" style:family="text">
      <style:text-properties style:font-name="Calibri" style:font-name-asian="Calibri" style:font-name-complex="Calibri"/>
    </style:style>
    <style:style style:name="T13_11" style:family="text">
      <style:text-properties style:font-name="Calibri" style:font-name-asian="Calibri" style:font-name-complex="Calibri"/>
    </style:style>
    <style:style style:name="T13_12" style:family="text">
      <style:text-properties style:font-name="Calibri" style:font-name-asian="Calibri" style:font-name-complex="Calibri"/>
    </style:style>
    <style:style style:name="T13_13" style:family="text">
      <style:text-properties style:font-name="Calibri" style:font-name-asian="Calibri" style:font-name-complex="Calibri"/>
    </style:style>
    <style:style style:name="T13_14" style:family="text">
      <style:text-properties style:font-name="Calibri" style:font-name-asian="Calibri" style:font-name-complex="Calibri"/>
    </style:style>
    <style:style style:name="T13_15" style:family="text">
      <style:text-properties style:font-name="Calibri" style:font-name-asian="Calibri" style:font-name-complex="Calibri"/>
    </style:style>
    <style:style style:name="T13_16" style:family="text">
      <style:text-properties style:font-name="Calibri" style:font-name-asian="Calibri" style:font-name-complex="Calibri"/>
    </style:style>
    <style:style style:name="T13_17" style:family="text">
      <style:text-properties style:font-name="Calibri" style:font-name-asian="Calibri" style:font-name-complex="Calibri"/>
    </style:style>
    <style:style style:name="T13_18" style:family="text">
      <style:text-properties style:font-name="Calibri" style:font-name-asian="Calibri" style:font-name-complex="Calibri"/>
    </style:style>
    <style:style style:name="T13_19" style:family="text">
      <style:text-properties style:font-name="Calibri" style:font-name-asian="Calibri" style:font-name-complex="Calibri"/>
    </style:style>
    <style:style style:name="T13_20" style:family="text">
      <style:text-properties style:font-name="Calibri" style:font-name-asian="Calibri" style:font-name-complex="Calibri"/>
    </style:style>
    <style:style style:name="T13_21" style:family="text">
      <style:text-properties style:font-name="Calibri" style:font-name-asian="Calibri" style:font-name-complex="Calibri"/>
    </style:style>
    <style:style style:name="P14" style:family="paragraph" style:parent-style-name="Standard">
      <style:paragraph-properties fo:break-before="auto" fo:line-height="100%" fo:margin-top="0cm" style:writing-mode="lr-tb"/>
    </style:style>
    <style:style style:name="T14_1" style:family="text">
      <style:text-properties style:font-name="Calibri" style:font-name-asian="Calibri" style:font-name-complex="Calibri"/>
    </style:style>
    <style:style style:name="T14_2" style:family="text">
      <style:text-properties style:font-name="Calibri" style:font-name-asian="Calibri" style:font-name-complex="Calibri"/>
    </style:style>
    <style:style style:name="T14_3" style:family="text">
      <style:text-properties style:font-name="Calibri" style:font-name-asian="Calibri" style:font-name-complex="Calibri"/>
    </style:style>
    <style:style style:name="T14_4" style:family="text">
      <style:text-properties style:font-name="Calibri" style:font-name-asian="Calibri" style:font-name-complex="Calibri"/>
    </style:style>
    <style:style style:name="T14_5" style:family="text">
      <style:text-properties style:font-name="Calibri" style:font-name-asian="Calibri" style:font-name-complex="Calibri"/>
    </style:style>
    <style:style style:name="T14_6" style:family="text">
      <style:text-properties style:font-name="Calibri" style:font-name-asian="Calibri" style:font-name-complex="Calibri"/>
    </style:style>
    <style:style style:name="T14_7" style:family="text">
      <style:text-properties style:font-name="Calibri" style:font-name-asian="Calibri" style:font-name-complex="Calibri"/>
    </style:style>
    <style:style style:name="T14_8" style:family="text">
      <style:text-properties style:font-name="Calibri" style:font-name-asian="Calibri" style:font-name-complex="Calibri"/>
    </style:style>
    <style:style style:name="T14_9" style:family="text">
      <style:text-properties style:font-name="Calibri" style:font-name-asian="Calibri" style:font-name-complex="Calibri"/>
    </style:style>
    <style:style style:name="T14_10" style:family="text">
      <style:text-properties style:font-name="Calibri" style:font-name-asian="Calibri" style:font-name-complex="Calibri"/>
    </style:style>
    <style:style style:name="T14_11" style:family="text">
      <style:text-properties style:font-name="Calibri" style:font-name-asian="Calibri" style:font-name-complex="Calibri"/>
    </style:style>
    <style:style style:name="T14_12" style:family="text">
      <style:text-properties style:font-name="Calibri" style:font-name-asian="Calibri" style:font-name-complex="Calibri"/>
    </style:style>
    <style:style style:name="T14_13" style:family="text">
      <style:text-properties style:font-name="Calibri" style:font-name-asian="Calibri" style:font-name-complex="Calibri"/>
    </style:style>
    <style:style style:name="T14_14" style:family="text">
      <style:text-properties style:font-name="Calibri" style:font-name-asian="Calibri" style:font-name-complex="Calibri"/>
    </style:style>
    <style:style style:name="T14_15" style:family="text">
      <style:text-properties style:font-name="Calibri" style:font-name-asian="Calibri" style:font-name-complex="Calibri"/>
    </style:style>
    <style:style style:name="T14_16" style:family="text">
      <style:text-properties style:font-name="Calibri" style:font-name-asian="Calibri" style:font-name-complex="Calibri"/>
    </style:style>
    <style:style style:name="T14_17" style:family="text">
      <style:text-properties style:font-name="Calibri" style:font-name-asian="Calibri" style:font-name-complex="Calibri"/>
    </style:style>
    <style:style style:name="T14_18" style:family="text">
      <style:text-properties style:font-name="Calibri" style:font-name-asian="Calibri" style:font-name-complex="Calibri"/>
    </style:style>
    <style:style style:name="T14_19" style:family="text">
      <style:text-properties style:font-name="Calibri" style:font-name-asian="Calibri" style:font-name-complex="Calibri"/>
    </style:style>
    <style:style style:name="T14_20" style:family="text">
      <style:text-properties style:font-name="Calibri" style:font-name-asian="Calibri" style:font-name-complex="Calibri"/>
    </style:style>
    <style:style style:name="T14_21" style:family="text">
      <style:text-properties style:font-name="Calibri" style:font-name-asian="Calibri" style:font-name-complex="Calibri"/>
    </style:style>
    <style:style style:name="P15" style:family="paragraph" style:parent-style-name="Standard">
      <style:paragraph-properties fo:break-before="auto" fo:line-height="100%" fo:margin-top="0cm" style:writing-mode="lr-tb"/>
    </style:style>
    <style:style style:name="T15_1" style:family="text">
      <style:text-properties style:font-name="Calibri" style:font-name-asian="Calibri" style:font-name-complex="Calibri"/>
    </style:style>
    <style:style style:name="T15_2" style:family="text">
      <style:text-properties style:font-name="Calibri" style:font-name-asian="Calibri" style:font-name-complex="Calibri"/>
    </style:style>
    <style:style style:name="T15_3" style:family="text">
      <style:text-properties style:font-name="Calibri" style:font-name-asian="Calibri" style:font-name-complex="Calibri"/>
    </style:style>
    <style:style style:name="T15_4" style:family="text">
      <style:text-properties style:font-name="Calibri" style:font-name-asian="Calibri" style:font-name-complex="Calibri"/>
    </style:style>
    <style:style style:name="T15_5" style:family="text">
      <style:text-properties style:font-name="Calibri" style:font-name-asian="Calibri" style:font-name-complex="Calibri"/>
    </style:style>
    <style:style style:name="T15_6" style:family="text">
      <style:text-properties style:font-name="Calibri" style:font-name-asian="Calibri" style:font-name-complex="Calibri"/>
    </style:style>
    <style:style style:name="T15_7" style:family="text">
      <style:text-properties style:font-name="Calibri" style:font-name-asian="Calibri" style:font-name-complex="Calibri"/>
    </style:style>
    <style:style style:name="T15_8" style:family="text">
      <style:text-properties style:font-name="Calibri" style:font-name-asian="Calibri" style:font-name-complex="Calibri"/>
    </style:style>
    <style:style style:name="T15_9" style:family="text">
      <style:text-properties style:font-name="Calibri" style:font-name-asian="Calibri" style:font-name-complex="Calibri"/>
    </style:style>
    <style:style style:name="T15_10" style:family="text">
      <style:text-properties style:font-name="Calibri" style:font-name-asian="Calibri" style:font-name-complex="Calibri"/>
    </style:style>
    <style:style style:name="T15_11" style:family="text">
      <style:text-properties style:font-name="Calibri" style:font-name-asian="Calibri" style:font-name-complex="Calibri"/>
    </style:style>
    <style:style style:name="P16" style:family="paragraph" style:parent-style-name="Standard">
      <style:paragraph-properties fo:break-before="auto" fo:line-height="100%" fo:margin-top="0cm" fo:border-bottom="#808080 0.053cm solid" fo:margin-bottom="0cm" style:writing-mode="lr-tb"/>
    </style:style>
    <style:style style:name="T16_1" style:family="text">
      <style:text-properties style:font-name="Calibri" style:font-name-asian="Calibri" style:font-name-complex="Calibri"/>
    </style:style>
    <style:style style:name="T16_2" style:family="text">
      <style:text-properties style:font-name="Calibri" style:font-name-asian="Calibri" style:font-name-complex="Calibri"/>
    </style:style>
    <style:style style:name="T16_3" style:family="text">
      <style:text-properties style:font-name="Calibri" style:font-name-asian="Calibri" style:font-name-complex="Calibri"/>
    </style:style>
    <style:style style:name="T16_4" style:family="text">
      <style:text-properties style:font-name="Calibri" style:font-name-asian="Calibri" style:font-name-complex="Calibri"/>
    </style:style>
    <style:style style:name="T16_5" style:family="text">
      <style:text-properties style:font-name="Calibri" style:font-name-asian="Calibri" style:font-name-complex="Calibri"/>
    </style:style>
    <style:style style:name="T16_6" style:family="text">
      <style:text-properties style:font-name="Calibri" style:font-name-asian="Calibri" style:font-name-complex="Calibri"/>
    </style:style>
    <style:style style:name="T16_7" style:family="text">
      <style:text-properties style:font-name="Calibri" style:font-name-asian="Calibri" style:font-name-complex="Calibri"/>
    </style:style>
    <style:style style:name="T16_8" style:family="text">
      <style:text-properties style:font-name="Calibri" style:font-name-asian="Calibri" style:font-name-complex="Calibri"/>
    </style:style>
    <style:style style:name="P17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18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19" style:family="paragraph" style:parent-style-name="Standard">
      <style:paragraph-properties fo:break-before="auto" fo:line-height="100%" style:writing-mode="lr-tb"/>
    </style:style>
    <style:style style:name="T19_1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9_2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9_3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9_4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20" style:family="paragraph" style:parent-style-name="Standard">
      <style:paragraph-properties fo:break-before="auto" fo:line-height="100%" style:writing-mode="lr-tb"/>
    </style:style>
    <style:style style:name="T20_1" style:family="text">
      <style:text-properties style:font-name="Calibri" style:font-name-asian="Calibri" style:font-name-complex="Calibri"/>
    </style:style>
    <style:style style:name="T20_2" style:family="text">
      <style:text-properties style:font-name="Calibri" style:font-name-asian="Calibri" style:font-name-complex="Calibri"/>
    </style:style>
    <style:style style:name="T20_3" style:family="text">
      <style:text-properties fo:color="#351c75" style:font-name="Calibri" style:font-name-asian="Calibri" style:font-name-complex="Calibri"/>
    </style:style>
    <style:style style:name="T20_4" style:family="text">
      <style:text-properties fo:color="#351c75" style:font-name="Calibri" style:font-name-asian="Calibri" style:font-name-complex="Calibri"/>
    </style:style>
    <style:style style:name="T20_5" style:family="text">
      <style:text-properties fo:color="#351c75" style:font-name="Calibri" style:font-name-asian="Calibri" style:font-name-complex="Calibri"/>
    </style:style>
    <style:style style:name="T20_6" style:family="text">
      <style:text-properties fo:color="#351c75" style:font-name="Calibri" style:font-name-asian="Calibri" style:font-name-complex="Calibri"/>
    </style:style>
    <style:style style:name="T20_7" style:family="text">
      <style:text-properties fo:color="#351c75" style:font-name="Calibri" style:font-name-asian="Calibri" style:font-name-complex="Calibri"/>
    </style:style>
    <style:style style:name="T20_8" style:family="text">
      <style:text-properties fo:color="#351c75" style:font-name="Calibri" style:font-name-asian="Calibri" style:font-name-complex="Calibri"/>
    </style:style>
    <style:style style:name="T20_9" style:family="text">
      <style:text-properties fo:color="#351c75" style:font-name="Calibri" style:font-name-asian="Calibri" style:font-name-complex="Calibri"/>
    </style:style>
    <style:style style:name="T20_10" style:family="text">
      <style:text-properties fo:color="#351c75" style:font-name="Calibri" style:font-name-asian="Calibri" style:font-name-complex="Calibri"/>
    </style:style>
    <style:style style:name="T20_11" style:family="text">
      <style:text-properties fo:color="#351c75" style:font-name="Calibri" style:font-name-asian="Calibri" style:font-name-complex="Calibri"/>
    </style:style>
    <style:style style:name="T20_12" style:family="text">
      <style:text-properties fo:color="#351c75" style:font-name="Calibri" style:font-name-asian="Calibri" style:font-name-complex="Calibri"/>
    </style:style>
    <style:style style:name="T20_13" style:family="text">
      <style:text-properties fo:color="#351c75" style:font-name="Calibri" style:font-name-asian="Calibri" style:font-name-complex="Calibri"/>
    </style:style>
    <style:style style:name="T20_14" style:family="text">
      <style:text-properties fo:color="#351c75" style:font-name="Calibri" style:font-name-asian="Calibri" style:font-name-complex="Calibri"/>
    </style:style>
    <style:style style:name="T20_15" style:family="text">
      <style:text-properties fo:color="#351c75" style:font-name="Calibri" style:font-name-asian="Calibri" style:font-name-complex="Calibri"/>
    </style:style>
    <style:style style:name="T20_16" style:family="text">
      <style:text-properties fo:color="#351c75" style:font-name="Calibri" style:font-name-asian="Calibri" style:font-name-complex="Calibri"/>
    </style:style>
    <style:style style:name="T20_17" style:family="text">
      <style:text-properties fo:color="#351c75" style:font-name="Calibri" style:font-name-asian="Calibri" style:font-name-complex="Calibri"/>
    </style:style>
    <style:style style:name="T20_18" style:family="text">
      <style:text-properties fo:color="#351c75" style:font-name="Calibri" style:font-name-asian="Calibri" style:font-name-complex="Calibri"/>
    </style:style>
    <style:style style:name="T20_19" style:family="text">
      <style:text-properties fo:color="#351c75" style:font-name="Calibri" style:font-name-asian="Calibri" style:font-name-complex="Calibri"/>
    </style:style>
    <style:style style:name="T20_20" style:family="text">
      <style:text-properties fo:color="#351c75" style:font-name="Calibri" style:font-name-asian="Calibri" style:font-name-complex="Calibri"/>
    </style:style>
    <style:style style:name="T20_21" style:family="text">
      <style:text-properties fo:color="#351c75" style:font-name="Calibri" style:font-name-asian="Calibri" style:font-name-complex="Calibri"/>
    </style:style>
    <style:style style:name="T20_22" style:family="text">
      <style:text-properties fo:color="#351c75" style:font-name="Calibri" style:font-name-asian="Calibri" style:font-name-complex="Calibri"/>
    </style:style>
    <style:style style:name="T20_23" style:family="text">
      <style:text-properties fo:color="#351c75" style:font-name="Calibri" style:font-name-asian="Calibri" style:font-name-complex="Calibri"/>
    </style:style>
    <style:style style:name="T20_24" style:family="text">
      <style:text-properties fo:color="#351c75" style:font-name="Calibri" style:font-name-asian="Calibri" style:font-name-complex="Calibri"/>
    </style:style>
    <style:style style:name="T20_25" style:family="text">
      <style:text-properties fo:color="#351c75" style:font-name="Calibri" style:font-name-asian="Calibri" style:font-name-complex="Calibri"/>
    </style:style>
    <style:style style:name="T20_26" style:family="text">
      <style:text-properties fo:color="#351c75" style:font-name="Calibri" style:font-name-asian="Calibri" style:font-name-complex="Calibri"/>
    </style:style>
    <style:style style:name="T20_27" style:family="text">
      <style:text-properties fo:color="#351c75" style:font-name="Calibri" style:font-name-asian="Calibri" style:font-name-complex="Calibri"/>
    </style:style>
    <style:style style:name="T20_28" style:family="text">
      <style:text-properties fo:color="#351c75" style:font-name="Calibri" style:font-name-asian="Calibri" style:font-name-complex="Calibri"/>
    </style:style>
    <style:style style:name="T20_29" style:family="text">
      <style:text-properties fo:color="#351c75" style:font-name="Calibri" style:font-name-asian="Calibri" style:font-name-complex="Calibri"/>
    </style:style>
    <style:style style:name="T20_30" style:family="text">
      <style:text-properties fo:color="#351c75" style:font-name="Calibri" style:font-name-asian="Calibri" style:font-name-complex="Calibri"/>
    </style:style>
    <style:style style:name="T20_31" style:family="text">
      <style:text-properties fo:color="#351c75" style:font-name="Calibri" style:font-name-asian="Calibri" style:font-name-complex="Calibri"/>
    </style:style>
    <style:style style:name="T20_32" style:family="text">
      <style:text-properties fo:color="#351c75" style:font-name="Calibri" style:font-name-asian="Calibri" style:font-name-complex="Calibri"/>
    </style:style>
    <style:style style:name="T20_33" style:family="text">
      <style:text-properties fo:color="#351c75" style:font-name="Calibri" style:font-name-asian="Calibri" style:font-name-complex="Calibri"/>
    </style:style>
    <style:style style:name="T20_34" style:family="text">
      <style:text-properties fo:color="#351c75" style:font-name="Calibri" style:font-name-asian="Calibri" style:font-name-complex="Calibri"/>
    </style:style>
    <style:style style:name="T20_35" style:family="text">
      <style:text-properties fo:color="#351c75" style:font-name="Calibri" style:font-name-asian="Calibri" style:font-name-complex="Calibri"/>
    </style:style>
    <style:style style:name="T20_36" style:family="text">
      <style:text-properties fo:color="#351c75" style:font-name="Calibri" style:font-name-asian="Calibri" style:font-name-complex="Calibri"/>
    </style:style>
    <style:style style:name="T20_37" style:family="text">
      <style:text-properties fo:color="#351c75" style:font-name="Calibri" style:font-name-asian="Calibri" style:font-name-complex="Calibri"/>
    </style:style>
    <style:style style:name="T20_38" style:family="text">
      <style:text-properties fo:color="#351c75" style:font-name="Calibri" style:font-name-asian="Calibri" style:font-name-complex="Calibri"/>
    </style:style>
    <style:style style:name="T20_39" style:family="text">
      <style:text-properties fo:color="#351c75" style:font-name="Calibri" style:font-name-asian="Calibri" style:font-name-complex="Calibri"/>
    </style:style>
    <style:style style:name="T20_40" style:family="text">
      <style:text-properties fo:color="#351c75" style:font-name="Calibri" style:font-name-asian="Calibri" style:font-name-complex="Calibri"/>
    </style:style>
    <style:style style:name="T20_41" style:family="text">
      <style:text-properties fo:color="#351c75" style:font-name="Calibri" style:font-name-asian="Calibri" style:font-name-complex="Calibri"/>
    </style:style>
    <style:style style:name="T20_42" style:family="text">
      <style:text-properties style:font-name="Calibri" style:font-name-asian="Calibri" style:font-name-complex="Calibri"/>
    </style:style>
    <style:style style:name="P21" style:family="paragraph" style:parent-style-name="Standard">
      <style:paragraph-properties fo:break-before="auto" fo:line-height="100%" style:writing-mode="lr-tb"/>
    </style:style>
    <style:style style:name="T21_1" style:family="text">
      <style:text-properties style:font-name="Calibri" style:font-name-asian="Calibri" style:font-name-complex="Calibri"/>
    </style:style>
    <style:style style:name="T21_2" style:family="text">
      <style:text-properties style:font-name="Calibri" style:font-name-asian="Calibri" style:font-name-complex="Calibri"/>
    </style:style>
    <style:style style:name="T21_3" style:family="text">
      <style:text-properties style:font-name="Calibri" style:font-name-asian="Calibri" style:font-name-complex="Calibri"/>
    </style:style>
    <style:style style:name="T21_4" style:family="text">
      <style:text-properties style:font-name="Calibri" style:font-name-asian="Calibri" style:font-name-complex="Calibri"/>
    </style:style>
    <style:style style:name="T21_5" style:family="text">
      <style:text-properties style:font-name="Calibri" style:font-name-asian="Calibri" style:font-name-complex="Calibri"/>
    </style:style>
    <style:style style:name="P22" style:family="paragraph" style:parent-style-name="Standard">
      <style:paragraph-properties fo:break-before="auto" fo:line-height="100%" style:writing-mode="lr-tb"/>
    </style:style>
    <style:style style:name="T22_1" style:family="text">
      <style:text-properties style:font-name="Calibri" style:font-name-asian="Calibri" style:font-name-complex="Calibri"/>
    </style:style>
    <style:style style:name="T22_2" style:family="text">
      <style:text-properties style:font-name="Calibri" style:font-name-asian="Calibri" style:font-name-complex="Calibri"/>
    </style:style>
    <style:style style:name="P23" style:family="paragraph" style:parent-style-name="Standard">
      <style:paragraph-properties fo:break-before="auto" fo:text-indent="-1.27cm" fo:line-height="100%" fo:border-bottom="#808080 0.053cm solid" fo:margin-left="1.27cm" style:writing-mode="lr-tb"/>
    </style:style>
    <style:style style:name="T23_1" style:family="text">
      <style:text-properties style:font-name="Calibri" style:font-name-asian="Calibri" style:font-name-complex="Calibri"/>
    </style:style>
    <style:style style:name="T23_2" style:family="text">
      <style:text-properties style:font-name="Calibri" style:font-name-asian="Calibri" style:font-name-complex="Calibri"/>
    </style:style>
    <style:style style:name="T23_3" style:family="text">
      <style:text-properties style:font-name="Calibri" style:font-name-asian="Calibri" style:font-name-complex="Calibri"/>
    </style:style>
    <style:style style:name="T23_4" style:family="text">
      <style:text-properties style:font-name="Calibri" style:font-name-asian="Calibri" style:font-name-complex="Calibri"/>
    </style:style>
    <style:style style:name="T23_5" style:family="text">
      <style:text-properties style:font-name="Calibri" style:font-name-asian="Calibri" style:font-name-complex="Calibri"/>
    </style:style>
    <style:style style:name="T23_6" style:family="text"/>
    <style:style style:name="T23_7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8" style:family="text"/>
    <style:style style:name="T23_9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10" style:family="text"/>
    <style:style style:name="T23_11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12" style:family="text"/>
    <style:style style:name="T23_13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14" style:family="text"/>
    <style:style style:name="T23_15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16" style:family="text"/>
    <style:style style:name="T23_17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18" style:family="text"/>
    <style:style style:name="T23_19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20" style:family="text"/>
    <style:style style:name="T23_21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22" style:family="text"/>
    <style:style style:name="T23_23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24" style:family="text"/>
    <style:style style:name="T23_25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26" style:family="text"/>
    <style:style style:name="T23_27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28" style:family="text"/>
    <style:style style:name="T23_29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30" style:family="text"/>
    <style:style style:name="T23_31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32" style:family="text"/>
    <style:style style:name="T23_33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34" style:family="text"/>
    <style:style style:name="T23_35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36" style:family="text"/>
    <style:style style:name="T23_37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38" style:family="text"/>
    <style:style style:name="T23_39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40" style:family="text"/>
    <style:style style:name="T23_41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42" style:family="text"/>
    <style:style style:name="T23_43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44" style:family="text"/>
    <style:style style:name="T23_45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46" style:family="text"/>
    <style:style style:name="T23_47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48" style:family="text">
      <style:text-properties style:font-name="Calibri" style:font-name-asian="Calibri" style:font-name-complex="Calibri"/>
    </style:style>
    <style:style style:name="T23_49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3_50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3_51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3_52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3_53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3_54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3_55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3_56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3_57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3_58" style:family="text">
      <style:text-properties style:font-name="Calibri" style:font-name-asian="Calibri" style:font-name-complex="Calibri"/>
    </style:style>
    <style:style style:name="P24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25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26" style:family="paragraph" style:parent-style-name="Standard">
      <style:paragraph-properties fo:break-before="auto" fo:line-height="100%" style:writing-mode="lr-tb"/>
    </style:style>
    <style:style style:name="T26_1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26_2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26_3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26_4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27" style:family="paragraph" style:parent-style-name="Standard">
      <style:paragraph-properties fo:break-before="auto" fo:line-height="100%" style:writing-mode="lr-tb"/>
    </style:style>
    <style:style style:name="T27_1" style:family="text">
      <style:text-properties style:font-name="Calibri" style:font-name-asian="Calibri" style:font-name-complex="Calibri"/>
    </style:style>
    <style:style style:name="T27_2" style:family="text">
      <style:text-properties style:font-name="Calibri" style:font-name-asian="Calibri" style:font-name-complex="Calibri"/>
    </style:style>
    <style:style style:name="T27_3" style:family="text">
      <style:text-properties style:font-name="Calibri" style:font-name-asian="Calibri" style:font-name-complex="Calibri"/>
    </style:style>
    <style:style style:name="T27_4" style:family="text">
      <style:text-properties style:font-name="Calibri" style:font-name-asian="Calibri" style:font-name-complex="Calibri"/>
    </style:style>
    <style:style style:name="T27_5" style:family="text">
      <style:text-properties style:font-name="Calibri" style:font-name-asian="Calibri" style:font-name-complex="Calibri"/>
    </style:style>
    <style:style style:name="T27_6" style:family="text">
      <style:text-properties style:font-name="Calibri" style:font-name-asian="Calibri" style:font-name-complex="Calibri"/>
    </style:style>
    <style:style style:name="T27_7" style:family="text">
      <style:text-properties style:font-name="Calibri" style:font-name-asian="Calibri" style:font-name-complex="Calibri"/>
    </style:style>
    <style:style style:name="P28" style:family="paragraph" style:parent-style-name="Standard">
      <style:paragraph-properties fo:break-before="auto" fo:line-height="100%" style:writing-mode="lr-tb"/>
    </style:style>
    <style:style style:name="T28_1" style:family="text">
      <style:text-properties style:font-name="Calibri" style:font-name-asian="Calibri" style:font-name-complex="Calibri"/>
    </style:style>
    <style:style style:name="T28_2" style:family="text">
      <style:text-properties style:font-name="Calibri" style:font-name-asian="Calibri" style:font-name-complex="Calibri"/>
    </style:style>
    <style:style style:name="T28_3" style:family="text">
      <style:text-properties style:font-name="Calibri" style:font-name-asian="Calibri" style:font-name-complex="Calibri"/>
    </style:style>
    <style:style style:name="T28_4" style:family="text">
      <style:text-properties style:font-name="Calibri" style:font-name-asian="Calibri" style:font-name-complex="Calibri"/>
    </style:style>
    <style:style style:name="T28_5" style:family="text">
      <style:text-properties style:font-name="Calibri" style:font-name-asian="Calibri" style:font-name-complex="Calibri"/>
    </style:style>
    <style:style style:name="T28_6" style:family="text">
      <style:text-properties style:font-name="Calibri" style:font-name-asian="Calibri" style:font-name-complex="Calibri"/>
    </style:style>
    <style:style style:name="P29" style:family="paragraph" style:parent-style-name="Standard">
      <style:paragraph-properties fo:break-before="auto" fo:line-height="100%" style:writing-mode="lr-tb"/>
    </style:style>
    <style:style style:name="T29_1" style:family="text">
      <style:text-properties style:font-name="Calibri" style:font-name-asian="Calibri" style:font-name-complex="Calibri"/>
    </style:style>
    <style:style style:name="T29_2" style:family="text">
      <style:text-properties style:font-name="Calibri" style:font-name-asian="Calibri" style:font-name-complex="Calibri"/>
    </style:style>
    <style:style style:name="P30" style:family="paragraph" style:parent-style-name="Standard">
      <style:paragraph-properties fo:break-before="auto" fo:text-indent="-1.27cm" fo:line-height="100%" fo:border-bottom="#808080 0.053cm solid" fo:margin-left="1.27cm" style:writing-mode="lr-tb"/>
    </style:style>
    <style:style style:name="T30_1" style:family="text">
      <style:text-properties style:font-name="Calibri" style:font-name-asian="Calibri" style:font-name-complex="Calibri"/>
    </style:style>
    <style:style style:name="T30_2" style:family="text">
      <style:text-properties style:font-name="Calibri" style:font-name-asian="Calibri" style:font-name-complex="Calibri"/>
    </style:style>
    <style:style style:name="T30_3" style:family="text">
      <style:text-properties style:font-name="Calibri" style:font-name-asian="Calibri" style:font-name-complex="Calibri"/>
    </style:style>
    <style:style style:name="T30_4" style:family="text">
      <style:text-properties style:font-name="Calibri" style:font-name-asian="Calibri" style:font-name-complex="Calibri"/>
    </style:style>
    <style:style style:name="T30_5" style:family="text">
      <style:text-properties style:font-name="Calibri" style:font-name-asian="Calibri" style:font-name-complex="Calibri"/>
    </style:style>
    <style:style style:name="T30_6" style:family="text">
      <style:text-properties style:font-name="Calibri" style:font-name-asian="Calibri" style:font-name-complex="Calibri"/>
    </style:style>
    <style:style style:name="T30_7" style:family="text"/>
    <style:style style:name="T30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_9" style:family="text"/>
    <style:style style:name="T30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_11" style:family="text"/>
    <style:style style:name="T30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_13" style:family="text"/>
    <style:style style:name="T30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_15" style:family="text"/>
    <style:style style:name="T30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_17" style:family="text"/>
    <style:style style:name="T30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_19" style:family="text"/>
    <style:style style:name="T30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_21" style:family="text"/>
    <style:style style:name="T30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_23" style:family="text"/>
    <style:style style:name="T30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_25" style:family="text">
      <style:text-properties style:font-name="Calibri" style:font-name-asian="Calibri" style:font-name-complex="Calibri"/>
    </style:style>
    <style:style style:name="T30_26" style:family="text">
      <style:text-properties style:font-name="Calibri" style:font-name-asian="Calibri" style:font-name-complex="Calibri"/>
    </style:style>
    <style:style style:name="T30_27" style:family="text">
      <style:text-properties style:font-name="Calibri" style:font-name-asian="Calibri" style:font-name-complex="Calibri"/>
    </style:style>
    <style:style style:name="T30_28" style:family="text">
      <style:text-properties style:font-name="Calibri" style:font-name-asian="Calibri" style:font-name-complex="Calibri"/>
    </style:style>
    <style:style style:name="T30_29" style:family="text">
      <style:text-properties style:font-name="Calibri" style:font-name-asian="Calibri" style:font-name-complex="Calibri"/>
    </style:style>
    <style:style style:name="T30_30" style:family="text">
      <style:text-properties style:font-name="Calibri" style:font-name-asian="Calibri" style:font-name-complex="Calibri"/>
    </style:style>
    <style:style style:name="T30_31" style:family="text">
      <style:text-properties style:font-name="Calibri" style:font-name-asian="Calibri" style:font-name-complex="Calibri"/>
    </style:style>
    <style:style style:name="T30_32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0_33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0_34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0_35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0_36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0_37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0_38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0_39" style:family="text">
      <style:text-properties style:font-name="Calibri" style:font-name-asian="Calibri" style:font-name-complex="Calibri"/>
    </style:style>
    <style:style style:name="T30_40" style:family="text">
      <style:text-properties style:font-name="Calibri" style:font-name-asian="Calibri" style:font-name-complex="Calibri"/>
    </style:style>
    <style:style style:name="T30_41" style:family="text">
      <style:text-properties style:font-name="Calibri" style:font-name-asian="Calibri" style:font-name-complex="Calibri"/>
    </style:style>
    <style:style style:name="T30_42" style:family="text">
      <style:text-properties style:font-name="Calibri" style:font-name-asian="Calibri" style:font-name-complex="Calibri"/>
    </style:style>
    <style:style style:name="T30_43" style:family="text">
      <style:text-properties style:font-name="Calibri" style:font-name-asian="Calibri" style:font-name-complex="Calibri"/>
    </style:style>
    <style:style style:name="T30_44" style:family="text">
      <style:text-properties style:font-name="Calibri" style:font-name-asian="Calibri" style:font-name-complex="Calibri"/>
    </style:style>
    <style:style style:name="T30_45" style:family="text">
      <style:text-properties style:font-name="Calibri" style:font-name-asian="Calibri" style:font-name-complex="Calibri"/>
    </style:style>
    <style:style style:name="T30_46" style:family="text">
      <style:text-properties style:font-name="Calibri" style:font-name-asian="Calibri" style:font-name-complex="Calibri"/>
    </style:style>
    <style:style style:name="T30_47" style:family="text">
      <style:text-properties style:font-name="Calibri" style:font-name-asian="Calibri" style:font-name-complex="Calibri"/>
    </style:style>
    <style:style style:name="T30_48" style:family="text">
      <style:text-properties style:font-name="Calibri" style:font-name-asian="Calibri" style:font-name-complex="Calibri"/>
    </style:style>
    <style:style style:name="P31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32" style:family="paragraph" style:parent-style-name="Standard">
      <style:paragraph-properties fo:break-before="auto" fo:line-height="100%" style:writing-mode="lr-tb"/>
    </style:style>
    <style:style style:name="T32_1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32_2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32_3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32_4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33" style:family="paragraph" style:parent-style-name="Standard">
      <style:paragraph-properties fo:break-before="auto" fo:line-height="100%" style:writing-mode="lr-tb"/>
    </style:style>
    <style:style style:name="T33_1" style:family="text">
      <style:text-properties style:font-name="Calibri" style:font-name-asian="Calibri" style:font-name-complex="Calibri"/>
    </style:style>
    <style:style style:name="T33_2" style:family="text">
      <style:text-properties style:font-name="Calibri" style:font-name-asian="Calibri" style:font-name-complex="Calibri"/>
    </style:style>
    <style:style style:name="T33_3" style:family="text">
      <style:text-properties style:font-name="Calibri" style:font-name-asian="Calibri" style:font-name-complex="Calibri"/>
    </style:style>
    <style:style style:name="P34" style:family="paragraph" style:parent-style-name="Standard">
      <style:paragraph-properties fo:break-before="auto" fo:line-height="100%" style:writing-mode="lr-tb"/>
    </style:style>
    <style:style style:name="T34_1" style:family="text">
      <style:text-properties style:font-name="Calibri" style:font-name-asian="Calibri" style:font-name-complex="Calibri"/>
    </style:style>
    <style:style style:name="T34_2" style:family="text">
      <style:text-properties style:font-name="Calibri" style:font-name-asian="Calibri" style:font-name-complex="Calibri"/>
    </style:style>
    <style:style style:name="T34_3" style:family="text">
      <style:text-properties style:font-name="Calibri" style:font-name-asian="Calibri" style:font-name-complex="Calibri"/>
    </style:style>
    <style:style style:name="T34_4" style:family="text">
      <style:text-properties style:font-name="Calibri" style:font-name-asian="Calibri" style:font-name-complex="Calibri"/>
    </style:style>
    <style:style style:name="T34_5" style:family="text">
      <style:text-properties style:font-name="Calibri" style:font-name-asian="Calibri" style:font-name-complex="Calibri"/>
    </style:style>
    <style:style style:name="P35" style:family="paragraph" style:parent-style-name="Standard">
      <style:paragraph-properties fo:break-before="auto" fo:line-height="100%" fo:margin-left="0.847cm" style:writing-mode="lr-tb"/>
    </style:style>
    <style:style style:name="T35_1" style:family="text">
      <style:text-properties style:font-name="Calibri" style:font-name-asian="Calibri" style:font-name-complex="Calibri"/>
    </style:style>
    <style:style style:name="T35_2" style:family="text">
      <style:text-properties style:font-name="Calibri" style:font-name-asian="Calibri" style:font-name-complex="Calibri"/>
    </style:style>
    <style:style style:name="P36" style:family="paragraph" style:parent-style-name="Standard">
      <style:paragraph-properties fo:break-before="auto" fo:text-indent="-1.27cm" fo:line-height="100%" fo:margin-left="1.27cm" style:writing-mode="lr-tb"/>
    </style:style>
    <style:style style:name="T36_1" style:family="text">
      <style:text-properties style:font-name="Calibri" style:font-name-asian="Calibri" style:font-name-complex="Calibri"/>
    </style:style>
    <style:style style:name="T36_2" style:family="text">
      <style:text-properties style:font-name="Calibri" style:font-name-asian="Calibri" style:font-name-complex="Calibri"/>
    </style:style>
    <style:style style:name="T36_3" style:family="text">
      <style:text-properties style:font-name="Calibri" style:font-name-asian="Calibri" style:font-name-complex="Calibri"/>
    </style:style>
    <style:style style:name="T36_4" style:family="text">
      <style:text-properties style:font-name="Calibri" style:font-name-asian="Calibri" style:font-name-complex="Calibri"/>
    </style:style>
    <style:style style:name="T36_5" style:family="text">
      <style:text-properties style:font-name="Calibri" style:font-name-asian="Calibri" style:font-name-complex="Calibri"/>
    </style:style>
    <style:style style:name="T36_6" style:family="text">
      <style:text-properties style:font-name="Calibri" style:font-name-asian="Calibri" style:font-name-complex="Calibri"/>
    </style:style>
    <style:style style:name="T36_7" style:family="text">
      <style:text-properties style:font-name="Calibri" style:font-name-asian="Calibri" style:font-name-complex="Calibri"/>
    </style:style>
    <style:style style:name="T36_8" style:family="text">
      <style:text-properties style:font-name="Calibri" style:font-name-asian="Calibri" style:font-name-complex="Calibri"/>
    </style:style>
    <style:style style:name="T36_9" style:family="text">
      <style:text-properties style:font-name="Calibri" style:font-name-asian="Calibri" style:font-name-complex="Calibri"/>
    </style:style>
    <style:style style:name="T36_10" style:family="text">
      <style:text-properties style:font-name="Calibri" style:font-name-asian="Calibri" style:font-name-complex="Calibri"/>
    </style:style>
    <style:style style:name="T36_11" style:family="text">
      <style:text-properties style:font-name="Calibri" style:font-name-asian="Calibri" style:font-name-complex="Calibri"/>
    </style:style>
    <style:style style:name="T36_12" style:family="text">
      <style:text-properties style:font-name="Calibri" style:font-name-asian="Calibri" style:font-name-complex="Calibri"/>
    </style:style>
    <style:style style:name="T36_13" style:family="text">
      <style:text-properties style:font-name="Calibri" style:font-name-asian="Calibri" style:font-name-complex="Calibri"/>
    </style:style>
    <style:style style:name="T36_14" style:family="text">
      <style:text-properties style:font-name="Calibri" style:font-name-asian="Calibri" style:font-name-complex="Calibri"/>
    </style:style>
    <style:style style:name="T36_15" style:family="text">
      <style:text-properties style:font-name="Calibri" style:font-name-asian="Calibri" style:font-name-complex="Calibri"/>
    </style:style>
    <style:style style:name="T36_16" style:family="text">
      <style:text-properties style:font-name="Calibri" style:font-name-asian="Calibri" style:font-name-complex="Calibri"/>
    </style:style>
    <style:style style:name="T36_17" style:family="text">
      <style:text-properties style:font-name="Calibri" style:font-name-asian="Calibri" style:font-name-complex="Calibri"/>
    </style:style>
    <style:style style:name="T36_18" style:family="text">
      <style:text-properties style:font-name="Calibri" style:font-name-asian="Calibri" style:font-name-complex="Calibri"/>
    </style:style>
    <style:style style:name="T36_19" style:family="text"/>
    <style:style style:name="T36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6_21" style:family="text"/>
    <style:style style:name="T36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6_23" style:family="text"/>
    <style:style style:name="T36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6_25" style:family="text"/>
    <style:style style:name="T36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6_27" style:family="text"/>
    <style:style style:name="T36_2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6_29" style:family="text"/>
    <style:style style:name="T36_3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6_31" style:family="text"/>
    <style:style style:name="T36_3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6_33" style:family="text"/>
    <style:style style:name="T36_3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6_35" style:family="text"/>
    <style:style style:name="T36_3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6_37" style:family="text"/>
    <style:style style:name="T36_3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6_39" style:family="text"/>
    <style:style style:name="T36_4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6_41" style:family="text"/>
    <style:style style:name="T36_4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6_43" style:family="text"/>
    <style:style style:name="T36_4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6_45" style:family="text"/>
    <style:style style:name="T36_4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6_47" style:family="text"/>
    <style:style style:name="T36_4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6_49" style:family="text"/>
    <style:style style:name="T36_5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6_51" style:family="text">
      <style:text-properties style:font-name="Calibri" style:font-name-asian="Calibri" style:font-name-complex="Calibri"/>
    </style:style>
    <style:style style:name="T36_52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6_53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6_54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6_55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6_56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6_57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6_58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6_59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6_60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6_61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6_62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6_63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6_64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6_65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6_66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6_67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6_68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6_69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6_70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6_71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6_72" style:family="text">
      <style:text-properties style:font-name="Calibri" style:font-name-asian="Calibri" style:font-name-complex="Calibri"/>
    </style:style>
    <style:style style:name="P37" style:family="paragraph" style:parent-style-name="Standard">
      <style:paragraph-properties fo:break-before="auto" fo:text-indent="-1.27cm" fo:line-height="100%" fo:border-bottom="#808080 0.053cm solid" fo:margin-left="1.27cm" style:writing-mode="lr-tb"/>
    </style:style>
    <style:style style:name="T37_1" style:family="text">
      <style:text-properties style:font-name="Calibri" style:font-name-asian="Calibri" style:font-name-complex="Calibri"/>
    </style:style>
    <style:style style:name="T37_2" style:family="text">
      <style:text-properties style:font-name="Calibri" style:font-name-asian="Calibri" style:font-name-complex="Calibri"/>
    </style:style>
    <style:style style:name="T37_3" style:family="text">
      <style:text-properties style:font-name="Calibri" style:font-name-asian="Calibri" style:font-name-complex="Calibri"/>
    </style:style>
    <style:style style:name="T37_4" style:family="text">
      <style:text-properties style:font-name="Calibri" style:font-name-asian="Calibri" style:font-name-complex="Calibri"/>
    </style:style>
    <style:style style:name="T37_5" style:family="text">
      <style:text-properties style:font-name="Calibri" style:font-name-asian="Calibri" style:font-name-complex="Calibri"/>
    </style:style>
    <style:style style:name="T37_6" style:family="text">
      <style:text-properties style:font-name="Calibri" style:font-name-asian="Calibri" style:font-name-complex="Calibri"/>
    </style:style>
    <style:style style:name="T37_7" style:family="text">
      <style:text-properties style:font-name="Calibri" style:font-name-asian="Calibri" style:font-name-complex="Calibri"/>
    </style:style>
    <style:style style:name="T37_8" style:family="text">
      <style:text-properties style:font-name="Calibri" style:font-name-asian="Calibri" style:font-name-complex="Calibri"/>
    </style:style>
    <style:style style:name="T37_9" style:family="text">
      <style:text-properties style:font-name="Calibri" style:font-name-asian="Calibri" style:font-name-complex="Calibri"/>
    </style:style>
    <style:style style:name="T37_10" style:family="text">
      <style:text-properties style:font-name="Calibri" style:font-name-asian="Calibri" style:font-name-complex="Calibri"/>
    </style:style>
    <style:style style:name="T37_11" style:family="text">
      <style:text-properties style:font-name="Calibri" style:font-name-asian="Calibri" style:font-name-complex="Calibri"/>
    </style:style>
    <style:style style:name="T37_12" style:family="text">
      <style:text-properties style:font-name="Calibri" style:font-name-asian="Calibri" style:font-name-complex="Calibri"/>
    </style:style>
    <style:style style:name="T37_13" style:family="text">
      <style:text-properties style:font-name="Calibri" style:font-name-asian="Calibri" style:font-name-complex="Calibri"/>
    </style:style>
    <style:style style:name="T37_14" style:family="text">
      <style:text-properties style:font-name="Calibri" style:font-name-asian="Calibri" style:font-name-complex="Calibri"/>
    </style:style>
    <style:style style:name="T37_15" style:family="text"/>
    <style:style style:name="T37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17" style:family="text"/>
    <style:style style:name="T37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19" style:family="text"/>
    <style:style style:name="T37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21" style:family="text"/>
    <style:style style:name="T37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23" style:family="text"/>
    <style:style style:name="T37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25" style:family="text"/>
    <style:style style:name="T37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27" style:family="text"/>
    <style:style style:name="T37_2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29" style:family="text"/>
    <style:style style:name="T37_3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31" style:family="text"/>
    <style:style style:name="T37_3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33" style:family="text"/>
    <style:style style:name="T37_3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35" style:family="text"/>
    <style:style style:name="T37_3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37" style:family="text"/>
    <style:style style:name="T37_3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39" style:family="text"/>
    <style:style style:name="T37_4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41" style:family="text"/>
    <style:style style:name="T37_4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43" style:family="text"/>
    <style:style style:name="T37_4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45" style:family="text"/>
    <style:style style:name="T37_4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47" style:family="text"/>
    <style:style style:name="T37_4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49" style:family="text"/>
    <style:style style:name="T37_5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51" style:family="text"/>
    <style:style style:name="T37_5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53" style:family="text"/>
    <style:style style:name="T37_5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55" style:family="text"/>
    <style:style style:name="T37_5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57" style:family="text"/>
    <style:style style:name="T37_5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59" style:family="text"/>
    <style:style style:name="T37_6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61" style:family="text"/>
    <style:style style:name="T37_6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63" style:family="text"/>
    <style:style style:name="T37_6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65" style:family="text"/>
    <style:style style:name="T37_6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67" style:family="text"/>
    <style:style style:name="T37_6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69" style:family="text"/>
    <style:style style:name="T37_7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71" style:family="text"/>
    <style:style style:name="T37_7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73" style:family="text"/>
    <style:style style:name="T37_7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75" style:family="text"/>
    <style:style style:name="T37_7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77" style:family="text"/>
    <style:style style:name="T37_7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79" style:family="text"/>
    <style:style style:name="T37_8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81" style:family="text"/>
    <style:style style:name="T37_8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83" style:family="text"/>
    <style:style style:name="T37_8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85" style:family="text">
      <style:text-properties style:font-name="Calibri" style:font-name-asian="Calibri" style:font-name-complex="Calibri"/>
    </style:style>
    <style:style style:name="T37_86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7_87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7_88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7_89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7_90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7_91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7_92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7_93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7_94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7_95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7_96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7_97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7_98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7_99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7_100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7_101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7_102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7_103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7_104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7_105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37_106" style:family="text">
      <style:text-properties style:font-name="Calibri" style:font-name-asian="Calibri" style:font-name-complex="Calibri"/>
    </style:style>
    <style:style style:name="P38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39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40" style:family="paragraph" style:parent-style-name="Standard">
      <style:paragraph-properties fo:break-before="auto" fo:line-height="100%" style:writing-mode="lr-tb"/>
    </style:style>
    <style:style style:name="T40_1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40_2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40_3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40_4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41" style:family="paragraph" style:parent-style-name="Standard">
      <style:paragraph-properties fo:break-before="auto" fo:line-height="100%" style:writing-mode="lr-tb"/>
    </style:style>
    <style:style style:name="T41_1" style:family="text">
      <style:text-properties style:font-name="Calibri" style:font-name-asian="Calibri" style:font-name-complex="Calibri"/>
    </style:style>
    <style:style style:name="T41_2" style:family="text">
      <style:text-properties style:font-name="Calibri" style:font-name-asian="Calibri" style:font-name-complex="Calibri"/>
    </style:style>
    <style:style style:name="T41_3" style:family="text">
      <style:text-properties style:font-name="Calibri" style:font-name-asian="Calibri" style:font-name-complex="Calibri"/>
    </style:style>
    <style:style style:name="T41_4" style:family="text">
      <style:text-properties style:font-name="Calibri" style:font-name-asian="Calibri" style:font-name-complex="Calibri"/>
    </style:style>
    <style:style style:name="T41_5" style:family="text">
      <style:text-properties style:font-name="Calibri" style:font-name-asian="Calibri" style:font-name-complex="Calibri"/>
    </style:style>
    <style:style style:name="T41_6" style:family="text">
      <style:text-properties style:font-name="Calibri" style:font-name-asian="Calibri" style:font-name-complex="Calibri"/>
    </style:style>
    <style:style style:name="T41_7" style:family="text">
      <style:text-properties style:font-name="Calibri" style:font-name-asian="Calibri" style:font-name-complex="Calibri"/>
    </style:style>
    <style:style style:name="T41_8" style:family="text">
      <style:text-properties style:font-name="Calibri" style:font-name-asian="Calibri" style:font-name-complex="Calibri"/>
    </style:style>
    <style:style style:name="T41_9" style:family="text">
      <style:text-properties style:font-name="Calibri" style:font-name-asian="Calibri" style:font-name-complex="Calibri"/>
    </style:style>
    <style:style style:name="P42" style:family="paragraph" style:parent-style-name="Standard">
      <style:paragraph-properties fo:break-before="auto" fo:line-height="100%" style:writing-mode="lr-tb"/>
    </style:style>
    <style:style style:name="T42_1" style:family="text">
      <style:text-properties style:font-name="Calibri" style:font-name-asian="Calibri" style:font-name-complex="Calibri"/>
    </style:style>
    <style:style style:name="T42_2" style:family="text">
      <style:text-properties style:font-name="Calibri" style:font-name-asian="Calibri" style:font-name-complex="Calibri"/>
    </style:style>
    <style:style style:name="T42_3" style:family="text">
      <style:text-properties style:font-name="Calibri" style:font-name-asian="Calibri" style:font-name-complex="Calibri"/>
    </style:style>
    <style:style style:name="T42_4" style:family="text">
      <style:text-properties style:font-name="Calibri" style:font-name-asian="Calibri" style:font-name-complex="Calibri"/>
    </style:style>
    <style:style style:name="T42_5" style:family="text">
      <style:text-properties style:font-name="Calibri" style:font-name-asian="Calibri" style:font-name-complex="Calibri"/>
    </style:style>
    <style:style style:name="P43" style:family="paragraph" style:parent-style-name="Standard">
      <style:paragraph-properties fo:break-before="auto" fo:line-height="100%" style:writing-mode="lr-tb"/>
    </style:style>
    <style:style style:name="T43_1" style:family="text">
      <style:text-properties style:font-name="Calibri" style:font-name-asian="Calibri" style:font-name-complex="Calibri"/>
    </style:style>
    <style:style style:name="T43_2" style:family="text">
      <style:text-properties style:font-name="Calibri" style:font-name-asian="Calibri" style:font-name-complex="Calibri"/>
    </style:style>
    <style:style style:name="P44" style:family="paragraph" style:parent-style-name="Standard">
      <style:paragraph-properties fo:break-before="auto" fo:text-indent="-1.27cm" fo:line-height="100%" fo:margin-left="1.27cm" style:writing-mode="lr-tb"/>
    </style:style>
    <style:style style:name="T44_1" style:family="text">
      <style:text-properties fo:background-color="#ffffff" style:font-name="Calibri" style:font-name-asian="Calibri" style:font-name-complex="Calibri"/>
    </style:style>
    <style:style style:name="T44_2" style:family="text">
      <style:text-properties fo:background-color="#ffffff" style:font-name="Calibri" style:font-name-asian="Calibri" style:font-name-complex="Calibri"/>
    </style:style>
    <style:style style:name="T44_3" style:family="text">
      <style:text-properties fo:background-color="#ffffff" style:font-name="Calibri" style:font-name-asian="Calibri" style:font-name-complex="Calibri"/>
    </style:style>
    <style:style style:name="T44_4" style:family="text">
      <style:text-properties fo:background-color="#ffffff" style:font-name="Calibri" style:font-name-asian="Calibri" style:font-name-complex="Calibri"/>
    </style:style>
    <style:style style:name="T44_5" style:family="text">
      <style:text-properties fo:background-color="#ffffff" style:font-name="Calibri" style:font-name-asian="Calibri" style:font-name-complex="Calibri"/>
    </style:style>
    <style:style style:name="T44_6" style:family="text">
      <style:text-properties fo:background-color="#ffffff" style:font-name="Calibri" style:font-name-asian="Calibri" style:font-name-complex="Calibri"/>
    </style:style>
    <style:style style:name="T44_7" style:family="text"/>
    <style:style style:name="T44_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4_9" style:family="text"/>
    <style:style style:name="T44_1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4_11" style:family="text"/>
    <style:style style:name="T44_1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4_13" style:family="text"/>
    <style:style style:name="T44_1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4_15" style:family="text"/>
    <style:style style:name="T44_1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4_17" style:family="text"/>
    <style:style style:name="T44_1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4_19" style:family="text"/>
    <style:style style:name="T44_2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4_21" style:family="text"/>
    <style:style style:name="T44_2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4_23" style:family="text"/>
    <style:style style:name="T44_2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4_25" style:family="text"/>
    <style:style style:name="T44_2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4_27" style:family="text"/>
    <style:style style:name="T44_2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4_29" style:family="text"/>
    <style:style style:name="T44_3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4_31" style:family="text"/>
    <style:style style:name="T44_3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4_33" style:family="text"/>
    <style:style style:name="T44_3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4_35" style:family="text"/>
    <style:style style:name="T44_3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4_37" style:family="text"/>
    <style:style style:name="T44_3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4_39" style:family="text"/>
    <style:style style:name="T44_4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4_41" style:family="text"/>
    <style:style style:name="T44_4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4_43" style:family="text"/>
    <style:style style:name="T44_4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4_45" style:family="text"/>
    <style:style style:name="T44_4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4_47" style:family="text"/>
    <style:style style:name="T44_4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4_49" style:family="text"/>
    <style:style style:name="T44_5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4_51" style:family="text"/>
    <style:style style:name="T44_5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4_53" style:family="text"/>
    <style:style style:name="T44_5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4_55" style:family="text"/>
    <style:style style:name="T44_5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4_57" style:family="text">
      <style:text-properties fo:background-color="#ffffff" style:font-name="Calibri" style:font-name-asian="Calibri" style:font-name-complex="Calibri"/>
    </style:style>
    <style:style style:name="T44_58" style:family="text">
      <style:text-properties fo:background-color="#ffffff" fo:font-style="italic" style:font-style-asian="italic" style:font-style-complex="italic" style:font-name="Calibri" style:font-name-asian="Calibri" style:font-name-complex="Calibri"/>
    </style:style>
    <style:style style:name="T44_59" style:family="text">
      <style:text-properties fo:background-color="#ffffff" fo:font-style="italic" style:font-style-asian="italic" style:font-style-complex="italic" style:font-name="Calibri" style:font-name-asian="Calibri" style:font-name-complex="Calibri"/>
    </style:style>
    <style:style style:name="T44_60" style:family="text">
      <style:text-properties fo:background-color="#ffffff" fo:font-style="italic" style:font-style-asian="italic" style:font-style-complex="italic" style:font-name="Calibri" style:font-name-asian="Calibri" style:font-name-complex="Calibri"/>
    </style:style>
    <style:style style:name="T44_61" style:family="text">
      <style:text-properties fo:background-color="#ffffff" fo:font-style="italic" style:font-style-asian="italic" style:font-style-complex="italic" style:font-name="Calibri" style:font-name-asian="Calibri" style:font-name-complex="Calibri"/>
    </style:style>
    <style:style style:name="T44_62" style:family="text">
      <style:text-properties fo:background-color="#ffffff" fo:font-style="italic" style:font-style-asian="italic" style:font-style-complex="italic" style:font-name="Calibri" style:font-name-asian="Calibri" style:font-name-complex="Calibri"/>
    </style:style>
    <style:style style:name="T44_63" style:family="text">
      <style:text-properties fo:background-color="#ffffff" fo:font-style="italic" style:font-style-asian="italic" style:font-style-complex="italic" style:font-name="Calibri" style:font-name-asian="Calibri" style:font-name-complex="Calibri"/>
    </style:style>
    <style:style style:name="T44_64" style:family="text">
      <style:text-properties fo:background-color="#ffffff" fo:font-style="italic" style:font-style-asian="italic" style:font-style-complex="italic" style:font-name="Calibri" style:font-name-asian="Calibri" style:font-name-complex="Calibri"/>
    </style:style>
    <style:style style:name="T44_65" style:family="text">
      <style:text-properties fo:background-color="#ffffff" style:font-name="Calibri" style:font-name-asian="Calibri" style:font-name-complex="Calibri"/>
    </style:style>
    <style:style style:name="P45" style:family="paragraph" style:parent-style-name="Standard">
      <style:paragraph-properties fo:break-before="auto" fo:text-indent="-1.27cm" fo:line-height="100%" fo:margin-left="1.27cm" style:writing-mode="lr-tb"/>
    </style:style>
    <style:style style:name="T45_1" style:family="text">
      <style:text-properties fo:background-color="#ffffff" style:font-name="Calibri" style:font-name-asian="Calibri" style:font-name-complex="Calibri"/>
    </style:style>
    <style:style style:name="T45_2" style:family="text">
      <style:text-properties fo:background-color="#ffffff" style:font-name="Calibri" style:font-name-asian="Calibri" style:font-name-complex="Calibri"/>
    </style:style>
    <style:style style:name="T45_3" style:family="text">
      <style:text-properties fo:background-color="#ffffff" style:font-name="Calibri" style:font-name-asian="Calibri" style:font-name-complex="Calibri"/>
    </style:style>
    <style:style style:name="T45_4" style:family="text">
      <style:text-properties fo:background-color="#ffffff" style:font-name="Calibri" style:font-name-asian="Calibri" style:font-name-complex="Calibri"/>
    </style:style>
    <style:style style:name="T45_5" style:family="text">
      <style:text-properties fo:background-color="#ffffff" style:font-name="Calibri" style:font-name-asian="Calibri" style:font-name-complex="Calibri"/>
    </style:style>
    <style:style style:name="T45_6" style:family="text">
      <style:text-properties fo:background-color="#ffffff" style:font-name="Calibri" style:font-name-asian="Calibri" style:font-name-complex="Calibri"/>
    </style:style>
    <style:style style:name="T45_7" style:family="text">
      <style:text-properties fo:background-color="#ffffff" style:font-name="Calibri" style:font-name-asian="Calibri" style:font-name-complex="Calibri"/>
    </style:style>
    <style:style style:name="T45_8" style:family="text">
      <style:text-properties fo:background-color="#ffffff" style:font-name="Calibri" style:font-name-asian="Calibri" style:font-name-complex="Calibri"/>
    </style:style>
    <style:style style:name="T45_9" style:family="text">
      <style:text-properties fo:background-color="#ffffff" style:font-name="Calibri" style:font-name-asian="Calibri" style:font-name-complex="Calibri"/>
    </style:style>
    <style:style style:name="T45_10" style:family="text">
      <style:text-properties fo:background-color="#ffffff" style:font-name="Calibri" style:font-name-asian="Calibri" style:font-name-complex="Calibri"/>
    </style:style>
    <style:style style:name="T45_11" style:family="text">
      <style:text-properties fo:background-color="#ffffff" style:font-name="Calibri" style:font-name-asian="Calibri" style:font-name-complex="Calibri"/>
    </style:style>
    <style:style style:name="T45_12" style:family="text">
      <style:text-properties fo:background-color="#ffffff" style:font-name="Calibri" style:font-name-asian="Calibri" style:font-name-complex="Calibri"/>
    </style:style>
    <style:style style:name="T45_13" style:family="text"/>
    <style:style style:name="T45_1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5_15" style:family="text"/>
    <style:style style:name="T45_1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5_17" style:family="text"/>
    <style:style style:name="T45_1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5_19" style:family="text"/>
    <style:style style:name="T45_2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5_21" style:family="text"/>
    <style:style style:name="T45_2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5_23" style:family="text"/>
    <style:style style:name="T45_2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5_25" style:family="text"/>
    <style:style style:name="T45_2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5_27" style:family="text"/>
    <style:style style:name="T45_2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5_29" style:family="text"/>
    <style:style style:name="T45_3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5_31" style:family="text"/>
    <style:style style:name="T45_3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5_33" style:family="text"/>
    <style:style style:name="T45_3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5_35" style:family="text"/>
    <style:style style:name="T45_3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5_37" style:family="text"/>
    <style:style style:name="T45_3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5_39" style:family="text"/>
    <style:style style:name="T45_4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5_41" style:family="text"/>
    <style:style style:name="T45_4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5_43" style:family="text"/>
    <style:style style:name="T45_4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5_45" style:family="text"/>
    <style:style style:name="T45_4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5_47" style:family="text"/>
    <style:style style:name="T45_4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5_49" style:family="text"/>
    <style:style style:name="T45_5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5_51" style:family="text"/>
    <style:style style:name="T45_5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5_53" style:family="text"/>
    <style:style style:name="T45_5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5_55" style:family="text"/>
    <style:style style:name="T45_5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5_57" style:family="text"/>
    <style:style style:name="T45_5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5_59" style:family="text"/>
    <style:style style:name="T45_6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5_61" style:family="text"/>
    <style:style style:name="T45_6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5_63" style:family="text">
      <style:text-properties fo:background-color="#ffffff" style:font-name="Calibri" style:font-name-asian="Calibri" style:font-name-complex="Calibri"/>
    </style:style>
    <style:style style:name="T45_64" style:family="text">
      <style:text-properties fo:background-color="#ffffff" fo:font-style="italic" style:font-style-asian="italic" style:font-style-complex="italic" style:font-name="Calibri" style:font-name-asian="Calibri" style:font-name-complex="Calibri"/>
    </style:style>
    <style:style style:name="T45_65" style:family="text">
      <style:text-properties fo:background-color="#ffffff" fo:font-style="italic" style:font-style-asian="italic" style:font-style-complex="italic" style:font-name="Calibri" style:font-name-asian="Calibri" style:font-name-complex="Calibri"/>
    </style:style>
    <style:style style:name="T45_66" style:family="text">
      <style:text-properties fo:background-color="#ffffff" fo:font-style="italic" style:font-style-asian="italic" style:font-style-complex="italic" style:font-name="Calibri" style:font-name-asian="Calibri" style:font-name-complex="Calibri"/>
    </style:style>
    <style:style style:name="T45_67" style:family="text">
      <style:text-properties fo:background-color="#ffffff" fo:font-style="italic" style:font-style-asian="italic" style:font-style-complex="italic" style:font-name="Calibri" style:font-name-asian="Calibri" style:font-name-complex="Calibri"/>
    </style:style>
    <style:style style:name="T45_68" style:family="text">
      <style:text-properties fo:background-color="#ffffff" fo:font-style="italic" style:font-style-asian="italic" style:font-style-complex="italic" style:font-name="Calibri" style:font-name-asian="Calibri" style:font-name-complex="Calibri"/>
    </style:style>
    <style:style style:name="T45_69" style:family="text">
      <style:text-properties fo:background-color="#ffffff" fo:font-style="italic" style:font-style-asian="italic" style:font-style-complex="italic" style:font-name="Calibri" style:font-name-asian="Calibri" style:font-name-complex="Calibri"/>
    </style:style>
    <style:style style:name="T45_70" style:family="text">
      <style:text-properties fo:background-color="#ffffff" fo:font-style="italic" style:font-style-asian="italic" style:font-style-complex="italic" style:font-name="Calibri" style:font-name-asian="Calibri" style:font-name-complex="Calibri"/>
    </style:style>
    <style:style style:name="T45_71" style:family="text">
      <style:text-properties fo:background-color="#ffffff" fo:font-style="italic" style:font-style-asian="italic" style:font-style-complex="italic" style:font-name="Calibri" style:font-name-asian="Calibri" style:font-name-complex="Calibri"/>
    </style:style>
    <style:style style:name="T45_72" style:family="text">
      <style:text-properties fo:background-color="#ffffff" fo:font-style="italic" style:font-style-asian="italic" style:font-style-complex="italic" style:font-name="Calibri" style:font-name-asian="Calibri" style:font-name-complex="Calibri"/>
    </style:style>
    <style:style style:name="T45_73" style:family="text">
      <style:text-properties fo:background-color="#ffffff" fo:font-style="italic" style:font-style-asian="italic" style:font-style-complex="italic" style:font-name="Calibri" style:font-name-asian="Calibri" style:font-name-complex="Calibri"/>
    </style:style>
    <style:style style:name="T45_74" style:family="text">
      <style:text-properties fo:background-color="#ffffff" fo:font-style="italic" style:font-style-asian="italic" style:font-style-complex="italic" style:font-name="Calibri" style:font-name-asian="Calibri" style:font-name-complex="Calibri"/>
    </style:style>
    <style:style style:name="T45_75" style:family="text">
      <style:text-properties fo:background-color="#ffffff" fo:font-style="italic" style:font-style-asian="italic" style:font-style-complex="italic" style:font-name="Calibri" style:font-name-asian="Calibri" style:font-name-complex="Calibri"/>
    </style:style>
    <style:style style:name="T45_76" style:family="text">
      <style:text-properties fo:background-color="#ffffff" fo:font-style="italic" style:font-style-asian="italic" style:font-style-complex="italic" style:font-name="Calibri" style:font-name-asian="Calibri" style:font-name-complex="Calibri"/>
    </style:style>
    <style:style style:name="T45_77" style:family="text">
      <style:text-properties fo:background-color="#ffffff" style:font-name="Calibri" style:font-name-asian="Calibri" style:font-name-complex="Calibri"/>
    </style:style>
    <style:style style:name="P46" style:family="paragraph" style:parent-style-name="Standard">
      <style:paragraph-properties fo:break-before="auto" fo:text-indent="-1.27cm" fo:line-height="100%" fo:border-bottom="#808080 0.053cm solid" fo:margin-left="1.27cm" style:writing-mode="lr-tb"/>
    </style:style>
    <style:style style:name="T46_1" style:family="text">
      <style:text-properties fo:background-color="#ffffff" style:font-name="Calibri" style:font-name-asian="Calibri" style:font-name-complex="Calibri"/>
    </style:style>
    <style:style style:name="T46_2" style:family="text">
      <style:text-properties fo:background-color="#ffffff" style:font-name="Calibri" style:font-name-asian="Calibri" style:font-name-complex="Calibri"/>
    </style:style>
    <style:style style:name="T46_3" style:family="text">
      <style:text-properties fo:background-color="#ffffff" style:font-name="Calibri" style:font-name-asian="Calibri" style:font-name-complex="Calibri"/>
    </style:style>
    <style:style style:name="T46_4" style:family="text">
      <style:text-properties fo:background-color="#ffffff" style:font-name="Calibri" style:font-name-asian="Calibri" style:font-name-complex="Calibri"/>
    </style:style>
    <style:style style:name="T46_5" style:family="text">
      <style:text-properties fo:background-color="#ffffff" style:font-name="Calibri" style:font-name-asian="Calibri" style:font-name-complex="Calibri"/>
    </style:style>
    <style:style style:name="T46_6" style:family="text">
      <style:text-properties fo:background-color="#ffffff" style:font-name="Calibri" style:font-name-asian="Calibri" style:font-name-complex="Calibri"/>
    </style:style>
    <style:style style:name="T46_7" style:family="text">
      <style:text-properties fo:background-color="#ffffff" style:font-name="Calibri" style:font-name-asian="Calibri" style:font-name-complex="Calibri"/>
    </style:style>
    <style:style style:name="T46_8" style:family="text">
      <style:text-properties fo:background-color="#ffffff" style:font-name="Calibri" style:font-name-asian="Calibri" style:font-name-complex="Calibri"/>
    </style:style>
    <style:style style:name="T46_9" style:family="text">
      <style:text-properties fo:background-color="#ffffff" style:font-name="Calibri" style:font-name-asian="Calibri" style:font-name-complex="Calibri"/>
    </style:style>
    <style:style style:name="T46_10" style:family="text">
      <style:text-properties fo:background-color="#ffffff" style:font-name="Calibri" style:font-name-asian="Calibri" style:font-name-complex="Calibri"/>
    </style:style>
    <style:style style:name="T46_11" style:family="text">
      <style:text-properties fo:background-color="#ffffff" style:font-name="Calibri" style:font-name-asian="Calibri" style:font-name-complex="Calibri"/>
    </style:style>
    <style:style style:name="T46_12" style:family="text">
      <style:text-properties fo:background-color="#ffffff" style:font-name="Calibri" style:font-name-asian="Calibri" style:font-name-complex="Calibri"/>
    </style:style>
    <style:style style:name="T46_13" style:family="text">
      <style:text-properties fo:background-color="#ffffff" style:font-name="Calibri" style:font-name-asian="Calibri" style:font-name-complex="Calibri"/>
    </style:style>
    <style:style style:name="T46_14" style:family="text">
      <style:text-properties fo:background-color="#ffffff" style:font-name="Calibri" style:font-name-asian="Calibri" style:font-name-complex="Calibri"/>
    </style:style>
    <style:style style:name="T46_15" style:family="text">
      <style:text-properties fo:background-color="#ffffff" style:font-name="Calibri" style:font-name-asian="Calibri" style:font-name-complex="Calibri"/>
    </style:style>
    <style:style style:name="T46_16" style:family="text">
      <style:text-properties fo:background-color="#ffffff" style:font-name="Calibri" style:font-name-asian="Calibri" style:font-name-complex="Calibri"/>
    </style:style>
    <style:style style:name="T46_17" style:family="text">
      <style:text-properties fo:background-color="#ffffff" style:font-name="Calibri" style:font-name-asian="Calibri" style:font-name-complex="Calibri"/>
    </style:style>
    <style:style style:name="T46_18" style:family="text">
      <style:text-properties fo:background-color="#ffffff" style:font-name="Calibri" style:font-name-asian="Calibri" style:font-name-complex="Calibri"/>
    </style:style>
    <style:style style:name="T46_19" style:family="text">
      <style:text-properties fo:background-color="#ffffff" style:font-name="Calibri" style:font-name-asian="Calibri" style:font-name-complex="Calibri"/>
    </style:style>
    <style:style style:name="T46_20" style:family="text">
      <style:text-properties fo:background-color="#ffffff" style:font-name="Calibri" style:font-name-asian="Calibri" style:font-name-complex="Calibri"/>
    </style:style>
    <style:style style:name="T46_21" style:family="text">
      <style:text-properties fo:background-color="#ffffff" style:font-name="Calibri" style:font-name-asian="Calibri" style:font-name-complex="Calibri"/>
    </style:style>
    <style:style style:name="T46_22" style:family="text">
      <style:text-properties fo:background-color="#ffffff" style:font-name="Calibri" style:font-name-asian="Calibri" style:font-name-complex="Calibri"/>
    </style:style>
    <style:style style:name="T46_23" style:family="text">
      <style:text-properties fo:background-color="#ffffff" style:font-name="Calibri" style:font-name-asian="Calibri" style:font-name-complex="Calibri"/>
    </style:style>
    <style:style style:name="T46_24" style:family="text">
      <style:text-properties fo:background-color="#ffffff" style:font-name="Calibri" style:font-name-asian="Calibri" style:font-name-complex="Calibri"/>
    </style:style>
    <style:style style:name="T46_25" style:family="text">
      <style:text-properties fo:background-color="#ffffff" style:font-name="Calibri" style:font-name-asian="Calibri" style:font-name-complex="Calibri"/>
    </style:style>
    <style:style style:name="T46_26" style:family="text">
      <style:text-properties fo:background-color="#ffffff" style:font-name="Calibri" style:font-name-asian="Calibri" style:font-name-complex="Calibri"/>
    </style:style>
    <style:style style:name="T46_27" style:family="text"/>
    <style:style style:name="T46_28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46_29" style:family="text"/>
    <style:style style:name="T46_30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46_31" style:family="text"/>
    <style:style style:name="T46_32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46_33" style:family="text"/>
    <style:style style:name="T46_34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46_35" style:family="text"/>
    <style:style style:name="T46_36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46_37" style:family="text"/>
    <style:style style:name="T46_38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46_39" style:family="text"/>
    <style:style style:name="T46_40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46_41" style:family="text"/>
    <style:style style:name="T46_42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46_43" style:family="text"/>
    <style:style style:name="T46_44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46_45" style:family="text"/>
    <style:style style:name="T46_46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46_47" style:family="text"/>
    <style:style style:name="T46_48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46_49" style:family="text"/>
    <style:style style:name="T46_50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46_51" style:family="text"/>
    <style:style style:name="T46_52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46_53" style:family="text"/>
    <style:style style:name="T46_54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46_55" style:family="text"/>
    <style:style style:name="T46_56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46_57" style:family="text"/>
    <style:style style:name="T46_58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46_59" style:family="text"/>
    <style:style style:name="T46_60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46_61" style:family="text"/>
    <style:style style:name="T46_62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46_63" style:family="text"/>
    <style:style style:name="T46_64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46_65" style:family="text"/>
    <style:style style:name="T46_66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46_67" style:family="text"/>
    <style:style style:name="T46_68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46_69" style:family="text"/>
    <style:style style:name="T46_70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46_71" style:family="text"/>
    <style:style style:name="T46_72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46_73" style:family="text"/>
    <style:style style:name="T46_74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46_75" style:family="text"/>
    <style:style style:name="T46_76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46_77" style:family="text">
      <style:text-properties fo:background-color="#ffffff" fo:font-style="italic" style:font-style-asian="italic" style:font-style-complex="italic" style:font-name="Calibri" style:font-name-asian="Calibri" style:font-name-complex="Calibri"/>
    </style:style>
    <style:style style:name="T46_78" style:family="text">
      <style:text-properties fo:background-color="#ffffff" style:font-name="Calibri" style:font-name-asian="Calibri" style:font-name-complex="Calibri"/>
    </style:style>
    <style:style style:name="T46_79" style:family="text">
      <style:text-properties fo:background-color="#ffffff" style:font-name="Calibri" style:font-name-asian="Calibri" style:font-name-complex="Calibri"/>
    </style:style>
    <style:style style:name="T46_80" style:family="text">
      <style:text-properties fo:background-color="#ffffff" style:font-name="Calibri" style:font-name-asian="Calibri" style:font-name-complex="Calibri"/>
    </style:style>
    <style:style style:name="T46_81" style:family="text">
      <style:text-properties fo:background-color="#ffffff" style:font-name="Calibri" style:font-name-asian="Calibri" style:font-name-complex="Calibri"/>
    </style:style>
    <style:style style:name="T46_82" style:family="text">
      <style:text-properties fo:background-color="#ffffff" style:font-name="Calibri" style:font-name-asian="Calibri" style:font-name-complex="Calibri"/>
    </style:style>
    <style:style style:name="T46_83" style:family="text">
      <style:text-properties fo:background-color="#ffffff" style:font-name="Calibri" style:font-name-asian="Calibri" style:font-name-complex="Calibri"/>
    </style:style>
    <style:style style:name="T46_84" style:family="text">
      <style:text-properties fo:background-color="#ffffff" style:font-name="Calibri" style:font-name-asian="Calibri" style:font-name-complex="Calibri"/>
    </style:style>
    <style:style style:name="T46_85" style:family="text"/>
    <style:style style:name="T46_8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6_87" style:family="text"/>
    <style:style style:name="T46_8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6_89" style:family="text"/>
    <style:style style:name="T46_9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6_91" style:family="text"/>
    <style:style style:name="T46_9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6_93" style:family="text"/>
    <style:style style:name="T46_9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6_95" style:family="text"/>
    <style:style style:name="T46_9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6_97" style:family="text"/>
    <style:style style:name="T46_9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6_99" style:family="text"/>
    <style:style style:name="T46_10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6_101" style:family="text"/>
    <style:style style:name="T46_10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6_103" style:family="text"/>
    <style:style style:name="T46_10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6_105" style:family="text"/>
    <style:style style:name="T46_10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6_107" style:family="text"/>
    <style:style style:name="T46_10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6_109" style:family="text"/>
    <style:style style:name="T46_11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6_111" style:family="text"/>
    <style:style style:name="T46_11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6_113" style:family="text"/>
    <style:style style:name="T46_11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6_115" style:family="text"/>
    <style:style style:name="T46_11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6_117" style:family="text"/>
    <style:style style:name="T46_11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6_119" style:family="text"/>
    <style:style style:name="T46_12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46_121" style:family="text"/>
    <style:style style:name="T46_12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P47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48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49" style:family="paragraph" style:parent-style-name="Standard">
      <style:paragraph-properties fo:break-before="auto" fo:line-height="100%" style:writing-mode="lr-tb"/>
    </style:style>
    <style:style style:name="T49_1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49_2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49_3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49_4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50" style:family="paragraph" style:parent-style-name="Standard">
      <style:paragraph-properties fo:break-before="auto" fo:line-height="100%" style:writing-mode="lr-tb"/>
    </style:style>
    <style:style style:name="T50_1" style:family="text">
      <style:text-properties style:font-name="Calibri" style:font-name-asian="Calibri" style:font-name-complex="Calibri"/>
    </style:style>
    <style:style style:name="T50_2" style:family="text">
      <style:text-properties style:font-name="Calibri" style:font-name-asian="Calibri" style:font-name-complex="Calibri"/>
    </style:style>
    <style:style style:name="T50_3" style:family="text">
      <style:text-properties style:font-name="Calibri" style:font-name-asian="Calibri" style:font-name-complex="Calibri"/>
    </style:style>
    <style:style style:name="T50_4" style:family="text">
      <style:text-properties style:font-name="Calibri" style:font-name-asian="Calibri" style:font-name-complex="Calibri"/>
    </style:style>
    <style:style style:name="T50_5" style:family="text">
      <style:text-properties style:font-name="Calibri" style:font-name-asian="Calibri" style:font-name-complex="Calibri"/>
    </style:style>
    <style:style style:name="T50_6" style:family="text">
      <style:text-properties style:font-name="Calibri" style:font-name-asian="Calibri" style:font-name-complex="Calibri"/>
    </style:style>
    <style:style style:name="T50_7" style:family="text">
      <style:text-properties style:font-name="Calibri" style:font-name-asian="Calibri" style:font-name-complex="Calibri"/>
    </style:style>
    <style:style style:name="T50_8" style:family="text">
      <style:text-properties style:font-name="Calibri" style:font-name-asian="Calibri" style:font-name-complex="Calibri"/>
    </style:style>
    <style:style style:name="T50_9" style:family="text">
      <style:text-properties style:font-name="Calibri" style:font-name-asian="Calibri" style:font-name-complex="Calibri"/>
    </style:style>
    <style:style style:name="T50_10" style:family="text">
      <style:text-properties style:font-name="Calibri" style:font-name-asian="Calibri" style:font-name-complex="Calibri"/>
    </style:style>
    <style:style style:name="T50_11" style:family="text">
      <style:text-properties style:font-name="Calibri" style:font-name-asian="Calibri" style:font-name-complex="Calibri"/>
    </style:style>
    <style:style style:name="T50_12" style:family="text">
      <style:text-properties style:font-name="Calibri" style:font-name-asian="Calibri" style:font-name-complex="Calibri"/>
    </style:style>
    <style:style style:name="T50_13" style:family="text">
      <style:text-properties style:font-name="Calibri" style:font-name-asian="Calibri" style:font-name-complex="Calibri"/>
    </style:style>
    <style:style style:name="P51" style:family="paragraph" style:parent-style-name="Standard">
      <style:paragraph-properties fo:break-before="auto" fo:line-height="100%" style:writing-mode="lr-tb"/>
    </style:style>
    <style:style style:name="T51_1" style:family="text">
      <style:text-properties style:font-name="Calibri" style:font-name-asian="Calibri" style:font-name-complex="Calibri"/>
    </style:style>
    <style:style style:name="T51_2" style:family="text">
      <style:text-properties style:font-name="Calibri" style:font-name-asian="Calibri" style:font-name-complex="Calibri"/>
    </style:style>
    <style:style style:name="T51_3" style:family="text">
      <style:text-properties style:font-name="Calibri" style:font-name-asian="Calibri" style:font-name-complex="Calibri"/>
    </style:style>
    <style:style style:name="T51_4" style:family="text">
      <style:text-properties style:font-name="Calibri" style:font-name-asian="Calibri" style:font-name-complex="Calibri"/>
    </style:style>
    <style:style style:name="T51_5" style:family="text">
      <style:text-properties style:font-name="Calibri" style:font-name-asian="Calibri" style:font-name-complex="Calibri"/>
    </style:style>
    <style:style style:name="T51_6" style:family="text">
      <style:text-properties style:font-name="Calibri" style:font-name-asian="Calibri" style:font-name-complex="Calibri"/>
    </style:style>
    <style:style style:name="T51_7" style:family="text">
      <style:text-properties style:font-name="Calibri" style:font-name-asian="Calibri" style:font-name-complex="Calibri"/>
    </style:style>
    <style:style style:name="T51_8" style:family="text">
      <style:text-properties style:font-name="Calibri" style:font-name-asian="Calibri" style:font-name-complex="Calibri"/>
    </style:style>
    <style:style style:name="T51_9" style:family="text">
      <style:text-properties style:font-name="Calibri" style:font-name-asian="Calibri" style:font-name-complex="Calibri"/>
    </style:style>
    <style:style style:name="T51_10" style:family="text">
      <style:text-properties style:font-name="Calibri" style:font-name-asian="Calibri" style:font-name-complex="Calibri"/>
    </style:style>
    <style:style style:name="T51_11" style:family="text">
      <style:text-properties style:font-name="Calibri" style:font-name-asian="Calibri" style:font-name-complex="Calibri"/>
    </style:style>
    <style:style style:name="P52" style:family="paragraph" style:parent-style-name="Standard">
      <style:paragraph-properties fo:break-before="auto" fo:line-height="100%" fo:border-bottom="#808080 0.053cm solid" style:writing-mode="lr-tb"/>
    </style:style>
    <style:style style:name="T52_1" style:family="text">
      <style:text-properties style:font-name="Calibri" style:font-name-asian="Calibri" style:font-name-complex="Calibri"/>
    </style:style>
    <style:style style:name="T52_2" style:family="text">
      <style:text-properties style:font-name="Calibri" style:font-name-asian="Calibri" style:font-name-complex="Calibri"/>
    </style:style>
    <style:style style:name="T52_3" style:family="text">
      <style:text-properties style:font-name="Calibri" style:font-name-asian="Calibri" style:font-name-complex="Calibri"/>
    </style:style>
    <style:style style:name="P53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54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55" style:family="paragraph" style:parent-style-name="Standard">
      <style:paragraph-properties fo:break-before="auto" fo:line-height="100%" style:writing-mode="lr-tb"/>
    </style:style>
    <style:style style:name="T55_1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55_2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55_3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55_4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56" style:family="paragraph" style:parent-style-name="Standard">
      <style:paragraph-properties fo:break-before="auto" fo:line-height="100%" style:writing-mode="lr-tb"/>
    </style:style>
    <style:style style:name="T56_1" style:family="text">
      <style:text-properties style:font-name="Calibri" style:font-name-asian="Calibri" style:font-name-complex="Calibri"/>
    </style:style>
    <style:style style:name="T56_2" style:family="text">
      <style:text-properties style:font-name="Calibri" style:font-name-asian="Calibri" style:font-name-complex="Calibri"/>
    </style:style>
    <style:style style:name="T56_3" style:family="text">
      <style:text-properties style:font-name="Calibri" style:font-name-asian="Calibri" style:font-name-complex="Calibri"/>
    </style:style>
    <style:style style:name="T56_4" style:family="text">
      <style:text-properties style:font-name="Calibri" style:font-name-asian="Calibri" style:font-name-complex="Calibri"/>
    </style:style>
    <style:style style:name="T56_5" style:family="text">
      <style:text-properties style:font-name="Calibri" style:font-name-asian="Calibri" style:font-name-complex="Calibri"/>
    </style:style>
    <style:style style:name="T56_6" style:family="text">
      <style:text-properties style:font-name="Calibri" style:font-name-asian="Calibri" style:font-name-complex="Calibri"/>
    </style:style>
    <style:style style:name="T56_7" style:family="text">
      <style:text-properties style:font-name="Calibri" style:font-name-asian="Calibri" style:font-name-complex="Calibri"/>
    </style:style>
    <style:style style:name="T56_8" style:family="text">
      <style:text-properties style:font-name="Calibri" style:font-name-asian="Calibri" style:font-name-complex="Calibri"/>
    </style:style>
    <style:style style:name="T56_9" style:family="text">
      <style:text-properties style:font-name="Calibri" style:font-name-asian="Calibri" style:font-name-complex="Calibri"/>
    </style:style>
    <style:style style:name="T56_10" style:family="text">
      <style:text-properties style:font-name="Calibri" style:font-name-asian="Calibri" style:font-name-complex="Calibri"/>
    </style:style>
    <style:style style:name="T56_11" style:family="text">
      <style:text-properties style:font-name="Calibri" style:font-name-asian="Calibri" style:font-name-complex="Calibri"/>
    </style:style>
    <style:style style:name="T56_12" style:family="text">
      <style:text-properties style:font-name="Calibri" style:font-name-asian="Calibri" style:font-name-complex="Calibri"/>
    </style:style>
    <style:style style:name="T56_13" style:family="text">
      <style:text-properties style:font-name="Calibri" style:font-name-asian="Calibri" style:font-name-complex="Calibri"/>
    </style:style>
    <style:style style:name="T56_14" style:family="text">
      <style:text-properties style:font-name="Calibri" style:font-name-asian="Calibri" style:font-name-complex="Calibri"/>
    </style:style>
    <style:style style:name="T56_15" style:family="text">
      <style:text-properties style:font-name="Calibri" style:font-name-asian="Calibri" style:font-name-complex="Calibri"/>
    </style:style>
    <style:style style:name="P57" style:family="paragraph" style:parent-style-name="Standard">
      <style:paragraph-properties fo:break-before="auto" fo:line-height="100%" style:writing-mode="lr-tb"/>
    </style:style>
    <style:style style:name="T57_1" style:family="text">
      <style:text-properties style:font-name="Calibri" style:font-name-asian="Calibri" style:font-name-complex="Calibri"/>
    </style:style>
    <style:style style:name="T57_2" style:family="text">
      <style:text-properties style:font-name="Calibri" style:font-name-asian="Calibri" style:font-name-complex="Calibri"/>
    </style:style>
    <style:style style:name="T57_3" style:family="text">
      <style:text-properties style:font-name="Calibri" style:font-name-asian="Calibri" style:font-name-complex="Calibri"/>
    </style:style>
    <style:style style:name="T57_4" style:family="text">
      <style:text-properties style:font-name="Calibri" style:font-name-asian="Calibri" style:font-name-complex="Calibri"/>
    </style:style>
    <style:style style:name="T57_5" style:family="text">
      <style:text-properties style:font-name="Calibri" style:font-name-asian="Calibri" style:font-name-complex="Calibri"/>
    </style:style>
    <style:style style:name="P58" style:family="paragraph" style:parent-style-name="Standard">
      <style:paragraph-properties fo:break-before="auto" fo:line-height="100%" style:writing-mode="lr-tb"/>
    </style:style>
    <style:style style:name="T58_1" style:family="text">
      <style:text-properties style:font-name="Calibri" style:font-name-asian="Calibri" style:font-name-complex="Calibri"/>
    </style:style>
    <style:style style:name="T58_2" style:family="text">
      <style:text-properties style:font-name="Calibri" style:font-name-asian="Calibri" style:font-name-complex="Calibri"/>
    </style:style>
    <style:style style:name="P59" style:family="paragraph" style:parent-style-name="Standard">
      <style:paragraph-properties fo:break-before="auto" fo:text-indent="-1.27cm" fo:line-height="100%" fo:margin-left="1.27cm" style:writing-mode="lr-tb"/>
    </style:style>
    <style:style style:name="T59_1" style:family="text">
      <style:text-properties fo:background-color="#ffffff" fo:color="#333333" style:font-name="Calibri" style:font-name-asian="Calibri" style:font-name-complex="Calibri"/>
    </style:style>
    <style:style style:name="T59_2" style:family="text">
      <style:text-properties fo:background-color="#ffffff" fo:color="#333333" style:font-name="Calibri" style:font-name-asian="Calibri" style:font-name-complex="Calibri"/>
    </style:style>
    <style:style style:name="T59_3" style:family="text">
      <style:text-properties fo:background-color="#ffffff" fo:color="#333333" style:font-name="Calibri" style:font-name-asian="Calibri" style:font-name-complex="Calibri"/>
    </style:style>
    <style:style style:name="T59_4" style:family="text">
      <style:text-properties fo:background-color="#ffffff" fo:color="#333333" style:font-name="Calibri" style:font-name-asian="Calibri" style:font-name-complex="Calibri"/>
    </style:style>
    <style:style style:name="T59_5" style:family="text">
      <style:text-properties fo:background-color="#ffffff" fo:color="#333333" style:font-name="Calibri" style:font-name-asian="Calibri" style:font-name-complex="Calibri"/>
    </style:style>
    <style:style style:name="T59_6" style:family="text">
      <style:text-properties fo:background-color="#ffffff" fo:color="#333333" style:font-name="Calibri" style:font-name-asian="Calibri" style:font-name-complex="Calibri"/>
    </style:style>
    <style:style style:name="T59_7" style:family="text">
      <style:text-properties fo:background-color="#ffffff" fo:color="#333333" style:font-name="Calibri" style:font-name-asian="Calibri" style:font-name-complex="Calibri"/>
    </style:style>
    <style:style style:name="T59_8" style:family="text">
      <style:text-properties fo:background-color="#ffffff" fo:color="#333333" style:font-name="Calibri" style:font-name-asian="Calibri" style:font-name-complex="Calibri"/>
    </style:style>
    <style:style style:name="T59_9" style:family="text">
      <style:text-properties fo:background-color="#ffffff" fo:color="#333333" style:font-name="Calibri" style:font-name-asian="Calibri" style:font-name-complex="Calibri"/>
    </style:style>
    <style:style style:name="T59_10" style:family="text">
      <style:text-properties fo:background-color="#ffffff" fo:color="#333333" style:font-name="Calibri" style:font-name-asian="Calibri" style:font-name-complex="Calibri"/>
    </style:style>
    <style:style style:name="T59_11" style:family="text">
      <style:text-properties fo:background-color="#ffffff" fo:color="#333333" style:font-name="Calibri" style:font-name-asian="Calibri" style:font-name-complex="Calibri"/>
    </style:style>
    <style:style style:name="T59_12" style:family="text">
      <style:text-properties fo:background-color="#ffffff" fo:color="#333333" style:font-name="Calibri" style:font-name-asian="Calibri" style:font-name-complex="Calibri"/>
    </style:style>
    <style:style style:name="T59_13" style:family="text">
      <style:text-properties fo:background-color="#ffffff" fo:color="#333333" style:font-name="Calibri" style:font-name-asian="Calibri" style:font-name-complex="Calibri"/>
    </style:style>
    <style:style style:name="T59_14" style:family="text">
      <style:text-properties fo:background-color="#ffffff" fo:color="#333333" style:font-name="Calibri" style:font-name-asian="Calibri" style:font-name-complex="Calibri"/>
    </style:style>
    <style:style style:name="T59_15" style:family="text"/>
    <style:style style:name="T59_1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17" style:family="text"/>
    <style:style style:name="T59_1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19" style:family="text"/>
    <style:style style:name="T59_2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21" style:family="text"/>
    <style:style style:name="T59_2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23" style:family="text"/>
    <style:style style:name="T59_2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25" style:family="text"/>
    <style:style style:name="T59_2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27" style:family="text"/>
    <style:style style:name="T59_2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29" style:family="text"/>
    <style:style style:name="T59_3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31" style:family="text"/>
    <style:style style:name="T59_3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33" style:family="text"/>
    <style:style style:name="T59_3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35" style:family="text"/>
    <style:style style:name="T59_3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37" style:family="text"/>
    <style:style style:name="T59_3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39" style:family="text"/>
    <style:style style:name="T59_4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41" style:family="text"/>
    <style:style style:name="T59_4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43" style:family="text"/>
    <style:style style:name="T59_4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45" style:family="text"/>
    <style:style style:name="T59_4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47" style:family="text"/>
    <style:style style:name="T59_4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49" style:family="text"/>
    <style:style style:name="T59_5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51" style:family="text"/>
    <style:style style:name="T59_5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53" style:family="text"/>
    <style:style style:name="T59_5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55" style:family="text"/>
    <style:style style:name="T59_5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57" style:family="text"/>
    <style:style style:name="T59_5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59" style:family="text"/>
    <style:style style:name="T59_6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61" style:family="text"/>
    <style:style style:name="T59_6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63" style:family="text"/>
    <style:style style:name="T59_6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65" style:family="text"/>
    <style:style style:name="T59_6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67" style:family="text"/>
    <style:style style:name="T59_6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69" style:family="text"/>
    <style:style style:name="T59_7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71" style:family="text"/>
    <style:style style:name="T59_7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73" style:family="text"/>
    <style:style style:name="T59_7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75" style:family="text"/>
    <style:style style:name="T59_7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77" style:family="text"/>
    <style:style style:name="T59_7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79" style:family="text"/>
    <style:style style:name="T59_8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81" style:family="text"/>
    <style:style style:name="T59_8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83" style:family="text"/>
    <style:style style:name="T59_8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85" style:family="text"/>
    <style:style style:name="T59_8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87" style:family="text"/>
    <style:style style:name="T59_8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89" style:family="text"/>
    <style:style style:name="T59_9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91" style:family="text"/>
    <style:style style:name="T59_9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59_93" style:family="text">
      <style:text-properties fo:background-color="#ffffff" fo:color="#333333" style:font-name="Calibri" style:font-name-asian="Calibri" style:font-name-complex="Calibri"/>
    </style:style>
    <style:style style:name="T59_94" style:family="text">
      <style:text-properties fo:background-color="#ffffff" fo:font-style="italic" style:font-style-asian="italic" style:font-style-complex="italic" fo:color="#333333" style:font-name="Calibri" style:font-name-asian="Calibri" style:font-name-complex="Calibri"/>
    </style:style>
    <style:style style:name="T59_95" style:family="text">
      <style:text-properties fo:background-color="#ffffff" fo:font-style="italic" style:font-style-asian="italic" style:font-style-complex="italic" fo:color="#333333" style:font-name="Calibri" style:font-name-asian="Calibri" style:font-name-complex="Calibri"/>
    </style:style>
    <style:style style:name="T59_96" style:family="text">
      <style:text-properties fo:background-color="#ffffff" fo:font-style="italic" style:font-style-asian="italic" style:font-style-complex="italic" fo:color="#333333" style:font-name="Calibri" style:font-name-asian="Calibri" style:font-name-complex="Calibri"/>
    </style:style>
    <style:style style:name="T59_97" style:family="text">
      <style:text-properties fo:background-color="#ffffff" fo:font-style="italic" style:font-style-asian="italic" style:font-style-complex="italic" fo:color="#333333" style:font-name="Calibri" style:font-name-asian="Calibri" style:font-name-complex="Calibri"/>
    </style:style>
    <style:style style:name="T59_98" style:family="text">
      <style:text-properties fo:background-color="#ffffff" fo:font-style="italic" style:font-style-asian="italic" style:font-style-complex="italic" fo:color="#333333" style:font-name="Calibri" style:font-name-asian="Calibri" style:font-name-complex="Calibri"/>
    </style:style>
    <style:style style:name="T59_99" style:family="text">
      <style:text-properties fo:background-color="#ffffff" fo:font-style="italic" style:font-style-asian="italic" style:font-style-complex="italic" fo:color="#333333" style:font-name="Calibri" style:font-name-asian="Calibri" style:font-name-complex="Calibri"/>
    </style:style>
    <style:style style:name="T59_100" style:family="text">
      <style:text-properties fo:background-color="#ffffff" fo:font-style="italic" style:font-style-asian="italic" style:font-style-complex="italic" fo:color="#333333" style:font-name="Calibri" style:font-name-asian="Calibri" style:font-name-complex="Calibri"/>
    </style:style>
    <style:style style:name="T59_101" style:family="text">
      <style:text-properties fo:background-color="#ffffff" fo:font-style="italic" style:font-style-asian="italic" style:font-style-complex="italic" fo:color="#333333" style:font-name="Calibri" style:font-name-asian="Calibri" style:font-name-complex="Calibri"/>
    </style:style>
    <style:style style:name="T59_102" style:family="text">
      <style:text-properties fo:background-color="#ffffff" fo:font-style="italic" style:font-style-asian="italic" style:font-style-complex="italic" fo:color="#333333" style:font-name="Calibri" style:font-name-asian="Calibri" style:font-name-complex="Calibri"/>
    </style:style>
    <style:style style:name="T59_103" style:family="text">
      <style:text-properties fo:background-color="#ffffff" fo:font-style="italic" style:font-style-asian="italic" style:font-style-complex="italic" fo:color="#333333" style:font-name="Calibri" style:font-name-asian="Calibri" style:font-name-complex="Calibri"/>
    </style:style>
    <style:style style:name="T59_104" style:family="text">
      <style:text-properties fo:background-color="#ffffff" fo:color="#333333" style:font-name="Calibri" style:font-name-asian="Calibri" style:font-name-complex="Calibri"/>
    </style:style>
    <style:style style:name="T59_105" style:family="text">
      <style:text-properties fo:background-color="#ffffff" fo:color="#333333" style:font-name="Calibri" style:font-name-asian="Calibri" style:font-name-complex="Calibri"/>
    </style:style>
    <style:style style:name="T59_106" style:family="text">
      <style:text-properties fo:background-color="#ffffff" fo:color="#333333" style:font-name="Calibri" style:font-name-asian="Calibri" style:font-name-complex="Calibri"/>
    </style:style>
    <style:style style:name="T59_107" style:family="text">
      <style:text-properties fo:background-color="#ffffff" fo:color="#333333" style:font-name="Calibri" style:font-name-asian="Calibri" style:font-name-complex="Calibri"/>
    </style:style>
    <style:style style:name="T59_108" style:family="text">
      <style:text-properties fo:background-color="#ffffff" fo:color="#333333" style:font-name="Calibri" style:font-name-asian="Calibri" style:font-name-complex="Calibri"/>
    </style:style>
    <style:style style:name="P60" style:family="paragraph" style:parent-style-name="Standard">
      <style:paragraph-properties fo:break-before="auto" fo:text-indent="-1.27cm" fo:line-height="100%" fo:border-bottom="#808080 0.053cm solid" fo:margin-left="1.27cm" style:writing-mode="lr-tb"/>
    </style:style>
    <style:style style:name="T60_1" style:family="text">
      <style:text-properties fo:background-color="#ffffff" fo:color="#333333" style:font-name="Calibri" style:font-name-asian="Calibri" style:font-name-complex="Calibri"/>
    </style:style>
    <style:style style:name="T60_2" style:family="text">
      <style:text-properties fo:background-color="#ffffff" fo:color="#333333" style:font-name="Calibri" style:font-name-asian="Calibri" style:font-name-complex="Calibri"/>
    </style:style>
    <style:style style:name="T60_3" style:family="text">
      <style:text-properties fo:background-color="#ffffff" fo:color="#333333" style:font-name="Calibri" style:font-name-asian="Calibri" style:font-name-complex="Calibri"/>
    </style:style>
    <style:style style:name="T60_4" style:family="text">
      <style:text-properties fo:background-color="#ffffff" fo:color="#333333" style:font-name="Calibri" style:font-name-asian="Calibri" style:font-name-complex="Calibri"/>
    </style:style>
    <style:style style:name="T60_5" style:family="text"/>
    <style:style style:name="T60_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0_7" style:family="text"/>
    <style:style style:name="T60_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0_9" style:family="text"/>
    <style:style style:name="T60_1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0_11" style:family="text"/>
    <style:style style:name="T60_1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0_13" style:family="text"/>
    <style:style style:name="T60_1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0_15" style:family="text"/>
    <style:style style:name="T60_1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0_17" style:family="text"/>
    <style:style style:name="T60_1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0_19" style:family="text"/>
    <style:style style:name="T60_2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0_21" style:family="text"/>
    <style:style style:name="T60_2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0_23" style:family="text"/>
    <style:style style:name="T60_2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0_25" style:family="text"/>
    <style:style style:name="T60_2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0_27" style:family="text"/>
    <style:style style:name="T60_2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0_29" style:family="text"/>
    <style:style style:name="T60_3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0_31" style:family="text"/>
    <style:style style:name="T60_3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0_33" style:family="text"/>
    <style:style style:name="T60_3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0_35" style:family="text"/>
    <style:style style:name="T60_3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0_37" style:family="text"/>
    <style:style style:name="T60_3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0_39" style:family="text"/>
    <style:style style:name="T60_4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0_41" style:family="text"/>
    <style:style style:name="T60_4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0_43" style:family="text"/>
    <style:style style:name="T60_4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0_45" style:family="text"/>
    <style:style style:name="T60_4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0_47" style:family="text"/>
    <style:style style:name="T60_4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0_49" style:family="text"/>
    <style:style style:name="T60_5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0_51" style:family="text">
      <style:text-properties fo:background-color="#ffffff" fo:color="#333333" style:font-name="Calibri" style:font-name-asian="Calibri" style:font-name-complex="Calibri"/>
    </style:style>
    <style:style style:name="T60_52" style:family="text">
      <style:text-properties fo:background-color="#ffffff" fo:font-style="italic" style:font-style-asian="italic" style:font-style-complex="italic" fo:color="#333333" style:font-name="Calibri" style:font-name-asian="Calibri" style:font-name-complex="Calibri"/>
    </style:style>
    <style:style style:name="T60_53" style:family="text">
      <style:text-properties fo:background-color="#ffffff" fo:font-style="italic" style:font-style-asian="italic" style:font-style-complex="italic" fo:color="#333333" style:font-name="Calibri" style:font-name-asian="Calibri" style:font-name-complex="Calibri"/>
    </style:style>
    <style:style style:name="T60_54" style:family="text">
      <style:text-properties fo:background-color="#ffffff" fo:font-style="italic" style:font-style-asian="italic" style:font-style-complex="italic" fo:color="#333333" style:font-name="Calibri" style:font-name-asian="Calibri" style:font-name-complex="Calibri"/>
    </style:style>
    <style:style style:name="T60_55" style:family="text">
      <style:text-properties fo:background-color="#ffffff" fo:color="#333333" style:font-name="Calibri" style:font-name-asian="Calibri" style:font-name-complex="Calibri"/>
    </style:style>
    <style:style style:name="T60_56" style:family="text">
      <style:text-properties fo:background-color="#ffffff" fo:color="#333333" style:font-name="Calibri" style:font-name-asian="Calibri" style:font-name-complex="Calibri"/>
    </style:style>
    <style:style style:name="T60_57" style:family="text">
      <style:text-properties fo:background-color="#ffffff" fo:color="#333333" style:font-name="Calibri" style:font-name-asian="Calibri" style:font-name-complex="Calibri"/>
    </style:style>
    <style:style style:name="T60_58" style:family="text">
      <style:text-properties fo:background-color="#ffffff" fo:color="#333333" style:font-name="Calibri" style:font-name-asian="Calibri" style:font-name-complex="Calibri"/>
    </style:style>
    <style:style style:name="T60_59" style:family="text">
      <style:text-properties fo:background-color="#ffffff" fo:color="#333333" style:font-name="Calibri" style:font-name-asian="Calibri" style:font-name-complex="Calibri"/>
    </style:style>
    <style:style style:name="P61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62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 fo:font-weight="bold" style:font-weight-asian="bold" style:font-weight-complex="bold"/>
    </style:style>
    <style:style style:name="P63" style:family="paragraph" style:parent-style-name="Standard">
      <style:paragraph-properties fo:break-before="auto" fo:line-height="100%" style:writing-mode="lr-tb"/>
    </style:style>
    <style:style style:name="T63_1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63_2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63_3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63_4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64" style:family="paragraph" style:parent-style-name="Standard">
      <style:paragraph-properties fo:break-before="auto" fo:line-height="100%" style:writing-mode="lr-tb"/>
    </style:style>
    <style:style style:name="T64_1" style:family="text">
      <style:text-properties style:font-name="Calibri" style:font-name-asian="Calibri" style:font-name-complex="Calibri"/>
    </style:style>
    <style:style style:name="T64_2" style:family="text">
      <style:text-properties style:font-name="Calibri" style:font-name-asian="Calibri" style:font-name-complex="Calibri"/>
    </style:style>
    <style:style style:name="T64_3" style:family="text">
      <style:text-properties style:font-name="Calibri" style:font-name-asian="Calibri" style:font-name-complex="Calibri"/>
    </style:style>
    <style:style style:name="T64_4" style:family="text">
      <style:text-properties style:font-name="Calibri" style:font-name-asian="Calibri" style:font-name-complex="Calibri"/>
    </style:style>
    <style:style style:name="T64_5" style:family="text">
      <style:text-properties style:font-name="Calibri" style:font-name-asian="Calibri" style:font-name-complex="Calibri"/>
    </style:style>
    <style:style style:name="T64_6" style:family="text">
      <style:text-properties style:font-name="Calibri" style:font-name-asian="Calibri" style:font-name-complex="Calibri"/>
    </style:style>
    <style:style style:name="T64_7" style:family="text">
      <style:text-properties style:font-name="Calibri" style:font-name-asian="Calibri" style:font-name-complex="Calibri"/>
    </style:style>
    <style:style style:name="T64_8" style:family="text">
      <style:text-properties style:font-name="Calibri" style:font-name-asian="Calibri" style:font-name-complex="Calibri"/>
    </style:style>
    <style:style style:name="T64_9" style:family="text">
      <style:text-properties style:font-name="Calibri" style:font-name-asian="Calibri" style:font-name-complex="Calibri"/>
    </style:style>
    <style:style style:name="T64_10" style:family="text">
      <style:text-properties style:font-name="Calibri" style:font-name-asian="Calibri" style:font-name-complex="Calibri"/>
    </style:style>
    <style:style style:name="T64_11" style:family="text">
      <style:text-properties style:font-name="Calibri" style:font-name-asian="Calibri" style:font-name-complex="Calibri"/>
    </style:style>
    <style:style style:name="T64_12" style:family="text">
      <style:text-properties style:font-name="Calibri" style:font-name-asian="Calibri" style:font-name-complex="Calibri"/>
    </style:style>
    <style:style style:name="T64_13" style:family="text">
      <style:text-properties style:font-name="Calibri" style:font-name-asian="Calibri" style:font-name-complex="Calibri"/>
    </style:style>
    <style:style style:name="T64_14" style:family="text">
      <style:text-properties style:font-name="Calibri" style:font-name-asian="Calibri" style:font-name-complex="Calibri"/>
    </style:style>
    <style:style style:name="T64_15" style:family="text">
      <style:text-properties style:font-name="Calibri" style:font-name-asian="Calibri" style:font-name-complex="Calibri"/>
    </style:style>
    <style:style style:name="T64_16" style:family="text">
      <style:text-properties style:font-name="Calibri" style:font-name-asian="Calibri" style:font-name-complex="Calibri"/>
    </style:style>
    <style:style style:name="T64_17" style:family="text">
      <style:text-properties style:font-name="Calibri" style:font-name-asian="Calibri" style:font-name-complex="Calibri"/>
    </style:style>
    <style:style style:name="T64_18" style:family="text">
      <style:text-properties style:font-name="Calibri" style:font-name-asian="Calibri" style:font-name-complex="Calibri"/>
    </style:style>
    <style:style style:name="T64_19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4_20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4_21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4_22" style:family="text">
      <style:text-properties style:font-name="Calibri" style:font-name-asian="Calibri" style:font-name-complex="Calibri"/>
    </style:style>
    <style:style style:name="T64_23" style:family="text">
      <style:text-properties style:font-name="Calibri" style:font-name-asian="Calibri" style:font-name-complex="Calibri"/>
    </style:style>
    <style:style style:name="T64_24" style:family="text">
      <style:text-properties style:font-name="Calibri" style:font-name-asian="Calibri" style:font-name-complex="Calibri"/>
    </style:style>
    <style:style style:name="T64_25" style:family="text">
      <style:text-properties style:font-name="Calibri" style:font-name-asian="Calibri" style:font-name-complex="Calibri"/>
    </style:style>
    <style:style style:name="T64_26" style:family="text">
      <style:text-properties style:font-name="Calibri" style:font-name-asian="Calibri" style:font-name-complex="Calibri"/>
    </style:style>
    <style:style style:name="T64_27" style:family="text">
      <style:text-properties style:font-name="Calibri" style:font-name-asian="Calibri" style:font-name-complex="Calibri"/>
    </style:style>
    <style:style style:name="T64_28" style:family="text">
      <style:text-properties style:font-name="Calibri" style:font-name-asian="Calibri" style:font-name-complex="Calibri"/>
    </style:style>
    <style:style style:name="T64_29" style:family="text">
      <style:text-properties style:font-name="Calibri" style:font-name-asian="Calibri" style:font-name-complex="Calibri"/>
    </style:style>
    <style:style style:name="T64_30" style:family="text">
      <style:text-properties style:font-name="Calibri" style:font-name-asian="Calibri" style:font-name-complex="Calibri"/>
    </style:style>
    <style:style style:name="T64_31" style:family="text">
      <style:text-properties style:font-name="Calibri" style:font-name-asian="Calibri" style:font-name-complex="Calibri"/>
    </style:style>
    <style:style style:name="T64_32" style:family="text">
      <style:text-properties style:font-name="Calibri" style:font-name-asian="Calibri" style:font-name-complex="Calibri"/>
    </style:style>
    <style:style style:name="P65" style:family="paragraph" style:parent-style-name="Standard">
      <style:paragraph-properties fo:break-before="auto" fo:line-height="100%" style:writing-mode="lr-tb"/>
    </style:style>
    <style:style style:name="T65_1" style:family="text">
      <style:text-properties style:font-name="Calibri" style:font-name-asian="Calibri" style:font-name-complex="Calibri"/>
    </style:style>
    <style:style style:name="T65_2" style:family="text">
      <style:text-properties style:font-name="Calibri" style:font-name-asian="Calibri" style:font-name-complex="Calibri"/>
    </style:style>
    <style:style style:name="T65_3" style:family="text">
      <style:text-properties style:font-name="Calibri" style:font-name-asian="Calibri" style:font-name-complex="Calibri"/>
    </style:style>
    <style:style style:name="P66" style:family="paragraph" style:parent-style-name="Standard">
      <style:paragraph-properties fo:break-before="auto" fo:line-height="100%" style:writing-mode="lr-tb"/>
    </style:style>
    <style:style style:name="T66_1" style:family="text">
      <style:text-properties style:font-name="Calibri" style:font-name-asian="Calibri" style:font-name-complex="Calibri"/>
    </style:style>
    <style:style style:name="T66_2" style:family="text">
      <style:text-properties style:font-name="Calibri" style:font-name-asian="Calibri" style:font-name-complex="Calibri"/>
    </style:style>
    <style:style style:name="P67" style:family="paragraph" style:parent-style-name="Standard">
      <style:paragraph-properties fo:break-before="auto" fo:text-indent="-1.27cm" fo:line-height="100%" fo:margin-left="1.27cm" style:writing-mode="lr-tb"/>
    </style:style>
    <style:style style:name="T67_1" style:family="text">
      <style:text-properties style:font-name="Calibri" style:font-name-asian="Calibri" style:font-name-complex="Calibri"/>
    </style:style>
    <style:style style:name="T67_2" style:family="text">
      <style:text-properties style:font-name="Calibri" style:font-name-asian="Calibri" style:font-name-complex="Calibri"/>
    </style:style>
    <style:style style:name="T67_3" style:family="text">
      <style:text-properties style:font-name="Calibri" style:font-name-asian="Calibri" style:font-name-complex="Calibri"/>
    </style:style>
    <style:style style:name="T67_4" style:family="text">
      <style:text-properties style:font-name="Calibri" style:font-name-asian="Calibri" style:font-name-complex="Calibri"/>
    </style:style>
    <style:style style:name="T67_5" style:family="text"/>
    <style:style style:name="T67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7_7" style:family="text"/>
    <style:style style:name="T67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7_9" style:family="text"/>
    <style:style style:name="T67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7_11" style:family="text"/>
    <style:style style:name="T67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7_13" style:family="text"/>
    <style:style style:name="T67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7_15" style:family="text"/>
    <style:style style:name="T67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7_17" style:family="text"/>
    <style:style style:name="T67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7_19" style:family="text"/>
    <style:style style:name="T67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7_21" style:family="text"/>
    <style:style style:name="T67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7_23" style:family="text"/>
    <style:style style:name="T67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7_25" style:family="text"/>
    <style:style style:name="T67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7_27" style:family="text"/>
    <style:style style:name="T67_2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7_29" style:family="text"/>
    <style:style style:name="T67_3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7_31" style:family="text"/>
    <style:style style:name="T67_3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7_33" style:family="text"/>
    <style:style style:name="T67_3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7_35" style:family="text"/>
    <style:style style:name="T67_3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7_37" style:family="text"/>
    <style:style style:name="T67_3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7_39" style:family="text"/>
    <style:style style:name="T67_4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7_41" style:family="text"/>
    <style:style style:name="T67_4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7_43" style:family="text"/>
    <style:style style:name="T67_4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7_45" style:family="text"/>
    <style:style style:name="T67_4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7_47" style:family="text">
      <style:text-properties style:font-name="Calibri" style:font-name-asian="Calibri" style:font-name-complex="Calibri"/>
    </style:style>
    <style:style style:name="T67_48" style:family="text">
      <style:text-properties style:font-name="Calibri" style:font-name-asian="Calibri" style:font-name-complex="Calibri"/>
    </style:style>
    <style:style style:name="T67_49" style:family="text">
      <style:text-properties style:font-name="Calibri" style:font-name-asian="Calibri" style:font-name-complex="Calibri"/>
    </style:style>
    <style:style style:name="T67_50" style:family="text">
      <style:text-properties style:font-name="Calibri" style:font-name-asian="Calibri" style:font-name-complex="Calibri"/>
    </style:style>
    <style:style style:name="T67_51" style:family="text">
      <style:text-properties style:font-name="Calibri" style:font-name-asian="Calibri" style:font-name-complex="Calibri"/>
    </style:style>
    <style:style style:name="T67_52" style:family="text">
      <style:text-properties style:font-name="Calibri" style:font-name-asian="Calibri" style:font-name-complex="Calibri"/>
    </style:style>
    <style:style style:name="T67_53" style:family="text">
      <style:text-properties style:font-name="Calibri" style:font-name-asian="Calibri" style:font-name-complex="Calibri"/>
    </style:style>
    <style:style style:name="T67_54" style:family="text">
      <style:text-properties style:font-name="Calibri" style:font-name-asian="Calibri" style:font-name-complex="Calibri"/>
    </style:style>
    <style:style style:name="T67_55" style:family="text">
      <style:text-properties style:font-name="Calibri" style:font-name-asian="Calibri" style:font-name-complex="Calibri"/>
    </style:style>
    <style:style style:name="T67_56" style:family="text">
      <style:text-properties style:font-name="Calibri" style:font-name-asian="Calibri" style:font-name-complex="Calibri"/>
    </style:style>
    <style:style style:name="T67_57" style:family="text">
      <style:text-properties style:font-name="Calibri" style:font-name-asian="Calibri" style:font-name-complex="Calibri"/>
    </style:style>
    <style:style style:name="T67_58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7_59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7_60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7_61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7_62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7_63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7_64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7_65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7_66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7_67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7_68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7_69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7_70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7_71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7_72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7_73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7_74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7_75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7_76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7_77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7_78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7_79" style:family="text">
      <style:text-properties style:font-name="Calibri" style:font-name-asian="Calibri" style:font-name-complex="Calibri"/>
    </style:style>
    <style:style style:name="T67_80" style:family="text">
      <style:text-properties style:font-name="Calibri" style:font-name-asian="Calibri" style:font-name-complex="Calibri"/>
    </style:style>
    <style:style style:name="T67_81" style:family="text">
      <style:text-properties style:font-name="Calibri" style:font-name-asian="Calibri" style:font-name-complex="Calibri"/>
    </style:style>
    <style:style style:name="T67_82" style:family="text">
      <style:text-properties style:font-name="Calibri" style:font-name-asian="Calibri" style:font-name-complex="Calibri"/>
    </style:style>
    <style:style style:name="T67_83" style:family="text">
      <style:text-properties style:font-name="Calibri" style:font-name-asian="Calibri" style:font-name-complex="Calibri"/>
    </style:style>
    <style:style style:name="T67_84" style:family="text">
      <style:text-properties style:font-name="Calibri" style:font-name-asian="Calibri" style:font-name-complex="Calibri"/>
    </style:style>
    <style:style style:name="T67_85" style:family="text">
      <style:text-properties style:font-name="Calibri" style:font-name-asian="Calibri" style:font-name-complex="Calibri"/>
    </style:style>
    <style:style style:name="P68" style:family="paragraph" style:parent-style-name="Standard">
      <style:paragraph-properties fo:break-before="auto" fo:text-indent="-1.27cm" fo:line-height="100%" fo:margin-left="1.27cm" style:writing-mode="lr-tb"/>
    </style:style>
    <style:style style:name="T68_1" style:family="text">
      <style:text-properties style:font-name="Calibri" style:font-name-asian="Calibri" style:font-name-complex="Calibri"/>
    </style:style>
    <style:style style:name="T68_2" style:family="text">
      <style:text-properties style:font-name="Calibri" style:font-name-asian="Calibri" style:font-name-complex="Calibri"/>
    </style:style>
    <style:style style:name="T68_3" style:family="text">
      <style:text-properties style:font-name="Calibri" style:font-name-asian="Calibri" style:font-name-complex="Calibri"/>
    </style:style>
    <style:style style:name="T68_4" style:family="text">
      <style:text-properties style:font-name="Calibri" style:font-name-asian="Calibri" style:font-name-complex="Calibri"/>
    </style:style>
    <style:style style:name="T68_5" style:family="text">
      <style:text-properties style:font-name="Calibri" style:font-name-asian="Calibri" style:font-name-complex="Calibri"/>
    </style:style>
    <style:style style:name="T68_6" style:family="text">
      <style:text-properties style:font-name="Calibri" style:font-name-asian="Calibri" style:font-name-complex="Calibri"/>
    </style:style>
    <style:style style:name="T68_7" style:family="text"/>
    <style:style style:name="T68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8_9" style:family="text"/>
    <style:style style:name="T68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8_11" style:family="text"/>
    <style:style style:name="T68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8_13" style:family="text"/>
    <style:style style:name="T68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8_15" style:family="text"/>
    <style:style style:name="T68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8_17" style:family="text"/>
    <style:style style:name="T68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8_19" style:family="text"/>
    <style:style style:name="T68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8_21" style:family="text"/>
    <style:style style:name="T68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8_23" style:family="text"/>
    <style:style style:name="T68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8_25" style:family="text"/>
    <style:style style:name="T68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8_27" style:family="text"/>
    <style:style style:name="T68_2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8_29" style:family="text"/>
    <style:style style:name="T68_3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8_31" style:family="text"/>
    <style:style style:name="T68_3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8_33" style:family="text">
      <style:text-properties style:font-name="Calibri" style:font-name-asian="Calibri" style:font-name-complex="Calibri"/>
    </style:style>
    <style:style style:name="T68_34" style:family="text">
      <style:text-properties style:font-name="Calibri" style:font-name-asian="Calibri" style:font-name-complex="Calibri"/>
    </style:style>
    <style:style style:name="T68_35" style:family="text">
      <style:text-properties style:font-name="Calibri" style:font-name-asian="Calibri" style:font-name-complex="Calibri"/>
    </style:style>
    <style:style style:name="T68_36" style:family="text">
      <style:text-properties style:font-name="Calibri" style:font-name-asian="Calibri" style:font-name-complex="Calibri"/>
    </style:style>
    <style:style style:name="T68_37" style:family="text">
      <style:text-properties style:font-name="Calibri" style:font-name-asian="Calibri" style:font-name-complex="Calibri"/>
    </style:style>
    <style:style style:name="T68_38" style:family="text">
      <style:text-properties style:font-name="Calibri" style:font-name-asian="Calibri" style:font-name-complex="Calibri"/>
    </style:style>
    <style:style style:name="T68_39" style:family="text">
      <style:text-properties style:font-name="Calibri" style:font-name-asian="Calibri" style:font-name-complex="Calibri"/>
    </style:style>
    <style:style style:name="T68_40" style:family="text">
      <style:text-properties style:font-name="Calibri" style:font-name-asian="Calibri" style:font-name-complex="Calibri"/>
    </style:style>
    <style:style style:name="T68_41" style:family="text">
      <style:text-properties style:font-name="Calibri" style:font-name-asian="Calibri" style:font-name-complex="Calibri"/>
    </style:style>
    <style:style style:name="T68_42" style:family="text">
      <style:text-properties style:font-name="Calibri" style:font-name-asian="Calibri" style:font-name-complex="Calibri"/>
    </style:style>
    <style:style style:name="T68_43" style:family="text">
      <style:text-properties style:font-name="Calibri" style:font-name-asian="Calibri" style:font-name-complex="Calibri"/>
    </style:style>
    <style:style style:name="T68_44" style:family="text">
      <style:text-properties style:font-name="Calibri" style:font-name-asian="Calibri" style:font-name-complex="Calibri"/>
    </style:style>
    <style:style style:name="T68_45" style:family="text">
      <style:text-properties style:font-name="Calibri" style:font-name-asian="Calibri" style:font-name-complex="Calibri"/>
    </style:style>
    <style:style style:name="T68_46" style:family="text">
      <style:text-properties style:font-name="Calibri" style:font-name-asian="Calibri" style:font-name-complex="Calibri"/>
    </style:style>
    <style:style style:name="T68_47" style:family="text">
      <style:text-properties style:font-name="Calibri" style:font-name-asian="Calibri" style:font-name-complex="Calibri"/>
    </style:style>
    <style:style style:name="T68_48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8_49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8_50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8_51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8_52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8_53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8_54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8_55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8_56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8_57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8_58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8_59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8_60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8_61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8_62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8_63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8_64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68_65" style:family="text">
      <style:text-properties style:font-name="Calibri" style:font-name-asian="Calibri" style:font-name-complex="Calibri"/>
    </style:style>
    <style:style style:name="T68_66" style:family="text">
      <style:text-properties style:font-name="Calibri" style:font-name-asian="Calibri" style:font-name-complex="Calibri"/>
    </style:style>
    <style:style style:name="T68_67" style:family="text">
      <style:text-properties style:font-name="Calibri" style:font-name-asian="Calibri" style:font-name-complex="Calibri"/>
    </style:style>
    <style:style style:name="T68_68" style:family="text">
      <style:text-properties style:font-name="Calibri" style:font-name-asian="Calibri" style:font-name-complex="Calibri"/>
    </style:style>
    <style:style style:name="T68_69" style:family="text">
      <style:text-properties style:font-name="Calibri" style:font-name-asian="Calibri" style:font-name-complex="Calibri"/>
    </style:style>
    <style:style style:name="T68_70" style:family="text">
      <style:text-properties style:font-name="Calibri" style:font-name-asian="Calibri" style:font-name-complex="Calibri"/>
    </style:style>
    <style:style style:name="T68_71" style:family="text">
      <style:text-properties style:font-name="Calibri" style:font-name-asian="Calibri" style:font-name-complex="Calibri"/>
    </style:style>
    <style:style style:name="T68_72" style:family="text">
      <style:text-properties style:font-name="Calibri" style:font-name-asian="Calibri" style:font-name-complex="Calibri"/>
    </style:style>
    <style:style style:name="T68_73" style:family="text">
      <style:text-properties style:font-name="Calibri" style:font-name-asian="Calibri" style:font-name-complex="Calibri"/>
    </style:style>
    <style:style style:name="T68_74" style:family="text">
      <style:text-properties style:font-name="Calibri" style:font-name-asian="Calibri" style:font-name-complex="Calibri"/>
    </style:style>
    <style:style style:name="T68_75" style:family="text">
      <style:text-properties style:font-name="Calibri" style:font-name-asian="Calibri" style:font-name-complex="Calibri"/>
    </style:style>
    <style:style style:name="P69" style:family="paragraph" style:parent-style-name="Standard">
      <style:paragraph-properties fo:break-before="auto" fo:text-indent="-1.27cm" fo:line-height="100%" fo:border-bottom="#808080 0.053cm solid" fo:margin-left="1.27cm" style:writing-mode="lr-tb"/>
    </style:style>
    <style:style style:name="T69_1" style:family="text">
      <style:text-properties fo:background-color="#ffffff" style:font-name="Calibri" style:font-name-asian="Calibri" style:font-name-complex="Calibri"/>
    </style:style>
    <style:style style:name="T69_2" style:family="text">
      <style:text-properties fo:background-color="#ffffff" style:font-name="Calibri" style:font-name-asian="Calibri" style:font-name-complex="Calibri"/>
    </style:style>
    <style:style style:name="T69_3" style:family="text">
      <style:text-properties fo:background-color="#ffffff" style:font-name="Calibri" style:font-name-asian="Calibri" style:font-name-complex="Calibri"/>
    </style:style>
    <style:style style:name="T69_4" style:family="text">
      <style:text-properties fo:background-color="#ffffff" style:font-name="Calibri" style:font-name-asian="Calibri" style:font-name-complex="Calibri"/>
    </style:style>
    <style:style style:name="T69_5" style:family="text">
      <style:text-properties fo:background-color="#ffffff" style:font-name="Calibri" style:font-name-asian="Calibri" style:font-name-complex="Calibri"/>
    </style:style>
    <style:style style:name="T69_6" style:family="text">
      <style:text-properties fo:background-color="#ffffff" style:font-name="Calibri" style:font-name-asian="Calibri" style:font-name-complex="Calibri"/>
    </style:style>
    <style:style style:name="T69_7" style:family="text"/>
    <style:style style:name="T69_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9_9" style:family="text"/>
    <style:style style:name="T69_1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9_11" style:family="text"/>
    <style:style style:name="T69_1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9_13" style:family="text"/>
    <style:style style:name="T69_1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9_15" style:family="text"/>
    <style:style style:name="T69_1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9_17" style:family="text"/>
    <style:style style:name="T69_1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9_19" style:family="text"/>
    <style:style style:name="T69_2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9_21" style:family="text"/>
    <style:style style:name="T69_2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9_23" style:family="text"/>
    <style:style style:name="T69_2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9_25" style:family="text"/>
    <style:style style:name="T69_2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9_27" style:family="text"/>
    <style:style style:name="T69_2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9_29" style:family="text"/>
    <style:style style:name="T69_3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9_31" style:family="text"/>
    <style:style style:name="T69_3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9_33" style:family="text"/>
    <style:style style:name="T69_3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9_35" style:family="text"/>
    <style:style style:name="T69_3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9_37" style:family="text"/>
    <style:style style:name="T69_3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9_39" style:family="text"/>
    <style:style style:name="T69_4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9_41" style:family="text"/>
    <style:style style:name="T69_4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9_43" style:family="text"/>
    <style:style style:name="T69_4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9_45" style:family="text"/>
    <style:style style:name="T69_4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9_47" style:family="text"/>
    <style:style style:name="T69_4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69_49" style:family="text">
      <style:text-properties fo:background-color="#ffffff" fo:color="#363636" style:font-name="Calibri" style:font-name-asian="Calibri" style:font-name-complex="Calibri"/>
    </style:style>
    <style:style style:name="T69_50" style:family="text">
      <style:text-properties fo:background-color="#ffffff" style:font-name="Calibri" style:font-name-asian="Calibri" style:font-name-complex="Calibri"/>
    </style:style>
    <style:style style:name="T69_51" style:family="text">
      <style:text-properties fo:background-color="#ffffff" style:font-name="Calibri" style:font-name-asian="Calibri" style:font-name-complex="Calibri"/>
    </style:style>
    <style:style style:name="T69_52" style:family="text">
      <style:text-properties fo:background-color="#ffffff" style:font-name="Calibri" style:font-name-asian="Calibri" style:font-name-complex="Calibri"/>
    </style:style>
    <style:style style:name="T69_53" style:family="text">
      <style:text-properties fo:background-color="#ffffff" style:font-name="Calibri" style:font-name-asian="Calibri" style:font-name-complex="Calibri"/>
    </style:style>
    <style:style style:name="T69_54" style:family="text">
      <style:text-properties fo:background-color="#ffffff" style:font-name="Calibri" style:font-name-asian="Calibri" style:font-name-complex="Calibri"/>
    </style:style>
    <style:style style:name="T69_55" style:family="text">
      <style:text-properties fo:background-color="#ffffff" style:font-name="Calibri" style:font-name-asian="Calibri" style:font-name-complex="Calibri"/>
    </style:style>
    <style:style style:name="T69_56" style:family="text">
      <style:text-properties fo:background-color="#ffffff" style:font-name="Calibri" style:font-name-asian="Calibri" style:font-name-complex="Calibri"/>
    </style:style>
    <style:style style:name="T69_57" style:family="text">
      <style:text-properties fo:background-color="#ffffff" style:font-name="Calibri" style:font-name-asian="Calibri" style:font-name-complex="Calibri"/>
    </style:style>
    <style:style style:name="T69_58" style:family="text">
      <style:text-properties fo:background-color="#ffffff" style:font-name="Calibri" style:font-name-asian="Calibri" style:font-name-complex="Calibri"/>
    </style:style>
    <style:style style:name="T69_59" style:family="text">
      <style:text-properties fo:background-color="#ffffff" style:font-name="Calibri" style:font-name-asian="Calibri" style:font-name-complex="Calibri"/>
    </style:style>
    <style:style style:name="T69_60" style:family="text">
      <style:text-properties fo:background-color="#ffffff" style:font-name="Calibri" style:font-name-asian="Calibri" style:font-name-complex="Calibri"/>
    </style:style>
    <style:style style:name="P70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71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 fo:font-weight="bold" style:font-weight-asian="bold" style:font-weight-complex="bold"/>
    </style:style>
    <style:style style:name="P72" style:family="paragraph" style:parent-style-name="Standard">
      <style:paragraph-properties fo:break-before="auto" fo:line-height="100%" style:writing-mode="lr-tb"/>
    </style:style>
    <style:style style:name="T72_1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72_2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72_3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72_4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73" style:family="paragraph" style:parent-style-name="Standard">
      <style:paragraph-properties fo:break-before="auto" fo:line-height="100%" style:writing-mode="lr-tb"/>
    </style:style>
    <style:style style:name="T73_1" style:family="text">
      <style:text-properties style:font-name="Calibri" style:font-name-asian="Calibri" style:font-name-complex="Calibri"/>
    </style:style>
    <style:style style:name="T73_2" style:family="text">
      <style:text-properties style:font-name="Calibri" style:font-name-asian="Calibri" style:font-name-complex="Calibri"/>
    </style:style>
    <style:style style:name="T73_3" style:family="text">
      <style:text-properties style:font-name="Calibri" style:font-name-asian="Calibri" style:font-name-complex="Calibri"/>
    </style:style>
    <style:style style:name="T73_4" style:family="text">
      <style:text-properties style:font-name="Calibri" style:font-name-asian="Calibri" style:font-name-complex="Calibri"/>
    </style:style>
    <style:style style:name="T73_5" style:family="text">
      <style:text-properties style:font-name="Calibri" style:font-name-asian="Calibri" style:font-name-complex="Calibri"/>
    </style:style>
    <style:style style:name="T73_6" style:family="text">
      <style:text-properties style:font-name="Calibri" style:font-name-asian="Calibri" style:font-name-complex="Calibri"/>
    </style:style>
    <style:style style:name="T73_7" style:family="text">
      <style:text-properties style:font-name="Calibri" style:font-name-asian="Calibri" style:font-name-complex="Calibri"/>
    </style:style>
    <style:style style:name="T73_8" style:family="text">
      <style:text-properties style:font-name="Calibri" style:font-name-asian="Calibri" style:font-name-complex="Calibri"/>
    </style:style>
    <style:style style:name="T73_9" style:family="text">
      <style:text-properties style:font-name="Calibri" style:font-name-asian="Calibri" style:font-name-complex="Calibri"/>
    </style:style>
    <style:style style:name="T73_10" style:family="text">
      <style:text-properties style:font-name="Calibri" style:font-name-asian="Calibri" style:font-name-complex="Calibri"/>
    </style:style>
    <style:style style:name="T73_11" style:family="text">
      <style:text-properties style:font-name="Calibri" style:font-name-asian="Calibri" style:font-name-complex="Calibri"/>
    </style:style>
    <style:style style:name="T73_12" style:family="text">
      <style:text-properties style:font-name="Calibri" style:font-name-asian="Calibri" style:font-name-complex="Calibri"/>
    </style:style>
    <style:style style:name="T73_13" style:family="text">
      <style:text-properties style:font-name="Calibri" style:font-name-asian="Calibri" style:font-name-complex="Calibri"/>
    </style:style>
    <style:style style:name="T73_14" style:family="text">
      <style:text-properties style:font-name="Calibri" style:font-name-asian="Calibri" style:font-name-complex="Calibri"/>
    </style:style>
    <style:style style:name="P74" style:family="paragraph" style:parent-style-name="Standard">
      <style:paragraph-properties fo:break-before="auto" fo:line-height="100%" style:writing-mode="lr-tb"/>
    </style:style>
    <style:style style:name="T74_1" style:family="text">
      <style:text-properties style:font-name="Calibri" style:font-name-asian="Calibri" style:font-name-complex="Calibri"/>
    </style:style>
    <style:style style:name="T74_2" style:family="text">
      <style:text-properties style:font-name="Calibri" style:font-name-asian="Calibri" style:font-name-complex="Calibri"/>
    </style:style>
    <style:style style:name="T74_3" style:family="text">
      <style:text-properties style:font-name="Calibri" style:font-name-asian="Calibri" style:font-name-complex="Calibri"/>
    </style:style>
    <style:style style:name="P75" style:family="paragraph" style:parent-style-name="Standard">
      <style:paragraph-properties fo:break-before="auto" fo:line-height="100%" style:writing-mode="lr-tb"/>
    </style:style>
    <style:style style:name="T75_1" style:family="text">
      <style:text-properties style:font-name="Calibri" style:font-name-asian="Calibri" style:font-name-complex="Calibri"/>
    </style:style>
    <style:style style:name="T75_2" style:family="text">
      <style:text-properties style:font-name="Calibri" style:font-name-asian="Calibri" style:font-name-complex="Calibri"/>
    </style:style>
    <style:style style:name="T75_3" style:family="text">
      <style:text-properties style:font-name="Calibri" style:font-name-asian="Calibri" style:font-name-complex="Calibri"/>
    </style:style>
    <style:style style:name="T75_4" style:family="text">
      <style:text-properties style:font-name="Calibri" style:font-name-asian="Calibri" style:font-name-complex="Calibri"/>
    </style:style>
    <style:style style:name="T75_5" style:family="text">
      <style:text-properties style:font-name="Calibri" style:font-name-asian="Calibri" style:font-name-complex="Calibri"/>
    </style:style>
    <style:style style:name="T75_6" style:family="text">
      <style:text-properties style:font-name="Calibri" style:font-name-asian="Calibri" style:font-name-complex="Calibri"/>
    </style:style>
    <style:style style:name="T75_7" style:family="text">
      <style:text-properties style:font-name="Calibri" style:font-name-asian="Calibri" style:font-name-complex="Calibri"/>
    </style:style>
    <style:style style:name="T75_8" style:family="text">
      <style:text-properties style:font-name="Calibri" style:font-name-asian="Calibri" style:font-name-complex="Calibri"/>
    </style:style>
    <style:style style:name="T75_9" style:family="text">
      <style:text-properties style:font-name="Calibri" style:font-name-asian="Calibri" style:font-name-complex="Calibri"/>
    </style:style>
    <style:style style:name="T75_10" style:family="text">
      <style:text-properties style:font-name="Calibri" style:font-name-asian="Calibri" style:font-name-complex="Calibri"/>
    </style:style>
    <style:style style:name="T75_11" style:family="text">
      <style:text-properties style:font-name="Calibri" style:font-name-asian="Calibri" style:font-name-complex="Calibri"/>
    </style:style>
    <style:style style:name="T75_12" style:family="text">
      <style:text-properties style:font-name="Calibri" style:font-name-asian="Calibri" style:font-name-complex="Calibri"/>
    </style:style>
    <style:style style:name="T75_13" style:family="text"/>
    <style:style style:name="T75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5_15" style:family="text"/>
    <style:style style:name="T75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5_17" style:family="text"/>
    <style:style style:name="T75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5_19" style:family="text"/>
    <style:style style:name="T75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5_21" style:family="text"/>
    <style:style style:name="T75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5_23" style:family="text"/>
    <style:style style:name="T75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5_25" style:family="text"/>
    <style:style style:name="T75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5_27" style:family="text"/>
    <style:style style:name="T75_2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5_29" style:family="text"/>
    <style:style style:name="T75_3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5_31" style:family="text"/>
    <style:style style:name="T75_3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5_33" style:family="text"/>
    <style:style style:name="T75_3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5_35" style:family="text"/>
    <style:style style:name="T75_3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5_37" style:family="text"/>
    <style:style style:name="T75_3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5_39" style:family="text"/>
    <style:style style:name="T75_4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5_41" style:family="text"/>
    <style:style style:name="T75_4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5_43" style:family="text"/>
    <style:style style:name="T75_4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5_45" style:family="text"/>
    <style:style style:name="T75_4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5_47" style:family="text">
      <style:text-properties style:font-name="Calibri" style:font-name-asian="Calibri" style:font-name-complex="Calibri"/>
    </style:style>
    <style:style style:name="T75_48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75_49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75_50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75_51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75_52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75_53" style:family="text">
      <style:text-properties style:font-name="Calibri" style:font-name-asian="Calibri" style:font-name-complex="Calibri"/>
    </style:style>
    <style:style style:name="P76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77" style:family="paragraph" style:parent-style-name="Standard">
      <style:paragraph-properties fo:break-before="auto" fo:line-height="100%" style:writing-mode="lr-tb"/>
    </style:style>
    <style:style style:name="T77_1" style:family="text">
      <style:text-properties style:font-name="Calibri" style:font-name-asian="Calibri" style:font-name-complex="Calibri"/>
    </style:style>
    <style:style style:name="T77_2" style:family="text">
      <style:text-properties style:font-name="Calibri" style:font-name-asian="Calibri" style:font-name-complex="Calibri"/>
    </style:style>
    <style:style style:name="T77_3" style:family="text">
      <style:text-properties style:font-name="Calibri" style:font-name-asian="Calibri" style:font-name-complex="Calibri"/>
    </style:style>
    <style:style style:name="T77_4" style:family="text">
      <style:text-properties style:font-name="Calibri" style:font-name-asian="Calibri" style:font-name-complex="Calibri"/>
    </style:style>
    <style:style style:name="T77_5" style:family="text"/>
    <style:style style:name="T77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7_7" style:family="text"/>
    <style:style style:name="T77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7_9" style:family="text"/>
    <style:style style:name="T77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7_11" style:family="text"/>
    <style:style style:name="T77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7_13" style:family="text"/>
    <style:style style:name="T77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7_15" style:family="text"/>
    <style:style style:name="T77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7_17" style:family="text"/>
    <style:style style:name="T77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7_19" style:family="text"/>
    <style:style style:name="T77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7_21" style:family="text"/>
    <style:style style:name="T77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7_23" style:family="text"/>
    <style:style style:name="T77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7_25" style:family="text"/>
    <style:style style:name="T77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7_27" style:family="text"/>
    <style:style style:name="T77_2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7_29" style:family="text"/>
    <style:style style:name="T77_3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7_31" style:family="text"/>
    <style:style style:name="T77_3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7_33" style:family="text"/>
    <style:style style:name="T77_3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7_35" style:family="text"/>
    <style:style style:name="T77_3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7_37" style:family="text"/>
    <style:style style:name="T77_3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7_39" style:family="text"/>
    <style:style style:name="T77_4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7_41" style:family="text"/>
    <style:style style:name="T77_4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77_43" style:family="text">
      <style:text-properties style:font-name="Calibri" style:font-name-asian="Calibri" style:font-name-complex="Calibri"/>
    </style:style>
    <style:style style:name="T77_44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77_45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77_46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77_47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77_48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77_49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77_50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77_51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77_52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77_53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77_54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77_55" style:family="text">
      <style:text-properties style:font-name="Calibri" style:font-name-asian="Calibri" style:font-name-complex="Calibri"/>
    </style:style>
    <style:style style:name="P78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9_1" style:family="text">
      <style:text-properties style:font-name="Calibri" style:font-name-asian="Calibri" style:font-name-complex="Calibri"/>
    </style:style>
    <style:style style:name="T79_2" style:family="text">
      <style:text-properties style:font-name="Calibri" style:font-name-asian="Calibri" style:font-name-complex="Calibri"/>
    </style:style>
    <style:style style:name="T79_3" style:family="text">
      <style:text-properties style:font-name="Calibri" style:font-name-asian="Calibri" style:font-name-complex="Calibri"/>
    </style:style>
    <style:style style:name="T79_4" style:family="text">
      <style:text-properties style:font-name="Calibri" style:font-name-asian="Calibri" style:font-name-complex="Calibri"/>
    </style:style>
    <style:style style:name="T79_5" style:family="text">
      <style:text-properties style:font-name="Calibri" style:font-name-asian="Calibri" style:font-name-complex="Calibri"/>
    </style:style>
    <style:style style:name="T79_6" style:family="text">
      <style:text-properties style:font-name="Calibri" style:font-name-asian="Calibri" style:font-name-complex="Calibri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font-name="Calibri" style:font-name-asian="Calibri" style:font-name-complex="Calibri"/>
    </style:style>
    <style:style style:name="T80_2" style:family="text">
      <style:text-properties style:font-name="Calibri" style:font-name-asian="Calibri" style:font-name-complex="Calibri"/>
    </style:style>
    <style:style style:name="T80_3" style:family="text">
      <style:text-properties style:font-name="Calibri" style:font-name-asian="Calibri" style:font-name-complex="Calibri"/>
    </style:style>
    <style:style style:name="T80_4" style:family="text">
      <style:text-properties style:font-name="Calibri" style:font-name-asian="Calibri" style:font-name-complex="Calibri"/>
    </style:style>
    <style:style style:name="T80_5" style:family="text">
      <style:text-properties style:font-name="Calibri" style:font-name-asian="Calibri" style:font-name-complex="Calibri"/>
    </style:style>
    <style:style style:name="T80_6" style:family="text">
      <style:text-properties style:font-name="Calibri" style:font-name-asian="Calibri" style:font-name-complex="Calibri"/>
    </style:style>
    <style:style style:name="T80_7" style:family="text"/>
    <style:style style:name="T80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0_9" style:family="text"/>
    <style:style style:name="T80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0_11" style:family="text"/>
    <style:style style:name="T80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0_13" style:family="text"/>
    <style:style style:name="T80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0_15" style:family="text"/>
    <style:style style:name="T80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0_17" style:family="text"/>
    <style:style style:name="T80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0_19" style:family="text"/>
    <style:style style:name="T80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0_21" style:family="text"/>
    <style:style style:name="T80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0_23" style:family="text"/>
    <style:style style:name="T80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0_25" style:family="text">
      <style:text-properties style:font-name="Calibri" style:font-name-asian="Calibri" style:font-name-complex="Calibri"/>
    </style:style>
    <style:style style:name="T80_26" style:family="text">
      <style:text-properties style:font-name="Calibri" style:font-name-asian="Calibri" style:font-name-complex="Calibri"/>
    </style:style>
    <style:style style:name="T80_27" style:family="text">
      <style:text-properties style:font-name="Calibri" style:font-name-asian="Calibri" style:font-name-complex="Calibri"/>
    </style:style>
    <style:style style:name="T80_28" style:family="text">
      <style:text-properties style:font-name="Calibri" style:font-name-asian="Calibri" style:font-name-complex="Calibri"/>
    </style:style>
    <style:style style:name="T80_29" style:family="text">
      <style:text-properties style:font-name="Calibri" style:font-name-asian="Calibri" style:font-name-complex="Calibri"/>
    </style:style>
    <style:style style:name="T80_30" style:family="text">
      <style:text-properties style:font-name="Calibri" style:font-name-asian="Calibri" style:font-name-complex="Calibri"/>
    </style:style>
    <style:style style:name="T80_31" style:family="text">
      <style:text-properties style:font-name="Calibri" style:font-name-asian="Calibri" style:font-name-complex="Calibri"/>
    </style:style>
    <style:style style:name="T80_32" style:family="text">
      <style:text-properties style:font-name="Calibri" style:font-name-asian="Calibri" style:font-name-complex="Calibri"/>
    </style:style>
    <style:style style:name="T80_33" style:family="text">
      <style:text-properties style:font-name="Calibri" style:font-name-asian="Calibri" style:font-name-complex="Calibri"/>
    </style:style>
    <style:style style:name="T80_34" style:family="text">
      <style:text-properties style:font-name="Calibri" style:font-name-asian="Calibri" style:font-name-complex="Calibri"/>
    </style:style>
    <style:style style:name="T80_35" style:family="text">
      <style:text-properties style:font-name="Calibri" style:font-name-asian="Calibri" style:font-name-complex="Calibri"/>
    </style:style>
    <style:style style:name="T80_36" style:family="text">
      <style:text-properties style:font-name="Calibri" style:font-name-asian="Calibri" style:font-name-complex="Calibri"/>
    </style:style>
    <style:style style:name="T80_37" style:family="text">
      <style:text-properties style:font-name="Calibri" style:font-name-asian="Calibri" style:font-name-complex="Calibri"/>
    </style:style>
    <style:style style:name="T80_38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80_39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80_40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80_41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80_42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80_43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80_44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80_45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80_46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80_47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80_48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80_49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80_50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80_51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80_52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80_53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80_54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80_55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80_56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80_57" style:family="text">
      <style:text-properties style:font-name="Calibri" style:font-name-asian="Calibri" style:font-name-complex="Calibri"/>
    </style:style>
    <style:style style:name="T80_58" style:family="text">
      <style:text-properties style:font-name="Calibri" style:font-name-asian="Calibri" style:font-name-complex="Calibri"/>
    </style:style>
    <style:style style:name="T80_59" style:family="text">
      <style:text-properties style:font-name="Calibri" style:font-name-asian="Calibri" style:font-name-complex="Calibri"/>
    </style:style>
    <style:style style:name="T80_60" style:family="text">
      <style:text-properties style:font-name="Calibri" style:font-name-asian="Calibri" style:font-name-complex="Calibri"/>
    </style:style>
    <style:style style:name="T80_61" style:family="text">
      <style:text-properties style:font-name="Calibri" style:font-name-asian="Calibri" style:font-name-complex="Calibri"/>
    </style:style>
    <style:style style:name="T80_62" style:family="text">
      <style:text-properties style:font-name="Calibri" style:font-name-asian="Calibri" style:font-name-complex="Calibri"/>
    </style:style>
    <style:style style:name="T80_63" style:family="text">
      <style:text-properties style:font-name="Calibri" style:font-name-asian="Calibri" style:font-name-complex="Calibri"/>
    </style:style>
    <style:style style:name="T80_64" style:family="text">
      <style:text-properties style:font-name="Calibri" style:font-name-asian="Calibri" style:font-name-complex="Calibri"/>
    </style:style>
    <style:style style:name="T80_65" style:family="text">
      <style:text-properties style:font-name="Calibri" style:font-name-asian="Calibri" style:font-name-complex="Calibri"/>
    </style:style>
    <style:style style:name="T80_66" style:family="text">
      <style:text-properties style:font-name="Calibri" style:font-name-asian="Calibri" style:font-name-complex="Calibri"/>
    </style:style>
    <style:style style:name="T80_67" style:family="text">
      <style:text-properties style:font-name="Calibri" style:font-name-asian="Calibri" style:font-name-complex="Calibri"/>
    </style:style>
    <style:style style:name="T80_68" style:family="text">
      <style:text-properties style:font-name="Calibri" style:font-name-asian="Calibri" style:font-name-complex="Calibri"/>
    </style:style>
    <style:style style:name="T80_69" style:family="text">
      <style:text-properties style:font-name="Calibri" style:font-name-asian="Calibri" style:font-name-complex="Calibri"/>
    </style:style>
    <style:style style:name="P81" style:family="paragraph" style:parent-style-name="Heading_20_1">
      <style:paragraph-properties fo:text-align="right" fo:break-before="auto" fo:line-height="160%" fo:margin-bottom="0.071cm" style:writing-mode="lr-tb"/>
    </style:style>
    <style:style style:name="T81_1" style:family="text">
      <style:text-properties style:font-name="Calibri" fo:font-size="11pt" style:font-name-asian="Calibri" style:font-size-asian="11pt" style:font-name-complex="Calibri" style:font-size-complex="11pt"/>
    </style:style>
    <style:style style:name="T81_2" style:family="text">
      <style:text-properties style:font-name="Calibri" fo:font-size="11pt" style:font-name-asian="Calibri" style:font-size-asian="11pt" style:font-name-complex="Calibri" style:font-size-complex="11pt"/>
    </style:style>
    <style:style style:name="T81_3" style:family="text">
      <style:text-properties style:font-name="Calibri" fo:font-size="11pt" style:font-name-asian="Calibri" style:font-size-asian="11pt" style:font-name-complex="Calibri" style:font-size-complex="11pt"/>
    </style:style>
    <style:style style:name="T81_4" style:family="text">
      <style:text-properties style:font-name="Calibri" fo:font-size="11pt" style:font-name-asian="Calibri" style:font-size-asian="11pt" style:font-name-complex="Calibri" style:font-size-complex="11pt"/>
    </style:style>
    <style:style style:name="T81_5" style:family="text">
      <style:text-properties style:font-name="Calibri" fo:font-size="11pt" style:font-name-asian="Calibri" style:font-size-asian="11pt" style:font-name-complex="Calibri" style:font-size-complex="11pt"/>
    </style:style>
    <style:style style:name="T81_6" style:family="text">
      <style:text-properties style:font-name="Calibri" fo:font-size="11pt" style:font-name-asian="Calibri" style:font-size-asian="11pt" style:font-name-complex="Calibri" style:font-size-complex="11pt"/>
    </style:style>
    <style:style style:name="T81_7" style:family="text">
      <style:text-properties style:font-name="Calibri" fo:font-size="11pt" style:font-name-asian="Calibri" style:font-size-asian="11pt" style:font-name-complex="Calibri" style:font-size-complex="11pt"/>
    </style:style>
    <style:style style:name="T81_8" style:family="text">
      <style:text-properties style:font-name="Calibri" fo:font-size="11pt" style:font-name-asian="Calibri" style:font-size-asian="11pt" style:font-name-complex="Calibri" style:font-size-complex="11pt"/>
    </style:style>
    <style:style style:name="T81_9" style:family="text">
      <style:text-properties style:font-name="Calibri" fo:font-size="11pt" style:font-name-asian="Calibri" style:font-size-asian="11pt" style:font-name-complex="Calibri" style:font-size-complex="11pt"/>
    </style:style>
    <style:style style:name="T81_10" style:family="text">
      <style:text-properties style:font-name="Calibri" fo:font-size="11pt" style:font-name-asian="Calibri" style:font-size-asian="11pt" style:font-name-complex="Calibri" style:font-size-complex="11pt"/>
    </style:style>
    <style:style style:name="T81_11" style:family="text">
      <style:text-properties style:font-name="Calibri" fo:font-size="11pt" style:font-name-asian="Calibri" style:font-size-asian="11pt" style:font-name-complex="Calibri" style:font-size-complex="11pt"/>
    </style:style>
    <style:style style:name="T81_12" style:family="text">
      <style:text-properties style:font-name="Calibri" fo:font-size="11pt" style:font-name-asian="Calibri" style:font-size-asian="11pt" style:font-name-complex="Calibri" style:font-size-complex="11pt"/>
    </style:style>
    <style:style style:name="T81_13" style:family="text">
      <style:text-properties style:font-name="Calibri" fo:font-size="11pt" style:font-name-asian="Calibri" style:font-size-asian="11pt" style:font-name-complex="Calibri" style:font-size-complex="11pt"/>
    </style:style>
    <style:style style:name="T81_14" style:family="text">
      <style:text-properties style:font-name="Calibri" fo:font-size="11pt" style:font-name-asian="Calibri" style:font-size-asian="11pt" style:font-name-complex="Calibri" style:font-size-complex="11pt"/>
    </style:style>
    <style:style style:name="T81_15" style:family="text">
      <style:text-properties style:font-name="Calibri" fo:font-size="11pt" style:font-name-asian="Calibri" style:font-size-asian="11pt" style:font-name-complex="Calibri" style:font-size-complex="11pt"/>
    </style:style>
    <style:style style:name="T81_16" style:family="text">
      <style:text-properties style:font-name="Calibri" fo:font-size="11pt" style:font-name-asian="Calibri" style:font-size-asian="11pt" style:font-name-complex="Calibri" style:font-size-complex="11pt"/>
    </style:style>
    <style:style style:name="T81_17" style:family="text">
      <style:text-properties style:font-name="Calibri" fo:font-size="11pt" style:font-name-asian="Calibri" style:font-size-asian="11pt" style:font-name-complex="Calibri" style:font-size-complex="11pt"/>
    </style:style>
    <style:style style:name="T81_18" style:family="text">
      <style:text-properties fo:background-color="#ffffff" style:font-name="Calibri" fo:font-size="11pt" style:font-name-asian="Calibri" style:font-size-asian="11pt" style:font-name-complex="Calibri" style:font-size-complex="11pt"/>
    </style:style>
    <style:style style:name="T81_19" style:family="text">
      <style:text-properties fo:background-color="#ffffff" style:font-name="Calibri" fo:font-size="11pt" style:font-name-asian="Calibri" style:font-size-asian="11pt" style:font-name-complex="Calibri" style:font-size-complex="11pt"/>
    </style:style>
    <style:style style:name="T81_20" style:family="text">
      <style:text-properties fo:background-color="#ffffff" style:font-name="Calibri" fo:font-size="11pt" style:font-name-asian="Calibri" style:font-size-asian="11pt" style:font-name-complex="Calibri" style:font-size-complex="11pt"/>
    </style:style>
    <style:style style:name="T81_21" style:family="text">
      <style:text-properties fo:background-color="#ffffff" style:font-name="Calibri" fo:font-size="11pt" style:font-name-asian="Calibri" style:font-size-asian="11pt" style:font-name-complex="Calibri" style:font-size-complex="11pt"/>
    </style:style>
    <style:style style:name="T81_22" style:family="text">
      <style:text-properties fo:background-color="#ffffff" style:font-name="Calibri" fo:font-size="11pt" style:font-name-asian="Calibri" style:font-size-asian="11pt" style:font-name-complex="Calibri" style:font-size-complex="11pt"/>
    </style:style>
    <style:style style:name="T81_23" style:family="text">
      <style:text-properties fo:background-color="#ffffff" style:font-name="Calibri" fo:font-size="11pt" style:font-name-asian="Calibri" style:font-size-asian="11pt" style:font-name-complex="Calibri" style:font-size-complex="11pt"/>
    </style:style>
    <style:style style:name="T81_24" style:family="text">
      <style:text-properties fo:background-color="#ffffff" style:font-name="Calibri" fo:font-size="11pt" style:font-name-asian="Calibri" style:font-size-asian="11pt" style:font-name-complex="Calibri" style:font-size-complex="11pt"/>
    </style:style>
    <style:style style:name="T81_25" style:family="text">
      <style:text-properties fo:background-color="#ffffff" style:font-name="Calibri" fo:font-size="11pt" style:font-name-asian="Calibri" style:font-size-asian="11pt" style:font-name-complex="Calibri" style:font-size-complex="11pt"/>
    </style:style>
    <style:style style:name="T81_26" style:family="text">
      <style:text-properties fo:background-color="#ffffff" style:font-name="Calibri" fo:font-size="11pt" style:font-name-asian="Calibri" style:font-size-asian="11pt" style:font-name-complex="Calibri" style:font-size-complex="11pt"/>
    </style:style>
    <style:style style:name="T81_27" style:family="text">
      <style:text-properties fo:background-color="#ffffff" style:font-name="Calibri" fo:font-size="11pt" style:font-name-asian="Calibri" style:font-size-asian="11pt" style:font-name-complex="Calibri" style:font-size-complex="11pt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2_1" style:family="text"/>
    <style:style style:name="T82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2_3" style:family="text"/>
    <style:style style:name="T82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2_5" style:family="text"/>
    <style:style style:name="T82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2_7" style:family="text"/>
    <style:style style:name="T82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2_9" style:family="text"/>
    <style:style style:name="T82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2_11" style:family="text"/>
    <style:style style:name="T82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2_13" style:family="text"/>
    <style:style style:name="T82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2_15" style:family="text"/>
    <style:style style:name="T82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2_17" style:family="text"/>
    <style:style style:name="T82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2_19" style:family="text"/>
    <style:style style:name="T82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2_21" style:family="text"/>
    <style:style style:name="T82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2_23" style:family="text"/>
    <style:style style:name="T82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2_25" style:family="text"/>
    <style:style style:name="T82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2_27" style:family="text"/>
    <style:style style:name="T82_2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2_29" style:family="text"/>
    <style:style style:name="T82_3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2_31" style:family="text"/>
    <style:style style:name="T82_3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2_33" style:family="text"/>
    <style:style style:name="T82_3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2_35" style:family="text"/>
    <style:style style:name="T82_3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2_37" style:family="text"/>
    <style:style style:name="T82_3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2_39" style:family="text"/>
    <style:style style:name="T82_4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2_41" style:family="text"/>
    <style:style style:name="T82_4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2_43" style:family="text"/>
    <style:style style:name="T82_4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2_45" style:family="text"/>
    <style:style style:name="T82_4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style:font-name-asian="Calibri" style:font-name-complex="Calibri"/>
    </style:style>
    <style:style style:name="P84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84_1" style:family="text"/>
    <style:style style:name="T84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3" style:family="text"/>
    <style:style style:name="T84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5" style:family="text"/>
    <style:style style:name="T84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7" style:family="text"/>
    <style:style style:name="T84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9" style:family="text"/>
    <style:style style:name="T84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11" style:family="text"/>
    <style:style style:name="T84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13" style:family="text"/>
    <style:style style:name="T84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15" style:family="text"/>
    <style:style style:name="T84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17" style:family="text"/>
    <style:style style:name="T84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19" style:family="text"/>
    <style:style style:name="T84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21" style:family="text"/>
    <style:style style:name="T84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23" style:family="text"/>
    <style:style style:name="T84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25" style:family="text"/>
    <style:style style:name="T84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27" style:family="text"/>
    <style:style style:name="T84_2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29" style:family="text"/>
    <style:style style:name="T84_3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31" style:family="text"/>
    <style:style style:name="T84_3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33" style:family="text"/>
    <style:style style:name="T84_3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35" style:family="text"/>
    <style:style style:name="T84_3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37" style:family="text"/>
    <style:style style:name="T84_3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39" style:family="text"/>
    <style:style style:name="T84_4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41" style:family="text"/>
    <style:style style:name="T84_4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43" style:family="text"/>
    <style:style style:name="T84_4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45" style:family="text"/>
    <style:style style:name="T84_4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47" style:family="text"/>
    <style:style style:name="T84_4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49" style:family="text"/>
    <style:style style:name="T84_5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51" style:family="text"/>
    <style:style style:name="T84_5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53" style:family="text"/>
    <style:style style:name="T84_5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55" style:family="text"/>
    <style:style style:name="T84_5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57" style:family="text"/>
    <style:style style:name="T84_5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59" style:family="text"/>
    <style:style style:name="T84_6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61" style:family="text"/>
    <style:style style:name="T84_6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63" style:family="text"/>
    <style:style style:name="T84_6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65" style:family="text"/>
    <style:style style:name="T84_6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84_67" style:family="text"/>
    <style:style style:name="T84_6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font-name="Calibri" style:font-name-asian="Calibri" style:font-name-complex="Calibri"/>
    </style:style>
    <style:style style:name="P86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 fo:font-weight="bold" style:font-weight-asian="bold" style:font-weight-complex="bold"/>
    </style:style>
    <style:style style:name="P87" style:family="paragraph" style:parent-style-name="Standard">
      <style:paragraph-properties fo:break-before="auto" fo:line-height="100%" style:writing-mode="lr-tb"/>
    </style:style>
    <style:style style:name="T87_1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87_2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87_3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87_4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87_5" style:family="text" style:parent-style-name="Standard"/>
    <style:style style:name="P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5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89_106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89_107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89_108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89_109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90" style:family="paragraph" style:parent-style-name="Standard">
      <style:paragraph-properties fo:break-before="auto" fo:line-height="100%" fo:border-bottom="#808080 0.053cm solid" style:writing-mode="lr-tb"/>
      <style:text-properties style:text-position="sub 58%" style:font-name="Calibri" style:font-name-asian="Calibri" style:font-name-complex="Calibri"/>
    </style:style>
    <style:style style:name="P91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92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 fo:font-weight="bold" style:font-weight-asian="bold" style:font-weight-complex="bold"/>
    </style:style>
    <style:style style:name="P93" style:family="paragraph" style:parent-style-name="Standard">
      <style:paragraph-properties fo:break-before="auto" fo:line-height="100%" style:writing-mode="lr-tb"/>
    </style:style>
    <style:style style:name="T93_1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93_2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93_3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93_4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94" style:family="paragraph" style:parent-style-name="Standard">
      <style:paragraph-properties fo:break-before="auto" fo:line-height="100%" style:writing-mode="lr-tb"/>
    </style:style>
    <style:style style:name="T94_1" style:family="text">
      <style:text-properties style:font-name="Calibri" style:font-name-asian="Calibri" style:font-name-complex="Calibri"/>
    </style:style>
    <style:style style:name="T94_2" style:family="text">
      <style:text-properties style:font-name="Calibri" style:font-name-asian="Calibri" style:font-name-complex="Calibri"/>
    </style:style>
    <style:style style:name="T94_3" style:family="text">
      <style:text-properties style:font-name="Calibri" style:font-name-asian="Calibri" style:font-name-complex="Calibri"/>
    </style:style>
    <style:style style:name="T94_4" style:family="text">
      <style:text-properties style:font-name="Calibri" style:font-name-asian="Calibri" style:font-name-complex="Calibri"/>
    </style:style>
    <style:style style:name="T94_5" style:family="text">
      <style:text-properties style:font-name="Calibri" style:font-name-asian="Calibri" style:font-name-complex="Calibri"/>
    </style:style>
    <style:style style:name="T94_6" style:family="text">
      <style:text-properties style:font-name="Calibri" style:font-name-asian="Calibri" style:font-name-complex="Calibri"/>
    </style:style>
    <style:style style:name="T94_7" style:family="text">
      <style:text-properties style:font-name="Calibri" style:font-name-asian="Calibri" style:font-name-complex="Calibri"/>
    </style:style>
    <style:style style:name="T94_8" style:family="text">
      <style:text-properties style:font-name="Calibri" style:font-name-asian="Calibri" style:font-name-complex="Calibri"/>
    </style:style>
    <style:style style:name="T94_9" style:family="text">
      <style:text-properties style:font-name="Calibri" style:font-name-asian="Calibri" style:font-name-complex="Calibri"/>
    </style:style>
    <style:style style:name="T94_10" style:family="text">
      <style:text-properties style:font-name="Calibri" style:font-name-asian="Calibri" style:font-name-complex="Calibri"/>
    </style:style>
    <style:style style:name="T94_11" style:family="text">
      <style:text-properties style:font-name="Calibri" style:font-name-asian="Calibri" style:font-name-complex="Calibri"/>
    </style:style>
    <style:style style:name="T94_12" style:family="text">
      <style:text-properties style:font-name="Calibri" style:font-name-asian="Calibri" style:font-name-complex="Calibri"/>
    </style:style>
    <style:style style:name="T94_13" style:family="text">
      <style:text-properties style:font-name="Calibri" style:font-name-asian="Calibri" style:font-name-complex="Calibri"/>
    </style:style>
    <style:style style:name="P95" style:family="paragraph" style:parent-style-name="Standard">
      <style:paragraph-properties fo:break-before="auto" fo:line-height="100%" style:writing-mode="lr-tb"/>
    </style:style>
    <style:style style:name="T95_1" style:family="text">
      <style:text-properties style:font-name="Calibri" style:font-name-asian="Calibri" style:font-name-complex="Calibri"/>
    </style:style>
    <style:style style:name="T95_2" style:family="text">
      <style:text-properties style:font-name="Calibri" style:font-name-asian="Calibri" style:font-name-complex="Calibri"/>
    </style:style>
    <style:style style:name="T95_3" style:family="text">
      <style:text-properties style:font-name="Calibri" style:font-name-asian="Calibri" style:font-name-complex="Calibri"/>
    </style:style>
    <style:style style:name="T95_4" style:family="text">
      <style:text-properties style:font-name="Calibri" style:font-name-asian="Calibri" style:font-name-complex="Calibri"/>
    </style:style>
    <style:style style:name="T95_5" style:family="text">
      <style:text-properties style:font-name="Calibri" style:font-name-asian="Calibri" style:font-name-complex="Calibri"/>
    </style:style>
    <style:style style:name="P96" style:family="paragraph" style:parent-style-name="Standard">
      <style:paragraph-properties fo:break-before="auto" fo:line-height="100%" style:writing-mode="lr-tb"/>
    </style:style>
    <style:style style:name="T96_1" style:family="text">
      <style:text-properties style:font-name="Calibri" style:font-name-asian="Calibri" style:font-name-complex="Calibri"/>
    </style:style>
    <style:style style:name="T96_2" style:family="text">
      <style:text-properties style:font-name="Calibri" style:font-name-asian="Calibri" style:font-name-complex="Calibri"/>
    </style:style>
    <style:style style:name="P97" style:family="paragraph" style:parent-style-name="Standard">
      <style:paragraph-properties fo:break-before="auto" fo:line-height="100%" style:writing-mode="lr-tb"/>
    </style:style>
    <style:style style:name="T97_1" style:family="text"/>
    <style:style style:name="T97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97_3" style:family="text"/>
    <style:style style:name="T97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97_5" style:family="text"/>
    <style:style style:name="T97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97_7" style:family="text"/>
    <style:style style:name="T97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97_9" style:family="text"/>
    <style:style style:name="T97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97_11" style:family="text"/>
    <style:style style:name="T97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97_13" style:family="text"/>
    <style:style style:name="T97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97_15" style:family="text"/>
    <style:style style:name="T97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97_17" style:family="text"/>
    <style:style style:name="T97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97_19" style:family="text"/>
    <style:style style:name="T97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97_21" style:family="text"/>
    <style:style style:name="T97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97_23" style:family="text"/>
    <style:style style:name="T97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97_25" style:family="text"/>
    <style:style style:name="T97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97_27" style:family="text"/>
    <style:style style:name="T97_2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97_29" style:family="text"/>
    <style:style style:name="T97_3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97_31" style:family="text"/>
    <style:style style:name="T97_3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97_33" style:family="text"/>
    <style:style style:name="T97_3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97_35" style:family="text"/>
    <style:style style:name="T97_3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98" style:family="paragraph" style:parent-style-name="Standard">
      <style:paragraph-properties fo:break-before="auto" fo:line-height="100%" style:writing-mode="lr-tb"/>
    </style:style>
    <style:style style:name="T98_1" style:family="text">
      <style:text-properties style:font-name="Calibri" style:font-name-asian="Calibri" style:font-name-complex="Calibri"/>
    </style:style>
    <style:style style:name="T98_2" style:family="text">
      <style:text-properties style:font-name="Calibri" style:font-name-asian="Calibri" style:font-name-complex="Calibri"/>
    </style:style>
    <style:style style:name="T98_3" style:family="text">
      <style:text-properties style:font-name="Calibri" style:font-name-asian="Calibri" style:font-name-complex="Calibri"/>
    </style:style>
    <style:style style:name="T98_4" style:family="text">
      <style:text-properties style:font-name="Calibri" style:font-name-asian="Calibri" style:font-name-complex="Calibri"/>
    </style:style>
    <style:style style:name="P99" style:family="paragraph" style:parent-style-name="Standard">
      <style:paragraph-properties fo:break-before="auto" fo:text-indent="-1.27cm" fo:line-height="100%" fo:margin-left="1.27cm" style:writing-mode="lr-tb"/>
    </style:style>
    <style:style style:name="T99_1" style:family="text">
      <style:text-properties style:font-name="Calibri" style:font-name-asian="Calibri" style:font-name-complex="Calibri"/>
    </style:style>
    <style:style style:name="T99_2" style:family="text">
      <style:text-properties style:font-name="Calibri" style:font-name-asian="Calibri" style:font-name-complex="Calibri"/>
    </style:style>
    <style:style style:name="T99_3" style:family="text">
      <style:text-properties style:font-name="Calibri" style:font-name-asian="Calibri" style:font-name-complex="Calibri"/>
    </style:style>
    <style:style style:name="T99_4" style:family="text">
      <style:text-properties style:font-name="Calibri" style:font-name-asian="Calibri" style:font-name-complex="Calibri"/>
    </style:style>
    <style:style style:name="T99_5" style:family="text">
      <style:text-properties style:font-name="Calibri" style:font-name-asian="Calibri" style:font-name-complex="Calibri"/>
    </style:style>
    <style:style style:name="T99_6" style:family="text">
      <style:text-properties style:font-name="Calibri" style:font-name-asian="Calibri" style:font-name-complex="Calibri"/>
    </style:style>
    <style:style style:name="T99_7" style:family="text">
      <style:text-properties style:font-name="Calibri" style:font-name-asian="Calibri" style:font-name-complex="Calibri"/>
    </style:style>
    <style:style style:name="T99_8" style:family="text">
      <style:text-properties style:font-name="Calibri" style:font-name-asian="Calibri" style:font-name-complex="Calibri"/>
    </style:style>
    <style:style style:name="T99_9" style:family="text"/>
    <style:style style:name="T99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99_11" style:family="text"/>
    <style:style style:name="T99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99_13" style:family="text"/>
    <style:style style:name="T99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99_15" style:family="text"/>
    <style:style style:name="T99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99_17" style:family="text"/>
    <style:style style:name="T99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99_19" style:family="text"/>
    <style:style style:name="T99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99_21" style:family="text"/>
    <style:style style:name="T99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99_23" style:family="text"/>
    <style:style style:name="T99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99_25" style:family="text"/>
    <style:style style:name="T99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99_27" style:family="text">
      <style:text-properties style:font-name="Calibri" style:font-name-asian="Calibri" style:font-name-complex="Calibri"/>
    </style:style>
    <style:style style:name="T99_28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99_29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99_30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99_31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99_32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99_33" style:family="text">
      <style:text-properties style:font-name="Calibri" style:font-name-asian="Calibri" style:font-name-complex="Calibri"/>
    </style:style>
    <style:style style:name="P100" style:family="paragraph" style:parent-style-name="Standard">
      <style:paragraph-properties fo:break-before="auto" fo:text-indent="-1.27cm" fo:line-height="100%" fo:margin-left="1.27cm" style:writing-mode="lr-tb"/>
    </style:style>
    <style:style style:name="T100_1" style:family="text"/>
    <style:style style:name="T100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0_3" style:family="text"/>
    <style:style style:name="T100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0_5" style:family="text"/>
    <style:style style:name="T100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0_7" style:family="text"/>
    <style:style style:name="T100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0_9" style:family="text"/>
    <style:style style:name="T100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0_11" style:family="text"/>
    <style:style style:name="T100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0_13" style:family="text"/>
    <style:style style:name="T100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0_15" style:family="text"/>
    <style:style style:name="T100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0_17" style:family="text"/>
    <style:style style:name="T100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0_19" style:family="text"/>
    <style:style style:name="T100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0_21" style:family="text"/>
    <style:style style:name="T100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0_23" style:family="text"/>
    <style:style style:name="T100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0_25" style:family="text"/>
    <style:style style:name="T100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0_27" style:family="text"/>
    <style:style style:name="T100_2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0_29" style:family="text"/>
    <style:style style:name="T100_3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0_31" style:family="text">
      <style:text-properties style:font-name="Calibri" style:font-name-asian="Calibri" style:font-name-complex="Calibri"/>
    </style:style>
    <style:style style:name="T100_32" style:family="text">
      <style:text-properties style:font-name="Calibri" style:font-name-asian="Calibri" style:font-name-complex="Calibri"/>
    </style:style>
    <style:style style:name="T100_33" style:family="text">
      <style:text-properties style:font-name="Calibri" style:font-name-asian="Calibri" style:font-name-complex="Calibri"/>
    </style:style>
    <style:style style:name="T100_34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0_35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0_36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0_37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0_38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0_39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0_40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0_41" style:family="text">
      <style:text-properties style:font-name="Calibri" style:font-name-asian="Calibri" style:font-name-complex="Calibri"/>
    </style:style>
    <style:style style:name="P101" style:family="paragraph" style:parent-style-name="Standard">
      <style:paragraph-properties fo:break-before="auto" fo:text-indent="-1.27cm" fo:line-height="100%" fo:margin-left="1.27cm" style:writing-mode="lr-tb"/>
    </style:style>
    <style:style style:name="T101_1" style:family="text">
      <style:text-properties style:font-name="Calibri" style:font-name-asian="Calibri" style:font-name-complex="Calibri"/>
    </style:style>
    <style:style style:name="T101_2" style:family="text">
      <style:text-properties style:font-name="Calibri" style:font-name-asian="Calibri" style:font-name-complex="Calibri"/>
    </style:style>
    <style:style style:name="P102" style:family="paragraph" style:parent-style-name="Standard">
      <style:paragraph-properties fo:break-before="auto" fo:text-indent="-1.27cm" fo:line-height="100%" fo:border-bottom="#808080 0.053cm solid" fo:margin-left="1.27cm" style:writing-mode="lr-tb"/>
    </style:style>
    <style:style style:name="T102_1" style:family="text">
      <style:text-properties style:font-name="Calibri" style:font-name-asian="Calibri" style:font-name-complex="Calibri"/>
    </style:style>
    <style:style style:name="T102_2" style:family="text">
      <style:text-properties style:font-name="Calibri" style:font-name-asian="Calibri" style:font-name-complex="Calibri"/>
    </style:style>
    <style:style style:name="T102_3" style:family="text">
      <style:text-properties style:font-name="Calibri" style:font-name-asian="Calibri" style:font-name-complex="Calibri"/>
    </style:style>
    <style:style style:name="T102_4" style:family="text">
      <style:text-properties style:font-name="Calibri" style:font-name-asian="Calibri" style:font-name-complex="Calibri"/>
    </style:style>
    <style:style style:name="T102_5" style:family="text">
      <style:text-properties style:font-name="Calibri" style:font-name-asian="Calibri" style:font-name-complex="Calibri"/>
    </style:style>
    <style:style style:name="T102_6" style:family="text">
      <style:text-properties style:font-name="Calibri" style:font-name-asian="Calibri" style:font-name-complex="Calibri"/>
    </style:style>
    <style:style style:name="T102_7" style:family="text">
      <style:text-properties style:font-name="Calibri" style:font-name-asian="Calibri" style:font-name-complex="Calibri"/>
    </style:style>
    <style:style style:name="T102_8" style:family="text">
      <style:text-properties style:font-name="Calibri" style:font-name-asian="Calibri" style:font-name-complex="Calibri"/>
    </style:style>
    <style:style style:name="T102_9" style:family="text"/>
    <style:style style:name="T102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2_11" style:family="text"/>
    <style:style style:name="T102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2_13" style:family="text"/>
    <style:style style:name="T102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2_15" style:family="text"/>
    <style:style style:name="T102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2_17" style:family="text"/>
    <style:style style:name="T102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2_19" style:family="text"/>
    <style:style style:name="T102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2_21" style:family="text"/>
    <style:style style:name="T102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2_23" style:family="text"/>
    <style:style style:name="T102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2_25" style:family="text"/>
    <style:style style:name="T102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2_27" style:family="text"/>
    <style:style style:name="T102_2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2_29" style:family="text"/>
    <style:style style:name="T102_3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2_31" style:family="text"/>
    <style:style style:name="T102_3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2_33" style:family="text"/>
    <style:style style:name="T102_3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2_35" style:family="text"/>
    <style:style style:name="T102_3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2_37" style:family="text"/>
    <style:style style:name="T102_3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2_39" style:family="text"/>
    <style:style style:name="T102_4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2_41" style:family="text"/>
    <style:style style:name="T102_4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2_43" style:family="text">
      <style:text-properties style:font-name="Calibri" style:font-name-asian="Calibri" style:font-name-complex="Calibri"/>
    </style:style>
    <style:style style:name="T102_44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2_45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2_46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2_47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2_48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2_49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2_50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2_51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2_52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2_53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2_54" style:family="text">
      <style:text-properties style:font-name="Calibri" style:font-name-asian="Calibri" style:font-name-complex="Calibri"/>
    </style:style>
    <style:style style:name="P103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1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fo:color="#ff0000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5_2" style:family="text">
      <style:text-properties fo:color="#ff0000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5_3" style:family="text">
      <style:text-properties fo:color="#ff0000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5_4" style:family="text">
      <style:text-properties fo:color="#ff0000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5_5" style:family="text">
      <style:text-properties fo:color="#ff0000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5_6" style:family="text">
      <style:text-properties fo:color="#ff0000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5_7" style:family="text">
      <style:text-properties fo:color="#ff0000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5_8" style:family="text">
      <style:text-properties fo:color="#ff0000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5_9" style:family="text">
      <style:text-properties fo:color="#ff0000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5_10" style:family="text">
      <style:text-properties fo:color="#ff0000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5_11" style:family="text">
      <style:text-properties fo:color="#ff0000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5_12" style:family="text">
      <style:text-properties fo:color="#ff0000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5_13" style:family="text">
      <style:text-properties fo:color="#ff0000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5_14" style:family="text">
      <style:text-properties fo:color="#ff0000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5_15" style:family="text">
      <style:text-properties fo:color="#ff0000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5_16" style:family="text">
      <style:text-properties fo:color="#ff0000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5_17" style:family="text">
      <style:text-properties fo:color="#ff0000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5_18" style:family="text">
      <style:text-properties fo:color="#ff0000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5_19" style:family="text">
      <style:text-properties fo:color="#ff0000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5_20" style:family="text">
      <style:text-properties fo:color="#ff0000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5_21" style:family="text">
      <style:text-properties fo:color="#ff0000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5_22" style:family="text">
      <style:text-properties fo:color="#ff0000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5_23" style:family="text">
      <style:text-properties fo:color="#ff0000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106" style:family="paragraph" style:parent-style-name="Standard">
      <style:paragraph-properties fo:break-before="auto" fo:line-height="100%" style:writing-mode="lr-tb"/>
    </style:style>
    <style:style style:name="T106_1" style:family="text">
      <style:text-properties style:font-name="Calibri" style:font-name-asian="Calibri" style:font-name-complex="Calibri"/>
    </style:style>
    <style:style style:name="T106_2" style:family="text">
      <style:text-properties style:font-name="Calibri" style:font-name-asian="Calibri" style:font-name-complex="Calibri"/>
    </style:style>
    <style:style style:name="T106_3" style:family="text">
      <style:text-properties style:font-name="Calibri" style:font-name-asian="Calibri" style:font-name-complex="Calibri"/>
    </style:style>
    <style:style style:name="T106_4" style:family="text">
      <style:text-properties style:font-name="Calibri" style:font-name-asian="Calibri" style:font-name-complex="Calibri"/>
    </style:style>
    <style:style style:name="T106_5" style:family="text">
      <style:text-properties style:font-name="Calibri" style:font-name-asian="Calibri" style:font-name-complex="Calibri"/>
    </style:style>
    <style:style style:name="T106_6" style:family="text">
      <style:text-properties style:font-name="Calibri" style:font-name-asian="Calibri" style:font-name-complex="Calibri"/>
    </style:style>
    <style:style style:name="T106_7" style:family="text">
      <style:text-properties style:font-name="Calibri" style:font-name-asian="Calibri" style:font-name-complex="Calibri"/>
    </style:style>
    <style:style style:name="T106_8" style:family="text">
      <style:text-properties style:font-name="Calibri" style:font-name-asian="Calibri" style:font-name-complex="Calibri"/>
    </style:style>
    <style:style style:name="T106_9" style:family="text">
      <style:text-properties style:font-name="Calibri" style:font-name-asian="Calibri" style:font-name-complex="Calibri"/>
    </style:style>
    <style:style style:name="T106_10" style:family="text">
      <style:text-properties style:font-name="Calibri" style:font-name-asian="Calibri" style:font-name-complex="Calibri"/>
    </style:style>
    <style:style style:name="T106_11" style:family="text">
      <style:text-properties style:font-name="Calibri" style:font-name-asian="Calibri" style:font-name-complex="Calibri"/>
    </style:style>
    <style:style style:name="T106_12" style:family="text">
      <style:text-properties style:font-name="Calibri" style:font-name-asian="Calibri" style:font-name-complex="Calibri"/>
    </style:style>
    <style:style style:name="T106_13" style:family="text">
      <style:text-properties style:font-name="Calibri" style:font-name-asian="Calibri" style:font-name-complex="Calibri"/>
    </style:style>
    <style:style style:name="P107" style:family="paragraph" style:parent-style-name="Standard">
      <style:paragraph-properties fo:break-before="auto" fo:line-height="100%" style:writing-mode="lr-tb"/>
    </style:style>
    <style:style style:name="T107_1" style:family="text">
      <style:text-properties style:font-name="Calibri" style:font-name-asian="Calibri" style:font-name-complex="Calibri"/>
    </style:style>
    <style:style style:name="T107_2" style:family="text">
      <style:text-properties style:font-name="Calibri" style:font-name-asian="Calibri" style:font-name-complex="Calibri"/>
    </style:style>
    <style:style style:name="T107_3" style:family="text">
      <style:text-properties style:font-name="Calibri" style:font-name-asian="Calibri" style:font-name-complex="Calibri"/>
    </style:style>
    <style:style style:name="T107_4" style:family="text">
      <style:text-properties style:font-name="Calibri" style:font-name-asian="Calibri" style:font-name-complex="Calibri"/>
    </style:style>
    <style:style style:name="T107_5" style:family="text">
      <style:text-properties style:font-name="Calibri" style:font-name-asian="Calibri" style:font-name-complex="Calibri"/>
    </style:style>
    <style:style style:name="P108" style:family="paragraph" style:parent-style-name="Standard">
      <style:paragraph-properties fo:break-before="auto" fo:line-height="100%" style:writing-mode="lr-tb"/>
    </style:style>
    <style:style style:name="T108_1" style:family="text">
      <style:text-properties style:font-name="Calibri" style:font-name-asian="Calibri" style:font-name-complex="Calibri"/>
    </style:style>
    <style:style style:name="T108_2" style:family="text">
      <style:text-properties style:font-name="Calibri" style:font-name-asian="Calibri" style:font-name-complex="Calibri"/>
    </style:style>
    <style:style style:name="T108_3" style:family="text">
      <style:text-properties style:font-name="Calibri" style:font-name-asian="Calibri" style:font-name-complex="Calibri"/>
    </style:style>
    <style:style style:name="T108_4" style:family="text">
      <style:text-properties style:font-name="Calibri" style:font-name-asian="Calibri" style:font-name-complex="Calibri"/>
    </style:style>
    <style:style style:name="T108_5" style:family="text">
      <style:text-properties style:font-name="Calibri" style:font-name-asian="Calibri" style:font-name-complex="Calibri"/>
    </style:style>
    <style:style style:name="T108_6" style:family="text">
      <style:text-properties style:font-name="Calibri" style:font-name-asian="Calibri" style:font-name-complex="Calibri"/>
    </style:style>
    <style:style style:name="T108_7" style:family="text">
      <style:text-properties style:font-name="Calibri" style:font-name-asian="Calibri" style:font-name-complex="Calibri"/>
    </style:style>
    <style:style style:name="T108_8" style:family="text">
      <style:text-properties style:font-name="Calibri" style:font-name-asian="Calibri" style:font-name-complex="Calibri"/>
    </style:style>
    <style:style style:name="T108_9" style:family="text">
      <style:text-properties style:font-name="Calibri" style:font-name-asian="Calibri" style:font-name-complex="Calibri"/>
    </style:style>
    <style:style style:name="T108_10" style:family="text">
      <style:text-properties style:font-name="Calibri" style:font-name-asian="Calibri" style:font-name-complex="Calibri"/>
    </style:style>
    <style:style style:name="T108_11" style:family="text">
      <style:text-properties style:font-name="Calibri" style:font-name-asian="Calibri" style:font-name-complex="Calibri"/>
    </style:style>
    <style:style style:name="T108_12" style:family="text">
      <style:text-properties style:font-name="Calibri" style:font-name-asian="Calibri" style:font-name-complex="Calibri"/>
    </style:style>
    <style:style style:name="T108_13" style:family="text">
      <style:text-properties style:font-name="Calibri" style:font-name-asian="Calibri" style:font-name-complex="Calibri"/>
    </style:style>
    <style:style style:name="T108_14" style:family="text">
      <style:text-properties style:font-name="Calibri" style:font-name-asian="Calibri" style:font-name-complex="Calibri"/>
    </style:style>
    <style:style style:name="T108_15" style:family="text">
      <style:text-properties style:font-name="Calibri" style:font-name-asian="Calibri" style:font-name-complex="Calibri"/>
    </style:style>
    <style:style style:name="T108_16" style:family="text">
      <style:text-properties style:font-name="Calibri" style:font-name-asian="Calibri" style:font-name-complex="Calibri"/>
    </style:style>
    <style:style style:name="T108_17" style:family="text">
      <style:text-properties style:font-name="Calibri" style:font-name-asian="Calibri" style:font-name-complex="Calibri"/>
    </style:style>
    <style:style style:name="T108_18" style:family="text">
      <style:text-properties style:font-name="Calibri" style:font-name-asian="Calibri" style:font-name-complex="Calibri"/>
    </style:style>
    <style:style style:name="T108_19" style:family="text">
      <style:text-properties style:font-name="Calibri" style:font-name-asian="Calibri" style:font-name-complex="Calibri"/>
    </style:style>
    <style:style style:name="T108_20" style:family="text">
      <style:text-properties style:font-name="Calibri" style:font-name-asian="Calibri" style:font-name-complex="Calibri"/>
    </style:style>
    <style:style style:name="T108_21" style:family="text">
      <style:text-properties style:font-name="Calibri" style:font-name-asian="Calibri" style:font-name-complex="Calibri"/>
    </style:style>
    <style:style style:name="T108_22" style:family="text">
      <style:text-properties style:font-name="Calibri" style:font-name-asian="Calibri" style:font-name-complex="Calibri"/>
    </style:style>
    <style:style style:name="T108_23" style:family="text">
      <style:text-properties style:font-name="Calibri" style:font-name-asian="Calibri" style:font-name-complex="Calibri"/>
    </style:style>
    <style:style style:name="T108_24" style:family="text">
      <style:text-properties style:font-name="Calibri" style:font-name-asian="Calibri" style:font-name-complex="Calibri"/>
    </style:style>
    <style:style style:name="T108_25" style:family="text">
      <style:text-properties style:font-name="Calibri" style:font-name-asian="Calibri" style:font-name-complex="Calibri"/>
    </style:style>
    <style:style style:name="T108_26" style:family="text">
      <style:text-properties style:font-name="Calibri" style:font-name-asian="Calibri" style:font-name-complex="Calibri"/>
    </style:style>
    <style:style style:name="P109" style:family="paragraph" style:parent-style-name="Standard">
      <style:paragraph-properties fo:break-before="auto" fo:line-height="100%" style:writing-mode="lr-tb"/>
    </style:style>
    <style:style style:name="T109_1" style:family="text">
      <style:text-properties style:font-name="Calibri" style:font-name-asian="Calibri" style:font-name-complex="Calibri"/>
    </style:style>
    <style:style style:name="T109_2" style:family="text">
      <style:text-properties style:font-name="Calibri" style:font-name-asian="Calibri" style:font-name-complex="Calibri"/>
    </style:style>
    <style:style style:name="T109_3" style:family="text">
      <style:text-properties style:font-name="Calibri" style:font-name-asian="Calibri" style:font-name-complex="Calibri"/>
    </style:style>
    <style:style style:name="T109_4" style:family="text">
      <style:text-properties style:font-name="Calibri" style:font-name-asian="Calibri" style:font-name-complex="Calibri"/>
    </style:style>
    <style:style style:name="T109_5" style:family="text">
      <style:text-properties style:font-name="Calibri" style:font-name-asian="Calibri" style:font-name-complex="Calibri"/>
    </style:style>
    <style:style style:name="T109_6" style:family="text">
      <style:text-properties style:font-name="Calibri" style:font-name-asian="Calibri" style:font-name-complex="Calibri"/>
    </style:style>
    <style:style style:name="T109_7" style:family="text">
      <style:text-properties style:font-name="Calibri" style:font-name-asian="Calibri" style:font-name-complex="Calibri"/>
    </style:style>
    <style:style style:name="T109_8" style:family="text">
      <style:text-properties style:font-name="Calibri" style:font-name-asian="Calibri" style:font-name-complex="Calibri"/>
    </style:style>
    <style:style style:name="T109_9" style:family="text">
      <style:text-properties style:font-name="Calibri" style:font-name-asian="Calibri" style:font-name-complex="Calibri"/>
    </style:style>
    <style:style style:name="T109_10" style:family="text">
      <style:text-properties style:font-name="Calibri" style:font-name-asian="Calibri" style:font-name-complex="Calibri"/>
    </style:style>
    <style:style style:name="T109_11" style:family="text">
      <style:text-properties style:font-name="Calibri" style:font-name-asian="Calibri" style:font-name-complex="Calibri"/>
    </style:style>
    <style:style style:name="T109_12" style:family="text">
      <style:text-properties style:font-name="Calibri" style:font-name-asian="Calibri" style:font-name-complex="Calibri"/>
    </style:style>
    <style:style style:name="T109_13" style:family="text">
      <style:text-properties style:font-name="Calibri" style:font-name-asian="Calibri" style:font-name-complex="Calibri"/>
    </style:style>
    <style:style style:name="T109_14" style:family="text">
      <style:text-properties style:font-name="Calibri" style:font-name-asian="Calibri" style:font-name-complex="Calibri"/>
    </style:style>
    <style:style style:name="T109_15" style:family="text">
      <style:text-properties style:font-name="Calibri" style:font-name-asian="Calibri" style:font-name-complex="Calibri"/>
    </style:style>
    <style:style style:name="T109_16" style:family="text">
      <style:text-properties style:font-name="Calibri" style:font-name-asian="Calibri" style:font-name-complex="Calibri"/>
    </style:style>
    <style:style style:name="T109_17" style:family="text">
      <style:text-properties style:font-name="Calibri" style:font-name-asian="Calibri" style:font-name-complex="Calibri"/>
    </style:style>
    <style:style style:name="T109_18" style:family="text">
      <style:text-properties style:font-name="Calibri" style:font-name-asian="Calibri" style:font-name-complex="Calibri"/>
    </style:style>
    <style:style style:name="T109_19" style:family="text">
      <style:text-properties style:font-name="Calibri" style:font-name-asian="Calibri" style:font-name-complex="Calibri"/>
    </style:style>
    <style:style style:name="T109_20" style:family="text">
      <style:text-properties style:font-name="Calibri" style:font-name-asian="Calibri" style:font-name-complex="Calibri"/>
    </style:style>
    <style:style style:name="T109_21" style:family="text">
      <style:text-properties style:font-name="Calibri" style:font-name-asian="Calibri" style:font-name-complex="Calibri"/>
    </style:style>
    <style:style style:name="T109_22" style:family="text">
      <style:text-properties style:font-name="Calibri" style:font-name-asian="Calibri" style:font-name-complex="Calibri"/>
    </style:style>
    <style:style style:name="T109_23" style:family="text">
      <style:text-properties style:font-name="Calibri" style:font-name-asian="Calibri" style:font-name-complex="Calibri"/>
    </style:style>
    <style:style style:name="T109_24" style:family="text">
      <style:text-properties style:font-name="Calibri" style:font-name-asian="Calibri" style:font-name-complex="Calibri"/>
    </style:style>
    <style:style style:name="T109_25" style:family="text">
      <style:text-properties style:font-name="Calibri" style:font-name-asian="Calibri" style:font-name-complex="Calibri"/>
    </style:style>
    <style:style style:name="T109_26" style:family="text">
      <style:text-properties style:font-name="Calibri" style:font-name-asian="Calibri" style:font-name-complex="Calibri"/>
    </style:style>
    <style:style style:name="T109_27" style:family="text">
      <style:text-properties style:font-name="Calibri" style:font-name-asian="Calibri" style:font-name-complex="Calibri"/>
    </style:style>
    <style:style style:name="P110" style:family="paragraph" style:parent-style-name="Standard">
      <style:paragraph-properties fo:break-before="auto" fo:line-height="100%" style:writing-mode="lr-tb"/>
    </style:style>
    <style:style style:name="T110_1" style:family="text">
      <style:text-properties fo:font-size="10pt" style:font-size-asian="10pt" style:font-size-complex="10pt"/>
    </style:style>
    <style:style style:name="T110_2" style:family="text"/>
    <style:style style:name="T110_3" style:family="text">
      <style:text-properties fo:color="#1155cc" fo:font-size="10pt" style:font-size-asian="10pt" style:font-size-complex="10pt" style:text-underline-style="solid" style:text-underline-color="font-color"/>
    </style:style>
    <style:style style:name="T110_4" style:family="text"/>
    <style:style style:name="T110_5" style:family="text">
      <style:text-properties fo:color="#1155cc" fo:font-size="10pt" style:font-size-asian="10pt" style:font-size-complex="10pt" style:text-underline-style="solid" style:text-underline-color="font-color"/>
    </style:style>
    <style:style style:name="T110_6" style:family="text"/>
    <style:style style:name="T110_7" style:family="text">
      <style:text-properties fo:color="#1155cc" fo:font-size="10pt" style:font-size-asian="10pt" style:font-size-complex="10pt" style:text-underline-style="solid" style:text-underline-color="font-color"/>
    </style:style>
    <style:style style:name="T110_8" style:family="text"/>
    <style:style style:name="T110_9" style:family="text">
      <style:text-properties fo:color="#1155cc" fo:font-size="10pt" style:font-size-asian="10pt" style:font-size-complex="10pt" style:text-underline-style="solid" style:text-underline-color="font-color"/>
    </style:style>
    <style:style style:name="T110_10" style:family="text"/>
    <style:style style:name="T110_11" style:family="text">
      <style:text-properties fo:color="#1155cc" fo:font-size="10pt" style:font-size-asian="10pt" style:font-size-complex="10pt" style:text-underline-style="solid" style:text-underline-color="font-color"/>
    </style:style>
    <style:style style:name="T110_12" style:family="text"/>
    <style:style style:name="T110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110_14" style:family="text"/>
    <style:style style:name="T110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110_16" style:family="text"/>
    <style:style style:name="T110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110_18" style:family="text"/>
    <style:style style:name="T110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110_20" style:family="text"/>
    <style:style style:name="T110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110_22" style:family="text"/>
    <style:style style:name="T110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110_24" style:family="text"/>
    <style:style style:name="T110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110_26" style:family="text"/>
    <style:style style:name="T110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110_28" style:family="text"/>
    <style:style style:name="T110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110_30" style:family="text"/>
    <style:style style:name="T110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110_32" style:family="text"/>
    <style:style style:name="T110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110_34" style:family="text"/>
    <style:style style:name="T110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110_36" style:family="text"/>
    <style:style style:name="T110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110_38" style:family="text"/>
    <style:style style:name="T110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110_40" style:family="text"/>
    <style:style style:name="T110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110_42" style:family="text"/>
    <style:style style:name="T110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110_44" style:family="text"/>
    <style:style style:name="T110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110_46" style:family="text"/>
    <style:style style:name="T110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110_48" style:family="text"/>
    <style:style style:name="T110_49" style:family="text">
      <style:text-properties fo:color="#1155cc" fo:font-size="10pt" style:font-size-asian="10pt" style:font-size-complex="10pt" style:text-underline-style="solid" style:text-underline-color="font-color"/>
    </style:style>
    <style:style style:name="P111" style:family="paragraph" style:parent-style-name="Standard">
      <style:paragraph-properties fo:break-before="auto" fo:line-height="100%" style:writing-mode="lr-tb"/>
    </style:style>
    <style:style style:name="T111_1" style:family="text">
      <style:text-properties fo:font-size="10pt" style:font-size-asian="10pt" style:font-size-complex="10pt"/>
    </style:style>
    <style:style style:name="T111_2" style:family="text">
      <style:text-properties fo:font-size="10pt" style:font-size-asian="10pt" style:font-size-complex="10pt"/>
    </style:style>
    <style:style style:name="T111_3" style:family="text">
      <style:text-properties fo:font-size="10pt" style:font-size-asian="10pt" style:font-size-complex="10pt"/>
    </style:style>
    <style:style style:name="T111_4" style:family="text">
      <style:text-properties fo:font-size="10pt" style:font-size-asian="10pt" style:font-size-complex="10pt"/>
    </style:style>
    <style:style style:name="T111_5" style:family="text">
      <style:text-properties fo:font-size="10pt" style:font-size-asian="10pt" style:font-size-complex="10pt"/>
    </style:style>
    <style:style style:name="T111_6" style:family="text">
      <style:text-properties fo:font-size="10pt" style:font-size-asian="10pt" style:font-size-complex="10pt"/>
    </style:style>
    <style:style style:name="T111_7" style:family="text">
      <style:text-properties fo:font-size="10pt" style:font-size-asian="10pt" style:font-size-complex="10pt"/>
    </style:style>
    <style:style style:name="T111_8" style:family="text">
      <style:text-properties fo:font-size="10pt" style:font-size-asian="10pt" style:font-size-complex="10pt"/>
    </style:style>
    <style:style style:name="T111_9" style:family="text">
      <style:text-properties fo:font-size="10pt" style:font-size-asian="10pt" style:font-size-complex="10pt"/>
    </style:style>
    <style:style style:name="T111_10" style:family="text">
      <style:text-properties fo:font-size="10pt" style:font-size-asian="10pt" style:font-size-complex="10pt"/>
    </style:style>
    <style:style style:name="T111_11" style:family="text">
      <style:text-properties fo:font-size="10pt" style:font-size-asian="10pt" style:font-size-complex="10pt"/>
    </style:style>
    <style:style style:name="T111_12" style:family="text">
      <style:text-properties fo:font-size="10pt" style:font-size-asian="10pt" style:font-size-complex="10pt"/>
    </style:style>
    <style:style style:name="T111_13" style:family="text">
      <style:text-properties fo:font-size="10pt" style:font-size-asian="10pt" style:font-size-complex="10pt"/>
    </style:style>
    <style:style style:name="T111_14" style:family="text">
      <style:text-properties fo:font-size="10pt" style:font-size-asian="10pt" style:font-size-complex="10pt"/>
    </style:style>
    <style:style style:name="P112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13" style:family="paragraph" style:parent-style-name="Standard">
      <style:paragraph-properties fo:break-before="auto" fo:line-height="100%" style:writing-mode="lr-tb"/>
    </style:style>
    <style:style style:name="T113_1" style:family="text">
      <style:text-properties fo:font-size="10pt" style:font-size-asian="10pt" style:font-size-complex="10pt"/>
    </style:style>
    <style:style style:name="T113_2" style:family="text">
      <style:text-properties fo:font-size="10pt" style:font-size-asian="10pt" style:font-size-complex="10pt"/>
    </style:style>
    <style:style style:name="T113_3" style:family="text">
      <style:text-properties fo:font-size="10pt" style:font-size-asian="10pt" style:font-size-complex="10pt"/>
    </style:style>
    <style:style style:name="T113_4" style:family="text">
      <style:text-properties fo:font-size="10pt" style:font-size-asian="10pt" style:font-size-complex="10pt"/>
    </style:style>
    <style:style style:name="T113_5" style:family="text">
      <style:text-properties fo:font-size="10pt" style:font-size-asian="10pt" style:font-size-complex="10pt"/>
    </style:style>
    <style:style style:name="T113_6" style:family="text">
      <style:text-properties fo:font-size="10pt" style:font-size-asian="10pt" style:font-size-complex="10pt"/>
    </style:style>
    <style:style style:name="T113_7" style:family="text">
      <style:text-properties fo:font-size="10pt" style:font-size-asian="10pt" style:font-size-complex="10pt"/>
    </style:style>
    <style:style style:name="T113_8" style:family="text">
      <style:text-properties fo:font-size="10pt" style:font-size-asian="10pt" style:font-size-complex="10pt"/>
    </style:style>
    <style:style style:name="T113_9" style:family="text">
      <style:text-properties fo:font-size="10pt" style:font-size-asian="10pt" style:font-size-complex="10pt"/>
    </style:style>
    <style:style style:name="T113_10" style:family="text">
      <style:text-properties fo:font-size="10pt" style:font-size-asian="10pt" style:font-size-complex="10pt"/>
    </style:style>
    <style:style style:name="T113_11" style:family="text">
      <style:text-properties fo:font-size="10pt" style:font-size-asian="10pt" style:font-size-complex="10pt"/>
    </style:style>
    <style:style style:name="T113_12" style:family="text">
      <style:text-properties fo:font-size="10pt" style:font-size-asian="10pt" style:font-size-complex="10pt"/>
    </style:style>
    <style:style style:name="T113_13" style:family="text">
      <style:text-properties fo:font-size="10pt" style:font-size-asian="10pt" style:font-size-complex="10pt"/>
    </style:style>
    <style:style style:name="T113_14" style:family="text">
      <style:text-properties fo:font-size="10pt" style:font-size-asian="10pt" style:font-size-complex="10pt"/>
    </style:style>
    <style:style style:name="T113_15" style:family="text">
      <style:text-properties fo:font-size="10pt" style:font-size-asian="10pt" style:font-size-complex="10pt"/>
    </style:style>
    <style:style style:name="T113_16" style:family="text">
      <style:text-properties fo:font-size="10pt" style:font-size-asian="10pt" style:font-size-complex="10pt"/>
    </style:style>
    <style:style style:name="T113_17" style:family="text">
      <style:text-properties fo:font-size="10pt" style:font-size-asian="10pt" style:font-size-complex="10pt"/>
    </style:style>
    <style:style style:name="T113_18" style:family="text">
      <style:text-properties fo:font-size="10pt" style:font-size-asian="10pt" style:font-size-complex="10pt"/>
    </style:style>
    <style:style style:name="T113_19" style:family="text">
      <style:text-properties fo:font-size="10pt" style:font-size-asian="10pt" style:font-size-complex="10pt"/>
    </style:style>
    <style:style style:name="T113_20" style:family="text">
      <style:text-properties fo:font-size="10pt" style:font-size-asian="10pt" style:font-size-complex="10pt"/>
    </style:style>
    <style:style style:name="T113_21" style:family="text">
      <style:text-properties fo:font-size="10pt" style:font-size-asian="10pt" style:font-size-complex="10pt"/>
    </style:style>
    <style:style style:name="T113_22" style:family="text">
      <style:text-properties fo:font-size="10pt" style:font-size-asian="10pt" style:font-size-complex="10pt"/>
    </style:style>
    <style:style style:name="T113_23" style:family="text">
      <style:text-properties fo:font-size="10pt" style:font-size-asian="10pt" style:font-size-complex="10pt"/>
    </style:style>
    <style:style style:name="T113_24" style:family="text">
      <style:text-properties fo:font-size="10pt" style:font-size-asian="10pt" style:font-size-complex="10pt"/>
    </style:style>
    <style:style style:name="T113_25" style:family="text">
      <style:text-properties fo:font-size="10pt" style:font-size-asian="10pt" style:font-size-complex="10pt"/>
    </style:style>
    <style:style style:name="T113_26" style:family="text">
      <style:text-properties fo:font-size="10pt" style:font-size-asian="10pt" style:font-size-complex="10pt"/>
    </style:style>
    <style:style style:name="P114" style:family="paragraph" style:parent-style-name="Standard">
      <style:paragraph-properties fo:break-before="auto" fo:line-height="100%" style:writing-mode="lr-tb"/>
    </style:style>
    <style:style style:name="T114_1" style:family="text">
      <style:text-properties fo:font-size="10pt" style:font-size-asian="10pt" style:font-size-complex="10pt"/>
    </style:style>
    <style:style style:name="T114_2" style:family="text">
      <style:text-properties fo:font-size="10pt" style:font-size-asian="10pt" style:font-size-complex="10pt"/>
    </style:style>
    <style:style style:name="T114_3" style:family="text">
      <style:text-properties fo:font-size="10pt" style:font-size-asian="10pt" style:font-size-complex="10pt"/>
    </style:style>
    <style:style style:name="T114_4" style:family="text">
      <style:text-properties fo:font-size="10pt" style:font-size-asian="10pt" style:font-size-complex="10pt"/>
    </style:style>
    <style:style style:name="T114_5" style:family="text">
      <style:text-properties fo:font-size="10pt" style:font-size-asian="10pt" style:font-size-complex="10pt"/>
    </style:style>
    <style:style style:name="T114_6" style:family="text">
      <style:text-properties fo:font-size="10pt" style:font-size-asian="10pt" style:font-size-complex="10pt"/>
    </style:style>
    <style:style style:name="T114_7" style:family="text">
      <style:text-properties fo:font-size="10pt" style:font-size-asian="10pt" style:font-size-complex="10pt"/>
    </style:style>
    <style:style style:name="T114_8" style:family="text">
      <style:text-properties fo:font-size="10pt" style:font-size-asian="10pt" style:font-size-complex="10pt"/>
    </style:style>
    <style:style style:name="T114_9" style:family="text">
      <style:text-properties fo:font-size="10pt" style:font-size-asian="10pt" style:font-size-complex="10pt"/>
    </style:style>
    <style:style style:name="T114_10" style:family="text">
      <style:text-properties fo:font-size="10pt" style:font-size-asian="10pt" style:font-size-complex="10pt"/>
    </style:style>
    <style:style style:name="T114_11" style:family="text">
      <style:text-properties fo:font-size="10pt" style:font-size-asian="10pt" style:font-size-complex="10pt"/>
    </style:style>
    <style:style style:name="T114_12" style:family="text">
      <style:text-properties fo:font-size="10pt" style:font-size-asian="10pt" style:font-size-complex="10pt"/>
    </style:style>
    <style:style style:name="T114_13" style:family="text">
      <style:text-properties fo:font-size="10pt" style:font-size-asian="10pt" style:font-size-complex="10pt"/>
    </style:style>
    <style:style style:name="T114_14" style:family="text">
      <style:text-properties fo:font-size="10pt" style:font-size-asian="10pt" style:font-size-complex="10pt"/>
    </style:style>
    <style:style style:name="T114_15" style:family="text">
      <style:text-properties fo:font-size="10pt" style:font-size-asian="10pt" style:font-size-complex="10pt"/>
    </style:style>
    <style:style style:name="T114_16" style:family="text">
      <style:text-properties fo:font-size="10pt" style:font-size-asian="10pt" style:font-size-complex="10pt"/>
    </style:style>
    <style:style style:name="T114_17" style:family="text">
      <style:text-properties fo:font-size="10pt" style:font-size-asian="10pt" style:font-size-complex="10pt"/>
    </style:style>
    <style:style style:name="T114_18" style:family="text">
      <style:text-properties fo:font-size="10pt" style:font-size-asian="10pt" style:font-size-complex="10pt"/>
    </style:style>
    <style:style style:name="T114_19" style:family="text">
      <style:text-properties fo:font-size="10pt" style:font-size-asian="10pt" style:font-size-complex="10pt"/>
    </style:style>
    <style:style style:name="T114_20" style:family="text">
      <style:text-properties fo:font-size="10pt" style:font-size-asian="10pt" style:font-size-complex="10pt"/>
    </style:style>
    <style:style style:name="T114_21" style:family="text">
      <style:text-properties fo:font-size="10pt" style:font-size-asian="10pt" style:font-size-complex="10pt"/>
    </style:style>
    <style:style style:name="T114_22" style:family="text">
      <style:text-properties fo:font-size="10pt" style:font-size-asian="10pt" style:font-size-complex="10pt"/>
    </style:style>
    <style:style style:name="T114_23" style:family="text">
      <style:text-properties fo:font-size="10pt" style:font-size-asian="10pt" style:font-size-complex="10pt"/>
    </style:style>
    <style:style style:name="T114_24" style:family="text">
      <style:text-properties fo:font-size="10pt" style:font-size-asian="10pt" style:font-size-complex="10pt"/>
    </style:style>
    <style:style style:name="T114_25" style:family="text">
      <style:text-properties fo:font-size="10pt" style:font-size-asian="10pt" style:font-size-complex="10pt"/>
    </style:style>
    <style:style style:name="T114_26" style:family="text">
      <style:text-properties fo:font-size="10pt" style:font-size-asian="10pt" style:font-size-complex="10pt"/>
    </style:style>
    <style:style style:name="T114_27" style:family="text">
      <style:text-properties fo:font-size="10pt" style:font-size-asian="10pt" style:font-size-complex="10pt"/>
    </style:style>
    <style:style style:name="T114_2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4_2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4_30" style:family="text">
      <style:text-properties fo:font-size="10pt" style:font-size-asian="10pt" style:font-size-complex="10pt"/>
    </style:style>
    <style:style style:name="T114_3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4_3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4_3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4_3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4_3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4_36" style:family="text">
      <style:text-properties fo:font-style="italic" style:font-style-asian="italic" style:font-style-complex="italic" fo:font-size="10pt" style:font-size-asian="10pt" style:font-size-complex="10pt"/>
    </style:style>
    <style:style style:name="T114_37" style:family="text"/>
    <style:style style:name="T114_38" style:family="text">
      <style:text-properties fo:font-size="10pt" style:font-size-asian="10pt" style:font-size-complex="10pt"/>
    </style:style>
    <style:style style:name="T114_39" style:family="text"/>
    <style:style style:name="T114_40" style:family="text">
      <style:text-properties fo:font-size="10pt" style:font-size-asian="10pt" style:font-size-complex="10pt"/>
    </style:style>
    <style:style style:name="T114_41" style:family="text"/>
    <style:style style:name="T114_42" style:family="text">
      <style:text-properties fo:font-size="10pt" style:font-size-asian="10pt" style:font-size-complex="10pt"/>
    </style:style>
    <style:style style:name="T114_43" style:family="text"/>
    <style:style style:name="T114_44" style:family="text">
      <style:text-properties fo:font-size="10pt" style:font-size-asian="10pt" style:font-size-complex="10pt"/>
    </style:style>
    <style:style style:name="T114_45" style:family="text">
      <style:text-properties fo:font-size="10pt" style:font-size-asian="10pt" style:font-size-complex="10pt" style:text-underline-style="solid" style:text-underline-color="font-color"/>
    </style:style>
    <style:style style:name="T114_46" style:family="text">
      <style:text-properties fo:font-size="10pt" style:font-size-asian="10pt" style:font-size-complex="10pt"/>
    </style:style>
    <style:style style:name="T114_47" style:family="text">
      <style:text-properties fo:font-size="10pt" style:font-size-asian="10pt" style:font-size-complex="10pt"/>
    </style:style>
    <style:style style:name="T114_48" style:family="text">
      <style:text-properties fo:font-size="10pt" style:font-size-asian="10pt" style:font-size-complex="10pt"/>
    </style:style>
    <style:style style:name="T114_49" style:family="text">
      <style:text-properties fo:font-size="10pt" style:font-size-asian="10pt" style:font-size-complex="10pt"/>
    </style:style>
    <style:style style:name="T114_50" style:family="text">
      <style:text-properties fo:font-size="10pt" style:font-size-asian="10pt" style:font-size-complex="10pt"/>
    </style:style>
    <style:style style:name="T114_51" style:family="text">
      <style:text-properties fo:font-size="10pt" style:font-size-asian="10pt" style:font-size-complex="10pt"/>
    </style:style>
    <style:style style:name="T114_52" style:family="text">
      <style:text-properties fo:font-size="10pt" style:font-size-asian="10pt" style:font-size-complex="10pt"/>
    </style:style>
    <style:style style:name="T114_53" style:family="text">
      <style:text-properties fo:font-size="10pt" style:font-size-asian="10pt" style:font-size-complex="10pt"/>
    </style:style>
    <style:style style:name="T114_54" style:family="text">
      <style:text-properties fo:font-size="10pt" style:font-size-asian="10pt" style:font-size-complex="10pt"/>
    </style:style>
    <style:style style:name="T114_55" style:family="text">
      <style:text-properties fo:font-size="10pt" style:font-size-asian="10pt" style:font-size-complex="10pt"/>
    </style:style>
    <style:style style:name="T114_56" style:family="text">
      <style:text-properties fo:font-size="10pt" style:font-size-asian="10pt" style:font-size-complex="10pt"/>
    </style:style>
    <style:style style:name="T114_57" style:family="text">
      <style:text-properties fo:font-size="10pt" style:font-size-asian="10pt" style:font-size-complex="10pt"/>
    </style:style>
    <style:style style:name="T114_58" style:family="text">
      <style:text-properties fo:font-size="10pt" style:font-size-asian="10pt" style:font-size-complex="10pt"/>
    </style:style>
    <style:style style:name="T114_59" style:family="text">
      <style:text-properties fo:font-size="10pt" style:font-size-asian="10pt" style:font-size-complex="10pt"/>
    </style:style>
    <style:style style:name="T114_60" style:family="text">
      <style:text-properties fo:font-size="10pt" style:font-size-asian="10pt" style:font-size-complex="10pt"/>
    </style:style>
    <style:style style:name="T114_61" style:family="text">
      <style:text-properties fo:font-size="10pt" style:font-size-asian="10pt" style:font-size-complex="10pt"/>
    </style:style>
    <style:style style:name="T114_62" style:family="text">
      <style:text-properties fo:font-size="10pt" style:font-size-asian="10pt" style:font-size-complex="10pt"/>
    </style:style>
    <style:style style:name="T114_63" style:family="text">
      <style:text-properties fo:font-size="10pt" style:font-size-asian="10pt" style:font-size-complex="10pt"/>
    </style:style>
    <style:style style:name="T114_64" style:family="text">
      <style:text-properties fo:font-size="10pt" style:font-size-asian="10pt" style:font-size-complex="10pt"/>
    </style:style>
    <style:style style:name="T114_65" style:family="text">
      <style:text-properties fo:font-size="10pt" style:font-size-asian="10pt" style:font-size-complex="10pt"/>
    </style:style>
    <style:style style:name="T114_66" style:family="text">
      <style:text-properties fo:font-size="10pt" style:font-size-asian="10pt" style:font-size-complex="10pt"/>
    </style:style>
    <style:style style:name="T114_67" style:family="text">
      <style:text-properties fo:font-size="10pt" style:font-size-asian="10pt" style:font-size-complex="10pt"/>
    </style:style>
    <style:style style:name="T114_68" style:family="text">
      <style:text-properties fo:font-size="10pt" style:font-size-asian="10pt" style:font-size-complex="10pt"/>
    </style:style>
    <style:style style:name="T114_69" style:family="text">
      <style:text-properties fo:font-size="10pt" style:font-size-asian="10pt" style:font-size-complex="10pt"/>
    </style:style>
    <style:style style:name="T114_70" style:family="text"/>
    <style:style style:name="T114_71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72" style:family="text"/>
    <style:style style:name="T114_73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74" style:family="text"/>
    <style:style style:name="T114_75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76" style:family="text"/>
    <style:style style:name="T114_77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78" style:family="text"/>
    <style:style style:name="T114_79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80" style:family="text"/>
    <style:style style:name="T114_81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82" style:family="text"/>
    <style:style style:name="T114_83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84" style:family="text"/>
    <style:style style:name="T114_85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86" style:family="text"/>
    <style:style style:name="T114_87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88" style:family="text"/>
    <style:style style:name="T114_89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90" style:family="text"/>
    <style:style style:name="T114_91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92" style:family="text"/>
    <style:style style:name="T114_93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94" style:family="text"/>
    <style:style style:name="T114_95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96" style:family="text"/>
    <style:style style:name="T114_97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98" style:family="text"/>
    <style:style style:name="T114_99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00" style:family="text"/>
    <style:style style:name="T114_101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02" style:family="text"/>
    <style:style style:name="T114_103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04" style:family="text"/>
    <style:style style:name="T114_105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06" style:family="text"/>
    <style:style style:name="T114_107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08" style:family="text"/>
    <style:style style:name="T114_109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10" style:family="text"/>
    <style:style style:name="T114_111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12" style:family="text"/>
    <style:style style:name="T114_113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14" style:family="text"/>
    <style:style style:name="T114_115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16" style:family="text"/>
    <style:style style:name="T114_117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18" style:family="text"/>
    <style:style style:name="T114_119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20" style:family="text"/>
    <style:style style:name="T114_121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22" style:family="text"/>
    <style:style style:name="T114_123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24" style:family="text"/>
    <style:style style:name="T114_125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26" style:family="text"/>
    <style:style style:name="T114_127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28" style:family="text"/>
    <style:style style:name="T114_129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30" style:family="text"/>
    <style:style style:name="T114_131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32" style:family="text"/>
    <style:style style:name="T114_133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34" style:family="text"/>
    <style:style style:name="T114_135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36" style:family="text"/>
    <style:style style:name="T114_137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38" style:family="text"/>
    <style:style style:name="T114_139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40" style:family="text"/>
    <style:style style:name="T114_141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42" style:family="text"/>
    <style:style style:name="T114_143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44" style:family="text"/>
    <style:style style:name="T114_145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46" style:family="text"/>
    <style:style style:name="T114_147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48" style:family="text"/>
    <style:style style:name="T114_149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50" style:family="text"/>
    <style:style style:name="T114_151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52" style:family="text"/>
    <style:style style:name="T114_153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54" style:family="text"/>
    <style:style style:name="T114_155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56" style:family="text"/>
    <style:style style:name="T114_157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58" style:family="text"/>
    <style:style style:name="T114_159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60" style:family="text"/>
    <style:style style:name="T114_161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62" style:family="text"/>
    <style:style style:name="T114_163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64" style:family="text"/>
    <style:style style:name="T114_165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66" style:family="text"/>
    <style:style style:name="T114_167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68" style:family="text"/>
    <style:style style:name="T114_169" style:family="text">
      <style:text-properties fo:color="#1155cc" fo:font-size="10pt" style:font-size-asian="10pt" style:font-size-complex="10pt" style:text-underline-style="solid" style:text-underline-color="font-color"/>
    </style:style>
    <style:style style:name="T114_170" style:family="text"/>
    <style:style style:name="T114_171" style:family="text">
      <style:text-properties fo:color="#1155cc" fo:font-size="10pt" style:font-size-asian="10pt" style:font-size-complex="10pt" style:text-underline-style="solid" style:text-underline-color="font-color"/>
    </style:style>
    <style:style style:name="P115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16" style:family="paragraph" style:parent-style-name="Standard">
      <style:paragraph-properties fo:break-before="auto" fo:line-height="100%" style:writing-mode="lr-tb"/>
    </style:style>
    <style:style style:name="T116_1" style:family="text">
      <style:text-properties fo:font-size="10pt" style:font-size-asian="10pt" style:font-size-complex="10pt"/>
    </style:style>
    <style:style style:name="T116_2" style:family="text">
      <style:text-properties fo:font-size="10pt" style:font-size-asian="10pt" style:font-size-complex="10pt"/>
    </style:style>
    <style:style style:name="T116_3" style:family="text">
      <style:text-properties fo:font-size="10pt" style:font-size-asian="10pt" style:font-size-complex="10pt"/>
    </style:style>
    <style:style style:name="T116_4" style:family="text">
      <style:text-properties fo:font-size="10pt" style:font-size-asian="10pt" style:font-size-complex="10pt"/>
    </style:style>
    <style:style style:name="T116_5" style:family="text">
      <style:text-properties fo:font-size="10pt" style:font-size-asian="10pt" style:font-size-complex="10pt"/>
    </style:style>
    <style:style style:name="T116_6" style:family="text">
      <style:text-properties fo:font-size="10pt" style:font-size-asian="10pt" style:font-size-complex="10pt"/>
    </style:style>
    <style:style style:name="T116_7" style:family="text">
      <style:text-properties fo:font-size="10pt" style:font-size-asian="10pt" style:font-size-complex="10pt"/>
    </style:style>
    <style:style style:name="T116_8" style:family="text">
      <style:text-properties fo:font-size="10pt" style:font-size-asian="10pt" style:font-size-complex="10pt"/>
    </style:style>
    <style:style style:name="T116_9" style:family="text">
      <style:text-properties fo:font-size="10pt" style:font-size-asian="10pt" style:font-size-complex="10pt"/>
    </style:style>
    <style:style style:name="T116_10" style:family="text">
      <style:text-properties fo:font-size="10pt" style:font-size-asian="10pt" style:font-size-complex="10pt"/>
    </style:style>
    <style:style style:name="T116_11" style:family="text">
      <style:text-properties fo:font-size="10pt" style:font-size-asian="10pt" style:font-size-complex="10pt"/>
    </style:style>
    <style:style style:name="T116_12" style:family="text">
      <style:text-properties fo:font-size="10pt" style:font-size-asian="10pt" style:font-size-complex="10pt"/>
    </style:style>
    <style:style style:name="T116_13" style:family="text">
      <style:text-properties fo:font-size="10pt" style:font-size-asian="10pt" style:font-size-complex="10pt"/>
    </style:style>
    <style:style style:name="T116_14" style:family="text">
      <style:text-properties fo:font-size="10pt" style:font-size-asian="10pt" style:font-size-complex="10pt"/>
    </style:style>
    <style:style style:name="T116_15" style:family="text">
      <style:text-properties fo:font-size="10pt" style:font-size-asian="10pt" style:font-size-complex="10pt"/>
    </style:style>
    <style:style style:name="T116_16" style:family="text">
      <style:text-properties fo:font-size="10pt" style:font-size-asian="10pt" style:font-size-complex="10pt"/>
    </style:style>
    <style:style style:name="T116_17" style:family="text">
      <style:text-properties fo:font-size="10pt" style:font-size-asian="10pt" style:font-size-complex="10pt"/>
    </style:style>
    <style:style style:name="T116_18" style:family="text">
      <style:text-properties fo:font-size="10pt" style:font-size-asian="10pt" style:font-size-complex="10pt"/>
    </style:style>
    <style:style style:name="T116_19" style:family="text">
      <style:text-properties fo:font-size="10pt" style:font-size-asian="10pt" style:font-size-complex="10pt"/>
    </style:style>
    <style:style style:name="T116_20" style:family="text">
      <style:text-properties fo:font-size="10pt" style:font-size-asian="10pt" style:font-size-complex="10pt"/>
    </style:style>
    <style:style style:name="T116_21" style:family="text">
      <style:text-properties fo:font-size="10pt" style:font-size-asian="10pt" style:font-size-complex="10pt"/>
    </style:style>
    <style:style style:name="T116_22" style:family="text">
      <style:text-properties fo:font-size="10pt" style:font-size-asian="10pt" style:font-size-complex="10pt"/>
    </style:style>
    <style:style style:name="T116_23" style:family="text">
      <style:text-properties fo:font-size="10pt" style:font-size-asian="10pt" style:font-size-complex="10pt"/>
    </style:style>
    <style:style style:name="T116_24" style:family="text">
      <style:text-properties fo:font-size="10pt" style:font-size-asian="10pt" style:font-size-complex="10pt"/>
    </style:style>
    <style:style style:name="T116_25" style:family="text">
      <style:text-properties fo:font-size="10pt" style:font-size-asian="10pt" style:font-size-complex="10pt"/>
    </style:style>
    <style:style style:name="T116_26" style:family="text">
      <style:text-properties fo:font-size="10pt" style:font-size-asian="10pt" style:font-size-complex="10pt"/>
    </style:style>
    <style:style style:name="P117" style:family="paragraph" style:parent-style-name="Standard">
      <style:paragraph-properties fo:break-before="auto" fo:line-height="100%" style:writing-mode="lr-tb"/>
    </style:style>
    <style:style style:name="T117_1" style:family="text">
      <style:text-properties fo:font-style="italic" style:font-style-asian="italic" style:font-style-complex="italic" fo:font-size="10pt" style:font-size-asian="10pt" style:font-size-complex="10pt"/>
    </style:style>
    <style:style style:name="T117_2" style:family="text">
      <style:text-properties fo:font-style="italic" style:font-style-asian="italic" style:font-style-complex="italic" fo:font-size="10pt" style:font-size-asian="10pt" style:font-size-complex="10pt"/>
    </style:style>
    <style:style style:name="T117_3" style:family="text">
      <style:text-properties fo:font-style="italic" style:font-style-asian="italic" style:font-style-complex="italic" fo:font-size="10pt" style:font-size-asian="10pt" style:font-size-complex="10pt"/>
    </style:style>
    <style:style style:name="T117_4" style:family="text">
      <style:text-properties fo:font-style="italic" style:font-style-asian="italic" style:font-style-complex="italic" fo:font-size="10pt" style:font-size-asian="10pt" style:font-size-complex="10pt"/>
    </style:style>
    <style:style style:name="T117_5" style:family="text">
      <style:text-properties fo:font-style="italic" style:font-style-asian="italic" style:font-style-complex="italic" fo:font-size="10pt" style:font-size-asian="10pt" style:font-size-complex="10pt"/>
    </style:style>
    <style:style style:name="T117_6" style:family="text">
      <style:text-properties fo:font-style="italic" style:font-style-asian="italic" style:font-style-complex="italic" fo:font-size="10pt" style:font-size-asian="10pt" style:font-size-complex="10pt"/>
    </style:style>
    <style:style style:name="T117_7" style:family="text">
      <style:text-properties fo:font-size="10pt" style:font-size-asian="10pt" style:font-size-complex="10pt"/>
    </style:style>
    <style:style style:name="T117_8" style:family="text">
      <style:text-properties fo:font-size="10pt" style:font-size-asian="10pt" style:font-size-complex="10pt"/>
    </style:style>
    <style:style style:name="T117_9" style:family="text">
      <style:text-properties fo:font-size="10pt" style:font-size-asian="10pt" style:font-size-complex="10pt"/>
    </style:style>
    <style:style style:name="T117_10" style:family="text">
      <style:text-properties fo:font-size="10pt" style:font-size-asian="10pt" style:font-size-complex="10pt"/>
    </style:style>
    <style:style style:name="T117_11" style:family="text">
      <style:text-properties fo:font-size="10pt" style:font-size-asian="10pt" style:font-size-complex="10pt"/>
    </style:style>
    <style:style style:name="T117_12" style:family="text">
      <style:text-properties fo:font-size="10pt" style:font-size-asian="10pt" style:font-size-complex="10pt"/>
    </style:style>
    <style:style style:name="T117_13" style:family="text">
      <style:text-properties fo:font-size="10pt" style:font-size-asian="10pt" style:font-size-complex="10pt"/>
    </style:style>
    <style:style style:name="T117_14" style:family="text">
      <style:text-properties fo:font-size="10pt" style:font-size-asian="10pt" style:font-size-complex="10pt"/>
    </style:style>
    <style:style style:name="T117_15" style:family="text">
      <style:text-properties fo:font-size="10pt" style:font-size-asian="10pt" style:font-size-complex="10pt"/>
    </style:style>
    <style:style style:name="T117_16" style:family="text">
      <style:text-properties fo:font-size="10pt" style:font-size-asian="10pt" style:font-size-complex="10pt"/>
    </style:style>
    <style:style style:name="T117_17" style:family="text">
      <style:text-properties fo:font-size="10pt" style:font-size-asian="10pt" style:font-size-complex="10pt"/>
    </style:style>
    <style:style style:name="T117_18" style:family="text">
      <style:text-properties fo:font-size="10pt" style:font-size-asian="10pt" style:font-size-complex="10pt"/>
    </style:style>
    <style:style style:name="T117_19" style:family="text">
      <style:text-properties fo:font-size="10pt" style:font-size-asian="10pt" style:font-size-complex="10pt"/>
    </style:style>
    <style:style style:name="T117_20" style:family="text">
      <style:text-properties fo:font-size="10pt" style:font-size-asian="10pt" style:font-size-complex="10pt"/>
    </style:style>
    <style:style style:name="T117_21" style:family="text">
      <style:text-properties fo:font-size="10pt" style:font-size-asian="10pt" style:font-size-complex="10pt"/>
    </style:style>
    <style:style style:name="T117_22" style:family="text">
      <style:text-properties fo:font-size="10pt" style:font-size-asian="10pt" style:font-size-complex="10pt"/>
    </style:style>
    <style:style style:name="T117_23" style:family="text">
      <style:text-properties fo:font-size="10pt" style:font-size-asian="10pt" style:font-size-complex="10pt"/>
    </style:style>
    <style:style style:name="T117_24" style:family="text">
      <style:text-properties fo:font-size="10pt" style:font-size-asian="10pt" style:font-size-complex="10pt"/>
    </style:style>
    <style:style style:name="T117_25" style:family="text">
      <style:text-properties fo:font-size="10pt" style:font-size-asian="10pt" style:font-size-complex="10pt"/>
    </style:style>
    <style:style style:name="T117_26" style:family="text">
      <style:text-properties fo:font-size="10pt" style:font-size-asian="10pt" style:font-size-complex="10pt"/>
    </style:style>
    <style:style style:name="T117_27" style:family="text">
      <style:text-properties fo:font-size="10pt" style:font-size-asian="10pt" style:font-size-complex="10pt"/>
    </style:style>
    <style:style style:name="T117_28" style:family="text">
      <style:text-properties fo:font-size="10pt" style:font-size-asian="10pt" style:font-size-complex="10pt"/>
    </style:style>
    <style:style style:name="T117_29" style:family="text">
      <style:text-properties fo:font-size="10pt" style:font-size-asian="10pt" style:font-size-complex="10pt"/>
    </style:style>
    <style:style style:name="T117_30" style:family="text">
      <style:text-properties fo:font-size="10pt" style:font-size-asian="10pt" style:font-size-complex="10pt"/>
    </style:style>
    <style:style style:name="T117_31" style:family="text">
      <style:text-properties fo:font-size="10pt" style:font-size-asian="10pt" style:font-size-complex="10pt"/>
    </style:style>
    <style:style style:name="T117_32" style:family="text">
      <style:text-properties fo:font-size="10pt" style:font-size-asian="10pt" style:font-size-complex="10pt"/>
    </style:style>
    <style:style style:name="T117_33" style:family="text">
      <style:text-properties fo:font-size="10pt" style:font-size-asian="10pt" style:font-size-complex="10pt"/>
    </style:style>
    <style:style style:name="T117_34" style:family="text">
      <style:text-properties fo:font-size="10pt" style:font-size-asian="10pt" style:font-size-complex="10pt"/>
    </style:style>
    <style:style style:name="T117_35" style:family="text">
      <style:text-properties fo:font-size="10pt" style:font-size-asian="10pt" style:font-size-complex="10pt"/>
    </style:style>
    <style:style style:name="T117_36" style:family="text">
      <style:text-properties fo:font-size="10pt" style:font-size-asian="10pt" style:font-size-complex="10pt"/>
    </style:style>
    <style:style style:name="T117_37" style:family="text">
      <style:text-properties fo:font-size="10pt" style:font-size-asian="10pt" style:font-size-complex="10pt"/>
    </style:style>
    <style:style style:name="T117_38" style:family="text">
      <style:text-properties fo:font-size="10pt" style:font-size-asian="10pt" style:font-size-complex="10pt"/>
    </style:style>
    <style:style style:name="T117_39" style:family="text">
      <style:text-properties fo:font-size="10pt" style:font-size-asian="10pt" style:font-size-complex="10pt"/>
    </style:style>
    <style:style style:name="T117_40" style:family="text">
      <style:text-properties fo:font-size="10pt" style:font-size-asian="10pt" style:font-size-complex="10pt"/>
    </style:style>
    <style:style style:name="T117_41" style:family="text">
      <style:text-properties fo:font-size="10pt" style:font-size-asian="10pt" style:font-size-complex="10pt"/>
    </style:style>
    <style:style style:name="T117_42" style:family="text">
      <style:text-properties fo:font-size="10pt" style:font-size-asian="10pt" style:font-size-complex="10pt"/>
    </style:style>
    <style:style style:name="T117_43" style:family="text">
      <style:text-properties fo:font-size="10pt" style:font-size-asian="10pt" style:font-size-complex="10pt"/>
    </style:style>
    <style:style style:name="P118" style:family="paragraph" style:parent-style-name="Standard">
      <style:paragraph-properties fo:break-before="auto" fo:line-height="100%" style:writing-mode="lr-tb"/>
    </style:style>
    <style:style style:name="T118_1" style:family="text"/>
    <style:style style:name="T118_2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3" style:family="text"/>
    <style:style style:name="T118_4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5" style:family="text"/>
    <style:style style:name="T118_6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7" style:family="text"/>
    <style:style style:name="T118_8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9" style:family="text"/>
    <style:style style:name="T118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11" style:family="text"/>
    <style:style style:name="T118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13" style:family="text"/>
    <style:style style:name="T118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15" style:family="text"/>
    <style:style style:name="T118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17" style:family="text"/>
    <style:style style:name="T118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19" style:family="text"/>
    <style:style style:name="T118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21" style:family="text"/>
    <style:style style:name="T118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23" style:family="text"/>
    <style:style style:name="T118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25" style:family="text"/>
    <style:style style:name="T118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27" style:family="text"/>
    <style:style style:name="T118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29" style:family="text"/>
    <style:style style:name="T118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31" style:family="text"/>
    <style:style style:name="T118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33" style:family="text"/>
    <style:style style:name="T118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35" style:family="text"/>
    <style:style style:name="T118_36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37" style:family="text"/>
    <style:style style:name="T118_38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39" style:family="text"/>
    <style:style style:name="T118_40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41" style:family="text"/>
    <style:style style:name="T118_42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43" style:family="text"/>
    <style:style style:name="T118_44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45" style:family="text"/>
    <style:style style:name="T118_46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47" style:family="text"/>
    <style:style style:name="T118_48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49" style:family="text"/>
    <style:style style:name="T118_50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51" style:family="text"/>
    <style:style style:name="T118_52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53" style:family="text"/>
    <style:style style:name="T118_54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55" style:family="text"/>
    <style:style style:name="T118_56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57" style:family="text"/>
    <style:style style:name="T118_58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59" style:family="text"/>
    <style:style style:name="T118_60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61" style:family="text"/>
    <style:style style:name="T118_62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63" style:family="text"/>
    <style:style style:name="T118_64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65" style:family="text"/>
    <style:style style:name="T118_66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67" style:family="text"/>
    <style:style style:name="T118_68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69" style:family="text"/>
    <style:style style:name="T118_70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71" style:family="text"/>
    <style:style style:name="T118_72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73" style:family="text"/>
    <style:style style:name="T118_74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75" style:family="text"/>
    <style:style style:name="T118_76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77" style:family="text"/>
    <style:style style:name="T118_78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79" style:family="text"/>
    <style:style style:name="T118_80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81" style:family="text"/>
    <style:style style:name="T118_82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83" style:family="text"/>
    <style:style style:name="T118_84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85" style:family="text"/>
    <style:style style:name="T118_86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87" style:family="text"/>
    <style:style style:name="T118_88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89" style:family="text"/>
    <style:style style:name="T118_90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91" style:family="text"/>
    <style:style style:name="T118_92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93" style:family="text"/>
    <style:style style:name="T118_94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95" style:family="text"/>
    <style:style style:name="T118_96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97" style:family="text"/>
    <style:style style:name="T118_98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99" style:family="text"/>
    <style:style style:name="T118_100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101" style:family="text"/>
    <style:style style:name="T118_102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103" style:family="text"/>
    <style:style style:name="T118_104" style:family="text">
      <style:text-properties fo:color="#1155cc" fo:font-size="10pt" style:font-size-asian="10pt" style:font-size-complex="10pt" style:text-underline-style="solid" style:text-underline-color="font-color"/>
    </style:style>
    <style:style style:name="T118_105" style:family="text"/>
    <style:style style:name="T118_106" style:family="text">
      <style:text-properties fo:color="#1155cc" fo:font-size="10pt" style:font-size-asian="10pt" style:font-size-complex="10pt" style:text-underline-style="solid" style:text-underline-color="font-color"/>
    </style:style>
    <style:style style:name="P119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20" style:family="paragraph" style:parent-style-name="Standard">
      <style:paragraph-properties fo:break-before="auto" fo:line-height="100%" fo:border-bottom="#808080 0.053cm solid" style:writing-mode="lr-tb"/>
    </style:style>
    <style:style style:name="T120_1" style:family="text">
      <style:text-properties fo:color="#ff0000" fo:font-size="10pt" style:font-size-asian="10pt" style:font-size-complex="10pt"/>
    </style:style>
    <style:style style:name="T120_2" style:family="text">
      <style:text-properties fo:color="#ff0000" fo:font-size="10pt" style:font-size-asian="10pt" style:font-size-complex="10pt"/>
    </style:style>
    <style:style style:name="T120_3" style:family="text">
      <style:text-properties fo:color="#ff0000" fo:font-size="10pt" style:font-size-asian="10pt" style:font-size-complex="10pt"/>
    </style:style>
    <style:style style:name="T120_4" style:family="text">
      <style:text-properties fo:color="#ff0000" fo:font-size="10pt" style:font-size-asian="10pt" style:font-size-complex="10pt"/>
    </style:style>
    <style:style style:name="T120_5" style:family="text">
      <style:text-properties fo:color="#ff0000" fo:font-size="10pt" style:font-size-asian="10pt" style:font-size-complex="10pt"/>
    </style:style>
    <style:style style:name="T120_6" style:family="text">
      <style:text-properties fo:color="#ff0000" fo:font-size="10pt" style:font-size-asian="10pt" style:font-size-complex="10pt"/>
    </style:style>
    <style:style style:name="T120_7" style:family="text">
      <style:text-properties fo:color="#ff0000" fo:font-size="10pt" style:font-size-asian="10pt" style:font-size-complex="10pt"/>
    </style:style>
    <style:style style:name="T120_8" style:family="text">
      <style:text-properties fo:color="#ff0000" fo:font-size="10pt" style:font-size-asian="10pt" style:font-size-complex="10pt"/>
    </style:style>
    <style:style style:name="T120_9" style:family="text">
      <style:text-properties fo:color="#ff0000" fo:font-size="10pt" style:font-size-asian="10pt" style:font-size-complex="10pt"/>
    </style:style>
    <style:style style:name="T120_10" style:family="text">
      <style:text-properties fo:color="#ff0000" fo:font-size="10pt" style:font-size-asian="10pt" style:font-size-complex="10pt"/>
    </style:style>
    <style:style style:name="T120_11" style:family="text">
      <style:text-properties fo:color="#ff0000" fo:font-size="10pt" style:font-size-asian="10pt" style:font-size-complex="10pt"/>
    </style:style>
    <style:style style:name="T120_12" style:family="text">
      <style:text-properties fo:color="#ff0000" fo:font-size="10pt" style:font-size-asian="10pt" style:font-size-complex="10pt"/>
    </style:style>
    <style:style style:name="T120_13" style:family="text">
      <style:text-properties fo:color="#ff0000" fo:font-size="10pt" style:font-size-asian="10pt" style:font-size-complex="10pt"/>
    </style:style>
    <style:style style:name="T120_14" style:family="text">
      <style:text-properties fo:color="#ff0000" fo:font-size="10pt" style:font-size-asian="10pt" style:font-size-complex="10pt"/>
    </style:style>
    <style:style style:name="T120_15" style:family="text">
      <style:text-properties fo:color="#ff0000" fo:font-size="10pt" style:font-size-asian="10pt" style:font-size-complex="10pt"/>
    </style:style>
    <style:style style:name="T120_16" style:family="text">
      <style:text-properties fo:color="#ff0000" fo:font-size="10pt" style:font-size-asian="10pt" style:font-size-complex="10pt"/>
    </style:style>
    <style:style style:name="T120_17" style:family="text">
      <style:text-properties fo:color="#ff0000" fo:font-size="10pt" style:font-size-asian="10pt" style:font-size-complex="10pt"/>
    </style:style>
    <style:style style:name="T120_18" style:family="text">
      <style:text-properties fo:color="#ff0000" fo:font-size="10pt" style:font-size-asian="10pt" style:font-size-complex="10pt"/>
    </style:style>
    <style:style style:name="T120_19" style:family="text">
      <style:text-properties fo:color="#ff0000" fo:font-size="10pt" style:font-size-asian="10pt" style:font-size-complex="10pt"/>
    </style:style>
    <style:style style:name="T120_20" style:family="text">
      <style:text-properties fo:color="#ff0000" fo:font-size="10pt" style:font-size-asian="10pt" style:font-size-complex="10pt"/>
    </style:style>
    <style:style style:name="T120_21" style:family="text">
      <style:text-properties fo:color="#ff0000" fo:font-size="10pt" style:font-size-asian="10pt" style:font-size-complex="10pt"/>
    </style:style>
    <style:style style:name="T120_22" style:family="text">
      <style:text-properties fo:color="#ff0000" fo:font-size="10pt" style:font-size-asian="10pt" style:font-size-complex="10pt"/>
    </style:style>
    <style:style style:name="T120_23" style:family="text">
      <style:text-properties fo:color="#ff0000" fo:font-size="10pt" style:font-size-asian="10pt" style:font-size-complex="10pt"/>
    </style:style>
    <style:style style:name="T120_24" style:family="text">
      <style:text-properties fo:color="#ff0000" fo:font-size="10pt" style:font-size-asian="10pt" style:font-size-complex="10pt"/>
    </style:style>
    <style:style style:name="T120_25" style:family="text">
      <style:text-properties fo:color="#ff0000" fo:font-size="10pt" style:font-size-asian="10pt" style:font-size-complex="10pt"/>
    </style:style>
    <style:style style:name="T120_26" style:family="text">
      <style:text-properties fo:color="#ff0000" fo:font-size="10pt" style:font-size-asian="10pt" style:font-size-complex="10pt"/>
    </style:style>
    <style:style style:name="T120_27" style:family="text">
      <style:text-properties fo:color="#ff0000" fo:font-size="10pt" style:font-size-asian="10pt" style:font-size-complex="10pt"/>
    </style:style>
    <style:style style:name="T120_28" style:family="text">
      <style:text-properties fo:color="#ff0000" fo:font-size="10pt" style:font-size-asian="10pt" style:font-size-complex="10pt"/>
    </style:style>
    <style:style style:name="T120_29" style:family="text">
      <style:text-properties fo:color="#ff0000" fo:font-size="10pt" style:font-size-asian="10pt" style:font-size-complex="10pt"/>
    </style:style>
    <style:style style:name="T120_30" style:family="text">
      <style:text-properties fo:color="#ff0000" fo:font-size="10pt" style:font-size-asian="10pt" style:font-size-complex="10pt"/>
    </style:style>
    <style:style style:name="T120_31" style:family="text">
      <style:text-properties fo:color="#ff0000" fo:font-size="10pt" style:font-size-asian="10pt" style:font-size-complex="10pt"/>
    </style:style>
    <style:style style:name="T120_32" style:family="text">
      <style:text-properties fo:color="#ff0000" fo:font-size="10pt" style:font-size-asian="10pt" style:font-size-complex="10pt"/>
    </style:style>
    <style:style style:name="T120_33" style:family="text">
      <style:text-properties fo:color="#ff0000" fo:font-size="10pt" style:font-size-asian="10pt" style:font-size-complex="10pt"/>
    </style:style>
    <style:style style:name="T120_34" style:family="text">
      <style:text-properties fo:color="#ff0000" fo:font-size="10pt" style:font-size-asian="10pt" style:font-size-complex="10pt"/>
    </style:style>
    <style:style style:name="T120_35" style:family="text">
      <style:text-properties fo:color="#ff0000" fo:font-size="10pt" style:font-size-asian="10pt" style:font-size-complex="10pt"/>
    </style:style>
    <style:style style:name="T120_36" style:family="text">
      <style:text-properties fo:color="#ff0000" fo:font-size="10pt" style:font-size-asian="10pt" style:font-size-complex="10pt"/>
    </style:style>
    <style:style style:name="T120_37" style:family="text">
      <style:text-properties fo:color="#ff0000" fo:font-size="10pt" style:font-size-asian="10pt" style:font-size-complex="10pt"/>
    </style:style>
    <style:style style:name="T120_38" style:family="text">
      <style:text-properties fo:color="#ff0000" fo:font-size="10pt" style:font-size-asian="10pt" style:font-size-complex="10pt"/>
    </style:style>
    <style:style style:name="T120_39" style:family="text">
      <style:text-properties fo:color="#ff0000" fo:font-size="10pt" style:font-size-asian="10pt" style:font-size-complex="10pt"/>
    </style:style>
    <style:style style:name="T120_40" style:family="text">
      <style:text-properties fo:color="#ff0000" fo:font-size="10pt" style:font-size-asian="10pt" style:font-size-complex="10pt"/>
    </style:style>
    <style:style style:name="T120_41" style:family="text">
      <style:text-properties fo:color="#ff0000" fo:font-size="10pt" style:font-size-asian="10pt" style:font-size-complex="10pt"/>
    </style:style>
    <style:style style:name="T120_42" style:family="text">
      <style:text-properties fo:color="#ff0000" fo:font-size="10pt" style:font-size-asian="10pt" style:font-size-complex="10pt"/>
    </style:style>
    <style:style style:name="T120_43" style:family="text">
      <style:text-properties fo:color="#ff0000" fo:font-size="10pt" style:font-size-asian="10pt" style:font-size-complex="10pt"/>
    </style:style>
    <style:style style:name="T120_44" style:family="text">
      <style:text-properties fo:color="#ff0000" fo:font-size="10pt" style:font-size-asian="10pt" style:font-size-complex="10pt"/>
    </style:style>
    <style:style style:name="T120_45" style:family="text">
      <style:text-properties fo:color="#ff0000" fo:font-size="10pt" style:font-size-asian="10pt" style:font-size-complex="10pt"/>
    </style:style>
    <style:style style:name="T120_46" style:family="text">
      <style:text-properties fo:color="#ff0000" fo:font-size="10pt" style:font-size-asian="10pt" style:font-size-complex="10pt"/>
    </style:style>
    <style:style style:name="T120_47" style:family="text">
      <style:text-properties fo:color="#ff0000" fo:font-size="10pt" style:font-size-asian="10pt" style:font-size-complex="10pt"/>
    </style:style>
    <style:style style:name="T120_48" style:family="text">
      <style:text-properties fo:color="#ff0000" fo:font-size="10pt" style:font-size-asian="10pt" style:font-size-complex="10pt"/>
    </style:style>
    <style:style style:name="T120_49" style:family="text">
      <style:text-properties fo:color="#ff0000" fo:font-size="10pt" style:font-size-asian="10pt" style:font-size-complex="10pt"/>
    </style:style>
    <style:style style:name="T120_50" style:family="text">
      <style:text-properties fo:color="#ff0000" fo:font-size="10pt" style:font-size-asian="10pt" style:font-size-complex="10pt"/>
    </style:style>
    <style:style style:name="T120_51" style:family="text">
      <style:text-properties fo:color="#ff0000" fo:font-size="10pt" style:font-size-asian="10pt" style:font-size-complex="10pt"/>
    </style:style>
    <style:style style:name="T120_52" style:family="text">
      <style:text-properties fo:color="#ff0000" fo:font-size="10pt" style:font-size-asian="10pt" style:font-size-complex="10pt"/>
    </style:style>
    <style:style style:name="T120_53" style:family="text">
      <style:text-properties fo:color="#ff0000" fo:font-size="10pt" style:font-size-asian="10pt" style:font-size-complex="10pt"/>
    </style:style>
    <style:style style:name="T120_54" style:family="text">
      <style:text-properties fo:color="#ff0000" fo:font-size="10pt" style:font-size-asian="10pt" style:font-size-complex="10pt"/>
    </style:style>
    <style:style style:name="T120_55" style:family="text">
      <style:text-properties fo:color="#ff0000" fo:font-size="10pt" style:font-size-asian="10pt" style:font-size-complex="10pt"/>
    </style:style>
    <style:style style:name="T120_56" style:family="text">
      <style:text-properties fo:color="#ff0000" fo:font-size="10pt" style:font-size-asian="10pt" style:font-size-complex="10pt"/>
    </style:style>
    <style:style style:name="T120_57" style:family="text">
      <style:text-properties fo:color="#ff0000" fo:font-size="10pt" style:font-size-asian="10pt" style:font-size-complex="10pt"/>
    </style:style>
    <style:style style:name="T120_58" style:family="text">
      <style:text-properties fo:color="#ff0000" fo:font-size="10pt" style:font-size-asian="10pt" style:font-size-complex="10pt"/>
    </style:style>
    <style:style style:name="T120_59" style:family="text">
      <style:text-properties fo:color="#ff0000" fo:font-size="10pt" style:font-size-asian="10pt" style:font-size-complex="10pt"/>
    </style:style>
    <style:style style:name="T120_60" style:family="text">
      <style:text-properties fo:color="#ff0000" fo:font-size="10pt" style:font-size-asian="10pt" style:font-size-complex="10pt"/>
    </style:style>
    <style:style style:name="T120_61" style:family="text">
      <style:text-properties fo:color="#ff0000" fo:font-size="10pt" style:font-size-asian="10pt" style:font-size-complex="10pt"/>
    </style:style>
    <style:style style:name="T120_62" style:family="text">
      <style:text-properties fo:color="#ff0000" fo:font-size="10pt" style:font-size-asian="10pt" style:font-size-complex="10pt"/>
    </style:style>
    <style:style style:name="T120_63" style:family="text">
      <style:text-properties fo:color="#ff0000" fo:font-size="10pt" style:font-size-asian="10pt" style:font-size-complex="10pt"/>
    </style:style>
    <style:style style:name="T120_64" style:family="text">
      <style:text-properties fo:color="#ff0000" fo:font-size="10pt" style:font-size-asian="10pt" style:font-size-complex="10pt"/>
    </style:style>
    <style:style style:name="T120_65" style:family="text">
      <style:text-properties fo:color="#ff0000" fo:font-size="10pt" style:font-size-asian="10pt" style:font-size-complex="10pt"/>
    </style:style>
    <style:style style:name="T120_66" style:family="text">
      <style:text-properties fo:color="#ff0000" fo:font-size="10pt" style:font-size-asian="10pt" style:font-size-complex="10pt"/>
    </style:style>
    <style:style style:name="T120_67" style:family="text">
      <style:text-properties fo:color="#ff0000" fo:font-size="10pt" style:font-size-asian="10pt" style:font-size-complex="10pt"/>
    </style:style>
    <style:style style:name="T120_68" style:family="text">
      <style:text-properties fo:color="#ff0000" fo:font-size="10pt" style:font-size-asian="10pt" style:font-size-complex="10pt"/>
    </style:style>
    <style:style style:name="T120_69" style:family="text">
      <style:text-properties fo:color="#ff0000" fo:font-size="10pt" style:font-size-asian="10pt" style:font-size-complex="10pt"/>
    </style:style>
    <style:style style:name="T120_70" style:family="text">
      <style:text-properties fo:color="#ff0000" fo:font-size="10pt" style:font-size-asian="10pt" style:font-size-complex="10pt"/>
    </style:style>
    <style:style style:name="T120_71" style:family="text">
      <style:text-properties fo:color="#ff0000" fo:font-size="10pt" style:font-size-asian="10pt" style:font-size-complex="10pt"/>
    </style:style>
    <style:style style:name="T120_72" style:family="text">
      <style:text-properties fo:color="#ff0000" fo:font-size="10pt" style:font-size-asian="10pt" style:font-size-complex="10pt"/>
    </style:style>
    <style:style style:name="T120_73" style:family="text">
      <style:text-properties fo:color="#ff0000" fo:font-size="10pt" style:font-size-asian="10pt" style:font-size-complex="10pt"/>
    </style:style>
    <style:style style:name="T120_74" style:family="text">
      <style:text-properties fo:color="#ff0000" fo:font-size="10pt" style:font-size-asian="10pt" style:font-size-complex="10pt"/>
    </style:style>
    <style:style style:name="T120_75" style:family="text">
      <style:text-properties fo:color="#ff0000" fo:font-size="10pt" style:font-size-asian="10pt" style:font-size-complex="10pt"/>
    </style:style>
    <style:style style:name="T120_76" style:family="text">
      <style:text-properties fo:color="#ff0000" fo:font-size="10pt" style:font-size-asian="10pt" style:font-size-complex="10pt"/>
    </style:style>
    <style:style style:name="T120_77" style:family="text">
      <style:text-properties fo:color="#ff0000" fo:font-size="10pt" style:font-size-asian="10pt" style:font-size-complex="10pt"/>
    </style:style>
    <style:style style:name="T120_78" style:family="text">
      <style:text-properties fo:color="#ff0000" fo:font-size="10pt" style:font-size-asian="10pt" style:font-size-complex="10pt"/>
    </style:style>
    <style:style style:name="T120_79" style:family="text">
      <style:text-properties fo:color="#ff0000" fo:font-size="10pt" style:font-size-asian="10pt" style:font-size-complex="10pt"/>
    </style:style>
    <style:style style:name="T120_80" style:family="text">
      <style:text-properties fo:color="#ff0000" fo:font-size="10pt" style:font-size-asian="10pt" style:font-size-complex="10pt"/>
    </style:style>
    <style:style style:name="T120_81" style:family="text">
      <style:text-properties fo:color="#ff0000" fo:font-size="10pt" style:font-size-asian="10pt" style:font-size-complex="10pt"/>
    </style:style>
    <style:style style:name="T120_82" style:family="text">
      <style:text-properties fo:color="#ff0000" fo:font-size="10pt" style:font-size-asian="10pt" style:font-size-complex="10pt"/>
    </style:style>
    <style:style style:name="T120_83" style:family="text">
      <style:text-properties fo:color="#ff0000" fo:font-size="10pt" style:font-size-asian="10pt" style:font-size-complex="10pt"/>
    </style:style>
    <style:style style:name="T120_84" style:family="text">
      <style:text-properties fo:color="#ff0000" fo:font-size="10pt" style:font-size-asian="10pt" style:font-size-complex="10pt"/>
    </style:style>
    <style:style style:name="T120_85" style:family="text">
      <style:text-properties fo:color="#ff0000" fo:font-size="10pt" style:font-size-asian="10pt" style:font-size-complex="10pt"/>
    </style:style>
    <style:style style:name="T120_86" style:family="text">
      <style:text-properties fo:color="#ff0000" fo:font-size="10pt" style:font-size-asian="10pt" style:font-size-complex="10pt"/>
    </style:style>
    <style:style style:name="T120_87" style:family="text">
      <style:text-properties fo:color="#ff0000" fo:font-size="10pt" style:font-size-asian="10pt" style:font-size-complex="10pt"/>
    </style:style>
    <style:style style:name="T120_88" style:family="text">
      <style:text-properties fo:color="#ff0000" fo:font-size="10pt" style:font-size-asian="10pt" style:font-size-complex="10pt"/>
    </style:style>
    <style:style style:name="T120_89" style:family="text">
      <style:text-properties fo:color="#ff0000" fo:font-size="10pt" style:font-size-asian="10pt" style:font-size-complex="10pt"/>
    </style:style>
    <style:style style:name="T120_90" style:family="text">
      <style:text-properties fo:color="#ff0000" fo:font-size="10pt" style:font-size-asian="10pt" style:font-size-complex="10pt"/>
    </style:style>
    <style:style style:name="T120_91" style:family="text">
      <style:text-properties fo:color="#ff0000" fo:font-size="10pt" style:font-size-asian="10pt" style:font-size-complex="10pt"/>
    </style:style>
    <style:style style:name="T120_92" style:family="text">
      <style:text-properties fo:color="#ff0000" fo:font-size="10pt" style:font-size-asian="10pt" style:font-size-complex="10pt"/>
    </style:style>
    <style:style style:name="T120_93" style:family="text">
      <style:text-properties fo:color="#ff0000" fo:font-size="10pt" style:font-size-asian="10pt" style:font-size-complex="10pt"/>
    </style:style>
    <style:style style:name="T120_94" style:family="text">
      <style:text-properties fo:color="#ff0000" fo:font-size="10pt" style:font-size-asian="10pt" style:font-size-complex="10pt"/>
    </style:style>
    <style:style style:name="P121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122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 fo:font-weight="bold" style:font-weight-asian="bold" style:font-weight-complex="bold"/>
    </style:style>
    <style:style style:name="P123" style:family="paragraph" style:parent-style-name="Standard">
      <style:paragraph-properties fo:break-before="auto" fo:line-height="100%" style:writing-mode="lr-tb"/>
    </style:style>
    <style:style style:name="T123_1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23_2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23_3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23_4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124" style:family="paragraph" style:parent-style-name="Standard">
      <style:paragraph-properties fo:break-before="auto" fo:line-height="100%" style:writing-mode="lr-tb"/>
    </style:style>
    <style:style style:name="T124_1" style:family="text">
      <style:text-properties style:font-name="Calibri" style:font-name-asian="Calibri" style:font-name-complex="Calibri"/>
    </style:style>
    <style:style style:name="T124_2" style:family="text">
      <style:text-properties style:font-name="Calibri" style:font-name-asian="Calibri" style:font-name-complex="Calibri"/>
    </style:style>
    <style:style style:name="T124_3" style:family="text">
      <style:text-properties style:font-name="Calibri" style:font-name-asian="Calibri" style:font-name-complex="Calibri"/>
    </style:style>
    <style:style style:name="T124_4" style:family="text">
      <style:text-properties style:font-name="Calibri" style:font-name-asian="Calibri" style:font-name-complex="Calibri"/>
    </style:style>
    <style:style style:name="T124_5" style:family="text">
      <style:text-properties style:font-name="Calibri" style:font-name-asian="Calibri" style:font-name-complex="Calibri"/>
    </style:style>
    <style:style style:name="P125" style:family="paragraph" style:parent-style-name="Standard">
      <style:paragraph-properties fo:break-before="auto" fo:line-height="100%" style:writing-mode="lr-tb"/>
    </style:style>
    <style:style style:name="T125_1" style:family="text">
      <style:text-properties style:font-name="Calibri" style:font-name-asian="Calibri" style:font-name-complex="Calibri"/>
    </style:style>
    <style:style style:name="T125_2" style:family="text">
      <style:text-properties style:font-name="Calibri" style:font-name-asian="Calibri" style:font-name-complex="Calibri"/>
    </style:style>
    <style:style style:name="T125_3" style:family="text">
      <style:text-properties style:font-name="Calibri" style:font-name-asian="Calibri" style:font-name-complex="Calibri"/>
    </style:style>
    <style:style style:name="T125_4" style:family="text">
      <style:text-properties style:font-name="Calibri" style:font-name-asian="Calibri" style:font-name-complex="Calibri"/>
    </style:style>
    <style:style style:name="T125_5" style:family="text">
      <style:text-properties style:font-name="Calibri" style:font-name-asian="Calibri" style:font-name-complex="Calibri"/>
    </style:style>
    <style:style style:name="P126" style:family="paragraph" style:parent-style-name="Standard">
      <style:paragraph-properties fo:break-before="auto" fo:line-height="100%" style:writing-mode="lr-tb"/>
    </style:style>
    <style:style style:name="T126_1" style:family="text">
      <style:text-properties style:font-name="Calibri" style:font-name-asian="Calibri" style:font-name-complex="Calibri"/>
    </style:style>
    <style:style style:name="T126_2" style:family="text">
      <style:text-properties style:font-name="Calibri" style:font-name-asian="Calibri" style:font-name-complex="Calibri"/>
    </style:style>
    <style:style style:name="P127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128" style:family="paragraph" style:parent-style-name="Standard">
      <style:paragraph-properties fo:break-before="auto" fo:line-height="100%" style:writing-mode="lr-tb"/>
    </style:style>
    <style:style style:name="T128_1" style:family="text">
      <style:text-properties style:font-name="Calibri" style:font-name-asian="Calibri" style:font-name-complex="Calibri"/>
    </style:style>
    <style:style style:name="T128_2" style:family="text">
      <style:text-properties style:font-name="Calibri" style:font-name-asian="Calibri" style:font-name-complex="Calibri"/>
    </style:style>
    <style:style style:name="T128_3" style:family="text">
      <style:text-properties style:font-name="Calibri" style:font-name-asian="Calibri" style:font-name-complex="Calibri"/>
    </style:style>
    <style:style style:name="T128_4" style:family="text">
      <style:text-properties style:font-name="Calibri" style:font-name-asian="Calibri" style:font-name-complex="Calibri"/>
    </style:style>
    <style:style style:name="T128_5" style:family="text">
      <style:text-properties style:font-name="Calibri" style:font-name-asian="Calibri" style:font-name-complex="Calibri"/>
    </style:style>
    <style:style style:name="T128_6" style:family="text">
      <style:text-properties style:font-name="Calibri" style:font-name-asian="Calibri" style:font-name-complex="Calibri"/>
    </style:style>
    <style:style style:name="T128_7" style:family="text">
      <style:text-properties style:font-name="Calibri" style:font-name-asian="Calibri" style:font-name-complex="Calibri"/>
    </style:style>
    <style:style style:name="T128_8" style:family="text">
      <style:text-properties style:font-name="Calibri" style:font-name-asian="Calibri" style:font-name-complex="Calibri"/>
    </style:style>
    <style:style style:name="T128_9" style:family="text">
      <style:text-properties style:font-name="Calibri" style:font-name-asian="Calibri" style:font-name-complex="Calibri"/>
    </style:style>
    <style:style style:name="T128_10" style:family="text">
      <style:text-properties style:font-name="Calibri" style:font-name-asian="Calibri" style:font-name-complex="Calibri"/>
    </style:style>
    <style:style style:name="T128_11" style:family="text">
      <style:text-properties style:font-name="Calibri" style:font-name-asian="Calibri" style:font-name-complex="Calibri"/>
    </style:style>
    <style:style style:name="T128_12" style:family="text">
      <style:text-properties style:font-name="Calibri" style:font-name-asian="Calibri" style:font-name-complex="Calibri"/>
    </style:style>
    <style:style style:name="T128_13" style:family="text">
      <style:text-properties style:font-name="Calibri" style:font-name-asian="Calibri" style:font-name-complex="Calibri"/>
    </style:style>
    <style:style style:name="T128_14" style:family="text">
      <style:text-properties style:font-name="Calibri" style:font-name-asian="Calibri" style:font-name-complex="Calibri"/>
    </style:style>
    <style:style style:name="T128_15" style:family="text">
      <style:text-properties style:font-name="Calibri" style:font-name-asian="Calibri" style:font-name-complex="Calibri"/>
    </style:style>
    <style:style style:name="T128_16" style:family="text">
      <style:text-properties style:font-name="Calibri" style:font-name-asian="Calibri" style:font-name-complex="Calibri"/>
    </style:style>
    <style:style style:name="T128_17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28_18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28_19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28_20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28_21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28_22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28_23" style:family="text">
      <style:text-properties style:font-name="Calibri" style:font-name-asian="Calibri" style:font-name-complex="Calibri"/>
    </style:style>
    <style:style style:name="T128_24" style:family="text"/>
    <style:style style:name="T128_25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28_26" style:family="text"/>
    <style:style style:name="T128_27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28_28" style:family="text"/>
    <style:style style:name="T128_29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28_30" style:family="text"/>
    <style:style style:name="T128_31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28_32" style:family="text"/>
    <style:style style:name="T128_33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28_34" style:family="text"/>
    <style:style style:name="T128_35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28_36" style:family="text"/>
    <style:style style:name="T128_37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28_38" style:family="text"/>
    <style:style style:name="T128_39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28_40" style:family="text"/>
    <style:style style:name="T128_41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28_42" style:family="text"/>
    <style:style style:name="T128_43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28_44" style:family="text"/>
    <style:style style:name="T128_45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28_46" style:family="text"/>
    <style:style style:name="T128_47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28_48" style:family="text"/>
    <style:style style:name="T128_49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28_50" style:family="text"/>
    <style:style style:name="T128_51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28_52" style:family="text"/>
    <style:style style:name="T128_53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28_54" style:family="text"/>
    <style:style style:name="T128_55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129" style:family="paragraph" style:parent-style-name="Standard">
      <style:paragraph-properties fo:break-before="auto" fo:line-height="100%" style:writing-mode="lr-tb"/>
      <style:text-properties fo:background-color="#ffffff" fo:color="#363636" style:font-name="Calibri" style:font-name-asian="Calibri" style:font-name-complex="Calibri"/>
    </style:style>
    <style:style style:name="P130" style:family="paragraph" style:parent-style-name="Standard">
      <style:paragraph-properties fo:break-before="auto" fo:line-height="115%" fo:margin-bottom="0.318cm" style:writing-mode="lr-tb"/>
    </style:style>
    <style:style style:name="T130_1" style:family="text">
      <style:text-properties fo:background-color="#ffffff" style:font-name="Calibri" style:font-name-asian="Calibri" style:font-name-complex="Calibri"/>
    </style:style>
    <style:style style:name="T130_2" style:family="text">
      <style:text-properties fo:background-color="#ffffff" style:font-name="Calibri" style:font-name-asian="Calibri" style:font-name-complex="Calibri"/>
    </style:style>
    <style:style style:name="T130_3" style:family="text">
      <style:text-properties fo:background-color="#ffffff" style:font-name="Calibri" style:font-name-asian="Calibri" style:font-name-complex="Calibri"/>
    </style:style>
    <style:style style:name="T130_4" style:family="text">
      <style:text-properties fo:background-color="#ffffff" style:font-name="Calibri" style:font-name-asian="Calibri" style:font-name-complex="Calibri"/>
    </style:style>
    <style:style style:name="T130_5" style:family="text">
      <style:text-properties style:font-name="Calibri" style:font-name-asian="Calibri" style:font-name-complex="Calibri"/>
    </style:style>
    <style:style style:name="T130_6" style:family="text">
      <style:text-properties style:font-name="Calibri" style:font-name-asian="Calibri" style:font-name-complex="Calibri"/>
    </style:style>
    <style:style style:name="T130_7" style:family="text">
      <style:text-properties style:font-name="Calibri" style:font-name-asian="Calibri" style:font-name-complex="Calibri"/>
    </style:style>
    <style:style style:name="T130_8" style:family="text">
      <style:text-properties style:font-name="Calibri" style:font-name-asian="Calibri" style:font-name-complex="Calibri"/>
    </style:style>
    <style:style style:name="T130_9" style:family="text">
      <style:text-properties style:font-name="Calibri" style:font-name-asian="Calibri" style:font-name-complex="Calibri"/>
    </style:style>
    <style:style style:name="T130_10" style:family="text">
      <style:text-properties style:font-name="Calibri" style:font-name-asian="Calibri" style:font-name-complex="Calibri"/>
    </style:style>
    <style:style style:name="T130_11" style:family="text">
      <style:text-properties style:font-name="Calibri" style:font-name-asian="Calibri" style:font-name-complex="Calibri"/>
    </style:style>
    <style:style style:name="T130_12" style:family="text">
      <style:text-properties style:font-name="Calibri" style:font-name-asian="Calibri" style:font-name-complex="Calibri"/>
    </style:style>
    <style:style style:name="T130_13" style:family="text">
      <style:text-properties style:font-name="Calibri" style:font-name-asian="Calibri" style:font-name-complex="Calibri"/>
    </style:style>
    <style:style style:name="T130_14" style:family="text">
      <style:text-properties style:font-name="Calibri" style:font-name-asian="Calibri" style:font-name-complex="Calibri"/>
    </style:style>
    <style:style style:name="T130_15" style:family="text">
      <style:text-properties style:font-name="Calibri" style:font-name-asian="Calibri" style:font-name-complex="Calibri"/>
    </style:style>
    <style:style style:name="T130_16" style:family="text">
      <style:text-properties style:font-name="Calibri" style:font-name-asian="Calibri" style:font-name-complex="Calibri"/>
    </style:style>
    <style:style style:name="T130_17" style:family="text">
      <style:text-properties style:font-name="Calibri" style:font-name-asian="Calibri" style:font-name-complex="Calibri"/>
    </style:style>
    <style:style style:name="T130_18" style:family="text">
      <style:text-properties style:font-name="Calibri" style:font-name-asian="Calibri" style:font-name-complex="Calibri"/>
    </style:style>
    <style:style style:name="T130_19" style:family="text">
      <style:text-properties style:font-name="Calibri" style:font-name-asian="Calibri" style:font-name-complex="Calibri"/>
    </style:style>
    <style:style style:name="T130_20" style:family="text">
      <style:text-properties style:font-name="Calibri" style:font-name-asian="Calibri" style:font-name-complex="Calibri"/>
    </style:style>
    <style:style style:name="T130_21" style:family="text">
      <style:text-properties style:font-name="Calibri" style:font-name-asian="Calibri" style:font-name-complex="Calibri"/>
    </style:style>
    <style:style style:name="T130_22" style:family="text">
      <style:text-properties style:font-name="Calibri" style:font-name-asian="Calibri" style:font-name-complex="Calibri"/>
    </style:style>
    <style:style style:name="T130_23" style:family="text">
      <style:text-properties style:font-name="Calibri" style:font-name-asian="Calibri" style:font-name-complex="Calibri"/>
    </style:style>
    <style:style style:name="T130_24" style:family="text">
      <style:text-properties style:font-name="Calibri" style:font-name-asian="Calibri" style:font-name-complex="Calibri"/>
    </style:style>
    <style:style style:name="T130_25" style:family="text">
      <style:text-properties style:font-name="Calibri" style:font-name-asian="Calibri" style:font-name-complex="Calibri"/>
    </style:style>
    <style:style style:name="T130_26" style:family="text">
      <style:text-properties style:font-name="Calibri" style:font-name-asian="Calibri" style:font-name-complex="Calibri"/>
    </style:style>
    <style:style style:name="T130_27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30_28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30_29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30_30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30_31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30_32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30_33" style:family="text">
      <style:text-properties style:font-name="Calibri" style:font-name-asian="Calibri" style:font-name-complex="Calibri"/>
    </style:style>
    <style:style style:name="T130_34" style:family="text"/>
    <style:style style:name="T130_35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30_36" style:family="text"/>
    <style:style style:name="T130_37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30_38" style:family="text"/>
    <style:style style:name="T130_39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30_40" style:family="text"/>
    <style:style style:name="T130_41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30_42" style:family="text"/>
    <style:style style:name="T130_43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30_44" style:family="text"/>
    <style:style style:name="T130_45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30_46" style:family="text"/>
    <style:style style:name="T130_47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30_48" style:family="text"/>
    <style:style style:name="T130_49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30_50" style:family="text"/>
    <style:style style:name="T130_51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30_52" style:family="text"/>
    <style:style style:name="T130_53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30_54" style:family="text"/>
    <style:style style:name="T130_55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30_56" style:family="text"/>
    <style:style style:name="T130_57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131" style:family="paragraph" style:parent-style-name="Standard">
      <style:paragraph-properties fo:break-before="auto" fo:line-height="115%" fo:border-bottom="#808080 0.053cm solid" fo:margin-bottom="0.318cm" style:writing-mode="lr-tb"/>
    </style:style>
    <style:style style:name="T131_1" style:family="text">
      <style:text-properties fo:background-color="#ffffff" fo:color="#222222" style:font-name="Calibri" style:font-name-asian="Calibri" style:font-name-complex="Calibri"/>
    </style:style>
    <style:style style:name="T131_2" style:family="text">
      <style:text-properties fo:background-color="#ffffff" fo:color="#222222" style:font-name="Calibri" style:font-name-asian="Calibri" style:font-name-complex="Calibri"/>
    </style:style>
    <style:style style:name="T131_3" style:family="text">
      <style:text-properties fo:background-color="#ffffff" fo:color="#222222" style:font-name="Calibri" style:font-name-asian="Calibri" style:font-name-complex="Calibri"/>
    </style:style>
    <style:style style:name="T131_4" style:family="text">
      <style:text-properties fo:background-color="#ffffff" fo:color="#222222" style:font-name="Calibri" style:font-name-asian="Calibri" style:font-name-complex="Calibri"/>
    </style:style>
    <style:style style:name="T131_5" style:family="text"/>
    <style:style style:name="T131_6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131_7" style:family="text"/>
    <style:style style:name="T131_8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131_9" style:family="text"/>
    <style:style style:name="T131_10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131_11" style:family="text"/>
    <style:style style:name="T131_12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131_13" style:family="text"/>
    <style:style style:name="T131_14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131_15" style:family="text"/>
    <style:style style:name="T131_16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131_17" style:family="text"/>
    <style:style style:name="T131_18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131_19" style:family="text"/>
    <style:style style:name="T131_20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131_21" style:family="text"/>
    <style:style style:name="T131_22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131_23" style:family="text"/>
    <style:style style:name="T131_24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131_25" style:family="text"/>
    <style:style style:name="T131_26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131_27" style:family="text"/>
    <style:style style:name="T131_28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131_29" style:family="text"/>
    <style:style style:name="T131_30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131_31" style:family="text"/>
    <style:style style:name="T131_32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131_33" style:family="text"/>
    <style:style style:name="T131_34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131_35" style:family="text"/>
    <style:style style:name="T131_36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131_37" style:family="text"/>
    <style:style style:name="T131_38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131_39" style:family="text"/>
    <style:style style:name="T131_40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131_41" style:family="text"/>
    <style:style style:name="T131_42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131_43" style:family="text"/>
    <style:style style:name="T131_44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131_45" style:family="text"/>
    <style:style style:name="T131_46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131_47" style:family="text"/>
    <style:style style:name="T131_48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131_49" style:family="text"/>
    <style:style style:name="T131_50" style:family="text">
      <style:text-properties fo:background-color="#ffffff" fo:font-style="italic" style:font-style-asian="italic" style:font-style-complex="italic" fo:color="#1155cc" style:font-name="Calibri" style:font-name-asian="Calibri" style:font-name-complex="Calibri" style:text-underline-style="solid" style:text-underline-color="font-color"/>
    </style:style>
    <style:style style:name="T131_51" style:family="text"/>
    <style:style style:name="T131_5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31_53" style:family="text">
      <style:text-properties fo:background-color="#ffffff" fo:color="#222222" style:font-name="Calibri" style:font-name-asian="Calibri" style:font-name-complex="Calibri"/>
    </style:style>
    <style:style style:name="T131_54" style:family="text">
      <style:text-properties fo:background-color="#ffffff" fo:color="#222222" style:font-name="Calibri" style:font-name-asian="Calibri" style:font-name-complex="Calibri"/>
    </style:style>
    <style:style style:name="T131_55" style:family="text">
      <style:text-properties fo:background-color="#ffffff" fo:color="#222222" style:font-name="Calibri" style:font-name-asian="Calibri" style:font-name-complex="Calibri"/>
    </style:style>
    <style:style style:name="T131_56" style:family="text">
      <style:text-properties fo:background-color="#ffffff" fo:color="#222222" style:font-name="Calibri" style:font-name-asian="Calibri" style:font-name-complex="Calibri"/>
    </style:style>
    <style:style style:name="T131_57" style:family="text">
      <style:text-properties fo:background-color="#ffffff" fo:color="#222222" style:font-name="Calibri" style:font-name-asian="Calibri" style:font-name-complex="Calibri"/>
    </style:style>
    <style:style style:name="T131_58" style:family="text">
      <style:text-properties fo:background-color="#ffffff" fo:color="#222222" style:font-name="Calibri" style:font-name-asian="Calibri" style:font-name-complex="Calibri"/>
    </style:style>
    <style:style style:name="T131_59" style:family="text">
      <style:text-properties fo:background-color="#ffffff" fo:color="#222222" style:font-name="Calibri" style:font-name-asian="Calibri" style:font-name-complex="Calibri"/>
    </style:style>
    <style:style style:name="T131_60" style:family="text">
      <style:text-properties fo:background-color="#ffffff" fo:color="#222222" style:font-name="Calibri" style:font-name-asian="Calibri" style:font-name-complex="Calibri"/>
    </style:style>
    <style:style style:name="T131_61" style:family="text">
      <style:text-properties fo:background-color="#ffffff" fo:color="#222222" style:font-name="Calibri" style:font-name-asian="Calibri" style:font-name-complex="Calibri"/>
    </style:style>
    <style:style style:name="T131_62" style:family="text">
      <style:text-properties fo:background-color="#ffffff" fo:color="#222222" style:font-name="Calibri" style:font-name-asian="Calibri" style:font-name-complex="Calibri"/>
    </style:style>
    <style:style style:name="T131_63" style:family="text">
      <style:text-properties fo:background-color="#ffffff" fo:color="#222222" style:font-name="Calibri" style:font-name-asian="Calibri" style:font-name-complex="Calibri"/>
    </style:style>
    <style:style style:name="T131_64" style:family="text">
      <style:text-properties fo:background-color="#ffffff" fo:color="#222222" style:font-name="Calibri" style:font-name-asian="Calibri" style:font-name-complex="Calibri"/>
    </style:style>
    <style:style style:name="T131_65" style:family="text">
      <style:text-properties fo:background-color="#ffffff" fo:color="#222222" style:font-name="Calibri" style:font-name-asian="Calibri" style:font-name-complex="Calibri"/>
    </style:style>
    <style:style style:name="T131_66" style:family="text" style:parent-style-name="Standard"/>
    <style:style style:name="P1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9" style:family="text">
      <style:text-properties fo:background-color="#ffffff" fo:color="#222222" style:font-name="Calibri" style:font-name-asian="Calibri" style:font-name-complex="Calibri"/>
    </style:style>
    <style:style style:name="T133_50" style:family="text">
      <style:text-properties fo:background-color="#ffffff" fo:color="#222222" style:font-name="Calibri" style:font-name-asian="Calibri" style:font-name-complex="Calibri"/>
    </style:style>
    <style:style style:name="P134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135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 fo:font-weight="bold" style:font-weight-asian="bold" style:font-weight-complex="bold"/>
    </style:style>
    <style:style style:name="P136" style:family="paragraph" style:parent-style-name="Standard">
      <style:paragraph-properties fo:break-before="auto" fo:line-height="100%" style:writing-mode="lr-tb"/>
    </style:style>
    <style:style style:name="T136_1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36_2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36_3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36_4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137" style:family="paragraph" style:parent-style-name="Standard">
      <style:paragraph-properties fo:break-before="auto" fo:line-height="100%" style:writing-mode="lr-tb"/>
    </style:style>
    <style:style style:name="T137_1" style:family="text">
      <style:text-properties style:font-name="Calibri" style:font-name-asian="Calibri" style:font-name-complex="Calibri"/>
    </style:style>
    <style:style style:name="T137_2" style:family="text">
      <style:text-properties style:font-name="Calibri" style:font-name-asian="Calibri" style:font-name-complex="Calibri"/>
    </style:style>
    <style:style style:name="P138" style:family="paragraph" style:parent-style-name="Standard">
      <style:paragraph-properties fo:break-before="auto" fo:line-height="100%" style:writing-mode="lr-tb"/>
    </style:style>
    <style:style style:name="T138_1" style:family="text">
      <style:text-properties style:font-name="Calibri" style:font-name-asian="Calibri" style:font-name-complex="Calibri"/>
    </style:style>
    <style:style style:name="T138_2" style:family="text">
      <style:text-properties style:font-name="Calibri" style:font-name-asian="Calibri" style:font-name-complex="Calibri"/>
    </style:style>
    <style:style style:name="P139" style:family="paragraph" style:parent-style-name="Standard">
      <style:paragraph-properties fo:break-before="auto" fo:line-height="100%" fo:border-bottom="#808080 0.053cm solid" style:writing-mode="lr-tb"/>
    </style:style>
    <style:style style:name="T139_1" style:family="text">
      <style:text-properties style:font-name="Calibri" style:font-name-asian="Calibri" style:font-name-complex="Calibri"/>
    </style:style>
    <style:style style:name="T139_2" style:family="text">
      <style:text-properties style:font-name="Calibri" style:font-name-asian="Calibri" style:font-name-complex="Calibri"/>
    </style:style>
    <style:style style:name="P140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141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 fo:font-weight="bold" style:font-weight-asian="bold" style:font-weight-complex="bold"/>
    </style:style>
    <style:style style:name="P142" style:family="paragraph" style:parent-style-name="Standard">
      <style:paragraph-properties fo:break-before="auto" fo:line-height="100%" style:writing-mode="lr-tb"/>
    </style:style>
    <style:style style:name="T142_1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42_2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42_3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42_4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143" style:family="paragraph" style:parent-style-name="Standard">
      <style:paragraph-properties fo:break-before="auto" fo:line-height="100%" style:writing-mode="lr-tb"/>
    </style:style>
    <style:style style:name="T143_1" style:family="text">
      <style:text-properties style:font-name="Calibri" style:font-name-asian="Calibri" style:font-name-complex="Calibri"/>
    </style:style>
    <style:style style:name="T143_2" style:family="text">
      <style:text-properties style:font-name="Calibri" style:font-name-asian="Calibri" style:font-name-complex="Calibri"/>
    </style:style>
    <style:style style:name="T143_3" style:family="text">
      <style:text-properties style:font-name="Calibri" style:font-name-asian="Calibri" style:font-name-complex="Calibri"/>
    </style:style>
    <style:style style:name="T143_4" style:family="text">
      <style:text-properties style:font-name="Calibri" style:font-name-asian="Calibri" style:font-name-complex="Calibri"/>
    </style:style>
    <style:style style:name="T143_5" style:family="text">
      <style:text-properties style:font-name="Calibri" style:font-name-asian="Calibri" style:font-name-complex="Calibri"/>
    </style:style>
    <style:style style:name="T143_6" style:family="text">
      <style:text-properties style:font-name="Calibri" style:font-name-asian="Calibri" style:font-name-complex="Calibri"/>
    </style:style>
    <style:style style:name="T143_7" style:family="text">
      <style:text-properties style:font-name="Calibri" style:font-name-asian="Calibri" style:font-name-complex="Calibri"/>
    </style:style>
    <style:style style:name="T143_8" style:family="text">
      <style:text-properties style:font-name="Calibri" style:font-name-asian="Calibri" style:font-name-complex="Calibri"/>
    </style:style>
    <style:style style:name="T143_9" style:family="text">
      <style:text-properties style:font-name="Calibri" style:font-name-asian="Calibri" style:font-name-complex="Calibri"/>
    </style:style>
    <style:style style:name="T143_10" style:family="text">
      <style:text-properties style:font-name="Calibri" style:font-name-asian="Calibri" style:font-name-complex="Calibri"/>
    </style:style>
    <style:style style:name="T143_11" style:family="text">
      <style:text-properties style:font-name="Calibri" style:font-name-asian="Calibri" style:font-name-complex="Calibri"/>
    </style:style>
    <style:style style:name="T143_12" style:family="text">
      <style:text-properties style:font-name="Calibri" style:font-name-asian="Calibri" style:font-name-complex="Calibri"/>
    </style:style>
    <style:style style:name="T143_13" style:family="text">
      <style:text-properties style:font-name="Calibri" style:font-name-asian="Calibri" style:font-name-complex="Calibri"/>
    </style:style>
    <style:style style:name="P144" style:family="paragraph" style:parent-style-name="Standard">
      <style:paragraph-properties fo:break-before="auto" fo:line-height="100%" style:writing-mode="lr-tb"/>
    </style:style>
    <style:style style:name="T144_1" style:family="text">
      <style:text-properties style:font-name="Calibri" style:font-name-asian="Calibri" style:font-name-complex="Calibri"/>
    </style:style>
    <style:style style:name="T144_2" style:family="text">
      <style:text-properties style:font-name="Calibri" style:font-name-asian="Calibri" style:font-name-complex="Calibri"/>
    </style:style>
    <style:style style:name="T144_3" style:family="text">
      <style:text-properties style:font-name="Calibri" style:font-name-asian="Calibri" style:font-name-complex="Calibri"/>
    </style:style>
    <style:style style:name="T144_4" style:family="text">
      <style:text-properties style:font-name="Calibri" style:font-name-asian="Calibri" style:font-name-complex="Calibri"/>
    </style:style>
    <style:style style:name="T144_5" style:family="text">
      <style:text-properties style:font-name="Calibri" style:font-name-asian="Calibri" style:font-name-complex="Calibri"/>
    </style:style>
    <style:style style:name="P145" style:family="paragraph" style:parent-style-name="Standard">
      <style:paragraph-properties fo:break-before="auto" fo:line-height="100%" style:writing-mode="lr-tb"/>
    </style:style>
    <style:style style:name="T145_1" style:family="text">
      <style:text-properties style:font-name="Calibri" style:font-name-asian="Calibri" style:font-name-complex="Calibri"/>
    </style:style>
    <style:style style:name="T145_2" style:family="text">
      <style:text-properties style:font-name="Calibri" style:font-name-asian="Calibri" style:font-name-complex="Calibri"/>
    </style:style>
    <style:style style:name="P146" style:family="paragraph" style:parent-style-name="Standard">
      <style:paragraph-properties fo:break-before="auto" fo:line-height="100%" style:writing-mode="lr-tb"/>
    </style:style>
    <style:style style:name="T146_1" style:family="text">
      <style:text-properties style:font-name="Calibri" style:font-name-asian="Calibri" style:font-name-complex="Calibri"/>
    </style:style>
    <style:style style:name="T146_2" style:family="text">
      <style:text-properties style:font-name="Calibri" style:font-name-asian="Calibri" style:font-name-complex="Calibri"/>
    </style:style>
    <style:style style:name="T146_3" style:family="text">
      <style:text-properties style:font-name="Calibri" style:font-name-asian="Calibri" style:font-name-complex="Calibri"/>
    </style:style>
    <style:style style:name="T146_4" style:family="text">
      <style:text-properties style:font-name="Calibri" style:font-name-asian="Calibri" style:font-name-complex="Calibri"/>
    </style:style>
    <style:style style:name="T146_5" style:family="text">
      <style:text-properties style:font-name="Calibri" style:font-name-asian="Calibri" style:font-name-complex="Calibri"/>
    </style:style>
    <style:style style:name="T146_6" style:family="text">
      <style:text-properties style:font-name="Calibri" style:font-name-asian="Calibri" style:font-name-complex="Calibri"/>
    </style:style>
    <style:style style:name="T146_7" style:family="text">
      <style:text-properties style:font-name="Calibri" style:font-name-asian="Calibri" style:font-name-complex="Calibri"/>
    </style:style>
    <style:style style:name="T146_8" style:family="text">
      <style:text-properties style:font-name="Calibri" style:font-name-asian="Calibri" style:font-name-complex="Calibri"/>
    </style:style>
    <style:style style:name="T146_9" style:family="text">
      <style:text-properties style:font-name="Calibri" style:font-name-asian="Calibri" style:font-name-complex="Calibri"/>
    </style:style>
    <style:style style:name="T146_10" style:family="text">
      <style:text-properties style:font-name="Calibri" style:font-name-asian="Calibri" style:font-name-complex="Calibri"/>
    </style:style>
    <style:style style:name="T146_11" style:family="text">
      <style:text-properties style:font-name="Calibri" style:font-name-asian="Calibri" style:font-name-complex="Calibri"/>
    </style:style>
    <style:style style:name="T146_12" style:family="text">
      <style:text-properties style:font-name="Calibri" style:font-name-asian="Calibri" style:font-name-complex="Calibri"/>
    </style:style>
    <style:style style:name="T146_13" style:family="text">
      <style:text-properties style:font-name="Calibri" style:font-name-asian="Calibri" style:font-name-complex="Calibri"/>
    </style:style>
    <style:style style:name="T146_14" style:family="text">
      <style:text-properties style:font-name="Calibri" style:font-name-asian="Calibri" style:font-name-complex="Calibri"/>
    </style:style>
    <style:style style:name="T146_15" style:family="text">
      <style:text-properties style:font-name="Calibri" style:font-name-asian="Calibri" style:font-name-complex="Calibri"/>
    </style:style>
    <style:style style:name="T146_16" style:family="text">
      <style:text-properties style:font-name="Calibri" style:font-name-asian="Calibri" style:font-name-complex="Calibri"/>
    </style:style>
    <style:style style:name="T146_17" style:family="text">
      <style:text-properties style:font-name="Calibri" style:font-name-asian="Calibri" style:font-name-complex="Calibri"/>
    </style:style>
    <style:style style:name="T146_18" style:family="text">
      <style:text-properties style:font-name="Calibri" style:font-name-asian="Calibri" style:font-name-complex="Calibri"/>
    </style:style>
    <style:style style:name="T146_19" style:family="text">
      <style:text-properties style:font-name="Calibri" style:font-name-asian="Calibri" style:font-name-complex="Calibri"/>
    </style:style>
    <style:style style:name="T146_20" style:family="text">
      <style:text-properties style:font-name="Calibri" style:font-name-asian="Calibri" style:font-name-complex="Calibri"/>
    </style:style>
    <style:style style:name="T146_21" style:family="text">
      <style:text-properties style:font-name="Calibri" style:font-name-asian="Calibri" style:font-name-complex="Calibri"/>
    </style:style>
    <style:style style:name="T146_22" style:family="text">
      <style:text-properties style:font-name="Calibri" style:font-name-asian="Calibri" style:font-name-complex="Calibri"/>
    </style:style>
    <style:style style:name="T146_23" style:family="text"/>
    <style:style style:name="T146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46_25" style:family="text"/>
    <style:style style:name="T146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46_27" style:family="text"/>
    <style:style style:name="T146_2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46_29" style:family="text"/>
    <style:style style:name="T146_3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46_31" style:family="text"/>
    <style:style style:name="T146_3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46_33" style:family="text"/>
    <style:style style:name="T146_3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46_35" style:family="text"/>
    <style:style style:name="T146_3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46_37" style:family="text"/>
    <style:style style:name="T146_3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46_39" style:family="text"/>
    <style:style style:name="T146_4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46_41" style:family="text"/>
    <style:style style:name="T146_4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46_43" style:family="text"/>
    <style:style style:name="T146_4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46_45" style:family="text">
      <style:text-properties style:font-name="Calibri" style:font-name-asian="Calibri" style:font-name-complex="Calibri"/>
    </style:style>
    <style:style style:name="T146_46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46_47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46_48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46_49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46_50" style:family="text">
      <style:text-properties style:font-name="Calibri" style:font-name-asian="Calibri" style:font-name-complex="Calibri"/>
    </style:style>
    <style:style style:name="P147" style:family="paragraph" style:parent-style-name="Standard">
      <style:paragraph-properties fo:break-before="auto" fo:line-height="100%" fo:border-bottom="#808080 0.053cm solid" style:writing-mode="lr-tb"/>
      <style:text-properties style:font-name="Calibri" style:font-name-asian="Calibri" style:font-name-complex="Calibri"/>
    </style:style>
    <style:style style:name="P148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149" style:family="paragraph" style:parent-style-name="Standard">
      <style:paragraph-properties fo:break-before="auto" fo:line-height="100%" style:writing-mode="lr-tb"/>
    </style:style>
    <style:style style:name="T149_1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49_2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49_3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49_4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150" style:family="paragraph" style:parent-style-name="Standard">
      <style:paragraph-properties fo:break-before="auto" fo:line-height="100%" style:writing-mode="lr-tb"/>
    </style:style>
    <style:style style:name="T150_1" style:family="text">
      <style:text-properties style:font-name="Calibri" style:font-name-asian="Calibri" style:font-name-complex="Calibri"/>
    </style:style>
    <style:style style:name="T150_2" style:family="text">
      <style:text-properties style:font-name="Calibri" style:font-name-asian="Calibri" style:font-name-complex="Calibri"/>
    </style:style>
    <style:style style:name="T150_3" style:family="text">
      <style:text-properties style:font-name="Calibri" style:font-name-asian="Calibri" style:font-name-complex="Calibri"/>
    </style:style>
    <style:style style:name="T150_4" style:family="text">
      <style:text-properties style:font-name="Calibri" style:font-name-asian="Calibri" style:font-name-complex="Calibri"/>
    </style:style>
    <style:style style:name="T150_5" style:family="text">
      <style:text-properties style:font-name="Calibri" style:font-name-asian="Calibri" style:font-name-complex="Calibri"/>
    </style:style>
    <style:style style:name="T150_6" style:family="text">
      <style:text-properties style:font-name="Calibri" style:font-name-asian="Calibri" style:font-name-complex="Calibri"/>
    </style:style>
    <style:style style:name="T150_7" style:family="text">
      <style:text-properties style:font-name="Calibri" style:font-name-asian="Calibri" style:font-name-complex="Calibri"/>
    </style:style>
    <style:style style:name="T150_8" style:family="text">
      <style:text-properties style:font-name="Calibri" style:font-name-asian="Calibri" style:font-name-complex="Calibri"/>
    </style:style>
  </office:automatic-styles>
  <office:body>
    <office:text>
      <text:p text:style-name="P1"><text:span text:style-name="T1_1">INLS</text:span><text:span text:style-name="T1_2"><text:s/>890-030:<text:s/></text:span><text:span text:style-name="T1_3">Readings</text:span><text:span text:style-name="T1_4"><text:s/></text:span><text:span text:style-name="T1_5">on</text:span><text:span text:style-name="T1_6"><text:s/></text:span><text:span text:style-name="T1_7">Library</text:span><text:span text:style-name="T1_8"><text:s/></text:span><text:span text:style-name="T1_9">and</text:span><text:span text:style-name="T1_10"><text:s/></text:span><text:span text:style-name="T1_11">Information</text:span><text:span text:style-name="T1_12"><text:s/></text:span><text:span text:style-name="T1_13">Science</text:span><text:span text:style-name="T1_14"><text:s/></text:span><text:span text:style-name="T1_15">in</text:span><text:span text:style-name="T1_16"><text:s/></text:span><text:span text:style-name="T1_17">the</text:span><text:span text:style-name="T1_18"><text:s/></text:span><text:span text:style-name="T1_19">Middle</text:span><text:span text:style-name="T1_20"><text:s/></text:span><text:span text:style-name="T1_21">East</text:span><text:span text:style-name="T1_22"><text:s/></text:span><text:span text:style-name="T1_23">and</text:span><text:span text:style-name="T1_24"><text:s/></text:span><text:span text:style-name="T1_25">North</text:span><text:span text:style-name="T1_26"><text:s/></text:span><text:span text:style-name="T1_27">Africa</text:span><text:span text:style-name="T1_28"><text:s/></text:span></text:p>
      <text:p text:style-name="P2"><text:span text:style-name="T2_1">Fall</text:span><text:span text:style-name="T2_2"><text:s/>2013</text:span></text:p>
      <text:p text:style-name="P3"><text:span text:style-name="T3_1">Thursday</text:span><text:span text:style-name="T3_2"><text:s/>11:00</text:span><text:span text:style-name="T3_3">am</text:span><text:span text:style-name="T3_4">-12:00</text:span><text:span text:style-name="T3_5">pm</text:span></text:p>
      <text:p text:style-name="P4"><text:span text:style-name="T4_1">Manning</text:span><text:span text:style-name="T4_2"><text:s/>0214</text:span></text:p>
      <text:p text:style-name="P5"><text:span text:style-name="T5_1">Instructor</text:span><text:span text:style-name="T5_2"><text:s/></text:span><text:span text:style-name="T5_3">of</text:span><text:span text:style-name="T5_4"><text:s/></text:span><text:span text:style-name="T5_5">record</text:span><text:span text:style-name="T5_6">:<text:s/></text:span><text:span text:style-name="T5_7">Barbara</text:span><text:span text:style-name="T5_8"><text:s/></text:span><text:span text:style-name="T5_9">Moran</text:span></text:p>
      <text:p text:style-name="P6"/>
      <text:p text:style-name="P7"><text:span text:style-name="T7_1">The</text:span><text:span text:style-name="T7_2"><text:s/></text:span><text:span text:style-name="T7_3">purpose</text:span><text:span text:style-name="T7_4"><text:s/></text:span><text:span text:style-name="T7_5">of</text:span><text:span text:style-name="T7_6"><text:s/></text:span><text:span text:style-name="T7_7">this</text:span><text:span text:style-name="T7_8"><text:s/></text:span><text:span text:style-name="T7_9">course</text:span><text:span text:style-name="T7_10"><text:s/></text:span><text:span text:style-name="T7_11">is</text:span><text:span text:style-name="T7_12"><text:s/></text:span><text:span text:style-name="T7_13">to</text:span><text:span text:style-name="T7_14"><text:s/></text:span><text:span text:style-name="T7_15">expose</text:span><text:span text:style-name="T7_16"><text:s/></text:span><text:span text:style-name="T7_17">students</text:span><text:span text:style-name="T7_18"><text:s/></text:span><text:span text:style-name="T7_19">to</text:span><text:span text:style-name="T7_20"><text:s/></text:span><text:span text:style-name="T7_21">some</text:span><text:span text:style-name="T7_22"><text:s/></text:span><text:span text:style-name="T7_23">of</text:span><text:span text:style-name="T7_24"><text:s/></text:span><text:span text:style-name="T7_25">the</text:span><text:span text:style-name="T7_26"><text:s/></text:span><text:span text:style-name="T7_27">issues</text:span><text:span text:style-name="T7_28"><text:s/></text:span><text:span text:style-name="T7_29">and</text:span><text:span text:style-name="T7_30"><text:s/></text:span><text:span text:style-name="T7_31">trends</text:span><text:span text:style-name="T7_32"><text:s/></text:span><text:span text:style-name="T7_33">in</text:span><text:span text:style-name="T7_34"><text:s/></text:span><text:span text:style-name="T7_35">information</text:span><text:span text:style-name="T7_36"><text:s/></text:span><text:span text:style-name="T7_37">and</text:span><text:span text:style-name="T7_38"><text:s/></text:span><text:span text:style-name="T7_39">library</text:span><text:span text:style-name="T7_40"><text:s/></text:span><text:span text:style-name="T7_41">science</text:span><text:span text:style-name="T7_42"><text:s/>(</text:span><text:span text:style-name="T7_43">ILS</text:span><text:span text:style-name="T7_44">)<text:s/></text:span><text:span text:style-name="T7_45">in</text:span><text:span text:style-name="T7_46"><text:s/></text:span><text:span text:style-name="T7_47">the</text:span><text:span text:style-name="T7_48"><text:s/></text:span><text:span text:style-name="T7_49">Middle</text:span><text:span text:style-name="T7_50"><text:s/></text:span><text:span text:style-name="T7_51">East</text:span><text:span text:style-name="T7_52"><text:s/></text:span><text:span text:style-name="T7_53">and</text:span><text:span text:style-name="T7_54"><text:s/></text:span><text:span text:style-name="T7_55">North</text:span><text:span text:style-name="T7_56"><text:s/></text:span><text:span text:style-name="T7_57">Africa</text:span><text:span text:style-name="T7_58"><text:s/>(</text:span><text:span text:style-name="T7_59">MENA</text:span><text:span text:style-name="T7_60">).<text:s/></text:span><text:span text:style-name="T7_61">From</text:span><text:span text:style-name="T7_62"><text:s/></text:span><text:span text:style-name="T7_63">the</text:span><text:span text:style-name="T7_64"><text:s/></text:span><text:span text:style-name="T7_65">great</text:span><text:span text:style-name="T7_66"><text:s/></text:span><text:span text:style-name="T7_67">library</text:span><text:span text:style-name="T7_68"><text:s/></text:span><text:span text:style-name="T7_69">at</text:span><text:span text:style-name="T7_70"><text:s/></text:span><text:span text:style-name="T7_71">Alexandria</text:span><text:span text:style-name="T7_72">,<text:s/></text:span><text:span text:style-name="T7_73">Dar</text:span><text:span text:style-name="T7_74"><text:s/></text:span><text:span text:style-name="T7_75">al</text:span><text:span text:style-name="T7_76">-</text:span><text:span text:style-name="T7_77">Hikma</text:span><text:span text:style-name="T7_78"><text:s/></text:span><text:span text:style-name="T7_79">and</text:span><text:span text:style-name="T7_80"><text:s/></text:span><text:span text:style-name="T7_81">the</text:span><text:span text:style-name="T7_82"><text:s/></text:span><text:span text:style-name="T7_83">Nizamiyya</text:span><text:span text:style-name="T7_84"><text:s/></text:span><text:span text:style-name="T7_85">in</text:span><text:span text:style-name="T7_86"><text:s/></text:span><text:span text:style-name="T7_87">Baghdad</text:span><text:span text:style-name="T7_88">,<text:s/></text:span><text:span text:style-name="T7_89">ancient</text:span><text:span text:style-name="T7_90"><text:s/></text:span><text:span text:style-name="T7_91">universities</text:span><text:span text:style-name="T7_92"><text:s/></text:span><text:span text:style-name="T7_93">in</text:span><text:span text:style-name="T7_94"><text:s/></text:span><text:span text:style-name="T7_95">Cairo</text:span><text:span text:style-name="T7_96"><text:s/></text:span><text:span text:style-name="T7_97">and</text:span><text:span text:style-name="T7_98"><text:s/></text:span><text:span text:style-name="T7_99">Fez</text:span><text:span text:style-name="T7_100"><text:s/></text:span><text:span text:style-name="T7_101">to</text:span><text:span text:style-name="T7_102"><text:s/></text:span><text:span text:style-name="T7_103">modern</text:span><text:span text:style-name="T7_104"><text:s/></text:span><text:span text:style-name="T7_105">universities</text:span><text:span text:style-name="T7_106">,<text:s/></text:span><text:span text:style-name="T7_107">museums</text:span><text:span text:style-name="T7_108">,<text:s/></text:span><text:span text:style-name="T7_109">and</text:span><text:span text:style-name="T7_110"><text:s/></text:span><text:span text:style-name="T7_111">libraries</text:span><text:span text:style-name="T7_112">,<text:s/></text:span><text:span text:style-name="T7_113">the</text:span><text:span text:style-name="T7_114"><text:s/></text:span><text:span text:style-name="T7_115">MENA</text:span><text:span text:style-name="T7_116"><text:s/></text:span><text:span text:style-name="T7_117">region</text:span><text:span text:style-name="T7_118"><text:s/></text:span><text:span text:style-name="T7_119">is</text:span><text:span text:style-name="T7_120"><text:s/></text:span><text:span text:style-name="T7_121">home</text:span><text:span text:style-name="T7_122"><text:s/></text:span><text:span text:style-name="T7_123">to</text:span><text:span text:style-name="T7_124"><text:s/></text:span><text:span text:style-name="T7_125">some</text:span><text:span text:style-name="T7_126"><text:s/></text:span><text:span text:style-name="T7_127">of</text:span><text:span text:style-name="T7_128"><text:s/></text:span><text:span text:style-name="T7_129">the</text:span><text:span text:style-name="T7_130"><text:s/></text:span><text:span text:style-name="T7_131">most</text:span><text:span text:style-name="T7_132"><text:s/></text:span><text:span text:style-name="T7_133">important</text:span><text:span text:style-name="T7_134"><text:s/></text:span><text:span text:style-name="T7_135">cultural</text:span><text:span text:style-name="T7_136"><text:s/></text:span><text:span text:style-name="T7_137">institutions</text:span><text:span text:style-name="T7_138"><text:s/></text:span><text:span text:style-name="T7_139">in</text:span><text:span text:style-name="T7_140"><text:s/></text:span><text:span text:style-name="T7_141">the</text:span><text:span text:style-name="T7_142"><text:s/></text:span><text:span text:style-name="T7_143">world</text:span><text:span text:style-name="T7_144">.<text:s/></text:span><text:span text:style-name="T7_145">Students</text:span><text:span text:style-name="T7_146"><text:s/></text:span><text:span text:style-name="T7_147">will</text:span><text:span text:style-name="T7_148"><text:s/></text:span><text:span text:style-name="T7_149">read</text:span><text:span text:style-name="T7_150"><text:s/></text:span><text:span text:style-name="T7_151">and</text:span><text:span text:style-name="T7_152"><text:s/></text:span><text:span text:style-name="T7_153">discuss</text:span><text:span text:style-name="T7_154"><text:s/></text:span><text:span text:style-name="T7_155">current</text:span><text:span text:style-name="T7_156"><text:s/></text:span><text:span text:style-name="T7_157">literature</text:span><text:span text:style-name="T7_158"><text:s/></text:span><text:span text:style-name="T7_159">on</text:span><text:span text:style-name="T7_160"><text:s/></text:span><text:span text:style-name="T7_161">a</text:span><text:span text:style-name="T7_162"><text:s/></text:span><text:span text:style-name="T7_163">variety</text:span><text:span text:style-name="T7_164"><text:s/></text:span><text:span text:style-name="T7_165">of</text:span><text:span text:style-name="T7_166"><text:s/></text:span><text:span text:style-name="T7_167">topics</text:span><text:span text:style-name="T7_168"><text:s/></text:span><text:span text:style-name="T7_169">relevant</text:span><text:span text:style-name="T7_170"><text:s/></text:span><text:span text:style-name="T7_171">to</text:span><text:span text:style-name="T7_172"><text:s/></text:span><text:span text:style-name="T7_173">the</text:span><text:span text:style-name="T7_174"><text:s/></text:span><text:span text:style-name="T7_175">ILS</text:span><text:span text:style-name="T7_176"><text:s/></text:span><text:span text:style-name="T7_177">in</text:span><text:span text:style-name="T7_178"><text:s/></text:span><text:span text:style-name="T7_179">the</text:span><text:span text:style-name="T7_180"><text:s/></text:span><text:span text:style-name="T7_181">region</text:span><text:span text:style-name="T7_182">.<text:s/></text:span><text:span text:style-name="T7_183">Guest</text:span><text:span text:style-name="T7_184"><text:s/></text:span><text:span text:style-name="T7_185">speakers</text:span><text:span text:style-name="T7_186"><text:s/></text:span><text:span text:style-name="T7_187">will</text:span><text:span text:style-name="T7_188"><text:s/></text:span><text:span text:style-name="T7_189">lend</text:span><text:span text:style-name="T7_190"><text:s/></text:span><text:span text:style-name="T7_191">an</text:span><text:span text:style-name="T7_192"><text:s/></text:span><text:span text:style-name="T7_193">on</text:span><text:span text:style-name="T7_194">-</text:span><text:span text:style-name="T7_195">the</text:span><text:span text:style-name="T7_196">-</text:span><text:span text:style-name="T7_197">ground</text:span><text:span text:style-name="T7_198"><text:s/></text:span><text:span text:style-name="T7_199">perspective</text:span><text:span text:style-name="T7_200"><text:s/></text:span><text:span text:style-name="T7_201">to</text:span><text:span text:style-name="T7_202"><text:s/></text:span><text:span text:style-name="T7_203">help</text:span><text:span text:style-name="T7_204"><text:s/></text:span><text:span text:style-name="T7_205">explore</text:span><text:span text:style-name="T7_206"><text:s/></text:span><text:span text:style-name="T7_207">the</text:span><text:span text:style-name="T7_208"><text:s/></text:span><text:span text:style-name="T7_209">historical</text:span><text:span text:style-name="T7_210">,<text:s/></text:span><text:span text:style-name="T7_211">cultural</text:span><text:span text:style-name="T7_212"><text:s/></text:span><text:span text:style-name="T7_213">and</text:span><text:span text:style-name="T7_214"><text:s/></text:span><text:span text:style-name="T7_215">geopolitical</text:span><text:span text:style-name="T7_216"><text:s/></text:span><text:span text:style-name="T7_217">context</text:span><text:span text:style-name="T7_218"><text:s/></text:span><text:span text:style-name="T7_219">of</text:span><text:span text:style-name="T7_220"><text:s/></text:span><text:span text:style-name="T7_221">MENA</text:span><text:span text:style-name="T7_222">.<text:s/></text:span><text:span text:style-name="T7_223">The</text:span><text:span text:style-name="T7_224"><text:s/></text:span><text:span text:style-name="T7_225">course</text:span><text:span text:style-name="T7_226"><text:s/></text:span><text:span text:style-name="T7_227">aims</text:span><text:span text:style-name="T7_228"><text:s/></text:span><text:span text:style-name="T7_229">to</text:span><text:span text:style-name="T7_230"><text:s/></text:span><text:span text:style-name="T7_231">broaden</text:span><text:span text:style-name="T7_232"><text:s/></text:span><text:span text:style-name="T7_233">the</text:span><text:span text:style-name="T7_234"><text:s/></text:span><text:span text:style-name="T7_235">perspective</text:span><text:span text:style-name="T7_236"><text:s/></text:span><text:span text:style-name="T7_237">of</text:span><text:span text:style-name="T7_238"><text:s/></text:span><text:span text:style-name="T7_239">students</text:span><text:span text:style-name="T7_240"><text:s/></text:span><text:span text:style-name="T7_241">and</text:span><text:span text:style-name="T7_242"><text:s/></text:span><text:span text:style-name="T7_243">help</text:span><text:span text:style-name="T7_244"><text:s/></text:span><text:span text:style-name="T7_245">them</text:span><text:span text:style-name="T7_246"><text:s/></text:span><text:span text:style-name="T7_247">to</text:span><text:span text:style-name="T7_248"><text:s/></text:span><text:span text:style-name="T7_249">develop</text:span><text:span text:style-name="T7_250"><text:s/></text:span><text:span text:style-name="T7_251">cultural</text:span><text:span text:style-name="T7_252"><text:s/></text:span><text:span text:style-name="T7_253">competency</text:span><text:span text:style-name="T7_254"><text:s/></text:span><text:span text:style-name="T7_255">related</text:span><text:span text:style-name="T7_256"><text:s/></text:span><text:span text:style-name="T7_257">to</text:span><text:span text:style-name="T7_258"><text:s/></text:span><text:span text:style-name="T7_259">this</text:span><text:span text:style-name="T7_260"><text:s/></text:span><text:span text:style-name="T7_261">vibrant</text:span><text:span text:style-name="T7_262"><text:s/></text:span><text:span text:style-name="T7_263">and</text:span><text:span text:style-name="T7_264"><text:s/></text:span><text:span text:style-name="T7_265">dynamic</text:span><text:span text:style-name="T7_266"><text:s/></text:span><text:span text:style-name="T7_267">are</text:span><text:span text:style-name="T7_268"><text:s/></text:span><text:span text:style-name="T7_269">of</text:span><text:span text:style-name="T7_270"><text:s/></text:span><text:span text:style-name="T7_271">the</text:span><text:span text:style-name="T7_272"><text:s/></text:span><text:span text:style-name="T7_273">world</text:span><text:span text:style-name="T7_274">.<text:s/></text:span></text:p>
      <text:p text:style-name="P8"/>
      <text:p text:style-name="P9"><text:span text:style-name="T9_1">Readings</text:span><text:span text:style-name="T9_2"><text:s/></text:span><text:span text:style-name="T9_3">not</text:span><text:span text:style-name="T9_4"><text:s/></text:span><text:span text:style-name="T9_5">available</text:span><text:span text:style-name="T9_6"><text:s/></text:span><text:span text:style-name="T9_7">through</text:span><text:span text:style-name="T9_8"><text:s/></text:span><text:span text:style-name="T9_9">UNC</text:span><text:span text:style-name="T9_10">’</text:span><text:span text:style-name="T9_11">s</text:span><text:span text:style-name="T9_12"><text:s/></text:span><text:span text:style-name="T9_13">proxies</text:span><text:span text:style-name="T9_14"><text:s/></text:span><text:span text:style-name="T9_15">will</text:span><text:span text:style-name="T9_16"><text:s/></text:span><text:span text:style-name="T9_17">be</text:span><text:span text:style-name="T9_18"><text:s/></text:span><text:span text:style-name="T9_19">made</text:span><text:span text:style-name="T9_20"><text:s/></text:span><text:span text:style-name="T9_21">available</text:span><text:span text:style-name="T9_22"><text:s/></text:span><text:span text:style-name="T9_23"><text:a xlink:type="simple" xlink:href="https://drive.google.com/folderview?id=0B4zGiJvCfw99Y2RDY09EaUJCaVU&amp;usp=sharing"><text:span text:style-name="T9_24">here</text:span></text:a></text:span><text:span text:style-name="T9_25">.</text:span></text:p>
      <text:p text:style-name="P10"/>
      <text:p text:style-name="P11"/>
      <text:p text:style-name="P12"><text:span text:style-name="T12_1">Topics</text:span><text:span text:style-name="T12_2">:</text:span></text:p>
      <text:list text:style-name="LS1" xml:id="list0">
        <text:list-item>
          <text:p text:style-name="P13"><text:span text:style-name="T13_1">Current</text:span><text:span text:style-name="T13_2"><text:s/></text:span><text:span text:style-name="T13_3">Events</text:span><text:span text:style-name="T13_4">/</text:span><text:span text:style-name="T13_5">Issues</text:span><text:span text:style-name="T13_6"><text:s/></text:span><text:span text:style-name="T13_7">related</text:span><text:span text:style-name="T13_8"><text:s/></text:span><text:span text:style-name="T13_9">to</text:span><text:span text:style-name="T13_10"><text:s/></text:span><text:span text:style-name="T13_11">health</text:span><text:span text:style-name="T13_12"><text:s/></text:span><text:span text:style-name="T13_13">of</text:span><text:span text:style-name="T13_14"><text:s/></text:span><text:span text:style-name="T13_15">LIS</text:span><text:span text:style-name="T13_16"><text:s/></text:span><text:span text:style-name="T13_17">in</text:span><text:span text:style-name="T13_18"><text:s/></text:span><text:span text:style-name="T13_19">the</text:span><text:span text:style-name="T13_20"><text:s/></text:span><text:span text:style-name="T13_21">region</text:span></text:p>
        </text:list-item>
        <text:list-item>
          <text:p text:style-name="P14"><text:span text:style-name="T14_1">Effect</text:span><text:span text:style-name="T14_2"><text:s/></text:span><text:span text:style-name="T14_3">of</text:span><text:span text:style-name="T14_4"><text:s/></text:span><text:span text:style-name="T14_5">the</text:span><text:span text:style-name="T14_6"><text:s/></text:span><text:span text:style-name="T14_7">Arab</text:span><text:span text:style-name="T14_8"><text:s/></text:span><text:span text:style-name="T14_9">Spring</text:span><text:span text:style-name="T14_10"><text:s/></text:span><text:span text:style-name="T14_11">and</text:span><text:span text:style-name="T14_12"><text:s/></text:span><text:span text:style-name="T14_13">ongoing</text:span><text:span text:style-name="T14_14"><text:s/></text:span><text:span text:style-name="T14_15">unrest</text:span><text:span text:style-name="T14_16"><text:s/></text:span><text:span text:style-name="T14_17">on</text:span><text:span text:style-name="T14_18"><text:s/></text:span><text:span text:style-name="T14_19">MENA</text:span><text:span text:style-name="T14_20"><text:s/></text:span><text:span text:style-name="T14_21">institutions</text:span></text:p>
        </text:list-item>
        <text:list-item>
          <text:p text:style-name="P15"><text:span text:style-name="T15_1">Information</text:span><text:span text:style-name="T15_2"><text:s/></text:span><text:span text:style-name="T15_3">science</text:span><text:span text:style-name="T15_4"><text:s/></text:span><text:span text:style-name="T15_5">and</text:span><text:span text:style-name="T15_6"><text:s/></text:span><text:span text:style-name="T15_7">infrastructure</text:span><text:span text:style-name="T15_8"><text:s text:c="2"/></text:span><text:span text:style-name="T15_9">in</text:span><text:span text:style-name="T15_10"><text:s/></text:span><text:span text:style-name="T15_11">MENA</text:span></text:p>
        </text:list-item>
        <text:list-item>
          <text:p text:style-name="P16"><text:span text:style-name="T16_1">Others</text:span><text:span text:style-name="T16_2"><text:s/></text:span><text:span text:style-name="T16_3">topics</text:span><text:span text:style-name="T16_4"><text:s/></text:span><text:span text:style-name="T16_5">as</text:span><text:span text:style-name="T16_6"><text:s/></text:span><text:span text:style-name="T16_7">relevant</text:span><text:span text:style-name="T16_8"><text:s/></text:span></text:p>
        </text:list-item>
      </text:list>
      <text:p text:style-name="P17"/>
      <text:p text:style-name="P18"/>
      <text:p text:style-name="P19"><text:span text:style-name="T19_1">Thursday</text:span><text:span text:style-name="T19_2">,<text:s/>22<text:s/></text:span><text:span text:style-name="T19_3">August</text:span><text:span text:style-name="T19_4"><text:s/>2013</text:span></text:p>
      <text:p text:style-name="P20"><text:span text:style-name="T20_1">Topic</text:span><text:span text:style-name="T20_2">:<text:s text:c="2"/></text:span><text:span text:style-name="T20_3">How</text:span><text:span text:style-name="T20_4"><text:s/></text:span><text:span text:style-name="T20_5">Arabic</text:span><text:span text:style-name="T20_6"><text:s/></text:span><text:span text:style-name="T20_7">Manuscripts</text:span><text:span text:style-name="T20_8"><text:s/></text:span><text:span text:style-name="T20_9">made</text:span><text:span text:style-name="T20_10"><text:s/></text:span><text:span text:style-name="T20_11">their</text:span><text:span text:style-name="T20_12"><text:s/></text:span><text:span text:style-name="T20_13">way</text:span><text:span text:style-name="T20_14"><text:s/></text:span><text:span text:style-name="T20_15">to</text:span><text:span text:style-name="T20_16"><text:s/></text:span><text:span text:style-name="T20_17">European</text:span><text:span text:style-name="T20_18"><text:s/></text:span><text:span text:style-name="T20_19">libraries</text:span><text:span text:style-name="T20_20"><text:s/></text:span><text:span text:style-name="T20_21">and</text:span><text:span text:style-name="T20_22"><text:s/></text:span><text:span text:style-name="T20_23">the</text:span><text:span text:style-name="T20_24"><text:s/></text:span><text:span text:style-name="T20_25">history</text:span><text:span text:style-name="T20_26"><text:s/></text:span><text:span text:style-name="T20_27">of</text:span><text:span text:style-name="T20_28"><text:s/></text:span><text:span text:style-name="T20_29">Western</text:span><text:span text:style-name="T20_30"><text:s/></text:span><text:span text:style-name="T20_31">interest</text:span><text:span text:style-name="T20_32"><text:s/></text:span><text:span text:style-name="T20_33">in</text:span><text:span text:style-name="T20_34"><text:s/></text:span><text:span text:style-name="T20_35">Middle</text:span><text:span text:style-name="T20_36"><text:s/></text:span><text:span text:style-name="T20_37">East</text:span><text:span text:style-name="T20_38">/<text:s/></text:span><text:span text:style-name="T20_39">Islamic</text:span><text:span text:style-name="T20_40"><text:s/></text:span><text:span text:style-name="T20_41">Studies</text:span><text:span text:style-name="T20_42"><text:s/></text:span></text:p>
      <text:p text:style-name="P21"><text:span text:style-name="T21_1">Presenter</text:span><text:span text:style-name="T21_2">:<text:s/></text:span><text:span text:style-name="T21_3">Sumayya</text:span><text:span text:style-name="T21_4"><text:s/></text:span><text:span text:style-name="T21_5">Ahmed</text:span></text:p>
      <text:p text:style-name="P22"><text:span text:style-name="T22_1">Readings</text:span><text:span text:style-name="T22_2">:<text:s/></text:span></text:p>
      <text:p text:style-name="P23"><text:span text:style-name="T23_1"><text:s/></text:span><text:span text:style-name="T23_2">Jones</text:span><text:span text:style-name="T23_3">,<text:s/></text:span><text:span text:style-name="T23_4">R</text:span><text:span text:style-name="T23_5">.<text:s/>(1987).<text:s/></text:span><text:span text:style-name="T23_6"><text:a xlink:type="simple" xlink:href="https://docs.google.com/file/d/0B7vRZWOtj_QMNlBJczh3OUNzU3M/edit?usp=sharing"><text:span text:style-name="T23_7">Piracy</text:span></text:a></text:span><text:span text:style-name="T23_8"><text:a xlink:type="simple" xlink:href="https://docs.google.com/file/d/0B7vRZWOtj_QMNlBJczh3OUNzU3M/edit?usp=sharing"><text:span text:style-name="T23_9">,<text:s/></text:span></text:a></text:span><text:span text:style-name="T23_10"><text:a xlink:type="simple" xlink:href="https://docs.google.com/file/d/0B7vRZWOtj_QMNlBJczh3OUNzU3M/edit?usp=sharing"><text:span text:style-name="T23_11">War</text:span></text:a></text:span><text:span text:style-name="T23_12"><text:a xlink:type="simple" xlink:href="https://docs.google.com/file/d/0B7vRZWOtj_QMNlBJczh3OUNzU3M/edit?usp=sharing"><text:span text:style-name="T23_13">,</text:span></text:a></text:span><text:span text:style-name="T23_14"><text:a xlink:type="simple" xlink:href="https://docs.google.com/file/d/0B7vRZWOtj_QMNlBJczh3OUNzU3M/edit?usp=sharing"><text:span text:style-name="T23_15">and</text:span></text:a></text:span><text:span text:style-name="T23_16"><text:a xlink:type="simple" xlink:href="https://docs.google.com/file/d/0B7vRZWOtj_QMNlBJczh3OUNzU3M/edit?usp=sharing"><text:span text:style-name="T23_17"><text:s/></text:span></text:a></text:span><text:span text:style-name="T23_18"><text:a xlink:type="simple" xlink:href="https://docs.google.com/file/d/0B7vRZWOtj_QMNlBJczh3OUNzU3M/edit?usp=sharing"><text:span text:style-name="T23_19">the</text:span></text:a></text:span><text:span text:style-name="T23_20"><text:a xlink:type="simple" xlink:href="https://docs.google.com/file/d/0B7vRZWOtj_QMNlBJczh3OUNzU3M/edit?usp=sharing"><text:span text:style-name="T23_21"><text:s/></text:span></text:a></text:span><text:span text:style-name="T23_22"><text:a xlink:type="simple" xlink:href="https://docs.google.com/file/d/0B7vRZWOtj_QMNlBJczh3OUNzU3M/edit?usp=sharing"><text:span text:style-name="T23_23">acquisition</text:span></text:a></text:span><text:span text:style-name="T23_24"><text:a xlink:type="simple" xlink:href="https://docs.google.com/file/d/0B7vRZWOtj_QMNlBJczh3OUNzU3M/edit?usp=sharing"><text:span text:style-name="T23_25"><text:s/></text:span></text:a></text:span><text:span text:style-name="T23_26"><text:a xlink:type="simple" xlink:href="https://docs.google.com/file/d/0B7vRZWOtj_QMNlBJczh3OUNzU3M/edit?usp=sharing"><text:span text:style-name="T23_27">of</text:span></text:a></text:span><text:span text:style-name="T23_28"><text:a xlink:type="simple" xlink:href="https://docs.google.com/file/d/0B7vRZWOtj_QMNlBJczh3OUNzU3M/edit?usp=sharing"><text:span text:style-name="T23_29"><text:s/></text:span></text:a></text:span><text:span text:style-name="T23_30"><text:a xlink:type="simple" xlink:href="https://docs.google.com/file/d/0B7vRZWOtj_QMNlBJczh3OUNzU3M/edit?usp=sharing"><text:span text:style-name="T23_31">Arabic</text:span></text:a></text:span><text:span text:style-name="T23_32"><text:a xlink:type="simple" xlink:href="https://docs.google.com/file/d/0B7vRZWOtj_QMNlBJczh3OUNzU3M/edit?usp=sharing"><text:span text:style-name="T23_33"><text:s/></text:span></text:a></text:span><text:span text:style-name="T23_34"><text:a xlink:type="simple" xlink:href="https://docs.google.com/file/d/0B7vRZWOtj_QMNlBJczh3OUNzU3M/edit?usp=sharing"><text:span text:style-name="T23_35">manuscripts</text:span></text:a></text:span><text:span text:style-name="T23_36"><text:a xlink:type="simple" xlink:href="https://docs.google.com/file/d/0B7vRZWOtj_QMNlBJczh3OUNzU3M/edit?usp=sharing"><text:span text:style-name="T23_37"><text:s/></text:span></text:a></text:span><text:span text:style-name="T23_38"><text:a xlink:type="simple" xlink:href="https://docs.google.com/file/d/0B7vRZWOtj_QMNlBJczh3OUNzU3M/edit?usp=sharing"><text:span text:style-name="T23_39">in</text:span></text:a></text:span><text:span text:style-name="T23_40"><text:a xlink:type="simple" xlink:href="https://docs.google.com/file/d/0B7vRZWOtj_QMNlBJczh3OUNzU3M/edit?usp=sharing"><text:span text:style-name="T23_41"><text:s/></text:span></text:a></text:span><text:span text:style-name="T23_42"><text:a xlink:type="simple" xlink:href="https://docs.google.com/file/d/0B7vRZWOtj_QMNlBJczh3OUNzU3M/edit?usp=sharing"><text:span text:style-name="T23_43">Renaissance</text:span></text:a></text:span><text:span text:style-name="T23_44"><text:a xlink:type="simple" xlink:href="https://docs.google.com/file/d/0B7vRZWOtj_QMNlBJczh3OUNzU3M/edit?usp=sharing"><text:span text:style-name="T23_45"><text:s/></text:span></text:a></text:span><text:span text:style-name="T23_46"><text:a xlink:type="simple" xlink:href="https://docs.google.com/file/d/0B7vRZWOtj_QMNlBJczh3OUNzU3M/edit?usp=sharing"><text:span text:style-name="T23_47">Europe</text:span></text:a></text:span><text:span text:style-name="T23_48">.<text:s/></text:span><text:span text:style-name="T23_49">Manuscripts</text:span><text:span text:style-name="T23_50"><text:s/></text:span><text:span text:style-name="T23_51">of</text:span><text:span text:style-name="T23_52"><text:s/></text:span><text:span text:style-name="T23_53">the</text:span><text:span text:style-name="T23_54"><text:s/></text:span><text:span text:style-name="T23_55">Middle</text:span><text:span text:style-name="T23_56"><text:s/></text:span><text:span text:style-name="T23_57">East</text:span><text:span text:style-name="T23_58">,<text:s/>96–110.</text:span></text:p>
      <text:p text:style-name="P24"/>
      <text:p text:style-name="P25"/>
      <text:p text:style-name="P26"><text:span text:style-name="T26_1">Thursday</text:span><text:span text:style-name="T26_2">,<text:s/>29<text:s/></text:span><text:span text:style-name="T26_3">August</text:span><text:span text:style-name="T26_4"><text:s/>2013</text:span></text:p>
      <text:p text:style-name="P27"><text:span text:style-name="T27_1">Topic</text:span><text:span text:style-name="T27_2">:<text:s/></text:span><text:span text:style-name="T27_3">Gender</text:span><text:span text:style-name="T27_4"><text:s/></text:span><text:span text:style-name="T27_5">and</text:span><text:span text:style-name="T27_6"><text:s/></text:span><text:span text:style-name="T27_7">Family</text:span></text:p>
      <text:p text:style-name="P28"><text:span text:style-name="T28_1">Presenter</text:span><text:span text:style-name="T28_2">:<text:s/></text:span><text:span text:style-name="T28_3">Evelyn</text:span><text:span text:style-name="T28_4"><text:s/></text:span><text:span text:style-name="T28_5">Daniel</text:span><text:span text:style-name="T28_6"><text:s/></text:span></text:p>
      <text:p text:style-name="P29"><text:span text:style-name="T29_1">Readings</text:span><text:span text:style-name="T29_2">:<text:s/></text:span></text:p>
      <text:p text:style-name="P30"><text:span text:style-name="T30_1">El</text:span><text:span text:style-name="T30_2"><text:s/></text:span><text:span text:style-name="T30_3">Feki</text:span><text:span text:style-name="T30_4">,<text:s/></text:span><text:span text:style-name="T30_5">S</text:span><text:span text:style-name="T30_6">.<text:s/>(2012).<text:s/></text:span><text:span text:style-name="T30_7"><text:a xlink:type="simple" xlink:href="https://docs.google.com/file/d/0B4zGiJvCfw99VHBCdkZXUDd0VW8/edit"><text:span text:style-name="T30_8">Shifting</text:span></text:a></text:span><text:span text:style-name="T30_9"><text:a xlink:type="simple" xlink:href="https://docs.google.com/file/d/0B4zGiJvCfw99VHBCdkZXUDd0VW8/edit"><text:span text:style-name="T30_10"><text:s/></text:span></text:a></text:span><text:span text:style-name="T30_11"><text:a xlink:type="simple" xlink:href="https://docs.google.com/file/d/0B4zGiJvCfw99VHBCdkZXUDd0VW8/edit"><text:span text:style-name="T30_12">positions</text:span></text:a></text:span><text:span text:style-name="T30_13"><text:a xlink:type="simple" xlink:href="https://docs.google.com/file/d/0B4zGiJvCfw99VHBCdkZXUDd0VW8/edit"><text:span text:style-name="T30_14">;<text:s/></text:span></text:a></text:span><text:span text:style-name="T30_15"><text:a xlink:type="simple" xlink:href="https://docs.google.com/file/d/0B4zGiJvCfw99VHBCdkZXUDd0VW8/edit"><text:span text:style-name="T30_16">Come</text:span></text:a></text:span><text:span text:style-name="T30_17"><text:a xlink:type="simple" xlink:href="https://docs.google.com/file/d/0B4zGiJvCfw99VHBCdkZXUDd0VW8/edit"><text:span text:style-name="T30_18"><text:s/></text:span></text:a></text:span><text:span text:style-name="T30_19"><text:a xlink:type="simple" xlink:href="https://docs.google.com/file/d/0B4zGiJvCfw99VHBCdkZXUDd0VW8/edit"><text:span text:style-name="T30_20">the</text:span></text:a></text:span><text:span text:style-name="T30_21"><text:a xlink:type="simple" xlink:href="https://docs.google.com/file/d/0B4zGiJvCfw99VHBCdkZXUDd0VW8/edit"><text:span text:style-name="T30_22"><text:s/></text:span></text:a></text:span><text:span text:style-name="T30_23"><text:a xlink:type="simple" xlink:href="https://docs.google.com/file/d/0B4zGiJvCfw99VHBCdkZXUDd0VW8/edit"><text:span text:style-name="T30_24">revolution</text:span></text:a></text:span><text:span text:style-name="T30_25">.<text:s/></text:span><text:span text:style-name="T30_26">Chapters</text:span><text:span text:style-name="T30_27"><text:s/>1<text:s/></text:span><text:span text:style-name="T30_28">and</text:span><text:span text:style-name="T30_29"><text:s/>7.<text:s/></text:span><text:span text:style-name="T30_30">In</text:span><text:span text:style-name="T30_31"><text:s/></text:span><text:span text:style-name="T30_32">Sex</text:span><text:span text:style-name="T30_33"><text:s/></text:span><text:span text:style-name="T30_34">and</text:span><text:span text:style-name="T30_35"><text:s/></text:span><text:span text:style-name="T30_36">the</text:span><text:span text:style-name="T30_37"><text:s/></text:span><text:span text:style-name="T30_38">Citadel</text:span><text:span text:style-name="T30_39"><text:s/>(</text:span><text:span text:style-name="T30_40">pp</text:span><text:span text:style-name="T30_41">.<text:s/>3-26,<text:s/>278-296)</text:span><text:span text:style-name="T30_42">.<text:s/></text:span><text:span text:style-name="T30_43">New</text:span><text:span text:style-name="T30_44"><text:s/></text:span><text:span text:style-name="T30_45">York</text:span><text:span text:style-name="T30_46">:<text:s/></text:span><text:span text:style-name="T30_47">Pantheon</text:span><text:span text:style-name="T30_48">.</text:span></text:p>
      <text:p text:style-name="P31"/>
      <text:p text:style-name="P32"><text:span text:style-name="T32_1">Thursday</text:span><text:span text:style-name="T32_2">,<text:s/>5<text:s/></text:span><text:span text:style-name="T32_3">September</text:span><text:span text:style-name="T32_4"><text:s/>2013</text:span></text:p>
      <text:p text:style-name="P33"><text:span text:style-name="T33_1">Topic</text:span><text:span text:style-name="T33_2">:<text:s/></text:span><text:span text:style-name="T33_3">MOOCs</text:span></text:p>
      <text:p text:style-name="P34"><text:span text:style-name="T34_1">Presenter</text:span><text:span text:style-name="T34_2">:<text:s text:c="2"/></text:span><text:span text:style-name="T34_3">Jacob</text:span><text:span text:style-name="T34_4"><text:s/></text:span><text:span text:style-name="T34_5">Hill</text:span></text:p>
      <text:p text:style-name="P35"><text:span text:style-name="T35_1">Readings</text:span><text:span text:style-name="T35_2">:<text:s/></text:span></text:p>
      <text:p text:style-name="P36"><text:span text:style-name="T36_1">Liyanagunawardena</text:span><text:span text:style-name="T36_2">,<text:s/></text:span><text:span text:style-name="T36_3">T</text:span><text:span text:style-name="T36_4">.<text:s/></text:span><text:span text:style-name="T36_5">R</text:span><text:span text:style-name="T36_6">.,<text:s/></text:span><text:span text:style-name="T36_7">Adams</text:span><text:span text:style-name="T36_8">,<text:s/></text:span><text:span text:style-name="T36_9">A</text:span><text:span text:style-name="T36_10">.<text:s/></text:span><text:span text:style-name="T36_11">A</text:span><text:span text:style-name="T36_12">.,<text:s/>&amp;<text:s/></text:span><text:span text:style-name="T36_13">Williams</text:span><text:span text:style-name="T36_14">,<text:s/></text:span><text:span text:style-name="T36_15">S</text:span><text:span text:style-name="T36_16">.<text:s/></text:span><text:span text:style-name="T36_17">A</text:span><text:span text:style-name="T36_18">.<text:s/>(2013).<text:s/></text:span><text:span text:style-name="T36_19"><text:a xlink:type="simple" xlink:href="https://auth.lib.unc.edu/ezproxy_auth.php?url=http://search.ebscohost.com/login.aspx?direct=true&amp;db=eft&amp;AN=89237259&amp;site=ehost-live&amp;scope=site"><text:span text:style-name="T36_20">MOOCs</text:span></text:a></text:span><text:span text:style-name="T36_21"><text:a xlink:type="simple" xlink:href="https://auth.lib.unc.edu/ezproxy_auth.php?url=http://search.ebscohost.com/login.aspx?direct=true&amp;db=eft&amp;AN=89237259&amp;site=ehost-live&amp;scope=site"><text:span text:style-name="T36_22"> :<text:s/></text:span></text:a></text:span><text:span text:style-name="T36_23"><text:a xlink:type="simple" xlink:href="https://auth.lib.unc.edu/ezproxy_auth.php?url=http://search.ebscohost.com/login.aspx?direct=true&amp;db=eft&amp;AN=89237259&amp;site=ehost-live&amp;scope=site"><text:span text:style-name="T36_24">A</text:span></text:a></text:span><text:span text:style-name="T36_25"><text:a xlink:type="simple" xlink:href="https://auth.lib.unc.edu/ezproxy_auth.php?url=http://search.ebscohost.com/login.aspx?direct=true&amp;db=eft&amp;AN=89237259&amp;site=ehost-live&amp;scope=site"><text:span text:style-name="T36_26"><text:s/></text:span></text:a></text:span><text:span text:style-name="T36_27"><text:a xlink:type="simple" xlink:href="https://auth.lib.unc.edu/ezproxy_auth.php?url=http://search.ebscohost.com/login.aspx?direct=true&amp;db=eft&amp;AN=89237259&amp;site=ehost-live&amp;scope=site"><text:span text:style-name="T36_28">Systematic</text:span></text:a></text:span><text:span text:style-name="T36_29"><text:a xlink:type="simple" xlink:href="https://auth.lib.unc.edu/ezproxy_auth.php?url=http://search.ebscohost.com/login.aspx?direct=true&amp;db=eft&amp;AN=89237259&amp;site=ehost-live&amp;scope=site"><text:span text:style-name="T36_30"><text:s/></text:span></text:a></text:span><text:span text:style-name="T36_31"><text:a xlink:type="simple" xlink:href="https://auth.lib.unc.edu/ezproxy_auth.php?url=http://search.ebscohost.com/login.aspx?direct=true&amp;db=eft&amp;AN=89237259&amp;site=ehost-live&amp;scope=site"><text:span text:style-name="T36_32">Study</text:span></text:a></text:span><text:span text:style-name="T36_33"><text:a xlink:type="simple" xlink:href="https://auth.lib.unc.edu/ezproxy_auth.php?url=http://search.ebscohost.com/login.aspx?direct=true&amp;db=eft&amp;AN=89237259&amp;site=ehost-live&amp;scope=site"><text:span text:style-name="T36_34"><text:s/></text:span></text:a></text:span><text:span text:style-name="T36_35"><text:a xlink:type="simple" xlink:href="https://auth.lib.unc.edu/ezproxy_auth.php?url=http://search.ebscohost.com/login.aspx?direct=true&amp;db=eft&amp;AN=89237259&amp;site=ehost-live&amp;scope=site"><text:span text:style-name="T36_36">of</text:span></text:a></text:span><text:span text:style-name="T36_37"><text:a xlink:type="simple" xlink:href="https://auth.lib.unc.edu/ezproxy_auth.php?url=http://search.ebscohost.com/login.aspx?direct=true&amp;db=eft&amp;AN=89237259&amp;site=ehost-live&amp;scope=site"><text:span text:style-name="T36_38"><text:s/></text:span></text:a></text:span><text:span text:style-name="T36_39"><text:a xlink:type="simple" xlink:href="https://auth.lib.unc.edu/ezproxy_auth.php?url=http://search.ebscohost.com/login.aspx?direct=true&amp;db=eft&amp;AN=89237259&amp;site=ehost-live&amp;scope=site"><text:span text:style-name="T36_40">the</text:span></text:a></text:span><text:span text:style-name="T36_41"><text:a xlink:type="simple" xlink:href="https://auth.lib.unc.edu/ezproxy_auth.php?url=http://search.ebscohost.com/login.aspx?direct=true&amp;db=eft&amp;AN=89237259&amp;site=ehost-live&amp;scope=site"><text:span text:style-name="T36_42"><text:s/></text:span></text:a></text:span><text:span text:style-name="T36_43"><text:a xlink:type="simple" xlink:href="https://auth.lib.unc.edu/ezproxy_auth.php?url=http://search.ebscohost.com/login.aspx?direct=true&amp;db=eft&amp;AN=89237259&amp;site=ehost-live&amp;scope=site"><text:span text:style-name="T36_44">Published</text:span></text:a></text:span><text:span text:style-name="T36_45"><text:a xlink:type="simple" xlink:href="https://auth.lib.unc.edu/ezproxy_auth.php?url=http://search.ebscohost.com/login.aspx?direct=true&amp;db=eft&amp;AN=89237259&amp;site=ehost-live&amp;scope=site"><text:span text:style-name="T36_46"><text:s/></text:span></text:a></text:span><text:span text:style-name="T36_47"><text:a xlink:type="simple" xlink:href="https://auth.lib.unc.edu/ezproxy_auth.php?url=http://search.ebscohost.com/login.aspx?direct=true&amp;db=eft&amp;AN=89237259&amp;site=ehost-live&amp;scope=site"><text:span text:style-name="T36_48">Literature</text:span></text:a></text:span><text:span text:style-name="T36_49"><text:a xlink:type="simple" xlink:href="https://auth.lib.unc.edu/ezproxy_auth.php?url=http://search.ebscohost.com/login.aspx?direct=true&amp;db=eft&amp;AN=89237259&amp;site=ehost-live&amp;scope=site"><text:span text:style-name="T36_50"><text:s/>2008-2012</text:span></text:a></text:span><text:span text:style-name="T36_51">.<text:s/></text:span><text:span text:style-name="T36_52">The</text:span><text:span text:style-name="T36_53"><text:s/></text:span><text:span text:style-name="T36_54">International</text:span><text:span text:style-name="T36_55"><text:s/></text:span><text:span text:style-name="T36_56">Review</text:span><text:span text:style-name="T36_57"><text:s/></text:span><text:span text:style-name="T36_58">of</text:span><text:span text:style-name="T36_59"><text:s/></text:span><text:span text:style-name="T36_60">Research</text:span><text:span text:style-name="T36_61"><text:s/></text:span><text:span text:style-name="T36_62">in</text:span><text:span text:style-name="T36_63"><text:s/></text:span><text:span text:style-name="T36_64">Open</text:span><text:span text:style-name="T36_65"><text:s/></text:span><text:span text:style-name="T36_66">and</text:span><text:span text:style-name="T36_67"><text:s/></text:span><text:span text:style-name="T36_68">Distance</text:span><text:span text:style-name="T36_69"><text:s/></text:span><text:span text:style-name="T36_70">Learning</text:span><text:span text:style-name="T36_71"><text:s/>14</text:span><text:span text:style-name="T36_72">(3),<text:s/>202-227.</text:span></text:p>
      <text:p text:style-name="P37"><text:span text:style-name="T37_1">Kop</text:span><text:span text:style-name="T37_2">,<text:s/></text:span><text:span text:style-name="T37_3">R</text:span><text:span text:style-name="T37_4">.,<text:s/></text:span><text:span text:style-name="T37_5">Fournier</text:span><text:span text:style-name="T37_6">,<text:s/></text:span><text:span text:style-name="T37_7">H</text:span><text:span text:style-name="T37_8">.<text:s/>&amp;<text:s/></text:span><text:span text:style-name="T37_9">Mak</text:span><text:span text:style-name="T37_10">,<text:s/></text:span><text:span text:style-name="T37_11">J</text:span><text:span text:style-name="T37_12">.<text:s/>(</text:span><text:span text:style-name="T37_13">Nov</text:span><text:span text:style-name="T37_14">.<text:s/>2011).<text:s/></text:span><text:span text:style-name="T37_15"><text:a xlink:type="simple" xlink:href="https://auth.lib.unc.edu/ezproxy_auth.php?url=http://search.ebscohost.com/login.aspx?direct=true&amp;db=eft&amp;AN=527608353&amp;site=ehost-live&amp;scope=site"><text:span text:style-name="T37_16">A</text:span></text:a></text:span><text:span text:style-name="T37_17"><text:a xlink:type="simple" xlink:href="https://auth.lib.unc.edu/ezproxy_auth.php?url=http://search.ebscohost.com/login.aspx?direct=true&amp;db=eft&amp;AN=527608353&amp;site=ehost-live&amp;scope=site"><text:span text:style-name="T37_18"><text:s/></text:span></text:a></text:span><text:span text:style-name="T37_19"><text:a xlink:type="simple" xlink:href="https://auth.lib.unc.edu/ezproxy_auth.php?url=http://search.ebscohost.com/login.aspx?direct=true&amp;db=eft&amp;AN=527608353&amp;site=ehost-live&amp;scope=site"><text:span text:style-name="T37_20">pedagogy</text:span></text:a></text:span><text:span text:style-name="T37_21"><text:a xlink:type="simple" xlink:href="https://auth.lib.unc.edu/ezproxy_auth.php?url=http://search.ebscohost.com/login.aspx?direct=true&amp;db=eft&amp;AN=527608353&amp;site=ehost-live&amp;scope=site"><text:span text:style-name="T37_22"><text:s/></text:span></text:a></text:span><text:span text:style-name="T37_23"><text:a xlink:type="simple" xlink:href="https://auth.lib.unc.edu/ezproxy_auth.php?url=http://search.ebscohost.com/login.aspx?direct=true&amp;db=eft&amp;AN=527608353&amp;site=ehost-live&amp;scope=site"><text:span text:style-name="T37_24">of</text:span></text:a></text:span><text:span text:style-name="T37_25"><text:a xlink:type="simple" xlink:href="https://auth.lib.unc.edu/ezproxy_auth.php?url=http://search.ebscohost.com/login.aspx?direct=true&amp;db=eft&amp;AN=527608353&amp;site=ehost-live&amp;scope=site"><text:span text:style-name="T37_26"><text:s/></text:span></text:a></text:span><text:span text:style-name="T37_27"><text:a xlink:type="simple" xlink:href="https://auth.lib.unc.edu/ezproxy_auth.php?url=http://search.ebscohost.com/login.aspx?direct=true&amp;db=eft&amp;AN=527608353&amp;site=ehost-live&amp;scope=site"><text:span text:style-name="T37_28">abundance</text:span></text:a></text:span><text:span text:style-name="T37_29"><text:a xlink:type="simple" xlink:href="https://auth.lib.unc.edu/ezproxy_auth.php?url=http://search.ebscohost.com/login.aspx?direct=true&amp;db=eft&amp;AN=527608353&amp;site=ehost-live&amp;scope=site"><text:span text:style-name="T37_30"><text:s/></text:span></text:a></text:span><text:span text:style-name="T37_31"><text:a xlink:type="simple" xlink:href="https://auth.lib.unc.edu/ezproxy_auth.php?url=http://search.ebscohost.com/login.aspx?direct=true&amp;db=eft&amp;AN=527608353&amp;site=ehost-live&amp;scope=site"><text:span text:style-name="T37_32">or</text:span></text:a></text:span><text:span text:style-name="T37_33"><text:a xlink:type="simple" xlink:href="https://auth.lib.unc.edu/ezproxy_auth.php?url=http://search.ebscohost.com/login.aspx?direct=true&amp;db=eft&amp;AN=527608353&amp;site=ehost-live&amp;scope=site"><text:span text:style-name="T37_34"><text:s/></text:span></text:a></text:span><text:span text:style-name="T37_35"><text:a xlink:type="simple" xlink:href="https://auth.lib.unc.edu/ezproxy_auth.php?url=http://search.ebscohost.com/login.aspx?direct=true&amp;db=eft&amp;AN=527608353&amp;site=ehost-live&amp;scope=site"><text:span text:style-name="T37_36">a</text:span></text:a></text:span><text:span text:style-name="T37_37"><text:a xlink:type="simple" xlink:href="https://auth.lib.unc.edu/ezproxy_auth.php?url=http://search.ebscohost.com/login.aspx?direct=true&amp;db=eft&amp;AN=527608353&amp;site=ehost-live&amp;scope=site"><text:span text:style-name="T37_38"><text:s/></text:span></text:a></text:span><text:span text:style-name="T37_39"><text:a xlink:type="simple" xlink:href="https://auth.lib.unc.edu/ezproxy_auth.php?url=http://search.ebscohost.com/login.aspx?direct=true&amp;db=eft&amp;AN=527608353&amp;site=ehost-live&amp;scope=site"><text:span text:style-name="T37_40">pedagogy</text:span></text:a></text:span><text:span text:style-name="T37_41"><text:a xlink:type="simple" xlink:href="https://auth.lib.unc.edu/ezproxy_auth.php?url=http://search.ebscohost.com/login.aspx?direct=true&amp;db=eft&amp;AN=527608353&amp;site=ehost-live&amp;scope=site"><text:span text:style-name="T37_42"><text:s/></text:span></text:a></text:span><text:span text:style-name="T37_43"><text:a xlink:type="simple" xlink:href="https://auth.lib.unc.edu/ezproxy_auth.php?url=http://search.ebscohost.com/login.aspx?direct=true&amp;db=eft&amp;AN=527608353&amp;site=ehost-live&amp;scope=site"><text:span text:style-name="T37_44">to</text:span></text:a></text:span><text:span text:style-name="T37_45"><text:a xlink:type="simple" xlink:href="https://auth.lib.unc.edu/ezproxy_auth.php?url=http://search.ebscohost.com/login.aspx?direct=true&amp;db=eft&amp;AN=527608353&amp;site=ehost-live&amp;scope=site"><text:span text:style-name="T37_46"><text:s/></text:span></text:a></text:span><text:span text:style-name="T37_47"><text:a xlink:type="simple" xlink:href="https://auth.lib.unc.edu/ezproxy_auth.php?url=http://search.ebscohost.com/login.aspx?direct=true&amp;db=eft&amp;AN=527608353&amp;site=ehost-live&amp;scope=site"><text:span text:style-name="T37_48">support</text:span></text:a></text:span><text:span text:style-name="T37_49"><text:a xlink:type="simple" xlink:href="https://auth.lib.unc.edu/ezproxy_auth.php?url=http://search.ebscohost.com/login.aspx?direct=true&amp;db=eft&amp;AN=527608353&amp;site=ehost-live&amp;scope=site"><text:span text:style-name="T37_50"><text:s/></text:span></text:a></text:span><text:span text:style-name="T37_51"><text:a xlink:type="simple" xlink:href="https://auth.lib.unc.edu/ezproxy_auth.php?url=http://search.ebscohost.com/login.aspx?direct=true&amp;db=eft&amp;AN=527608353&amp;site=ehost-live&amp;scope=site"><text:span text:style-name="T37_52">human</text:span></text:a></text:span><text:span text:style-name="T37_53"><text:a xlink:type="simple" xlink:href="https://auth.lib.unc.edu/ezproxy_auth.php?url=http://search.ebscohost.com/login.aspx?direct=true&amp;db=eft&amp;AN=527608353&amp;site=ehost-live&amp;scope=site"><text:span text:style-name="T37_54"><text:s/></text:span></text:a></text:span><text:span text:style-name="T37_55"><text:a xlink:type="simple" xlink:href="https://auth.lib.unc.edu/ezproxy_auth.php?url=http://search.ebscohost.com/login.aspx?direct=true&amp;db=eft&amp;AN=527608353&amp;site=ehost-live&amp;scope=site"><text:span text:style-name="T37_56">beings</text:span></text:a></text:span><text:span text:style-name="T37_57"><text:a xlink:type="simple" xlink:href="https://auth.lib.unc.edu/ezproxy_auth.php?url=http://search.ebscohost.com/login.aspx?direct=true&amp;db=eft&amp;AN=527608353&amp;site=ehost-live&amp;scope=site"><text:span text:style-name="T37_58">?<text:s/></text:span></text:a></text:span><text:span text:style-name="T37_59"><text:a xlink:type="simple" xlink:href="https://auth.lib.unc.edu/ezproxy_auth.php?url=http://search.ebscohost.com/login.aspx?direct=true&amp;db=eft&amp;AN=527608353&amp;site=ehost-live&amp;scope=site"><text:span text:style-name="T37_60">Participant</text:span></text:a></text:span><text:span text:style-name="T37_61"><text:a xlink:type="simple" xlink:href="https://auth.lib.unc.edu/ezproxy_auth.php?url=http://search.ebscohost.com/login.aspx?direct=true&amp;db=eft&amp;AN=527608353&amp;site=ehost-live&amp;scope=site"><text:span text:style-name="T37_62"><text:s/></text:span></text:a></text:span><text:span text:style-name="T37_63"><text:a xlink:type="simple" xlink:href="https://auth.lib.unc.edu/ezproxy_auth.php?url=http://search.ebscohost.com/login.aspx?direct=true&amp;db=eft&amp;AN=527608353&amp;site=ehost-live&amp;scope=site"><text:span text:style-name="T37_64">support</text:span></text:a></text:span><text:span text:style-name="T37_65"><text:a xlink:type="simple" xlink:href="https://auth.lib.unc.edu/ezproxy_auth.php?url=http://search.ebscohost.com/login.aspx?direct=true&amp;db=eft&amp;AN=527608353&amp;site=ehost-live&amp;scope=site"><text:span text:style-name="T37_66"><text:s/></text:span></text:a></text:span><text:span text:style-name="T37_67"><text:a xlink:type="simple" xlink:href="https://auth.lib.unc.edu/ezproxy_auth.php?url=http://search.ebscohost.com/login.aspx?direct=true&amp;db=eft&amp;AN=527608353&amp;site=ehost-live&amp;scope=site"><text:span text:style-name="T37_68">in</text:span></text:a></text:span><text:span text:style-name="T37_69"><text:a xlink:type="simple" xlink:href="https://auth.lib.unc.edu/ezproxy_auth.php?url=http://search.ebscohost.com/login.aspx?direct=true&amp;db=eft&amp;AN=527608353&amp;site=ehost-live&amp;scope=site"><text:span text:style-name="T37_70"><text:s/></text:span></text:a></text:span><text:span text:style-name="T37_71"><text:a xlink:type="simple" xlink:href="https://auth.lib.unc.edu/ezproxy_auth.php?url=http://search.ebscohost.com/login.aspx?direct=true&amp;db=eft&amp;AN=527608353&amp;site=ehost-live&amp;scope=site"><text:span text:style-name="T37_72">massive</text:span></text:a></text:span><text:span text:style-name="T37_73"><text:a xlink:type="simple" xlink:href="https://auth.lib.unc.edu/ezproxy_auth.php?url=http://search.ebscohost.com/login.aspx?direct=true&amp;db=eft&amp;AN=527608353&amp;site=ehost-live&amp;scope=site"><text:span text:style-name="T37_74"><text:s/></text:span></text:a></text:span><text:span text:style-name="T37_75"><text:a xlink:type="simple" xlink:href="https://auth.lib.unc.edu/ezproxy_auth.php?url=http://search.ebscohost.com/login.aspx?direct=true&amp;db=eft&amp;AN=527608353&amp;site=ehost-live&amp;scope=site"><text:span text:style-name="T37_76">open</text:span></text:a></text:span><text:span text:style-name="T37_77"><text:a xlink:type="simple" xlink:href="https://auth.lib.unc.edu/ezproxy_auth.php?url=http://search.ebscohost.com/login.aspx?direct=true&amp;db=eft&amp;AN=527608353&amp;site=ehost-live&amp;scope=site"><text:span text:style-name="T37_78"><text:s/></text:span></text:a></text:span><text:span text:style-name="T37_79"><text:a xlink:type="simple" xlink:href="https://auth.lib.unc.edu/ezproxy_auth.php?url=http://search.ebscohost.com/login.aspx?direct=true&amp;db=eft&amp;AN=527608353&amp;site=ehost-live&amp;scope=site"><text:span text:style-name="T37_80">online</text:span></text:a></text:span><text:span text:style-name="T37_81"><text:a xlink:type="simple" xlink:href="https://auth.lib.unc.edu/ezproxy_auth.php?url=http://search.ebscohost.com/login.aspx?direct=true&amp;db=eft&amp;AN=527608353&amp;site=ehost-live&amp;scope=site"><text:span text:style-name="T37_82"><text:s/></text:span></text:a></text:span><text:span text:style-name="T37_83"><text:a xlink:type="simple" xlink:href="https://auth.lib.unc.edu/ezproxy_auth.php?url=http://search.ebscohost.com/login.aspx?direct=true&amp;db=eft&amp;AN=527608353&amp;site=ehost-live&amp;scope=site"><text:span text:style-name="T37_84">courses</text:span></text:a></text:span><text:span text:style-name="T37_85">.<text:s/></text:span><text:span text:style-name="T37_86">The</text:span><text:span text:style-name="T37_87"><text:s/></text:span><text:span text:style-name="T37_88">International</text:span><text:span text:style-name="T37_89"><text:s/></text:span><text:span text:style-name="T37_90">Review</text:span><text:span text:style-name="T37_91"><text:s/></text:span><text:span text:style-name="T37_92">of</text:span><text:span text:style-name="T37_93"><text:s/></text:span><text:span text:style-name="T37_94">Research</text:span><text:span text:style-name="T37_95"><text:s/></text:span><text:span text:style-name="T37_96">in</text:span><text:span text:style-name="T37_97"><text:s/></text:span><text:span text:style-name="T37_98">Open</text:span><text:span text:style-name="T37_99"><text:s/></text:span><text:span text:style-name="T37_100">and</text:span><text:span text:style-name="T37_101"><text:s/></text:span><text:span text:style-name="T37_102">Distance</text:span><text:span text:style-name="T37_103"><text:s/></text:span><text:span text:style-name="T37_104">Learning</text:span><text:span text:style-name="T37_105">,<text:s/>12</text:span><text:span text:style-name="T37_106">(7),<text:s/>74-93.<text:s/></text:span></text:p>
      <text:p text:style-name="P38"/>
      <text:p text:style-name="P39"/>
      <text:p text:style-name="P40"><text:span text:style-name="T40_1">Thursday</text:span><text:span text:style-name="T40_2">,<text:s/>12<text:s/></text:span><text:span text:style-name="T40_3">September</text:span><text:span text:style-name="T40_4"><text:s/>2013</text:span></text:p>
      <text:p text:style-name="P41"><text:span text:style-name="T41_1">Topic</text:span><text:span text:style-name="T41_2">:<text:s/></text:span><text:span text:style-name="T41_3">Media</text:span><text:span text:style-name="T41_4"><text:s/></text:span><text:span text:style-name="T41_5">piracy</text:span><text:span text:style-name="T41_6"><text:s/></text:span><text:span text:style-name="T41_7">in</text:span><text:span text:style-name="T41_8"><text:s/></text:span><text:span text:style-name="T41_9">MENA</text:span></text:p>
      <text:p text:style-name="P42"><text:span text:style-name="T42_1">Presenter</text:span><text:span text:style-name="T42_2">:<text:s/></text:span><text:span text:style-name="T42_3">John</text:span><text:span text:style-name="T42_4"><text:s/></text:span><text:span text:style-name="T42_5">Martin</text:span></text:p>
      <text:p text:style-name="P43"><text:span text:style-name="T43_1">Readings</text:span><text:span text:style-name="T43_2">:<text:s/></text:span></text:p>
      <text:p text:style-name="P44"><text:span text:style-name="T44_1">Al</text:span><text:span text:style-name="T44_2"><text:s/></text:span><text:span text:style-name="T44_3">Qasimi</text:span><text:span text:style-name="T44_4">,<text:s/></text:span><text:span text:style-name="T44_5">B</text:span><text:span text:style-name="T44_6">.<text:s/>(2011).<text:s/></text:span><text:span text:style-name="T44_7"><text:a xlink:type="simple" xlink:href="http://vb3lk7eb4t.search.serialssolutions.com.libproxy.lib.unc.edu/?sid=Elsevier:Scopus&amp;genre=article&amp;issn=10538801&amp;volume=27&amp;issue=4&amp;spage=338&amp;epage=344&amp;pages=338-344&amp;artnum=&amp;date=2011&amp;title=Publishing+Research+Quarterly&amp;atitle=Digital+publishing+and+its+impact+on+the+publishing+industry+in+the+Arab+World&amp;aufirst=B.&amp;auinit=B.&amp;auinit1=B&amp;aulast=Al+Qasimi&amp;id=doi:10.1007%2fs12109-011-9236-1"><text:span text:style-name="T44_8">Digital</text:span></text:a></text:span><text:span text:style-name="T44_9"><text:a xlink:type="simple" xlink:href="http://vb3lk7eb4t.search.serialssolutions.com.libproxy.lib.unc.edu/?sid=Elsevier:Scopus&amp;genre=article&amp;issn=10538801&amp;volume=27&amp;issue=4&amp;spage=338&amp;epage=344&amp;pages=338-344&amp;artnum=&amp;date=2011&amp;title=Publishing+Research+Quarterly&amp;atitle=Digital+publishing+and+its+impact+on+the+publishing+industry+in+the+Arab+World&amp;aufirst=B.&amp;auinit=B.&amp;auinit1=B&amp;aulast=Al+Qasimi&amp;id=doi:10.1007%2fs12109-011-9236-1"><text:span text:style-name="T44_10"><text:s/></text:span></text:a></text:span><text:span text:style-name="T44_11"><text:a xlink:type="simple" xlink:href="http://vb3lk7eb4t.search.serialssolutions.com.libproxy.lib.unc.edu/?sid=Elsevier:Scopus&amp;genre=article&amp;issn=10538801&amp;volume=27&amp;issue=4&amp;spage=338&amp;epage=344&amp;pages=338-344&amp;artnum=&amp;date=2011&amp;title=Publishing+Research+Quarterly&amp;atitle=Digital+publishing+and+its+impact+on+the+publishing+industry+in+the+Arab+World&amp;aufirst=B.&amp;auinit=B.&amp;auinit1=B&amp;aulast=Al+Qasimi&amp;id=doi:10.1007%2fs12109-011-9236-1"><text:span text:style-name="T44_12">publishing</text:span></text:a></text:span><text:span text:style-name="T44_13"><text:a xlink:type="simple" xlink:href="http://vb3lk7eb4t.search.serialssolutions.com.libproxy.lib.unc.edu/?sid=Elsevier:Scopus&amp;genre=article&amp;issn=10538801&amp;volume=27&amp;issue=4&amp;spage=338&amp;epage=344&amp;pages=338-344&amp;artnum=&amp;date=2011&amp;title=Publishing+Research+Quarterly&amp;atitle=Digital+publishing+and+its+impact+on+the+publishing+industry+in+the+Arab+World&amp;aufirst=B.&amp;auinit=B.&amp;auinit1=B&amp;aulast=Al+Qasimi&amp;id=doi:10.1007%2fs12109-011-9236-1"><text:span text:style-name="T44_14"><text:s/></text:span></text:a></text:span><text:span text:style-name="T44_15"><text:a xlink:type="simple" xlink:href="http://vb3lk7eb4t.search.serialssolutions.com.libproxy.lib.unc.edu/?sid=Elsevier:Scopus&amp;genre=article&amp;issn=10538801&amp;volume=27&amp;issue=4&amp;spage=338&amp;epage=344&amp;pages=338-344&amp;artnum=&amp;date=2011&amp;title=Publishing+Research+Quarterly&amp;atitle=Digital+publishing+and+its+impact+on+the+publishing+industry+in+the+Arab+World&amp;aufirst=B.&amp;auinit=B.&amp;auinit1=B&amp;aulast=Al+Qasimi&amp;id=doi:10.1007%2fs12109-011-9236-1"><text:span text:style-name="T44_16">and</text:span></text:a></text:span><text:span text:style-name="T44_17"><text:a xlink:type="simple" xlink:href="http://vb3lk7eb4t.search.serialssolutions.com.libproxy.lib.unc.edu/?sid=Elsevier:Scopus&amp;genre=article&amp;issn=10538801&amp;volume=27&amp;issue=4&amp;spage=338&amp;epage=344&amp;pages=338-344&amp;artnum=&amp;date=2011&amp;title=Publishing+Research+Quarterly&amp;atitle=Digital+publishing+and+its+impact+on+the+publishing+industry+in+the+Arab+World&amp;aufirst=B.&amp;auinit=B.&amp;auinit1=B&amp;aulast=Al+Qasimi&amp;id=doi:10.1007%2fs12109-011-9236-1"><text:span text:style-name="T44_18"><text:s/></text:span></text:a></text:span><text:span text:style-name="T44_19"><text:a xlink:type="simple" xlink:href="http://vb3lk7eb4t.search.serialssolutions.com.libproxy.lib.unc.edu/?sid=Elsevier:Scopus&amp;genre=article&amp;issn=10538801&amp;volume=27&amp;issue=4&amp;spage=338&amp;epage=344&amp;pages=338-344&amp;artnum=&amp;date=2011&amp;title=Publishing+Research+Quarterly&amp;atitle=Digital+publishing+and+its+impact+on+the+publishing+industry+in+the+Arab+World&amp;aufirst=B.&amp;auinit=B.&amp;auinit1=B&amp;aulast=Al+Qasimi&amp;id=doi:10.1007%2fs12109-011-9236-1"><text:span text:style-name="T44_20">its</text:span></text:a></text:span><text:span text:style-name="T44_21"><text:a xlink:type="simple" xlink:href="http://vb3lk7eb4t.search.serialssolutions.com.libproxy.lib.unc.edu/?sid=Elsevier:Scopus&amp;genre=article&amp;issn=10538801&amp;volume=27&amp;issue=4&amp;spage=338&amp;epage=344&amp;pages=338-344&amp;artnum=&amp;date=2011&amp;title=Publishing+Research+Quarterly&amp;atitle=Digital+publishing+and+its+impact+on+the+publishing+industry+in+the+Arab+World&amp;aufirst=B.&amp;auinit=B.&amp;auinit1=B&amp;aulast=Al+Qasimi&amp;id=doi:10.1007%2fs12109-011-9236-1"><text:span text:style-name="T44_22"><text:s/></text:span></text:a></text:span><text:span text:style-name="T44_23"><text:a xlink:type="simple" xlink:href="http://vb3lk7eb4t.search.serialssolutions.com.libproxy.lib.unc.edu/?sid=Elsevier:Scopus&amp;genre=article&amp;issn=10538801&amp;volume=27&amp;issue=4&amp;spage=338&amp;epage=344&amp;pages=338-344&amp;artnum=&amp;date=2011&amp;title=Publishing+Research+Quarterly&amp;atitle=Digital+publishing+and+its+impact+on+the+publishing+industry+in+the+Arab+World&amp;aufirst=B.&amp;auinit=B.&amp;auinit1=B&amp;aulast=Al+Qasimi&amp;id=doi:10.1007%2fs12109-011-9236-1"><text:span text:style-name="T44_24">impact</text:span></text:a></text:span><text:span text:style-name="T44_25"><text:a xlink:type="simple" xlink:href="http://vb3lk7eb4t.search.serialssolutions.com.libproxy.lib.unc.edu/?sid=Elsevier:Scopus&amp;genre=article&amp;issn=10538801&amp;volume=27&amp;issue=4&amp;spage=338&amp;epage=344&amp;pages=338-344&amp;artnum=&amp;date=2011&amp;title=Publishing+Research+Quarterly&amp;atitle=Digital+publishing+and+its+impact+on+the+publishing+industry+in+the+Arab+World&amp;aufirst=B.&amp;auinit=B.&amp;auinit1=B&amp;aulast=Al+Qasimi&amp;id=doi:10.1007%2fs12109-011-9236-1"><text:span text:style-name="T44_26"><text:s/></text:span></text:a></text:span><text:span text:style-name="T44_27"><text:a xlink:type="simple" xlink:href="http://vb3lk7eb4t.search.serialssolutions.com.libproxy.lib.unc.edu/?sid=Elsevier:Scopus&amp;genre=article&amp;issn=10538801&amp;volume=27&amp;issue=4&amp;spage=338&amp;epage=344&amp;pages=338-344&amp;artnum=&amp;date=2011&amp;title=Publishing+Research+Quarterly&amp;atitle=Digital+publishing+and+its+impact+on+the+publishing+industry+in+the+Arab+World&amp;aufirst=B.&amp;auinit=B.&amp;auinit1=B&amp;aulast=Al+Qasimi&amp;id=doi:10.1007%2fs12109-011-9236-1"><text:span text:style-name="T44_28">on</text:span></text:a></text:span><text:span text:style-name="T44_29"><text:a xlink:type="simple" xlink:href="http://vb3lk7eb4t.search.serialssolutions.com.libproxy.lib.unc.edu/?sid=Elsevier:Scopus&amp;genre=article&amp;issn=10538801&amp;volume=27&amp;issue=4&amp;spage=338&amp;epage=344&amp;pages=338-344&amp;artnum=&amp;date=2011&amp;title=Publishing+Research+Quarterly&amp;atitle=Digital+publishing+and+its+impact+on+the+publishing+industry+in+the+Arab+World&amp;aufirst=B.&amp;auinit=B.&amp;auinit1=B&amp;aulast=Al+Qasimi&amp;id=doi:10.1007%2fs12109-011-9236-1"><text:span text:style-name="T44_30"><text:s/></text:span></text:a></text:span><text:span text:style-name="T44_31"><text:a xlink:type="simple" xlink:href="http://vb3lk7eb4t.search.serialssolutions.com.libproxy.lib.unc.edu/?sid=Elsevier:Scopus&amp;genre=article&amp;issn=10538801&amp;volume=27&amp;issue=4&amp;spage=338&amp;epage=344&amp;pages=338-344&amp;artnum=&amp;date=2011&amp;title=Publishing+Research+Quarterly&amp;atitle=Digital+publishing+and+its+impact+on+the+publishing+industry+in+the+Arab+World&amp;aufirst=B.&amp;auinit=B.&amp;auinit1=B&amp;aulast=Al+Qasimi&amp;id=doi:10.1007%2fs12109-011-9236-1"><text:span text:style-name="T44_32">the</text:span></text:a></text:span><text:span text:style-name="T44_33"><text:a xlink:type="simple" xlink:href="http://vb3lk7eb4t.search.serialssolutions.com.libproxy.lib.unc.edu/?sid=Elsevier:Scopus&amp;genre=article&amp;issn=10538801&amp;volume=27&amp;issue=4&amp;spage=338&amp;epage=344&amp;pages=338-344&amp;artnum=&amp;date=2011&amp;title=Publishing+Research+Quarterly&amp;atitle=Digital+publishing+and+its+impact+on+the+publishing+industry+in+the+Arab+World&amp;aufirst=B.&amp;auinit=B.&amp;auinit1=B&amp;aulast=Al+Qasimi&amp;id=doi:10.1007%2fs12109-011-9236-1"><text:span text:style-name="T44_34"><text:s/></text:span></text:a></text:span><text:span text:style-name="T44_35"><text:a xlink:type="simple" xlink:href="http://vb3lk7eb4t.search.serialssolutions.com.libproxy.lib.unc.edu/?sid=Elsevier:Scopus&amp;genre=article&amp;issn=10538801&amp;volume=27&amp;issue=4&amp;spage=338&amp;epage=344&amp;pages=338-344&amp;artnum=&amp;date=2011&amp;title=Publishing+Research+Quarterly&amp;atitle=Digital+publishing+and+its+impact+on+the+publishing+industry+in+the+Arab+World&amp;aufirst=B.&amp;auinit=B.&amp;auinit1=B&amp;aulast=Al+Qasimi&amp;id=doi:10.1007%2fs12109-011-9236-1"><text:span text:style-name="T44_36">publishing</text:span></text:a></text:span><text:span text:style-name="T44_37"><text:a xlink:type="simple" xlink:href="http://vb3lk7eb4t.search.serialssolutions.com.libproxy.lib.unc.edu/?sid=Elsevier:Scopus&amp;genre=article&amp;issn=10538801&amp;volume=27&amp;issue=4&amp;spage=338&amp;epage=344&amp;pages=338-344&amp;artnum=&amp;date=2011&amp;title=Publishing+Research+Quarterly&amp;atitle=Digital+publishing+and+its+impact+on+the+publishing+industry+in+the+Arab+World&amp;aufirst=B.&amp;auinit=B.&amp;auinit1=B&amp;aulast=Al+Qasimi&amp;id=doi:10.1007%2fs12109-011-9236-1"><text:span text:style-name="T44_38"><text:s/></text:span></text:a></text:span><text:span text:style-name="T44_39"><text:a xlink:type="simple" xlink:href="http://vb3lk7eb4t.search.serialssolutions.com.libproxy.lib.unc.edu/?sid=Elsevier:Scopus&amp;genre=article&amp;issn=10538801&amp;volume=27&amp;issue=4&amp;spage=338&amp;epage=344&amp;pages=338-344&amp;artnum=&amp;date=2011&amp;title=Publishing+Research+Quarterly&amp;atitle=Digital+publishing+and+its+impact+on+the+publishing+industry+in+the+Arab+World&amp;aufirst=B.&amp;auinit=B.&amp;auinit1=B&amp;aulast=Al+Qasimi&amp;id=doi:10.1007%2fs12109-011-9236-1"><text:span text:style-name="T44_40">industry</text:span></text:a></text:span><text:span text:style-name="T44_41"><text:a xlink:type="simple" xlink:href="http://vb3lk7eb4t.search.serialssolutions.com.libproxy.lib.unc.edu/?sid=Elsevier:Scopus&amp;genre=article&amp;issn=10538801&amp;volume=27&amp;issue=4&amp;spage=338&amp;epage=344&amp;pages=338-344&amp;artnum=&amp;date=2011&amp;title=Publishing+Research+Quarterly&amp;atitle=Digital+publishing+and+its+impact+on+the+publishing+industry+in+the+Arab+World&amp;aufirst=B.&amp;auinit=B.&amp;auinit1=B&amp;aulast=Al+Qasimi&amp;id=doi:10.1007%2fs12109-011-9236-1"><text:span text:style-name="T44_42"><text:s/></text:span></text:a></text:span><text:span text:style-name="T44_43"><text:a xlink:type="simple" xlink:href="http://vb3lk7eb4t.search.serialssolutions.com.libproxy.lib.unc.edu/?sid=Elsevier:Scopus&amp;genre=article&amp;issn=10538801&amp;volume=27&amp;issue=4&amp;spage=338&amp;epage=344&amp;pages=338-344&amp;artnum=&amp;date=2011&amp;title=Publishing+Research+Quarterly&amp;atitle=Digital+publishing+and+its+impact+on+the+publishing+industry+in+the+Arab+World&amp;aufirst=B.&amp;auinit=B.&amp;auinit1=B&amp;aulast=Al+Qasimi&amp;id=doi:10.1007%2fs12109-011-9236-1"><text:span text:style-name="T44_44">in</text:span></text:a></text:span><text:span text:style-name="T44_45"><text:a xlink:type="simple" xlink:href="http://vb3lk7eb4t.search.serialssolutions.com.libproxy.lib.unc.edu/?sid=Elsevier:Scopus&amp;genre=article&amp;issn=10538801&amp;volume=27&amp;issue=4&amp;spage=338&amp;epage=344&amp;pages=338-344&amp;artnum=&amp;date=2011&amp;title=Publishing+Research+Quarterly&amp;atitle=Digital+publishing+and+its+impact+on+the+publishing+industry+in+the+Arab+World&amp;aufirst=B.&amp;auinit=B.&amp;auinit1=B&amp;aulast=Al+Qasimi&amp;id=doi:10.1007%2fs12109-011-9236-1"><text:span text:style-name="T44_46"><text:s/></text:span></text:a></text:span><text:span text:style-name="T44_47"><text:a xlink:type="simple" xlink:href="http://vb3lk7eb4t.search.serialssolutions.com.libproxy.lib.unc.edu/?sid=Elsevier:Scopus&amp;genre=article&amp;issn=10538801&amp;volume=27&amp;issue=4&amp;spage=338&amp;epage=344&amp;pages=338-344&amp;artnum=&amp;date=2011&amp;title=Publishing+Research+Quarterly&amp;atitle=Digital+publishing+and+its+impact+on+the+publishing+industry+in+the+Arab+World&amp;aufirst=B.&amp;auinit=B.&amp;auinit1=B&amp;aulast=Al+Qasimi&amp;id=doi:10.1007%2fs12109-011-9236-1"><text:span text:style-name="T44_48">the</text:span></text:a></text:span><text:span text:style-name="T44_49"><text:a xlink:type="simple" xlink:href="http://vb3lk7eb4t.search.serialssolutions.com.libproxy.lib.unc.edu/?sid=Elsevier:Scopus&amp;genre=article&amp;issn=10538801&amp;volume=27&amp;issue=4&amp;spage=338&amp;epage=344&amp;pages=338-344&amp;artnum=&amp;date=2011&amp;title=Publishing+Research+Quarterly&amp;atitle=Digital+publishing+and+its+impact+on+the+publishing+industry+in+the+Arab+World&amp;aufirst=B.&amp;auinit=B.&amp;auinit1=B&amp;aulast=Al+Qasimi&amp;id=doi:10.1007%2fs12109-011-9236-1"><text:span text:style-name="T44_50"><text:s/></text:span></text:a></text:span><text:span text:style-name="T44_51"><text:a xlink:type="simple" xlink:href="http://vb3lk7eb4t.search.serialssolutions.com.libproxy.lib.unc.edu/?sid=Elsevier:Scopus&amp;genre=article&amp;issn=10538801&amp;volume=27&amp;issue=4&amp;spage=338&amp;epage=344&amp;pages=338-344&amp;artnum=&amp;date=2011&amp;title=Publishing+Research+Quarterly&amp;atitle=Digital+publishing+and+its+impact+on+the+publishing+industry+in+the+Arab+World&amp;aufirst=B.&amp;auinit=B.&amp;auinit1=B&amp;aulast=Al+Qasimi&amp;id=doi:10.1007%2fs12109-011-9236-1"><text:span text:style-name="T44_52">Arab</text:span></text:a></text:span><text:span text:style-name="T44_53"><text:a xlink:type="simple" xlink:href="http://vb3lk7eb4t.search.serialssolutions.com.libproxy.lib.unc.edu/?sid=Elsevier:Scopus&amp;genre=article&amp;issn=10538801&amp;volume=27&amp;issue=4&amp;spage=338&amp;epage=344&amp;pages=338-344&amp;artnum=&amp;date=2011&amp;title=Publishing+Research+Quarterly&amp;atitle=Digital+publishing+and+its+impact+on+the+publishing+industry+in+the+Arab+World&amp;aufirst=B.&amp;auinit=B.&amp;auinit1=B&amp;aulast=Al+Qasimi&amp;id=doi:10.1007%2fs12109-011-9236-1"><text:span text:style-name="T44_54"><text:s/></text:span></text:a></text:span><text:span text:style-name="T44_55"><text:a xlink:type="simple" xlink:href="http://vb3lk7eb4t.search.serialssolutions.com.libproxy.lib.unc.edu/?sid=Elsevier:Scopus&amp;genre=article&amp;issn=10538801&amp;volume=27&amp;issue=4&amp;spage=338&amp;epage=344&amp;pages=338-344&amp;artnum=&amp;date=2011&amp;title=Publishing+Research+Quarterly&amp;atitle=Digital+publishing+and+its+impact+on+the+publishing+industry+in+the+Arab+World&amp;aufirst=B.&amp;auinit=B.&amp;auinit1=B&amp;aulast=Al+Qasimi&amp;id=doi:10.1007%2fs12109-011-9236-1"><text:span text:style-name="T44_56">world</text:span></text:a></text:span><text:span text:style-name="T44_57">.</text:span><text:span text:style-name="T44_58"><text:s text:c="2"/></text:span><text:span text:style-name="T44_59">Publishing</text:span><text:span text:style-name="T44_60"><text:s/></text:span><text:span text:style-name="T44_61">Research</text:span><text:span text:style-name="T44_62"><text:s/></text:span><text:span text:style-name="T44_63">Quarterly</text:span><text:span text:style-name="T44_64">,<text:s/>27</text:span><text:span text:style-name="T44_65">(4),<text:s/>338-344.</text:span></text:p>
      <text:p text:style-name="P45"><text:span text:style-name="T45_1">Al</text:span><text:span text:style-name="T45_2">-</text:span><text:span text:style-name="T45_3">Rafee</text:span><text:span text:style-name="T45_4">,<text:s/></text:span><text:span text:style-name="T45_5">S</text:span><text:span text:style-name="T45_6">.,<text:s/>&amp;<text:s/></text:span><text:span text:style-name="T45_7">Dashti</text:span><text:span text:style-name="T45_8">,<text:s/></text:span><text:span text:style-name="T45_9">A</text:span><text:span text:style-name="T45_10">.<text:s/></text:span><text:span text:style-name="T45_11">E</text:span><text:span text:style-name="T45_12">.<text:s/>(2012).<text:s/></text:span><text:span text:style-name="T45_13"><text:a xlink:type="simple" xlink:href="https://docs.google.com/file/d/0B4zGiJvCfw99SGdtaUpxSGJsZG8/edit?usp=sharing"><text:span text:style-name="T45_14">A</text:span></text:a></text:span><text:span text:style-name="T45_15"><text:a xlink:type="simple" xlink:href="https://docs.google.com/file/d/0B4zGiJvCfw99SGdtaUpxSGJsZG8/edit?usp=sharing"><text:span text:style-name="T45_16"><text:s/></text:span></text:a></text:span><text:span text:style-name="T45_17"><text:a xlink:type="simple" xlink:href="https://docs.google.com/file/d/0B4zGiJvCfw99SGdtaUpxSGJsZG8/edit?usp=sharing"><text:span text:style-name="T45_18">cross</text:span></text:a></text:span><text:span text:style-name="T45_19"><text:a xlink:type="simple" xlink:href="https://docs.google.com/file/d/0B4zGiJvCfw99SGdtaUpxSGJsZG8/edit?usp=sharing"><text:span text:style-name="T45_20">-</text:span></text:a></text:span><text:span text:style-name="T45_21"><text:a xlink:type="simple" xlink:href="https://docs.google.com/file/d/0B4zGiJvCfw99SGdtaUpxSGJsZG8/edit?usp=sharing"><text:span text:style-name="T45_22">cultural</text:span></text:a></text:span><text:span text:style-name="T45_23"><text:a xlink:type="simple" xlink:href="https://docs.google.com/file/d/0B4zGiJvCfw99SGdtaUpxSGJsZG8/edit?usp=sharing"><text:span text:style-name="T45_24"><text:s/></text:span></text:a></text:span><text:span text:style-name="T45_25"><text:a xlink:type="simple" xlink:href="https://docs.google.com/file/d/0B4zGiJvCfw99SGdtaUpxSGJsZG8/edit?usp=sharing"><text:span text:style-name="T45_26">comparison</text:span></text:a></text:span><text:span text:style-name="T45_27"><text:a xlink:type="simple" xlink:href="https://docs.google.com/file/d/0B4zGiJvCfw99SGdtaUpxSGJsZG8/edit?usp=sharing"><text:span text:style-name="T45_28"><text:s/></text:span></text:a></text:span><text:span text:style-name="T45_29"><text:a xlink:type="simple" xlink:href="https://docs.google.com/file/d/0B4zGiJvCfw99SGdtaUpxSGJsZG8/edit?usp=sharing"><text:span text:style-name="T45_30">of</text:span></text:a></text:span><text:span text:style-name="T45_31"><text:a xlink:type="simple" xlink:href="https://docs.google.com/file/d/0B4zGiJvCfw99SGdtaUpxSGJsZG8/edit?usp=sharing"><text:span text:style-name="T45_32"><text:s/></text:span></text:a></text:span><text:span text:style-name="T45_33"><text:a xlink:type="simple" xlink:href="https://docs.google.com/file/d/0B4zGiJvCfw99SGdtaUpxSGJsZG8/edit?usp=sharing"><text:span text:style-name="T45_34">the</text:span></text:a></text:span><text:span text:style-name="T45_35"><text:a xlink:type="simple" xlink:href="https://docs.google.com/file/d/0B4zGiJvCfw99SGdtaUpxSGJsZG8/edit?usp=sharing"><text:span text:style-name="T45_36"><text:s/></text:span></text:a></text:span><text:span text:style-name="T45_37"><text:a xlink:type="simple" xlink:href="https://docs.google.com/file/d/0B4zGiJvCfw99SGdtaUpxSGJsZG8/edit?usp=sharing"><text:span text:style-name="T45_38">extended</text:span></text:a></text:span><text:span text:style-name="T45_39"><text:a xlink:type="simple" xlink:href="https://docs.google.com/file/d/0B4zGiJvCfw99SGdtaUpxSGJsZG8/edit?usp=sharing"><text:span text:style-name="T45_40"><text:s/></text:span></text:a></text:span><text:span text:style-name="T45_41"><text:a xlink:type="simple" xlink:href="https://docs.google.com/file/d/0B4zGiJvCfw99SGdtaUpxSGJsZG8/edit?usp=sharing"><text:span text:style-name="T45_42">TPB</text:span></text:a></text:span><text:span text:style-name="T45_43"><text:a xlink:type="simple" xlink:href="https://docs.google.com/file/d/0B4zGiJvCfw99SGdtaUpxSGJsZG8/edit?usp=sharing"><text:span text:style-name="T45_44">:<text:s/></text:span></text:a></text:span><text:span text:style-name="T45_45"><text:a xlink:type="simple" xlink:href="https://docs.google.com/file/d/0B4zGiJvCfw99SGdtaUpxSGJsZG8/edit?usp=sharing"><text:span text:style-name="T45_46">The</text:span></text:a></text:span><text:span text:style-name="T45_47"><text:a xlink:type="simple" xlink:href="https://docs.google.com/file/d/0B4zGiJvCfw99SGdtaUpxSGJsZG8/edit?usp=sharing"><text:span text:style-name="T45_48"><text:s/></text:span></text:a></text:span><text:span text:style-name="T45_49"><text:a xlink:type="simple" xlink:href="https://docs.google.com/file/d/0B4zGiJvCfw99SGdtaUpxSGJsZG8/edit?usp=sharing"><text:span text:style-name="T45_50">case</text:span></text:a></text:span><text:span text:style-name="T45_51"><text:a xlink:type="simple" xlink:href="https://docs.google.com/file/d/0B4zGiJvCfw99SGdtaUpxSGJsZG8/edit?usp=sharing"><text:span text:style-name="T45_52"><text:s/></text:span></text:a></text:span><text:span text:style-name="T45_53"><text:a xlink:type="simple" xlink:href="https://docs.google.com/file/d/0B4zGiJvCfw99SGdtaUpxSGJsZG8/edit?usp=sharing"><text:span text:style-name="T45_54">of</text:span></text:a></text:span><text:span text:style-name="T45_55"><text:a xlink:type="simple" xlink:href="https://docs.google.com/file/d/0B4zGiJvCfw99SGdtaUpxSGJsZG8/edit?usp=sharing"><text:span text:style-name="T45_56"><text:s/></text:span></text:a></text:span><text:span text:style-name="T45_57"><text:a xlink:type="simple" xlink:href="https://docs.google.com/file/d/0B4zGiJvCfw99SGdtaUpxSGJsZG8/edit?usp=sharing"><text:span text:style-name="T45_58">digital</text:span></text:a></text:span><text:span text:style-name="T45_59"><text:a xlink:type="simple" xlink:href="https://docs.google.com/file/d/0B4zGiJvCfw99SGdtaUpxSGJsZG8/edit?usp=sharing"><text:span text:style-name="T45_60"><text:s/></text:span></text:a></text:span><text:span text:style-name="T45_61"><text:a xlink:type="simple" xlink:href="https://docs.google.com/file/d/0B4zGiJvCfw99SGdtaUpxSGJsZG8/edit?usp=sharing"><text:span text:style-name="T45_62">piracy</text:span></text:a></text:span><text:span text:style-name="T45_63">.</text:span><text:span text:style-name="T45_64"><text:s/></text:span><text:span text:style-name="T45_65">Journal</text:span><text:span text:style-name="T45_66"><text:s/></text:span><text:span text:style-name="T45_67">of</text:span><text:span text:style-name="T45_68"><text:s/></text:span><text:span text:style-name="T45_69">Global</text:span><text:span text:style-name="T45_70"><text:s/></text:span><text:span text:style-name="T45_71">Information</text:span><text:span text:style-name="T45_72"><text:s/></text:span><text:span text:style-name="T45_73">Technology</text:span><text:span text:style-name="T45_74"><text:s/></text:span><text:span text:style-name="T45_75">Management</text:span><text:span text:style-name="T45_76">,<text:s/>15</text:span><text:span text:style-name="T45_77">(1),<text:s/>5-24.</text:span></text:p>
      <text:p text:style-name="P46"><text:span text:style-name="T46_1">Also</text:span><text:span text:style-name="T46_2"><text:s/></text:span><text:span text:style-name="T46_3">have</text:span><text:span text:style-name="T46_4"><text:s/></text:span><text:span text:style-name="T46_5">a</text:span><text:span text:style-name="T46_6"><text:s/></text:span><text:span text:style-name="T46_7">look</text:span><text:span text:style-name="T46_8"><text:s/></text:span><text:span text:style-name="T46_9">at</text:span><text:span text:style-name="T46_10"><text:s/></text:span><text:span text:style-name="T46_11">this</text:span><text:span text:style-name="T46_12">:<text:s/></text:span><text:span text:style-name="T46_13">Committee</text:span><text:span text:style-name="T46_14"><text:s/></text:span><text:span text:style-name="T46_15">on</text:span><text:span text:style-name="T46_16"><text:s/></text:span><text:span text:style-name="T46_17">the</text:span><text:span text:style-name="T46_18"><text:s/></text:span><text:span text:style-name="T46_19">Judiciary</text:span><text:span text:style-name="T46_20"><text:s/>(</text:span><text:span text:style-name="T46_21">House</text:span><text:span text:style-name="T46_22"><text:s/></text:span><text:span text:style-name="T46_23">of</text:span><text:span text:style-name="T46_24"><text:s/></text:span><text:span text:style-name="T46_25">Representatives</text:span><text:span text:style-name="T46_26">).<text:s/>(2003).<text:s/></text:span><text:span text:style-name="T46_27"><text:a xlink:type="simple" xlink:href="http://congressional.proquest.com.libproxy.lib.unc.edu/congressional/docview/t29.d30.hrg-2003-hjh-0025?accountid=14244"><text:span text:style-name="T46_28">International</text:span></text:a></text:span><text:span text:style-name="T46_29"><text:a xlink:type="simple" xlink:href="http://congressional.proquest.com.libproxy.lib.unc.edu/congressional/docview/t29.d30.hrg-2003-hjh-0025?accountid=14244"><text:span text:style-name="T46_30"><text:s/></text:span></text:a></text:span><text:span text:style-name="T46_31"><text:a xlink:type="simple" xlink:href="http://congressional.proquest.com.libproxy.lib.unc.edu/congressional/docview/t29.d30.hrg-2003-hjh-0025?accountid=14244"><text:span text:style-name="T46_32">copyright</text:span></text:a></text:span><text:span text:style-name="T46_33"><text:a xlink:type="simple" xlink:href="http://congressional.proquest.com.libproxy.lib.unc.edu/congressional/docview/t29.d30.hrg-2003-hjh-0025?accountid=14244"><text:span text:style-name="T46_34"><text:s/></text:span></text:a></text:span><text:span text:style-name="T46_35"><text:a xlink:type="simple" xlink:href="http://congressional.proquest.com.libproxy.lib.unc.edu/congressional/docview/t29.d30.hrg-2003-hjh-0025?accountid=14244"><text:span text:style-name="T46_36">piracy</text:span></text:a></text:span><text:span text:style-name="T46_37"><text:a xlink:type="simple" xlink:href="http://congressional.proquest.com.libproxy.lib.unc.edu/congressional/docview/t29.d30.hrg-2003-hjh-0025?accountid=14244"><text:span text:style-name="T46_38">:<text:s/></text:span></text:a></text:span><text:span text:style-name="T46_39"><text:a xlink:type="simple" xlink:href="http://congressional.proquest.com.libproxy.lib.unc.edu/congressional/docview/t29.d30.hrg-2003-hjh-0025?accountid=14244"><text:span text:style-name="T46_40">A</text:span></text:a></text:span><text:span text:style-name="T46_41"><text:a xlink:type="simple" xlink:href="http://congressional.proquest.com.libproxy.lib.unc.edu/congressional/docview/t29.d30.hrg-2003-hjh-0025?accountid=14244"><text:span text:style-name="T46_42"><text:s/></text:span></text:a></text:span><text:span text:style-name="T46_43"><text:a xlink:type="simple" xlink:href="http://congressional.proquest.com.libproxy.lib.unc.edu/congressional/docview/t29.d30.hrg-2003-hjh-0025?accountid=14244"><text:span text:style-name="T46_44">growing</text:span></text:a></text:span><text:span text:style-name="T46_45"><text:a xlink:type="simple" xlink:href="http://congressional.proquest.com.libproxy.lib.unc.edu/congressional/docview/t29.d30.hrg-2003-hjh-0025?accountid=14244"><text:span text:style-name="T46_46"><text:s/></text:span></text:a></text:span><text:span text:style-name="T46_47"><text:a xlink:type="simple" xlink:href="http://congressional.proquest.com.libproxy.lib.unc.edu/congressional/docview/t29.d30.hrg-2003-hjh-0025?accountid=14244"><text:span text:style-name="T46_48">problem</text:span></text:a></text:span><text:span text:style-name="T46_49"><text:a xlink:type="simple" xlink:href="http://congressional.proquest.com.libproxy.lib.unc.edu/congressional/docview/t29.d30.hrg-2003-hjh-0025?accountid=14244"><text:span text:style-name="T46_50"><text:s/></text:span></text:a></text:span><text:span text:style-name="T46_51"><text:a xlink:type="simple" xlink:href="http://congressional.proquest.com.libproxy.lib.unc.edu/congressional/docview/t29.d30.hrg-2003-hjh-0025?accountid=14244"><text:span text:style-name="T46_52">with</text:span></text:a></text:span><text:span text:style-name="T46_53"><text:a xlink:type="simple" xlink:href="http://congressional.proquest.com.libproxy.lib.unc.edu/congressional/docview/t29.d30.hrg-2003-hjh-0025?accountid=14244"><text:span text:style-name="T46_54"><text:s/></text:span></text:a></text:span><text:span text:style-name="T46_55"><text:a xlink:type="simple" xlink:href="http://congressional.proquest.com.libproxy.lib.unc.edu/congressional/docview/t29.d30.hrg-2003-hjh-0025?accountid=14244"><text:span text:style-name="T46_56">links</text:span></text:a></text:span><text:span text:style-name="T46_57"><text:a xlink:type="simple" xlink:href="http://congressional.proquest.com.libproxy.lib.unc.edu/congressional/docview/t29.d30.hrg-2003-hjh-0025?accountid=14244"><text:span text:style-name="T46_58"><text:s/></text:span></text:a></text:span><text:span text:style-name="T46_59"><text:a xlink:type="simple" xlink:href="http://congressional.proquest.com.libproxy.lib.unc.edu/congressional/docview/t29.d30.hrg-2003-hjh-0025?accountid=14244"><text:span text:style-name="T46_60">to</text:span></text:a></text:span><text:span text:style-name="T46_61"><text:a xlink:type="simple" xlink:href="http://congressional.proquest.com.libproxy.lib.unc.edu/congressional/docview/t29.d30.hrg-2003-hjh-0025?accountid=14244"><text:span text:style-name="T46_62"><text:s/></text:span></text:a></text:span><text:span text:style-name="T46_63"><text:a xlink:type="simple" xlink:href="http://congressional.proquest.com.libproxy.lib.unc.edu/congressional/docview/t29.d30.hrg-2003-hjh-0025?accountid=14244"><text:span text:style-name="T46_64">organized</text:span></text:a></text:span><text:span text:style-name="T46_65"><text:a xlink:type="simple" xlink:href="http://congressional.proquest.com.libproxy.lib.unc.edu/congressional/docview/t29.d30.hrg-2003-hjh-0025?accountid=14244"><text:span text:style-name="T46_66"><text:s/></text:span></text:a></text:span><text:span text:style-name="T46_67"><text:a xlink:type="simple" xlink:href="http://congressional.proquest.com.libproxy.lib.unc.edu/congressional/docview/t29.d30.hrg-2003-hjh-0025?accountid=14244"><text:span text:style-name="T46_68">crime</text:span></text:a></text:span><text:span text:style-name="T46_69"><text:a xlink:type="simple" xlink:href="http://congressional.proquest.com.libproxy.lib.unc.edu/congressional/docview/t29.d30.hrg-2003-hjh-0025?accountid=14244"><text:span text:style-name="T46_70"><text:s/></text:span></text:a></text:span><text:span text:style-name="T46_71"><text:a xlink:type="simple" xlink:href="http://congressional.proquest.com.libproxy.lib.unc.edu/congressional/docview/t29.d30.hrg-2003-hjh-0025?accountid=14244"><text:span text:style-name="T46_72">and</text:span></text:a></text:span><text:span text:style-name="T46_73"><text:a xlink:type="simple" xlink:href="http://congressional.proquest.com.libproxy.lib.unc.edu/congressional/docview/t29.d30.hrg-2003-hjh-0025?accountid=14244"><text:span text:style-name="T46_74"><text:s/></text:span></text:a></text:span><text:span text:style-name="T46_75"><text:a xlink:type="simple" xlink:href="http://congressional.proquest.com.libproxy.lib.unc.edu/congressional/docview/t29.d30.hrg-2003-hjh-0025?accountid=14244"><text:span text:style-name="T46_76">terrorism</text:span></text:a></text:span><text:span text:style-name="T46_77">.</text:span><text:span text:style-name="T46_78"><text:s/></text:span><text:span text:style-name="T46_79">html</text:span><text:span text:style-name="T46_80">-</text:span><text:span text:style-name="T46_81">only</text:span><text:span text:style-name="T46_82"><text:s/></text:span><text:span text:style-name="T46_83">link</text:span><text:span text:style-name="T46_84">:<text:s/></text:span><text:span text:style-name="T46_85"><text:a xlink:type="simple" xlink:href="http://commdocs.house.gov/committees/judiciary/hju85643.000/hju85643_0f.htm"><text:span text:style-name="T46_86">http</text:span></text:a></text:span><text:span text:style-name="T46_87"><text:a xlink:type="simple" xlink:href="http://commdocs.house.gov/committees/judiciary/hju85643.000/hju85643_0f.htm"><text:span text:style-name="T46_88">://</text:span></text:a></text:span><text:span text:style-name="T46_89"><text:a xlink:type="simple" xlink:href="http://commdocs.house.gov/committees/judiciary/hju85643.000/hju85643_0f.htm"><text:span text:style-name="T46_90">commdocs</text:span></text:a></text:span><text:span text:style-name="T46_91"><text:a xlink:type="simple" xlink:href="http://commdocs.house.gov/committees/judiciary/hju85643.000/hju85643_0f.htm"><text:span text:style-name="T46_92">.</text:span></text:a></text:span><text:span text:style-name="T46_93"><text:a xlink:type="simple" xlink:href="http://commdocs.house.gov/committees/judiciary/hju85643.000/hju85643_0f.htm"><text:span text:style-name="T46_94">house</text:span></text:a></text:span><text:span text:style-name="T46_95"><text:a xlink:type="simple" xlink:href="http://commdocs.house.gov/committees/judiciary/hju85643.000/hju85643_0f.htm"><text:span text:style-name="T46_96">.</text:span></text:a></text:span><text:span text:style-name="T46_97"><text:a xlink:type="simple" xlink:href="http://commdocs.house.gov/committees/judiciary/hju85643.000/hju85643_0f.htm"><text:span text:style-name="T46_98">gov</text:span></text:a></text:span><text:span text:style-name="T46_99"><text:a xlink:type="simple" xlink:href="http://commdocs.house.gov/committees/judiciary/hju85643.000/hju85643_0f.htm"><text:span text:style-name="T46_100">/</text:span></text:a></text:span><text:span text:style-name="T46_101"><text:a xlink:type="simple" xlink:href="http://commdocs.house.gov/committees/judiciary/hju85643.000/hju85643_0f.htm"><text:span text:style-name="T46_102">committees</text:span></text:a></text:span><text:span text:style-name="T46_103"><text:a xlink:type="simple" xlink:href="http://commdocs.house.gov/committees/judiciary/hju85643.000/hju85643_0f.htm"><text:span text:style-name="T46_104">/</text:span></text:a></text:span><text:span text:style-name="T46_105"><text:a xlink:type="simple" xlink:href="http://commdocs.house.gov/committees/judiciary/hju85643.000/hju85643_0f.htm"><text:span text:style-name="T46_106">judiciary</text:span></text:a></text:span><text:span text:style-name="T46_107"><text:a xlink:type="simple" xlink:href="http://commdocs.house.gov/committees/judiciary/hju85643.000/hju85643_0f.htm"><text:span text:style-name="T46_108">/</text:span></text:a></text:span><text:span text:style-name="T46_109"><text:a xlink:type="simple" xlink:href="http://commdocs.house.gov/committees/judiciary/hju85643.000/hju85643_0f.htm"><text:span text:style-name="T46_110">hju</text:span></text:a></text:span><text:span text:style-name="T46_111"><text:a xlink:type="simple" xlink:href="http://commdocs.house.gov/committees/judiciary/hju85643.000/hju85643_0f.htm"><text:span text:style-name="T46_112">85643.000/</text:span></text:a></text:span><text:span text:style-name="T46_113"><text:a xlink:type="simple" xlink:href="http://commdocs.house.gov/committees/judiciary/hju85643.000/hju85643_0f.htm"><text:span text:style-name="T46_114">hju</text:span></text:a></text:span><text:span text:style-name="T46_115"><text:a xlink:type="simple" xlink:href="http://commdocs.house.gov/committees/judiciary/hju85643.000/hju85643_0f.htm"><text:span text:style-name="T46_116">85643_0</text:span></text:a></text:span><text:span text:style-name="T46_117"><text:a xlink:type="simple" xlink:href="http://commdocs.house.gov/committees/judiciary/hju85643.000/hju85643_0f.htm"><text:span text:style-name="T46_118">f</text:span></text:a></text:span><text:span text:style-name="T46_119"><text:a xlink:type="simple" xlink:href="http://commdocs.house.gov/committees/judiciary/hju85643.000/hju85643_0f.htm"><text:span text:style-name="T46_120">.</text:span></text:a></text:span><text:span text:style-name="T46_121"><text:a xlink:type="simple" xlink:href="http://commdocs.house.gov/committees/judiciary/hju85643.000/hju85643_0f.htm"><text:span text:style-name="T46_122">htm</text:span></text:a></text:span></text:p>
      <text:p text:style-name="P47"/>
      <text:p text:style-name="P48"/>
      <text:p text:style-name="P49"><text:span text:style-name="T49_1">Thursday</text:span><text:span text:style-name="T49_2">,<text:s/>19<text:s/></text:span><text:span text:style-name="T49_3">September</text:span><text:span text:style-name="T49_4"><text:s/>2013</text:span></text:p>
      <text:p text:style-name="P50"><text:span text:style-name="T50_1">Topic</text:span><text:span text:style-name="T50_2">:<text:s/></text:span><text:span text:style-name="T50_3">The</text:span><text:span text:style-name="T50_4"><text:s/></text:span><text:span text:style-name="T50_5">Arab</text:span><text:span text:style-name="T50_6"><text:s/></text:span><text:span text:style-name="T50_7">Spring</text:span><text:span text:style-name="T50_8">/</text:span><text:span text:style-name="T50_9">Post</text:span><text:span text:style-name="T50_10"><text:s/></text:span><text:span text:style-name="T50_11">Arab</text:span><text:span text:style-name="T50_12"><text:s/></text:span><text:span text:style-name="T50_13">Spring</text:span></text:p>
      <text:p text:style-name="P51"><text:span text:style-name="T51_1">Presenter</text:span><text:span text:style-name="T51_2">:<text:s/></text:span><text:span text:style-name="T51_3">Andrew</text:span><text:span text:style-name="T51_4"><text:s/></text:span><text:span text:style-name="T51_5">Reynolds</text:span><text:span text:style-name="T51_6">,<text:s/></text:span><text:span text:style-name="T51_7">UNC</text:span><text:span text:style-name="T51_8"><text:s/></text:span><text:span text:style-name="T51_9">Political</text:span><text:span text:style-name="T51_10"><text:s/></text:span><text:span text:style-name="T51_11">Science</text:span></text:p>
      <text:p text:style-name="P52"><text:span text:style-name="T52_1">Readings</text:span><text:span text:style-name="T52_2">:<text:s/></text:span><text:span text:style-name="T52_3">None</text:span></text:p>
      <text:p text:style-name="P53"/>
      <text:p text:style-name="P54"/>
      <text:p text:style-name="P55"><text:span text:style-name="T55_1">Thursday</text:span><text:span text:style-name="T55_2">,<text:s/>26<text:s/></text:span><text:span text:style-name="T55_3">September</text:span><text:span text:style-name="T55_4"><text:s/>2013</text:span></text:p>
      <text:p text:style-name="P56"><text:span text:style-name="T56_1">Topic</text:span><text:span text:style-name="T56_2">:<text:s/></text:span><text:span text:style-name="T56_3">International</text:span><text:span text:style-name="T56_4"><text:s/></text:span><text:span text:style-name="T56_5">Research</text:span><text:span text:style-name="T56_6"><text:s/></text:span><text:span text:style-name="T56_7">Collaboration</text:span><text:span text:style-name="T56_8"><text:s/></text:span><text:span text:style-name="T56_9">in</text:span><text:span text:style-name="T56_10"><text:s/></text:span><text:span text:style-name="T56_11">the</text:span><text:span text:style-name="T56_12"><text:s/></text:span><text:span text:style-name="T56_13">Middle</text:span><text:span text:style-name="T56_14"><text:s/></text:span><text:span text:style-name="T56_15">East</text:span></text:p>
      <text:p text:style-name="P57"><text:span text:style-name="T57_1">Presenter</text:span><text:span text:style-name="T57_2">:<text:s/></text:span><text:span text:style-name="T57_3">John</text:span><text:span text:style-name="T57_4"><text:s/></text:span><text:span text:style-name="T57_5">Martin</text:span></text:p>
      <text:p text:style-name="P58"><text:span text:style-name="T58_1">Readings</text:span><text:span text:style-name="T58_2">:<text:s/></text:span></text:p>
      <text:p text:style-name="P59"><text:span text:style-name="T59_1">Flynn</text:span><text:span text:style-name="T59_2">,<text:s/></text:span><text:span text:style-name="T59_3">J</text:span><text:span text:style-name="T59_4">.<text:s/></text:span><text:span text:style-name="T59_5">M</text:span><text:span text:style-name="T59_6">.,<text:s/>&amp;<text:s/></text:span><text:span text:style-name="T59_7">Matthews</text:span><text:span text:style-name="T59_8">,<text:s/></text:span><text:span text:style-name="T59_9">K</text:span><text:span text:style-name="T59_10">.<text:s/></text:span><text:span text:style-name="T59_11">R</text:span><text:span text:style-name="T59_12">.<text:s/></text:span><text:span text:style-name="T59_13">W</text:span><text:span text:style-name="T59_14">.<text:s/>(2010).<text:s/></text:span><text:span text:style-name="T59_15"><text:a xlink:type="simple" xlink:href="http://link.springer.com.libproxy.lib.unc.edu/article/10.1007%2Fs12015-010-9133-6"><text:span text:style-name="T59_16">Stem</text:span></text:a></text:span><text:span text:style-name="T59_17"><text:a xlink:type="simple" xlink:href="http://link.springer.com.libproxy.lib.unc.edu/article/10.1007%2Fs12015-010-9133-6"><text:span text:style-name="T59_18"><text:s/></text:span></text:a></text:span><text:span text:style-name="T59_19"><text:a xlink:type="simple" xlink:href="http://link.springer.com.libproxy.lib.unc.edu/article/10.1007%2Fs12015-010-9133-6"><text:span text:style-name="T59_20">cell</text:span></text:a></text:span><text:span text:style-name="T59_21"><text:a xlink:type="simple" xlink:href="http://link.springer.com.libproxy.lib.unc.edu/article/10.1007%2Fs12015-010-9133-6"><text:span text:style-name="T59_22"><text:s/></text:span></text:a></text:span><text:span text:style-name="T59_23"><text:a xlink:type="simple" xlink:href="http://link.springer.com.libproxy.lib.unc.edu/article/10.1007%2Fs12015-010-9133-6"><text:span text:style-name="T59_24">research</text:span></text:a></text:span><text:span text:style-name="T59_25"><text:a xlink:type="simple" xlink:href="http://link.springer.com.libproxy.lib.unc.edu/article/10.1007%2Fs12015-010-9133-6"><text:span text:style-name="T59_26"><text:s/></text:span></text:a></text:span><text:span text:style-name="T59_27"><text:a xlink:type="simple" xlink:href="http://link.springer.com.libproxy.lib.unc.edu/article/10.1007%2Fs12015-010-9133-6"><text:span text:style-name="T59_28">in</text:span></text:a></text:span><text:span text:style-name="T59_29"><text:a xlink:type="simple" xlink:href="http://link.springer.com.libproxy.lib.unc.edu/article/10.1007%2Fs12015-010-9133-6"><text:span text:style-name="T59_30"><text:s/></text:span></text:a></text:span><text:span text:style-name="T59_31"><text:a xlink:type="simple" xlink:href="http://link.springer.com.libproxy.lib.unc.edu/article/10.1007%2Fs12015-010-9133-6"><text:span text:style-name="T59_32">the</text:span></text:a></text:span><text:span text:style-name="T59_33"><text:a xlink:type="simple" xlink:href="http://link.springer.com.libproxy.lib.unc.edu/article/10.1007%2Fs12015-010-9133-6"><text:span text:style-name="T59_34"><text:s/></text:span></text:a></text:span><text:span text:style-name="T59_35"><text:a xlink:type="simple" xlink:href="http://link.springer.com.libproxy.lib.unc.edu/article/10.1007%2Fs12015-010-9133-6"><text:span text:style-name="T59_36">greater</text:span></text:a></text:span><text:span text:style-name="T59_37"><text:a xlink:type="simple" xlink:href="http://link.springer.com.libproxy.lib.unc.edu/article/10.1007%2Fs12015-010-9133-6"><text:span text:style-name="T59_38"><text:s/></text:span></text:a></text:span><text:span text:style-name="T59_39"><text:a xlink:type="simple" xlink:href="http://link.springer.com.libproxy.lib.unc.edu/article/10.1007%2Fs12015-010-9133-6"><text:span text:style-name="T59_40">middle</text:span></text:a></text:span><text:span text:style-name="T59_41"><text:a xlink:type="simple" xlink:href="http://link.springer.com.libproxy.lib.unc.edu/article/10.1007%2Fs12015-010-9133-6"><text:span text:style-name="T59_42"><text:s/></text:span></text:a></text:span><text:span text:style-name="T59_43"><text:a xlink:type="simple" xlink:href="http://link.springer.com.libproxy.lib.unc.edu/article/10.1007%2Fs12015-010-9133-6"><text:span text:style-name="T59_44">east</text:span></text:a></text:span><text:span text:style-name="T59_45"><text:a xlink:type="simple" xlink:href="http://link.springer.com.libproxy.lib.unc.edu/article/10.1007%2Fs12015-010-9133-6"><text:span text:style-name="T59_46">:<text:s/></text:span></text:a></text:span><text:span text:style-name="T59_47"><text:a xlink:type="simple" xlink:href="http://link.springer.com.libproxy.lib.unc.edu/article/10.1007%2Fs12015-010-9133-6"><text:span text:style-name="T59_48">The</text:span></text:a></text:span><text:span text:style-name="T59_49"><text:a xlink:type="simple" xlink:href="http://link.springer.com.libproxy.lib.unc.edu/article/10.1007%2Fs12015-010-9133-6"><text:span text:style-name="T59_50"><text:s/></text:span></text:a></text:span><text:span text:style-name="T59_51"><text:a xlink:type="simple" xlink:href="http://link.springer.com.libproxy.lib.unc.edu/article/10.1007%2Fs12015-010-9133-6"><text:span text:style-name="T59_52">importance</text:span></text:a></text:span><text:span text:style-name="T59_53"><text:a xlink:type="simple" xlink:href="http://link.springer.com.libproxy.lib.unc.edu/article/10.1007%2Fs12015-010-9133-6"><text:span text:style-name="T59_54"><text:s/></text:span></text:a></text:span><text:span text:style-name="T59_55"><text:a xlink:type="simple" xlink:href="http://link.springer.com.libproxy.lib.unc.edu/article/10.1007%2Fs12015-010-9133-6"><text:span text:style-name="T59_56">of</text:span></text:a></text:span><text:span text:style-name="T59_57"><text:a xlink:type="simple" xlink:href="http://link.springer.com.libproxy.lib.unc.edu/article/10.1007%2Fs12015-010-9133-6"><text:span text:style-name="T59_58"><text:s/></text:span></text:a></text:span><text:span text:style-name="T59_59"><text:a xlink:type="simple" xlink:href="http://link.springer.com.libproxy.lib.unc.edu/article/10.1007%2Fs12015-010-9133-6"><text:span text:style-name="T59_60">establishing</text:span></text:a></text:span><text:span text:style-name="T59_61"><text:a xlink:type="simple" xlink:href="http://link.springer.com.libproxy.lib.unc.edu/article/10.1007%2Fs12015-010-9133-6"><text:span text:style-name="T59_62"><text:s/></text:span></text:a></text:span><text:span text:style-name="T59_63"><text:a xlink:type="simple" xlink:href="http://link.springer.com.libproxy.lib.unc.edu/article/10.1007%2Fs12015-010-9133-6"><text:span text:style-name="T59_64">policy</text:span></text:a></text:span><text:span text:style-name="T59_65"><text:a xlink:type="simple" xlink:href="http://link.springer.com.libproxy.lib.unc.edu/article/10.1007%2Fs12015-010-9133-6"><text:span text:style-name="T59_66"><text:s/></text:span></text:a></text:span><text:span text:style-name="T59_67"><text:a xlink:type="simple" xlink:href="http://link.springer.com.libproxy.lib.unc.edu/article/10.1007%2Fs12015-010-9133-6"><text:span text:style-name="T59_68">and</text:span></text:a></text:span><text:span text:style-name="T59_69"><text:a xlink:type="simple" xlink:href="http://link.springer.com.libproxy.lib.unc.edu/article/10.1007%2Fs12015-010-9133-6"><text:span text:style-name="T59_70"><text:s/></text:span></text:a></text:span><text:span text:style-name="T59_71"><text:a xlink:type="simple" xlink:href="http://link.springer.com.libproxy.lib.unc.edu/article/10.1007%2Fs12015-010-9133-6"><text:span text:style-name="T59_72">ethics</text:span></text:a></text:span><text:span text:style-name="T59_73"><text:a xlink:type="simple" xlink:href="http://link.springer.com.libproxy.lib.unc.edu/article/10.1007%2Fs12015-010-9133-6"><text:span text:style-name="T59_74"><text:s/></text:span></text:a></text:span><text:span text:style-name="T59_75"><text:a xlink:type="simple" xlink:href="http://link.springer.com.libproxy.lib.unc.edu/article/10.1007%2Fs12015-010-9133-6"><text:span text:style-name="T59_76">interoperability</text:span></text:a></text:span><text:span text:style-name="T59_77"><text:a xlink:type="simple" xlink:href="http://link.springer.com.libproxy.lib.unc.edu/article/10.1007%2Fs12015-010-9133-6"><text:span text:style-name="T59_78"><text:s/></text:span></text:a></text:span><text:span text:style-name="T59_79"><text:a xlink:type="simple" xlink:href="http://link.springer.com.libproxy.lib.unc.edu/article/10.1007%2Fs12015-010-9133-6"><text:span text:style-name="T59_80">to</text:span></text:a></text:span><text:span text:style-name="T59_81"><text:a xlink:type="simple" xlink:href="http://link.springer.com.libproxy.lib.unc.edu/article/10.1007%2Fs12015-010-9133-6"><text:span text:style-name="T59_82"><text:s/></text:span></text:a></text:span><text:span text:style-name="T59_83"><text:a xlink:type="simple" xlink:href="http://link.springer.com.libproxy.lib.unc.edu/article/10.1007%2Fs12015-010-9133-6"><text:span text:style-name="T59_84">foster</text:span></text:a></text:span><text:span text:style-name="T59_85"><text:a xlink:type="simple" xlink:href="http://link.springer.com.libproxy.lib.unc.edu/article/10.1007%2Fs12015-010-9133-6"><text:span text:style-name="T59_86"><text:s/></text:span></text:a></text:span><text:span text:style-name="T59_87"><text:a xlink:type="simple" xlink:href="http://link.springer.com.libproxy.lib.unc.edu/article/10.1007%2Fs12015-010-9133-6"><text:span text:style-name="T59_88">international</text:span></text:a></text:span><text:span text:style-name="T59_89"><text:a xlink:type="simple" xlink:href="http://link.springer.com.libproxy.lib.unc.edu/article/10.1007%2Fs12015-010-9133-6"><text:span text:style-name="T59_90"><text:s/></text:span></text:a></text:span><text:span text:style-name="T59_91"><text:a xlink:type="simple" xlink:href="http://link.springer.com.libproxy.lib.unc.edu/article/10.1007%2Fs12015-010-9133-6"><text:span text:style-name="T59_92">collaborations</text:span></text:a></text:span><text:span text:style-name="T59_93">.<text:s/></text:span><text:span text:style-name="T59_94">Stem</text:span><text:span text:style-name="T59_95"><text:s/></text:span><text:span text:style-name="T59_96">Cell</text:span><text:span text:style-name="T59_97"><text:s/></text:span><text:span text:style-name="T59_98">Reviews</text:span><text:span text:style-name="T59_99"><text:s/></text:span><text:span text:style-name="T59_100">and</text:span><text:span text:style-name="T59_101"><text:s/></text:span><text:span text:style-name="T59_102">Reports</text:span><text:span text:style-name="T59_103">,<text:s/>6</text:span><text:span text:style-name="T59_104">(2),<text:s/>143-150.<text:s/></text:span><text:span text:style-name="T59_105">doi</text:span><text:span text:style-name="T59_106">:10.1007/</text:span><text:span text:style-name="T59_107">s</text:span><text:span text:style-name="T59_108">12015-010-9133-6</text:span></text:p>
      <text:p text:style-name="P60"><text:span text:style-name="T60_1">Oleksiyenko</text:span><text:span text:style-name="T60_2">,<text:s/></text:span><text:span text:style-name="T60_3">A</text:span><text:span text:style-name="T60_4">.<text:s/>(2013).<text:s/></text:span><text:span text:style-name="T60_5"><text:a xlink:type="simple" xlink:href="http://link.springer.com.libproxy.lib.unc.edu/article/10.1007%2Fs11024-013-9221-2"><text:span text:style-name="T60_6">Organizational</text:span></text:a></text:span><text:span text:style-name="T60_7"><text:a xlink:type="simple" xlink:href="http://link.springer.com.libproxy.lib.unc.edu/article/10.1007%2Fs11024-013-9221-2"><text:span text:style-name="T60_8"><text:s/></text:span></text:a></text:span><text:span text:style-name="T60_9"><text:a xlink:type="simple" xlink:href="http://link.springer.com.libproxy.lib.unc.edu/article/10.1007%2Fs11024-013-9221-2"><text:span text:style-name="T60_10">legitimacy</text:span></text:a></text:span><text:span text:style-name="T60_11"><text:a xlink:type="simple" xlink:href="http://link.springer.com.libproxy.lib.unc.edu/article/10.1007%2Fs11024-013-9221-2"><text:span text:style-name="T60_12"><text:s/></text:span></text:a></text:span><text:span text:style-name="T60_13"><text:a xlink:type="simple" xlink:href="http://link.springer.com.libproxy.lib.unc.edu/article/10.1007%2Fs11024-013-9221-2"><text:span text:style-name="T60_14">of</text:span></text:a></text:span><text:span text:style-name="T60_15"><text:a xlink:type="simple" xlink:href="http://link.springer.com.libproxy.lib.unc.edu/article/10.1007%2Fs11024-013-9221-2"><text:span text:style-name="T60_16"><text:s/></text:span></text:a></text:span><text:span text:style-name="T60_17"><text:a xlink:type="simple" xlink:href="http://link.springer.com.libproxy.lib.unc.edu/article/10.1007%2Fs11024-013-9221-2"><text:span text:style-name="T60_18">international</text:span></text:a></text:span><text:span text:style-name="T60_19"><text:a xlink:type="simple" xlink:href="http://link.springer.com.libproxy.lib.unc.edu/article/10.1007%2Fs11024-013-9221-2"><text:span text:style-name="T60_20"><text:s/></text:span></text:a></text:span><text:span text:style-name="T60_21"><text:a xlink:type="simple" xlink:href="http://link.springer.com.libproxy.lib.unc.edu/article/10.1007%2Fs11024-013-9221-2"><text:span text:style-name="T60_22">research</text:span></text:a></text:span><text:span text:style-name="T60_23"><text:a xlink:type="simple" xlink:href="http://link.springer.com.libproxy.lib.unc.edu/article/10.1007%2Fs11024-013-9221-2"><text:span text:style-name="T60_24"><text:s/></text:span></text:a></text:span><text:span text:style-name="T60_25"><text:a xlink:type="simple" xlink:href="http://link.springer.com.libproxy.lib.unc.edu/article/10.1007%2Fs11024-013-9221-2"><text:span text:style-name="T60_26">collaborations</text:span></text:a></text:span><text:span text:style-name="T60_27"><text:a xlink:type="simple" xlink:href="http://link.springer.com.libproxy.lib.unc.edu/article/10.1007%2Fs11024-013-9221-2"><text:span text:style-name="T60_28">:<text:s/></text:span></text:a></text:span><text:span text:style-name="T60_29"><text:a xlink:type="simple" xlink:href="http://link.springer.com.libproxy.lib.unc.edu/article/10.1007%2Fs11024-013-9221-2"><text:span text:style-name="T60_30">Crossing</text:span></text:a></text:span><text:span text:style-name="T60_31"><text:a xlink:type="simple" xlink:href="http://link.springer.com.libproxy.lib.unc.edu/article/10.1007%2Fs11024-013-9221-2"><text:span text:style-name="T60_32"><text:s/></text:span></text:a></text:span><text:span text:style-name="T60_33"><text:a xlink:type="simple" xlink:href="http://link.springer.com.libproxy.lib.unc.edu/article/10.1007%2Fs11024-013-9221-2"><text:span text:style-name="T60_34">boundaries</text:span></text:a></text:span><text:span text:style-name="T60_35"><text:a xlink:type="simple" xlink:href="http://link.springer.com.libproxy.lib.unc.edu/article/10.1007%2Fs11024-013-9221-2"><text:span text:style-name="T60_36"><text:s/></text:span></text:a></text:span><text:span text:style-name="T60_37"><text:a xlink:type="simple" xlink:href="http://link.springer.com.libproxy.lib.unc.edu/article/10.1007%2Fs11024-013-9221-2"><text:span text:style-name="T60_38">in</text:span></text:a></text:span><text:span text:style-name="T60_39"><text:a xlink:type="simple" xlink:href="http://link.springer.com.libproxy.lib.unc.edu/article/10.1007%2Fs11024-013-9221-2"><text:span text:style-name="T60_40"><text:s/></text:span></text:a></text:span><text:span text:style-name="T60_41"><text:a xlink:type="simple" xlink:href="http://link.springer.com.libproxy.lib.unc.edu/article/10.1007%2Fs11024-013-9221-2"><text:span text:style-name="T60_42">the</text:span></text:a></text:span><text:span text:style-name="T60_43"><text:a xlink:type="simple" xlink:href="http://link.springer.com.libproxy.lib.unc.edu/article/10.1007%2Fs11024-013-9221-2"><text:span text:style-name="T60_44"><text:s/></text:span></text:a></text:span><text:span text:style-name="T60_45"><text:a xlink:type="simple" xlink:href="http://link.springer.com.libproxy.lib.unc.edu/article/10.1007%2Fs11024-013-9221-2"><text:span text:style-name="T60_46">middle</text:span></text:a></text:span><text:span text:style-name="T60_47"><text:a xlink:type="simple" xlink:href="http://link.springer.com.libproxy.lib.unc.edu/article/10.1007%2Fs11024-013-9221-2"><text:span text:style-name="T60_48"><text:s/></text:span></text:a></text:span><text:span text:style-name="T60_49"><text:a xlink:type="simple" xlink:href="http://link.springer.com.libproxy.lib.unc.edu/article/10.1007%2Fs11024-013-9221-2"><text:span text:style-name="T60_50">east</text:span></text:a></text:span><text:span text:style-name="T60_51">.</text:span><text:span text:style-name="T60_52"><text:s/></text:span><text:span text:style-name="T60_53">Minerva</text:span><text:span text:style-name="T60_54">,<text:s/>51</text:span><text:span text:style-name="T60_55">(1),<text:s/>49-69.<text:s/></text:span><text:span text:style-name="T60_56">doi</text:span><text:span text:style-name="T60_57">:10.1007/</text:span><text:span text:style-name="T60_58">s</text:span><text:span text:style-name="T60_59">11024-013-9221-2</text:span></text:p>
      <text:p text:style-name="P61"/>
      <text:p text:style-name="P62"/>
      <text:p text:style-name="P63"><text:span text:style-name="T63_1">Thursday</text:span><text:span text:style-name="T63_2">,<text:s/>3<text:s/></text:span><text:span text:style-name="T63_3">October</text:span><text:span text:style-name="T63_4"><text:s/>2013</text:span></text:p>
      <text:p text:style-name="P64"><text:span text:style-name="T64_1">Topic</text:span><text:span text:style-name="T64_2">:<text:s text:c="2"/></text:span><text:span text:style-name="T64_3">But</text:span><text:span text:style-name="T64_4"><text:s/></text:span><text:span text:style-name="T64_5">its</text:span><text:span text:style-name="T64_6"><text:s/></text:span><text:span text:style-name="T64_7">NOT</text:span><text:span text:style-name="T64_8"><text:s/></text:span><text:span text:style-name="T64_9">the</text:span><text:span text:style-name="T64_10"><text:s/></text:span><text:span text:style-name="T64_11">Middle</text:span><text:span text:style-name="T64_12"><text:s/></text:span><text:span text:style-name="T64_13">East</text:span><text:span text:style-name="T64_14"><text:s/>:<text:s/></text:span><text:span text:style-name="T64_15">North</text:span><text:span text:style-name="T64_16"><text:s/></text:span><text:span text:style-name="T64_17">Africa</text:span><text:span text:style-name="T64_18"><text:s/>(</text:span><text:span text:style-name="T64_19">the</text:span><text:span text:style-name="T64_20"><text:s/></text:span><text:span text:style-name="T64_21">Maghreb</text:span><text:span text:style-name="T64_22">)<text:s/></text:span><text:span text:style-name="T64_23">and</text:span><text:span text:style-name="T64_24"><text:s/></text:span><text:span text:style-name="T64_25">its</text:span><text:span text:style-name="T64_26"><text:s/></text:span><text:span text:style-name="T64_27">difference</text:span><text:span text:style-name="T64_28"><text:s/>(</text:span><text:span text:style-name="T64_29">not</text:span><text:span text:style-name="T64_30"><text:s/></text:span><text:span text:style-name="T64_31">inferiority</text:span><text:span text:style-name="T64_32">)</text:span></text:p>
      <text:p text:style-name="P65"><text:span text:style-name="T65_1">Presenter</text:span><text:span text:style-name="T65_2">:<text:s/></text:span><text:span text:style-name="T65_3">Sumayya</text:span></text:p>
      <text:p text:style-name="P66"><text:span text:style-name="T66_1">Readings</text:span><text:span text:style-name="T66_2">:<text:s text:c="2"/></text:span></text:p>
      <text:p text:style-name="P67"><text:span text:style-name="T67_1">Burke</text:span><text:span text:style-name="T67_2"><text:s/></text:span><text:span text:style-name="T67_3">E</text:span><text:span text:style-name="T67_4">.<text:s/>(2000).<text:s/></text:span><text:span text:style-name="T67_5"><text:a xlink:type="simple" xlink:href="https://docs.google.com/file/d/0B4zGiJvCfw99aUMydEZwblVuRlk/edit?usp=sharing"><text:span text:style-name="T67_6">Theorizing</text:span></text:a></text:span><text:span text:style-name="T67_7"><text:a xlink:type="simple" xlink:href="https://docs.google.com/file/d/0B4zGiJvCfw99aUMydEZwblVuRlk/edit?usp=sharing"><text:span text:style-name="T67_8"><text:s/></text:span></text:a></text:span><text:span text:style-name="T67_9"><text:a xlink:type="simple" xlink:href="https://docs.google.com/file/d/0B4zGiJvCfw99aUMydEZwblVuRlk/edit?usp=sharing"><text:span text:style-name="T67_10">the</text:span></text:a></text:span><text:span text:style-name="T67_11"><text:a xlink:type="simple" xlink:href="https://docs.google.com/file/d/0B4zGiJvCfw99aUMydEZwblVuRlk/edit?usp=sharing"><text:span text:style-name="T67_12"><text:s/></text:span></text:a></text:span><text:span text:style-name="T67_13"><text:a xlink:type="simple" xlink:href="https://docs.google.com/file/d/0B4zGiJvCfw99aUMydEZwblVuRlk/edit?usp=sharing"><text:span text:style-name="T67_14">Histories</text:span></text:a></text:span><text:span text:style-name="T67_15"><text:a xlink:type="simple" xlink:href="https://docs.google.com/file/d/0B4zGiJvCfw99aUMydEZwblVuRlk/edit?usp=sharing"><text:span text:style-name="T67_16"><text:s/></text:span></text:a></text:span><text:span text:style-name="T67_17"><text:a xlink:type="simple" xlink:href="https://docs.google.com/file/d/0B4zGiJvCfw99aUMydEZwblVuRlk/edit?usp=sharing"><text:span text:style-name="T67_18">of</text:span></text:a></text:span><text:span text:style-name="T67_19"><text:a xlink:type="simple" xlink:href="https://docs.google.com/file/d/0B4zGiJvCfw99aUMydEZwblVuRlk/edit?usp=sharing"><text:span text:style-name="T67_20"><text:s/></text:span></text:a></text:span><text:span text:style-name="T67_21"><text:a xlink:type="simple" xlink:href="https://docs.google.com/file/d/0B4zGiJvCfw99aUMydEZwblVuRlk/edit?usp=sharing"><text:span text:style-name="T67_22">Colonialism</text:span></text:a></text:span><text:span text:style-name="T67_23"><text:a xlink:type="simple" xlink:href="https://docs.google.com/file/d/0B4zGiJvCfw99aUMydEZwblVuRlk/edit?usp=sharing"><text:span text:style-name="T67_24"><text:s/></text:span></text:a></text:span><text:span text:style-name="T67_25"><text:a xlink:type="simple" xlink:href="https://docs.google.com/file/d/0B4zGiJvCfw99aUMydEZwblVuRlk/edit?usp=sharing"><text:span text:style-name="T67_26">and</text:span></text:a></text:span><text:span text:style-name="T67_27"><text:a xlink:type="simple" xlink:href="https://docs.google.com/file/d/0B4zGiJvCfw99aUMydEZwblVuRlk/edit?usp=sharing"><text:span text:style-name="T67_28"><text:s/></text:span></text:a></text:span><text:span text:style-name="T67_29"><text:a xlink:type="simple" xlink:href="https://docs.google.com/file/d/0B4zGiJvCfw99aUMydEZwblVuRlk/edit?usp=sharing"><text:span text:style-name="T67_30">Nationalism</text:span></text:a></text:span><text:span text:style-name="T67_31"><text:a xlink:type="simple" xlink:href="https://docs.google.com/file/d/0B4zGiJvCfw99aUMydEZwblVuRlk/edit?usp=sharing"><text:span text:style-name="T67_32"><text:s/></text:span></text:a></text:span><text:span text:style-name="T67_33"><text:a xlink:type="simple" xlink:href="https://docs.google.com/file/d/0B4zGiJvCfw99aUMydEZwblVuRlk/edit?usp=sharing"><text:span text:style-name="T67_34">in</text:span></text:a></text:span><text:span text:style-name="T67_35"><text:a xlink:type="simple" xlink:href="https://docs.google.com/file/d/0B4zGiJvCfw99aUMydEZwblVuRlk/edit?usp=sharing"><text:span text:style-name="T67_36"><text:s/></text:span></text:a></text:span><text:span text:style-name="T67_37"><text:a xlink:type="simple" xlink:href="https://docs.google.com/file/d/0B4zGiJvCfw99aUMydEZwblVuRlk/edit?usp=sharing"><text:span text:style-name="T67_38">the</text:span></text:a></text:span><text:span text:style-name="T67_39"><text:a xlink:type="simple" xlink:href="https://docs.google.com/file/d/0B4zGiJvCfw99aUMydEZwblVuRlk/edit?usp=sharing"><text:span text:style-name="T67_40"><text:s text:c="2"/></text:span></text:a></text:span><text:span text:style-name="T67_41"><text:a xlink:type="simple" xlink:href="https://docs.google.com/file/d/0B4zGiJvCfw99aUMydEZwblVuRlk/edit?usp=sharing"><text:span text:style-name="T67_42">Arab</text:span></text:a></text:span><text:span text:style-name="T67_43"><text:a xlink:type="simple" xlink:href="https://docs.google.com/file/d/0B4zGiJvCfw99aUMydEZwblVuRlk/edit?usp=sharing"><text:span text:style-name="T67_44"><text:s/></text:span></text:a></text:span><text:span text:style-name="T67_45"><text:a xlink:type="simple" xlink:href="https://docs.google.com/file/d/0B4zGiJvCfw99aUMydEZwblVuRlk/edit?usp=sharing"><text:span text:style-name="T67_46">Maghreb</text:span></text:a></text:span><text:span text:style-name="T67_47">.<text:s text:c="2"/></text:span><text:span text:style-name="T67_48">In</text:span><text:span text:style-name="T67_49"><text:s text:c="2"/></text:span><text:span text:style-name="T67_50">A</text:span><text:span text:style-name="T67_51">.</text:span><text:span text:style-name="T67_52">A</text:span><text:span text:style-name="T67_53">.<text:s/></text:span><text:span text:style-name="T67_54">Ahmida</text:span><text:span text:style-name="T67_55"><text:s/>(</text:span><text:span text:style-name="T67_56">Ed</text:span><text:span text:style-name="T67_57">.)<text:s/></text:span><text:span text:style-name="T67_58">Beyond</text:span><text:span text:style-name="T67_59"><text:s/></text:span><text:span text:style-name="T67_60">Colonialism</text:span><text:span text:style-name="T67_61"><text:s/></text:span><text:span text:style-name="T67_62">and</text:span><text:span text:style-name="T67_63"><text:s/></text:span><text:span text:style-name="T67_64">Nationalism</text:span><text:span text:style-name="T67_65"><text:s/></text:span><text:span text:style-name="T67_66">in</text:span><text:span text:style-name="T67_67"><text:s/></text:span><text:span text:style-name="T67_68">the</text:span><text:span text:style-name="T67_69"><text:s/></text:span><text:span text:style-name="T67_70">Maghrib</text:span><text:span text:style-name="T67_71">:<text:s/></text:span><text:span text:style-name="T67_72">history</text:span><text:span text:style-name="T67_73">,<text:s/></text:span><text:span text:style-name="T67_74">culture</text:span><text:span text:style-name="T67_75">,<text:s/></text:span><text:span text:style-name="T67_76">and</text:span><text:span text:style-name="T67_77"><text:s/></text:span><text:span text:style-name="T67_78">politics</text:span><text:span text:style-name="T67_79"><text:s/>.<text:s/></text:span><text:span text:style-name="T67_80">New</text:span><text:span text:style-name="T67_81"><text:s/></text:span><text:span text:style-name="T67_82">York</text:span><text:span text:style-name="T67_83"><text:s/>:<text:s/></text:span><text:span text:style-name="T67_84">Palgrave</text:span><text:span text:style-name="T67_85">.</text:span></text:p>
      <text:p text:style-name="P68"><text:span text:style-name="T68_1">Brown</text:span><text:span text:style-name="T68_2">,<text:s/></text:span><text:span text:style-name="T68_3">L</text:span><text:span text:style-name="T68_4">.</text:span><text:span text:style-name="T68_5">C</text:span><text:span text:style-name="T68_6">.<text:s/>(1997)<text:s/></text:span><text:span text:style-name="T68_7"><text:a xlink:type="simple" xlink:href="https://docs.google.com/file/d/0B4zGiJvCfw99bUdDSlJNU2hSSms/edit?usp=sharing"><text:span text:style-name="T68_8">Maghrib</text:span></text:a></text:span><text:span text:style-name="T68_9"><text:a xlink:type="simple" xlink:href="https://docs.google.com/file/d/0B4zGiJvCfw99bUdDSlJNU2hSSms/edit?usp=sharing"><text:span text:style-name="T68_10"><text:s/></text:span></text:a></text:span><text:span text:style-name="T68_11"><text:a xlink:type="simple" xlink:href="https://docs.google.com/file/d/0B4zGiJvCfw99bUdDSlJNU2hSSms/edit?usp=sharing"><text:span text:style-name="T68_12">Historiography</text:span></text:a></text:span><text:span text:style-name="T68_13"><text:a xlink:type="simple" xlink:href="https://docs.google.com/file/d/0B4zGiJvCfw99bUdDSlJNU2hSSms/edit?usp=sharing"><text:span text:style-name="T68_14">:<text:s/></text:span></text:a></text:span><text:span text:style-name="T68_15"><text:a xlink:type="simple" xlink:href="https://docs.google.com/file/d/0B4zGiJvCfw99bUdDSlJNU2hSSms/edit?usp=sharing"><text:span text:style-name="T68_16">The</text:span></text:a></text:span><text:span text:style-name="T68_17"><text:a xlink:type="simple" xlink:href="https://docs.google.com/file/d/0B4zGiJvCfw99bUdDSlJNU2hSSms/edit?usp=sharing"><text:span text:style-name="T68_18"><text:s/></text:span></text:a></text:span><text:span text:style-name="T68_19"><text:a xlink:type="simple" xlink:href="https://docs.google.com/file/d/0B4zGiJvCfw99bUdDSlJNU2hSSms/edit?usp=sharing"><text:span text:style-name="T68_20">Unit</text:span></text:a></text:span><text:span text:style-name="T68_21"><text:a xlink:type="simple" xlink:href="https://docs.google.com/file/d/0B4zGiJvCfw99bUdDSlJNU2hSSms/edit?usp=sharing"><text:span text:style-name="T68_22"><text:s/></text:span></text:a></text:span><text:span text:style-name="T68_23"><text:a xlink:type="simple" xlink:href="https://docs.google.com/file/d/0B4zGiJvCfw99bUdDSlJNU2hSSms/edit?usp=sharing"><text:span text:style-name="T68_24">of</text:span></text:a></text:span><text:span text:style-name="T68_25"><text:a xlink:type="simple" xlink:href="https://docs.google.com/file/d/0B4zGiJvCfw99bUdDSlJNU2hSSms/edit?usp=sharing"><text:span text:style-name="T68_26"><text:s/></text:span></text:a></text:span><text:span text:style-name="T68_27"><text:a xlink:type="simple" xlink:href="https://docs.google.com/file/d/0B4zGiJvCfw99bUdDSlJNU2hSSms/edit?usp=sharing"><text:span text:style-name="T68_28">Analysis</text:span></text:a></text:span><text:span text:style-name="T68_29"><text:a xlink:type="simple" xlink:href="https://docs.google.com/file/d/0B4zGiJvCfw99bUdDSlJNU2hSSms/edit?usp=sharing"><text:span text:style-name="T68_30"><text:s/></text:span></text:a></text:span><text:span text:style-name="T68_31"><text:a xlink:type="simple" xlink:href="https://docs.google.com/file/d/0B4zGiJvCfw99bUdDSlJNU2hSSms/edit?usp=sharing"><text:span text:style-name="T68_32">Problem</text:span></text:a></text:span><text:span text:style-name="T68_33">.<text:s/></text:span><text:span text:style-name="T68_34">In</text:span><text:span text:style-name="T68_35"><text:s/></text:span><text:span text:style-name="T68_36">M</text:span><text:span text:style-name="T68_37">.<text:s/></text:span><text:span text:style-name="T68_38">LeGall</text:span><text:span text:style-name="T68_39"><text:s/></text:span><text:span text:style-name="T68_40">and</text:span><text:span text:style-name="T68_41"><text:s/></text:span><text:span text:style-name="T68_42">K</text:span><text:span text:style-name="T68_43">.<text:s/></text:span><text:span text:style-name="T68_44">Perkins</text:span><text:span text:style-name="T68_45"><text:s/>(</text:span><text:span text:style-name="T68_46">Eds</text:span><text:span text:style-name="T68_47">.)<text:s/></text:span><text:span text:style-name="T68_48">The</text:span><text:span text:style-name="T68_49"><text:s/></text:span><text:span text:style-name="T68_50">Maghrib</text:span><text:span text:style-name="T68_51"><text:s/></text:span><text:span text:style-name="T68_52">in</text:span><text:span text:style-name="T68_53"><text:s/></text:span><text:span text:style-name="T68_54">Question</text:span><text:span text:style-name="T68_55">:<text:s/></text:span><text:span text:style-name="T68_56">Essays</text:span><text:span text:style-name="T68_57"><text:s/></text:span><text:span text:style-name="T68_58">in</text:span><text:span text:style-name="T68_59"><text:s/></text:span><text:span text:style-name="T68_60">History</text:span><text:span text:style-name="T68_61"><text:s/></text:span><text:span text:style-name="T68_62">and</text:span><text:span text:style-name="T68_63"><text:s/></text:span><text:span text:style-name="T68_64">Historiography</text:span><text:span text:style-name="T68_65">.<text:s/></text:span><text:span text:style-name="T68_66">Austin</text:span><text:span text:style-name="T68_67">:<text:s/></text:span><text:span text:style-name="T68_68">University</text:span><text:span text:style-name="T68_69"><text:s/></text:span><text:span text:style-name="T68_70">of</text:span><text:span text:style-name="T68_71"><text:s/></text:span><text:span text:style-name="T68_72">Texas</text:span><text:span text:style-name="T68_73"><text:s/></text:span><text:span text:style-name="T68_74">Press</text:span><text:span text:style-name="T68_75">.<text:s/></text:span></text:p>
      <text:p text:style-name="P69"><text:span text:style-name="T69_1">Ben</text:span><text:span text:style-name="T69_2"><text:s/></text:span><text:span text:style-name="T69_3">Abdeljelil</text:span><text:span text:style-name="T69_4">,<text:s/></text:span><text:span text:style-name="T69_5">J</text:span><text:span text:style-name="T69_6">.<text:s/>(2007).<text:s/></text:span><text:span text:style-name="T69_7"><text:a xlink:type="simple" xlink:href="http://www.i-r-i-e.net/inhalt/007/29-abdeljelil.pdf"><text:span text:style-name="T69_8">The</text:span></text:a></text:span><text:span text:style-name="T69_9"><text:a xlink:type="simple" xlink:href="http://www.i-r-i-e.net/inhalt/007/29-abdeljelil.pdf"><text:span text:style-name="T69_10"><text:s/></text:span></text:a></text:span><text:span text:style-name="T69_11"><text:a xlink:type="simple" xlink:href="http://www.i-r-i-e.net/inhalt/007/29-abdeljelil.pdf"><text:span text:style-name="T69_12">Discourse</text:span></text:a></text:span><text:span text:style-name="T69_13"><text:a xlink:type="simple" xlink:href="http://www.i-r-i-e.net/inhalt/007/29-abdeljelil.pdf"><text:span text:style-name="T69_14"><text:s/></text:span></text:a></text:span><text:span text:style-name="T69_15"><text:a xlink:type="simple" xlink:href="http://www.i-r-i-e.net/inhalt/007/29-abdeljelil.pdf"><text:span text:style-name="T69_16">of</text:span></text:a></text:span><text:span text:style-name="T69_17"><text:a xlink:type="simple" xlink:href="http://www.i-r-i-e.net/inhalt/007/29-abdeljelil.pdf"><text:span text:style-name="T69_18"><text:s/></text:span></text:a></text:span><text:span text:style-name="T69_19"><text:a xlink:type="simple" xlink:href="http://www.i-r-i-e.net/inhalt/007/29-abdeljelil.pdf"><text:span text:style-name="T69_20">Identity</text:span></text:a></text:span><text:span text:style-name="T69_21"><text:a xlink:type="simple" xlink:href="http://www.i-r-i-e.net/inhalt/007/29-abdeljelil.pdf"><text:span text:style-name="T69_22"><text:s/></text:span></text:a></text:span><text:span text:style-name="T69_23"><text:a xlink:type="simple" xlink:href="http://www.i-r-i-e.net/inhalt/007/29-abdeljelil.pdf"><text:span text:style-name="T69_24">in</text:span></text:a></text:span><text:span text:style-name="T69_25"><text:a xlink:type="simple" xlink:href="http://www.i-r-i-e.net/inhalt/007/29-abdeljelil.pdf"><text:span text:style-name="T69_26"><text:s/></text:span></text:a></text:span><text:span text:style-name="T69_27"><text:a xlink:type="simple" xlink:href="http://www.i-r-i-e.net/inhalt/007/29-abdeljelil.pdf"><text:span text:style-name="T69_28">the</text:span></text:a></text:span><text:span text:style-name="T69_29"><text:a xlink:type="simple" xlink:href="http://www.i-r-i-e.net/inhalt/007/29-abdeljelil.pdf"><text:span text:style-name="T69_30"><text:s/></text:span></text:a></text:span><text:span text:style-name="T69_31"><text:a xlink:type="simple" xlink:href="http://www.i-r-i-e.net/inhalt/007/29-abdeljelil.pdf"><text:span text:style-name="T69_32">Maghreb</text:span></text:a></text:span><text:span text:style-name="T69_33"><text:a xlink:type="simple" xlink:href="http://www.i-r-i-e.net/inhalt/007/29-abdeljelil.pdf"><text:span text:style-name="T69_34"><text:s/></text:span></text:a></text:span><text:span text:style-name="T69_35"><text:a xlink:type="simple" xlink:href="http://www.i-r-i-e.net/inhalt/007/29-abdeljelil.pdf"><text:span text:style-name="T69_36">between</text:span></text:a></text:span><text:span text:style-name="T69_37"><text:a xlink:type="simple" xlink:href="http://www.i-r-i-e.net/inhalt/007/29-abdeljelil.pdf"><text:span text:style-name="T69_38"><text:s/></text:span></text:a></text:span><text:span text:style-name="T69_39"><text:a xlink:type="simple" xlink:href="http://www.i-r-i-e.net/inhalt/007/29-abdeljelil.pdf"><text:span text:style-name="T69_40">Difference</text:span></text:a></text:span><text:span text:style-name="T69_41"><text:a xlink:type="simple" xlink:href="http://www.i-r-i-e.net/inhalt/007/29-abdeljelil.pdf"><text:span text:style-name="T69_42"><text:s/></text:span></text:a></text:span><text:span text:style-name="T69_43"><text:a xlink:type="simple" xlink:href="http://www.i-r-i-e.net/inhalt/007/29-abdeljelil.pdf"><text:span text:style-name="T69_44">and</text:span></text:a></text:span><text:span text:style-name="T69_45"><text:a xlink:type="simple" xlink:href="http://www.i-r-i-e.net/inhalt/007/29-abdeljelil.pdf"><text:span text:style-name="T69_46"><text:s/></text:span></text:a></text:span><text:span text:style-name="T69_47"><text:a xlink:type="simple" xlink:href="http://www.i-r-i-e.net/inhalt/007/29-abdeljelil.pdf"><text:span text:style-name="T69_48">Universality</text:span></text:a></text:span><text:span text:style-name="T69_49">.</text:span><text:span text:style-name="T69_50"><text:s/></text:span><text:span text:style-name="T69_51">International</text:span><text:span text:style-name="T69_52"><text:s/></text:span><text:span text:style-name="T69_53">Review</text:span><text:span text:style-name="T69_54"><text:s/></text:span><text:span text:style-name="T69_55">of</text:span><text:span text:style-name="T69_56"><text:s/></text:span><text:span text:style-name="T69_57">Information</text:span><text:span text:style-name="T69_58"><text:s/></text:span><text:span text:style-name="T69_59">Ethics</text:span><text:span text:style-name="T69_60">,<text:s/>7,<text:s/>1-4.</text:span></text:p>
      <text:p text:style-name="P70"/>
      <text:p text:style-name="P71"/>
      <text:p text:style-name="P72"><text:span text:style-name="T72_1">Thursday</text:span><text:span text:style-name="T72_2">,<text:s/>10<text:s/></text:span><text:span text:style-name="T72_3">October</text:span><text:span text:style-name="T72_4"><text:s/>2013</text:span></text:p>
      <text:p text:style-name="P73"><text:span text:style-name="T73_1">Topic</text:span><text:span text:style-name="T73_2">:<text:s/></text:span><text:span text:style-name="T73_3">Popular</text:span><text:span text:style-name="T73_4"><text:s text:c="2"/></text:span><text:span text:style-name="T73_5">Literature</text:span><text:span text:style-name="T73_6"><text:s/></text:span><text:span text:style-name="T73_7">from</text:span><text:span text:style-name="T73_8"><text:s/></text:span><text:span text:style-name="T73_9">the</text:span><text:span text:style-name="T73_10"><text:s/></text:span><text:span text:style-name="T73_11">Region</text:span><text:span text:style-name="T73_12">(</text:span><text:span text:style-name="T73_13">s</text:span><text:span text:style-name="T73_14">)</text:span></text:p>
      <text:p text:style-name="P74"><text:span text:style-name="T74_1">Presenter</text:span><text:span text:style-name="T74_2">:<text:s/></text:span><text:span text:style-name="T74_3">Sumayya</text:span></text:p>
      <text:p text:style-name="P75"><text:span text:style-name="T75_1">Readings</text:span><text:span text:style-name="T75_2">:<text:s text:c="3"/></text:span><text:span text:style-name="T75_3">ALBAKRY</text:span><text:span text:style-name="T75_4">,</text:span><text:span text:style-name="T75_5">M</text:span><text:span text:style-name="T75_6">.<text:s/></text:span><text:span text:style-name="T75_7">and</text:span><text:span text:style-name="T75_8"><text:s text:c="2"/></text:span><text:span text:style-name="T75_9">ALLEN</text:span><text:span text:style-name="T75_10">,<text:s/></text:span><text:span text:style-name="T75_11">R</text:span><text:span text:style-name="T75_12">.<text:s/>(2007).<text:s/></text:span><text:span text:style-name="T75_13"><text:a xlink:type="simple" xlink:href="https://docs.google.com/file/d/0B7vRZWOtj_QMZFBKaGhVWWY3cUE/edit?usp=sharing"><text:span text:style-name="T75_14">The</text:span></text:a></text:span><text:span text:style-name="T75_15"><text:a xlink:type="simple" xlink:href="https://docs.google.com/file/d/0B7vRZWOtj_QMZFBKaGhVWWY3cUE/edit?usp=sharing"><text:span text:style-name="T75_16"><text:s/></text:span></text:a></text:span><text:span text:style-name="T75_17"><text:a xlink:type="simple" xlink:href="https://docs.google.com/file/d/0B7vRZWOtj_QMZFBKaGhVWWY3cUE/edit?usp=sharing"><text:span text:style-name="T75_18">Literary</text:span></text:a></text:span><text:span text:style-name="T75_19"><text:a xlink:type="simple" xlink:href="https://docs.google.com/file/d/0B7vRZWOtj_QMZFBKaGhVWWY3cUE/edit?usp=sharing"><text:span text:style-name="T75_20"><text:s/></text:span></text:a></text:span><text:span text:style-name="T75_21"><text:a xlink:type="simple" xlink:href="https://docs.google.com/file/d/0B7vRZWOtj_QMZFBKaGhVWWY3cUE/edit?usp=sharing"><text:span text:style-name="T75_22">World</text:span></text:a></text:span><text:span text:style-name="T75_23"><text:a xlink:type="simple" xlink:href="https://docs.google.com/file/d/0B7vRZWOtj_QMZFBKaGhVWWY3cUE/edit?usp=sharing"><text:span text:style-name="T75_24"><text:s/></text:span></text:a></text:span><text:span text:style-name="T75_25"><text:a xlink:type="simple" xlink:href="https://docs.google.com/file/d/0B7vRZWOtj_QMZFBKaGhVWWY3cUE/edit?usp=sharing"><text:span text:style-name="T75_26">of</text:span></text:a></text:span><text:span text:style-name="T75_27"><text:a xlink:type="simple" xlink:href="https://docs.google.com/file/d/0B7vRZWOtj_QMZFBKaGhVWWY3cUE/edit?usp=sharing"><text:span text:style-name="T75_28"><text:s/></text:span></text:a></text:span><text:span text:style-name="T75_29"><text:a xlink:type="simple" xlink:href="https://docs.google.com/file/d/0B7vRZWOtj_QMZFBKaGhVWWY3cUE/edit?usp=sharing"><text:span text:style-name="T75_30">Muhammad</text:span></text:a></text:span><text:span text:style-name="T75_31"><text:a xlink:type="simple" xlink:href="https://docs.google.com/file/d/0B7vRZWOtj_QMZFBKaGhVWWY3cUE/edit?usp=sharing"><text:span text:style-name="T75_32"><text:s/></text:span></text:a></text:span><text:span text:style-name="T75_33"><text:a xlink:type="simple" xlink:href="https://docs.google.com/file/d/0B7vRZWOtj_QMZFBKaGhVWWY3cUE/edit?usp=sharing"><text:span text:style-name="T75_34">Zifzaf</text:span></text:a></text:span><text:span text:style-name="T75_35"><text:a xlink:type="simple" xlink:href="https://docs.google.com/file/d/0B7vRZWOtj_QMZFBKaGhVWWY3cUE/edit?usp=sharing"><text:span text:style-name="T75_36">:<text:s/></text:span></text:a></text:span><text:span text:style-name="T75_37"><text:a xlink:type="simple" xlink:href="https://docs.google.com/file/d/0B7vRZWOtj_QMZFBKaGhVWWY3cUE/edit?usp=sharing"><text:span text:style-name="T75_38">Three</text:span></text:a></text:span><text:span text:style-name="T75_39"><text:a xlink:type="simple" xlink:href="https://docs.google.com/file/d/0B7vRZWOtj_QMZFBKaGhVWWY3cUE/edit?usp=sharing"><text:span text:style-name="T75_40"><text:s/></text:span></text:a></text:span><text:span text:style-name="T75_41"><text:a xlink:type="simple" xlink:href="https://docs.google.com/file/d/0B7vRZWOtj_QMZFBKaGhVWWY3cUE/edit?usp=sharing"><text:span text:style-name="T75_42">short</text:span></text:a></text:span><text:span text:style-name="T75_43"><text:a xlink:type="simple" xlink:href="https://docs.google.com/file/d/0B7vRZWOtj_QMZFBKaGhVWWY3cUE/edit?usp=sharing"><text:span text:style-name="T75_44"><text:s/></text:span></text:a></text:span><text:span text:style-name="T75_45"><text:a xlink:type="simple" xlink:href="https://docs.google.com/file/d/0B7vRZWOtj_QMZFBKaGhVWWY3cUE/edit?usp=sharing"><text:span text:style-name="T75_46">stories</text:span></text:a></text:span><text:span text:style-name="T75_47">.<text:s/></text:span><text:span text:style-name="T75_48">Middle</text:span><text:span text:style-name="T75_49"><text:s/></text:span><text:span text:style-name="T75_50">Eastern</text:span><text:span text:style-name="T75_51"><text:s/></text:span><text:span text:style-name="T75_52">Literatures</text:span><text:span text:style-name="T75_53">,<text:s/>10<text:s/>(2).</text:span></text:p>
      <text:p text:style-name="P76"/>
      <text:p text:style-name="P77"><text:span text:style-name="T77_1">Roger</text:span><text:span text:style-name="T77_2"><text:s/></text:span><text:span text:style-name="T77_3">Allen</text:span><text:span text:style-name="T77_4"><text:s/>(2011)<text:s/></text:span><text:span text:style-name="T77_5"><text:a xlink:type="simple" xlink:href="https://docs.google.com/file/d/0B7vRZWOtj_QMandpSXlNM0ZXQ3c/edit?usp=sharing"><text:span text:style-name="T77_6">Rewriting</text:span></text:a></text:span><text:span text:style-name="T77_7"><text:a xlink:type="simple" xlink:href="https://docs.google.com/file/d/0B7vRZWOtj_QMandpSXlNM0ZXQ3c/edit?usp=sharing"><text:span text:style-name="T77_8"><text:s/></text:span></text:a></text:span><text:span text:style-name="T77_9"><text:a xlink:type="simple" xlink:href="https://docs.google.com/file/d/0B7vRZWOtj_QMandpSXlNM0ZXQ3c/edit?usp=sharing"><text:span text:style-name="T77_10">literary</text:span></text:a></text:span><text:span text:style-name="T77_11"><text:a xlink:type="simple" xlink:href="https://docs.google.com/file/d/0B7vRZWOtj_QMandpSXlNM0ZXQ3c/edit?usp=sharing"><text:span text:style-name="T77_12"><text:s/></text:span></text:a></text:span><text:span text:style-name="T77_13"><text:a xlink:type="simple" xlink:href="https://docs.google.com/file/d/0B7vRZWOtj_QMandpSXlNM0ZXQ3c/edit?usp=sharing"><text:span text:style-name="T77_14">history</text:span></text:a></text:span><text:span text:style-name="T77_15"><text:a xlink:type="simple" xlink:href="https://docs.google.com/file/d/0B7vRZWOtj_QMandpSXlNM0ZXQ3c/edit?usp=sharing"><text:span text:style-name="T77_16">:<text:s/></text:span></text:a></text:span><text:span text:style-name="T77_17"><text:a xlink:type="simple" xlink:href="https://docs.google.com/file/d/0B7vRZWOtj_QMandpSXlNM0ZXQ3c/edit?usp=sharing"><text:span text:style-name="T77_18">the</text:span></text:a></text:span><text:span text:style-name="T77_19"><text:a xlink:type="simple" xlink:href="https://docs.google.com/file/d/0B7vRZWOtj_QMandpSXlNM0ZXQ3c/edit?usp=sharing"><text:span text:style-name="T77_20"><text:s/></text:span></text:a></text:span><text:span text:style-name="T77_21"><text:a xlink:type="simple" xlink:href="https://docs.google.com/file/d/0B7vRZWOtj_QMandpSXlNM0ZXQ3c/edit?usp=sharing"><text:span text:style-name="T77_22">case</text:span></text:a></text:span><text:span text:style-name="T77_23"><text:a xlink:type="simple" xlink:href="https://docs.google.com/file/d/0B7vRZWOtj_QMandpSXlNM0ZXQ3c/edit?usp=sharing"><text:span text:style-name="T77_24"><text:s/></text:span></text:a></text:span><text:span text:style-name="T77_25"><text:a xlink:type="simple" xlink:href="https://docs.google.com/file/d/0B7vRZWOtj_QMandpSXlNM0ZXQ3c/edit?usp=sharing"><text:span text:style-name="T77_26">of</text:span></text:a></text:span><text:span text:style-name="T77_27"><text:a xlink:type="simple" xlink:href="https://docs.google.com/file/d/0B7vRZWOtj_QMandpSXlNM0ZXQ3c/edit?usp=sharing"><text:span text:style-name="T77_28"><text:s/></text:span></text:a></text:span><text:span text:style-name="T77_29"><text:a xlink:type="simple" xlink:href="https://docs.google.com/file/d/0B7vRZWOtj_QMandpSXlNM0ZXQ3c/edit?usp=sharing"><text:span text:style-name="T77_30">Moroccan</text:span></text:a></text:span><text:span text:style-name="T77_31"><text:a xlink:type="simple" xlink:href="https://docs.google.com/file/d/0B7vRZWOtj_QMandpSXlNM0ZXQ3c/edit?usp=sharing"><text:span text:style-name="T77_32"><text:s/></text:span></text:a></text:span><text:span text:style-name="T77_33"><text:a xlink:type="simple" xlink:href="https://docs.google.com/file/d/0B7vRZWOtj_QMandpSXlNM0ZXQ3c/edit?usp=sharing"><text:span text:style-name="T77_34">fiction</text:span></text:a></text:span><text:span text:style-name="T77_35"><text:a xlink:type="simple" xlink:href="https://docs.google.com/file/d/0B7vRZWOtj_QMandpSXlNM0ZXQ3c/edit?usp=sharing"><text:span text:style-name="T77_36"><text:s/></text:span></text:a></text:span><text:span text:style-name="T77_37"><text:a xlink:type="simple" xlink:href="https://docs.google.com/file/d/0B7vRZWOtj_QMandpSXlNM0ZXQ3c/edit?usp=sharing"><text:span text:style-name="T77_38">in</text:span></text:a></text:span><text:span text:style-name="T77_39"><text:a xlink:type="simple" xlink:href="https://docs.google.com/file/d/0B7vRZWOtj_QMandpSXlNM0ZXQ3c/edit?usp=sharing"><text:span text:style-name="T77_40"><text:s/></text:span></text:a></text:span><text:span text:style-name="T77_41"><text:a xlink:type="simple" xlink:href="https://docs.google.com/file/d/0B7vRZWOtj_QMandpSXlNM0ZXQ3c/edit?usp=sharing"><text:span text:style-name="T77_42">Arabic</text:span></text:a></text:span><text:span text:style-name="T77_43">,<text:s/></text:span><text:span text:style-name="T77_44">The</text:span><text:span text:style-name="T77_45"><text:s/></text:span><text:span text:style-name="T77_46">Journal</text:span><text:span text:style-name="T77_47"><text:s/></text:span><text:span text:style-name="T77_48">of</text:span><text:span text:style-name="T77_49"><text:s/></text:span><text:span text:style-name="T77_50">North</text:span><text:span text:style-name="T77_51"><text:s/></text:span><text:span text:style-name="T77_52">African</text:span><text:span text:style-name="T77_53"><text:s/></text:span><text:span text:style-name="T77_54">Studies</text:span><text:span text:style-name="T77_55">,<text:s/>16:3,<text:s/>311-324,</text:span></text:p>
      <text:p text:style-name="P78"/>
      <text:p text:style-name="P79"><text:span text:style-name="T79_1">Contribution</text:span><text:span text:style-name="T79_2"><text:s/></text:span><text:span text:style-name="T79_3">from</text:span><text:span text:style-name="T79_4"><text:s/></text:span><text:span text:style-name="T79_5">John</text:span><text:span text:style-name="T79_6">:</text:span></text:p>
      <text:p text:style-name="P80"><text:span text:style-name="T80_1">al</text:span><text:span text:style-name="T80_2">-</text:span><text:span text:style-name="T80_3">Koni</text:span><text:span text:style-name="T80_4">,<text:s/></text:span><text:span text:style-name="T80_5">I</text:span><text:span text:style-name="T80_6">.<text:s/>(2000).<text:s/></text:span><text:span text:style-name="T80_7"><text:a xlink:type="simple" xlink:href="https://docs.google.com/file/d/0B4zGiJvCfw99SVZua09OZk5nMFk/edit?usp=sharing"><text:span text:style-name="T80_8">The</text:span></text:a></text:span><text:span text:style-name="T80_9"><text:a xlink:type="simple" xlink:href="https://docs.google.com/file/d/0B4zGiJvCfw99SVZua09OZk5nMFk/edit?usp=sharing"><text:span text:style-name="T80_10"><text:s/></text:span></text:a></text:span><text:span text:style-name="T80_11"><text:a xlink:type="simple" xlink:href="https://docs.google.com/file/d/0B4zGiJvCfw99SVZua09OZk5nMFk/edit?usp=sharing"><text:span text:style-name="T80_12">ill</text:span></text:a></text:span><text:span text:style-name="T80_13"><text:a xlink:type="simple" xlink:href="https://docs.google.com/file/d/0B4zGiJvCfw99SVZua09OZk5nMFk/edit?usp=sharing"><text:span text:style-name="T80_14">-</text:span></text:a></text:span><text:span text:style-name="T80_15"><text:a xlink:type="simple" xlink:href="https://docs.google.com/file/d/0B4zGiJvCfw99SVZua09OZk5nMFk/edit?usp=sharing"><text:span text:style-name="T80_16">omened</text:span></text:a></text:span><text:span text:style-name="T80_17"><text:a xlink:type="simple" xlink:href="https://docs.google.com/file/d/0B4zGiJvCfw99SVZua09OZk5nMFk/edit?usp=sharing"><text:span text:style-name="T80_18"><text:s/></text:span></text:a></text:span><text:span text:style-name="T80_19"><text:a xlink:type="simple" xlink:href="https://docs.google.com/file/d/0B4zGiJvCfw99SVZua09OZk5nMFk/edit?usp=sharing"><text:span text:style-name="T80_20">golden</text:span></text:a></text:span><text:span text:style-name="T80_21"><text:a xlink:type="simple" xlink:href="https://docs.google.com/file/d/0B4zGiJvCfw99SVZua09OZk5nMFk/edit?usp=sharing"><text:span text:style-name="T80_22"><text:s/></text:span></text:a></text:span><text:span text:style-name="T80_23"><text:a xlink:type="simple" xlink:href="https://docs.google.com/file/d/0B4zGiJvCfw99SVZua09OZk5nMFk/edit?usp=sharing"><text:span text:style-name="T80_24">bird</text:span></text:a></text:span><text:span text:style-name="T80_25">.<text:s/></text:span><text:span text:style-name="T80_26">In</text:span><text:span text:style-name="T80_27"><text:s/></text:span><text:span text:style-name="T80_28">D</text:span><text:span text:style-name="T80_29">.<text:s/></text:span><text:span text:style-name="T80_30">Johnson</text:span><text:span text:style-name="T80_31">-</text:span><text:span text:style-name="T80_32">Davies</text:span><text:span text:style-name="T80_33"><text:s/>(</text:span><text:span text:style-name="T80_34">ed</text:span><text:span text:style-name="T80_35">.<text:s/>&amp;<text:s/></text:span><text:span text:style-name="T80_36">trans</text:span><text:span text:style-name="T80_37">.)<text:s/></text:span><text:span text:style-name="T80_38">Under</text:span><text:span text:style-name="T80_39"><text:s/></text:span><text:span text:style-name="T80_40">the</text:span><text:span text:style-name="T80_41"><text:s/></text:span><text:span text:style-name="T80_42">Naked</text:span><text:span text:style-name="T80_43"><text:s/></text:span><text:span text:style-name="T80_44">Sky</text:span><text:span text:style-name="T80_45">:<text:s/></text:span><text:span text:style-name="T80_46">Short</text:span><text:span text:style-name="T80_47"><text:s/></text:span><text:span text:style-name="T80_48">Stories</text:span><text:span text:style-name="T80_49"><text:s/></text:span><text:span text:style-name="T80_50">from</text:span><text:span text:style-name="T80_51"><text:s/></text:span><text:span text:style-name="T80_52">the</text:span><text:span text:style-name="T80_53"><text:s/></text:span><text:span text:style-name="T80_54">Arab</text:span><text:span text:style-name="T80_55"><text:s/></text:span><text:span text:style-name="T80_56">World</text:span><text:span text:style-name="T80_57">.<text:s/></text:span><text:span text:style-name="T80_58">Cairo</text:span><text:span text:style-name="T80_59">:<text:s/></text:span><text:span text:style-name="T80_60">American</text:span><text:span text:style-name="T80_61"><text:s/></text:span><text:span text:style-name="T80_62">University</text:span><text:span text:style-name="T80_63"><text:s/></text:span><text:span text:style-name="T80_64">in</text:span><text:span text:style-name="T80_65"><text:s/></text:span><text:span text:style-name="T80_66">Cairo</text:span><text:span text:style-name="T80_67"><text:s/></text:span><text:span text:style-name="T80_68">Press</text:span><text:span text:style-name="T80_69">.</text:span></text:p>
      <text:h text:style-name="P81" text:outline-level="10"><text:bookmark-start text:name="h.971hrzswi3mv"/><text:bookmark-end text:name="h.971hrzswi3mv"/><text:span text:style-name="T81_1"><text:s/></text:span><text:span text:style-name="T81_2">إبراهيم</text:span><text:span text:style-name="T81_3"><text:s/></text:span><text:span text:style-name="T81_4">الكوني</text:span><text:span text:style-name="T81_5">.<text:s/>(١٩٩٢).<text:s/></text:span><text:span text:style-name="T81_6">طائر</text:span><text:span text:style-name="T81_7"><text:s/></text:span><text:span text:style-name="T81_8">النحس</text:span><text:span text:style-name="T81_9"><text:s/></text:span><text:span text:style-name="T81_10">الذهبي</text:span><text:span text:style-name="T81_11">.<text:s/></text:span><text:span text:style-name="T81_12">في</text:span><text:span text:style-name="T81_13">:<text:s/></text:span><text:span text:style-name="T81_14">القفص</text:span><text:span text:style-name="T81_15">.<text:s/></text:span><text:span text:style-name="T81_16">ليماسول</text:span><text:span text:style-name="T81_17">،<text:s/></text:span><text:span text:style-name="T81_18">قبرص</text:span><text:span text:style-name="T81_19">:<text:s/></text:span><text:span text:style-name="T81_20">دار</text:span><text:span text:style-name="T81_21"><text:s/></text:span><text:span text:style-name="T81_22">النتوير</text:span><text:span text:style-name="T81_23"><text:s/></text:span><text:span text:style-name="T81_24">للطباعة</text:span><text:span text:style-name="T81_25"><text:s/></text:span><text:span text:style-name="T81_26">والنشر</text:span><text:span text:style-name="T81_27"><text:s/></text:span></text:h>
      <text:p text:style-name="P82"><text:span text:style-name="T82_1"><text:a xlink:type="simple" xlink:href="http://news.bbc.co.uk/2/hi/programmes/from_our_own_correspondent/6368057.stm"><text:span text:style-name="T82_2">http</text:span></text:a></text:span><text:span text:style-name="T82_3"><text:a xlink:type="simple" xlink:href="http://news.bbc.co.uk/2/hi/programmes/from_our_own_correspondent/6368057.stm"><text:span text:style-name="T82_4">://</text:span></text:a></text:span><text:span text:style-name="T82_5"><text:a xlink:type="simple" xlink:href="http://news.bbc.co.uk/2/hi/programmes/from_our_own_correspondent/6368057.stm"><text:span text:style-name="T82_6">news</text:span></text:a></text:span><text:span text:style-name="T82_7"><text:a xlink:type="simple" xlink:href="http://news.bbc.co.uk/2/hi/programmes/from_our_own_correspondent/6368057.stm"><text:span text:style-name="T82_8">.</text:span></text:a></text:span><text:span text:style-name="T82_9"><text:a xlink:type="simple" xlink:href="http://news.bbc.co.uk/2/hi/programmes/from_our_own_correspondent/6368057.stm"><text:span text:style-name="T82_10">bbc</text:span></text:a></text:span><text:span text:style-name="T82_11"><text:a xlink:type="simple" xlink:href="http://news.bbc.co.uk/2/hi/programmes/from_our_own_correspondent/6368057.stm"><text:span text:style-name="T82_12">.</text:span></text:a></text:span><text:span text:style-name="T82_13"><text:a xlink:type="simple" xlink:href="http://news.bbc.co.uk/2/hi/programmes/from_our_own_correspondent/6368057.stm"><text:span text:style-name="T82_14">co</text:span></text:a></text:span><text:span text:style-name="T82_15"><text:a xlink:type="simple" xlink:href="http://news.bbc.co.uk/2/hi/programmes/from_our_own_correspondent/6368057.stm"><text:span text:style-name="T82_16">.</text:span></text:a></text:span><text:span text:style-name="T82_17"><text:a xlink:type="simple" xlink:href="http://news.bbc.co.uk/2/hi/programmes/from_our_own_correspondent/6368057.stm"><text:span text:style-name="T82_18">uk</text:span></text:a></text:span><text:span text:style-name="T82_19"><text:a xlink:type="simple" xlink:href="http://news.bbc.co.uk/2/hi/programmes/from_our_own_correspondent/6368057.stm"><text:span text:style-name="T82_20">/2/</text:span></text:a></text:span><text:span text:style-name="T82_21"><text:a xlink:type="simple" xlink:href="http://news.bbc.co.uk/2/hi/programmes/from_our_own_correspondent/6368057.stm"><text:span text:style-name="T82_22">hi</text:span></text:a></text:span><text:span text:style-name="T82_23"><text:a xlink:type="simple" xlink:href="http://news.bbc.co.uk/2/hi/programmes/from_our_own_correspondent/6368057.stm"><text:span text:style-name="T82_24">/</text:span></text:a></text:span><text:span text:style-name="T82_25"><text:a xlink:type="simple" xlink:href="http://news.bbc.co.uk/2/hi/programmes/from_our_own_correspondent/6368057.stm"><text:span text:style-name="T82_26">programmes</text:span></text:a></text:span><text:span text:style-name="T82_27"><text:a xlink:type="simple" xlink:href="http://news.bbc.co.uk/2/hi/programmes/from_our_own_correspondent/6368057.stm"><text:span text:style-name="T82_28">/</text:span></text:a></text:span><text:span text:style-name="T82_29"><text:a xlink:type="simple" xlink:href="http://news.bbc.co.uk/2/hi/programmes/from_our_own_correspondent/6368057.stm"><text:span text:style-name="T82_30">from</text:span></text:a></text:span><text:span text:style-name="T82_31"><text:a xlink:type="simple" xlink:href="http://news.bbc.co.uk/2/hi/programmes/from_our_own_correspondent/6368057.stm"><text:span text:style-name="T82_32">_</text:span></text:a></text:span><text:span text:style-name="T82_33"><text:a xlink:type="simple" xlink:href="http://news.bbc.co.uk/2/hi/programmes/from_our_own_correspondent/6368057.stm"><text:span text:style-name="T82_34">our</text:span></text:a></text:span><text:span text:style-name="T82_35"><text:a xlink:type="simple" xlink:href="http://news.bbc.co.uk/2/hi/programmes/from_our_own_correspondent/6368057.stm"><text:span text:style-name="T82_36">_</text:span></text:a></text:span><text:span text:style-name="T82_37"><text:a xlink:type="simple" xlink:href="http://news.bbc.co.uk/2/hi/programmes/from_our_own_correspondent/6368057.stm"><text:span text:style-name="T82_38">own</text:span></text:a></text:span><text:span text:style-name="T82_39"><text:a xlink:type="simple" xlink:href="http://news.bbc.co.uk/2/hi/programmes/from_our_own_correspondent/6368057.stm"><text:span text:style-name="T82_40">_</text:span></text:a></text:span><text:span text:style-name="T82_41"><text:a xlink:type="simple" xlink:href="http://news.bbc.co.uk/2/hi/programmes/from_our_own_correspondent/6368057.stm"><text:span text:style-name="T82_42">correspondent</text:span></text:a></text:span><text:span text:style-name="T82_43"><text:a xlink:type="simple" xlink:href="http://news.bbc.co.uk/2/hi/programmes/from_our_own_correspondent/6368057.stm"><text:span text:style-name="T82_44">/6368057.</text:span></text:a></text:span><text:span text:style-name="T82_45"><text:a xlink:type="simple" xlink:href="http://news.bbc.co.uk/2/hi/programmes/from_our_own_correspondent/6368057.stm"><text:span text:style-name="T82_46">stm</text:span></text:a></text:span></text:p>
      <text:p text:style-name="P83"/>
      <text:p text:style-name="P84"><text:span text:style-name="T84_1"><text:a xlink:type="simple" xlink:href="http://newbooksinafricanstudies.com/2011/09/09/richard-hamilton-the-last-storytellers-tales-from-the-heart-of-morocco-i-b-taurus-2011/"><text:span text:style-name="T84_2">http</text:span></text:a></text:span><text:span text:style-name="T84_3"><text:a xlink:type="simple" xlink:href="http://newbooksinafricanstudies.com/2011/09/09/richard-hamilton-the-last-storytellers-tales-from-the-heart-of-morocco-i-b-taurus-2011/"><text:span text:style-name="T84_4">://</text:span></text:a></text:span><text:span text:style-name="T84_5"><text:a xlink:type="simple" xlink:href="http://newbooksinafricanstudies.com/2011/09/09/richard-hamilton-the-last-storytellers-tales-from-the-heart-of-morocco-i-b-taurus-2011/"><text:span text:style-name="T84_6">newbooksinafricanstudies</text:span></text:a></text:span><text:span text:style-name="T84_7"><text:a xlink:type="simple" xlink:href="http://newbooksinafricanstudies.com/2011/09/09/richard-hamilton-the-last-storytellers-tales-from-the-heart-of-morocco-i-b-taurus-2011/"><text:span text:style-name="T84_8">.</text:span></text:a></text:span><text:span text:style-name="T84_9"><text:a xlink:type="simple" xlink:href="http://newbooksinafricanstudies.com/2011/09/09/richard-hamilton-the-last-storytellers-tales-from-the-heart-of-morocco-i-b-taurus-2011/"><text:span text:style-name="T84_10">com</text:span></text:a></text:span><text:span text:style-name="T84_11"><text:a xlink:type="simple" xlink:href="http://newbooksinafricanstudies.com/2011/09/09/richard-hamilton-the-last-storytellers-tales-from-the-heart-of-morocco-i-b-taurus-2011/"><text:span text:style-name="T84_12">/2011/09/09/</text:span></text:a></text:span><text:span text:style-name="T84_13"><text:a xlink:type="simple" xlink:href="http://newbooksinafricanstudies.com/2011/09/09/richard-hamilton-the-last-storytellers-tales-from-the-heart-of-morocco-i-b-taurus-2011/"><text:span text:style-name="T84_14">richard</text:span></text:a></text:span><text:span text:style-name="T84_15"><text:a xlink:type="simple" xlink:href="http://newbooksinafricanstudies.com/2011/09/09/richard-hamilton-the-last-storytellers-tales-from-the-heart-of-morocco-i-b-taurus-2011/"><text:span text:style-name="T84_16">-</text:span></text:a></text:span><text:span text:style-name="T84_17"><text:a xlink:type="simple" xlink:href="http://newbooksinafricanstudies.com/2011/09/09/richard-hamilton-the-last-storytellers-tales-from-the-heart-of-morocco-i-b-taurus-2011/"><text:span text:style-name="T84_18">hamilton</text:span></text:a></text:span><text:span text:style-name="T84_19"><text:a xlink:type="simple" xlink:href="http://newbooksinafricanstudies.com/2011/09/09/richard-hamilton-the-last-storytellers-tales-from-the-heart-of-morocco-i-b-taurus-2011/"><text:span text:style-name="T84_20">-</text:span></text:a></text:span><text:span text:style-name="T84_21"><text:a xlink:type="simple" xlink:href="http://newbooksinafricanstudies.com/2011/09/09/richard-hamilton-the-last-storytellers-tales-from-the-heart-of-morocco-i-b-taurus-2011/"><text:span text:style-name="T84_22">the</text:span></text:a></text:span><text:span text:style-name="T84_23"><text:a xlink:type="simple" xlink:href="http://newbooksinafricanstudies.com/2011/09/09/richard-hamilton-the-last-storytellers-tales-from-the-heart-of-morocco-i-b-taurus-2011/"><text:span text:style-name="T84_24">-</text:span></text:a></text:span><text:span text:style-name="T84_25"><text:a xlink:type="simple" xlink:href="http://newbooksinafricanstudies.com/2011/09/09/richard-hamilton-the-last-storytellers-tales-from-the-heart-of-morocco-i-b-taurus-2011/"><text:span text:style-name="T84_26">last</text:span></text:a></text:span><text:span text:style-name="T84_27"><text:a xlink:type="simple" xlink:href="http://newbooksinafricanstudies.com/2011/09/09/richard-hamilton-the-last-storytellers-tales-from-the-heart-of-morocco-i-b-taurus-2011/"><text:span text:style-name="T84_28">-</text:span></text:a></text:span><text:span text:style-name="T84_29"><text:a xlink:type="simple" xlink:href="http://newbooksinafricanstudies.com/2011/09/09/richard-hamilton-the-last-storytellers-tales-from-the-heart-of-morocco-i-b-taurus-2011/"><text:span text:style-name="T84_30">storytellers</text:span></text:a></text:span><text:span text:style-name="T84_31"><text:a xlink:type="simple" xlink:href="http://newbooksinafricanstudies.com/2011/09/09/richard-hamilton-the-last-storytellers-tales-from-the-heart-of-morocco-i-b-taurus-2011/"><text:span text:style-name="T84_32">-</text:span></text:a></text:span><text:span text:style-name="T84_33"><text:a xlink:type="simple" xlink:href="http://newbooksinafricanstudies.com/2011/09/09/richard-hamilton-the-last-storytellers-tales-from-the-heart-of-morocco-i-b-taurus-2011/"><text:span text:style-name="T84_34">tales</text:span></text:a></text:span><text:span text:style-name="T84_35"><text:a xlink:type="simple" xlink:href="http://newbooksinafricanstudies.com/2011/09/09/richard-hamilton-the-last-storytellers-tales-from-the-heart-of-morocco-i-b-taurus-2011/"><text:span text:style-name="T84_36">-</text:span></text:a></text:span><text:span text:style-name="T84_37"><text:a xlink:type="simple" xlink:href="http://newbooksinafricanstudies.com/2011/09/09/richard-hamilton-the-last-storytellers-tales-from-the-heart-of-morocco-i-b-taurus-2011/"><text:span text:style-name="T84_38">from</text:span></text:a></text:span><text:span text:style-name="T84_39"><text:a xlink:type="simple" xlink:href="http://newbooksinafricanstudies.com/2011/09/09/richard-hamilton-the-last-storytellers-tales-from-the-heart-of-morocco-i-b-taurus-2011/"><text:span text:style-name="T84_40">-</text:span></text:a></text:span><text:span text:style-name="T84_41"><text:a xlink:type="simple" xlink:href="http://newbooksinafricanstudies.com/2011/09/09/richard-hamilton-the-last-storytellers-tales-from-the-heart-of-morocco-i-b-taurus-2011/"><text:span text:style-name="T84_42">the</text:span></text:a></text:span><text:span text:style-name="T84_43"><text:a xlink:type="simple" xlink:href="http://newbooksinafricanstudies.com/2011/09/09/richard-hamilton-the-last-storytellers-tales-from-the-heart-of-morocco-i-b-taurus-2011/"><text:span text:style-name="T84_44">-</text:span></text:a></text:span><text:span text:style-name="T84_45"><text:a xlink:type="simple" xlink:href="http://newbooksinafricanstudies.com/2011/09/09/richard-hamilton-the-last-storytellers-tales-from-the-heart-of-morocco-i-b-taurus-2011/"><text:span text:style-name="T84_46">heart</text:span></text:a></text:span><text:span text:style-name="T84_47"><text:a xlink:type="simple" xlink:href="http://newbooksinafricanstudies.com/2011/09/09/richard-hamilton-the-last-storytellers-tales-from-the-heart-of-morocco-i-b-taurus-2011/"><text:span text:style-name="T84_48">-</text:span></text:a></text:span><text:span text:style-name="T84_49"><text:a xlink:type="simple" xlink:href="http://newbooksinafricanstudies.com/2011/09/09/richard-hamilton-the-last-storytellers-tales-from-the-heart-of-morocco-i-b-taurus-2011/"><text:span text:style-name="T84_50">of</text:span></text:a></text:span><text:span text:style-name="T84_51"><text:a xlink:type="simple" xlink:href="http://newbooksinafricanstudies.com/2011/09/09/richard-hamilton-the-last-storytellers-tales-from-the-heart-of-morocco-i-b-taurus-2011/"><text:span text:style-name="T84_52">-</text:span></text:a></text:span><text:span text:style-name="T84_53"><text:a xlink:type="simple" xlink:href="http://newbooksinafricanstudies.com/2011/09/09/richard-hamilton-the-last-storytellers-tales-from-the-heart-of-morocco-i-b-taurus-2011/"><text:span text:style-name="T84_54">morocco</text:span></text:a></text:span><text:span text:style-name="T84_55"><text:a xlink:type="simple" xlink:href="http://newbooksinafricanstudies.com/2011/09/09/richard-hamilton-the-last-storytellers-tales-from-the-heart-of-morocco-i-b-taurus-2011/"><text:span text:style-name="T84_56">-</text:span></text:a></text:span><text:span text:style-name="T84_57"><text:a xlink:type="simple" xlink:href="http://newbooksinafricanstudies.com/2011/09/09/richard-hamilton-the-last-storytellers-tales-from-the-heart-of-morocco-i-b-taurus-2011/"><text:span text:style-name="T84_58">i</text:span></text:a></text:span><text:span text:style-name="T84_59"><text:a xlink:type="simple" xlink:href="http://newbooksinafricanstudies.com/2011/09/09/richard-hamilton-the-last-storytellers-tales-from-the-heart-of-morocco-i-b-taurus-2011/"><text:span text:style-name="T84_60">-</text:span></text:a></text:span><text:span text:style-name="T84_61"><text:a xlink:type="simple" xlink:href="http://newbooksinafricanstudies.com/2011/09/09/richard-hamilton-the-last-storytellers-tales-from-the-heart-of-morocco-i-b-taurus-2011/"><text:span text:style-name="T84_62">b</text:span></text:a></text:span><text:span text:style-name="T84_63"><text:a xlink:type="simple" xlink:href="http://newbooksinafricanstudies.com/2011/09/09/richard-hamilton-the-last-storytellers-tales-from-the-heart-of-morocco-i-b-taurus-2011/"><text:span text:style-name="T84_64">-</text:span></text:a></text:span><text:span text:style-name="T84_65"><text:a xlink:type="simple" xlink:href="http://newbooksinafricanstudies.com/2011/09/09/richard-hamilton-the-last-storytellers-tales-from-the-heart-of-morocco-i-b-taurus-2011/"><text:span text:style-name="T84_66">taurus</text:span></text:a></text:span><text:span text:style-name="T84_67"><text:a xlink:type="simple" xlink:href="http://newbooksinafricanstudies.com/2011/09/09/richard-hamilton-the-last-storytellers-tales-from-the-heart-of-morocco-i-b-taurus-2011/"><text:span text:style-name="T84_68">-2011/</text:span></text:a></text:span></text:p>
      <text:p text:style-name="P85"/>
      <text:p text:style-name="P86"/>
      <text:p text:style-name="P87"><text:span text:style-name="T87_1">Thursday</text:span><text:span text:style-name="T87_2">,<text:s/>17<text:s/></text:span><text:span text:style-name="T87_3">October</text:span><text:span text:style-name="T87_4"><text:s/></text:span><text:span text:style-name="T87_5"><office:annotation><dc:creator/><text:p text:style-name="P88"><text:span text:style-name="T88_1">John</text:span><text:span text:style-name="T88_2"><text:s/></text:span><text:span text:style-name="T88_3">Martin</text:span><text:span text:style-name="T88_4">:</text:span></text:p><text:p text:style-name="P89"><text:span text:style-name="T89_1">Amanda</text:span><text:span text:style-name="T89_2"><text:s/></text:span><text:span text:style-name="T89_3">and</text:span><text:span text:style-name="T89_4"><text:s/></text:span><text:span text:style-name="T89_5">Evelyn</text:span><text:span text:style-name="T89_6">,<text:s/></text:span><text:span text:style-name="T89_7">I</text:span><text:span text:style-name="T89_8"><text:s/></text:span><text:span text:style-name="T89_9">am</text:span><text:span text:style-name="T89_10"><text:s/></text:span><text:span text:style-name="T89_11">putting</text:span><text:span text:style-name="T89_12"><text:s/></text:span><text:span text:style-name="T89_13">a</text:span><text:span text:style-name="T89_14"><text:s/></text:span><text:span text:style-name="T89_15">link</text:span><text:span text:style-name="T89_16"><text:s/></text:span><text:span text:style-name="T89_17">here</text:span><text:span text:style-name="T89_18"><text:s/></text:span><text:span text:style-name="T89_19">to</text:span><text:span text:style-name="T89_20"><text:s/></text:span><text:span text:style-name="T89_21">an</text:span><text:span text:style-name="T89_22"><text:s/></text:span><text:span text:style-name="T89_23">article</text:span><text:span text:style-name="T89_24"><text:s/></text:span><text:span text:style-name="T89_25">from</text:span><text:span text:style-name="T89_26"><text:s/>1955<text:s/></text:span><text:span text:style-name="T89_27">that</text:span><text:span text:style-name="T89_28"><text:s/></text:span><text:span text:style-name="T89_29">I</text:span><text:span text:style-name="T89_30"><text:s/></text:span><text:span text:style-name="T89_31">recently</text:span><text:span text:style-name="T89_32"><text:s/></text:span><text:span text:style-name="T89_33">found</text:span><text:span text:style-name="T89_34">.<text:s/></text:span><text:span text:style-name="T89_35">I</text:span><text:span text:style-name="T89_36"><text:s/></text:span><text:span text:style-name="T89_37">mentioned</text:span><text:span text:style-name="T89_38"><text:s/></text:span><text:span text:style-name="T89_39">it</text:span><text:span text:style-name="T89_40"><text:s/></text:span><text:span text:style-name="T89_41">in</text:span><text:span text:style-name="T89_42"><text:s/></text:span><text:span text:style-name="T89_43">class</text:span><text:span text:style-name="T89_44"><text:s/></text:span><text:span text:style-name="T89_45">a</text:span><text:span text:style-name="T89_46"><text:s/></text:span><text:span text:style-name="T89_47">few</text:span><text:span text:style-name="T89_48"><text:s/></text:span><text:span text:style-name="T89_49">weeks</text:span><text:span text:style-name="T89_50"><text:s/></text:span><text:span text:style-name="T89_51">ago</text:span><text:span text:style-name="T89_52">.<text:s/></text:span><text:span text:style-name="T89_53">I</text:span><text:span text:style-name="T89_54"><text:s/></text:span><text:span text:style-name="T89_55">finally</text:span><text:span text:style-name="T89_56"><text:s/></text:span><text:span text:style-name="T89_57">got</text:span><text:span text:style-name="T89_58"><text:s/></text:span><text:span text:style-name="T89_59">it</text:span><text:span text:style-name="T89_60"><text:s/></text:span><text:span text:style-name="T89_61">from</text:span><text:span text:style-name="T89_62"><text:s/></text:span><text:span text:style-name="T89_63">ILL</text:span><text:span text:style-name="T89_64">.<text:s/></text:span><text:span text:style-name="T89_65">It</text:span><text:span text:style-name="T89_66"><text:s/></text:span><text:span text:style-name="T89_67">is</text:span><text:span text:style-name="T89_68"><text:s/></text:span><text:span text:style-name="T89_69">pretty</text:span><text:span text:style-name="T89_70"><text:s/></text:span><text:span text:style-name="T89_71">striking</text:span><text:span text:style-name="T89_72"><text:s/></text:span><text:span text:style-name="T89_73">to</text:span><text:span text:style-name="T89_74"><text:s/></text:span><text:span text:style-name="T89_75">see</text:span><text:span text:style-name="T89_76"><text:s/></text:span><text:span text:style-name="T89_77">what</text:span><text:span text:style-name="T89_78"><text:s/></text:span><text:span text:style-name="T89_79">has</text:span><text:span text:style-name="T89_80"><text:s/></text:span><text:span text:style-name="T89_81">changed</text:span><text:span text:style-name="T89_82"><text:s/></text:span><text:span text:style-name="T89_83">in</text:span><text:span text:style-name="T89_84"><text:s/></text:span><text:span text:style-name="T89_85">terms</text:span><text:span text:style-name="T89_86"><text:s/></text:span><text:span text:style-name="T89_87">of</text:span><text:span text:style-name="T89_88"><text:s/></text:span><text:span text:style-name="T89_89">education</text:span><text:span text:style-name="T89_90">,<text:s/></text:span><text:span text:style-name="T89_91">standards</text:span><text:span text:style-name="T89_92">,<text:s/></text:span><text:span text:style-name="T89_93">perception</text:span><text:span text:style-name="T89_94">,<text:s/></text:span><text:span text:style-name="T89_95">etc</text:span><text:span text:style-name="T89_96">.<text:s/></text:span><text:span text:style-name="T89_97">and</text:span><text:span text:style-name="T89_98"><text:s/></text:span><text:span text:style-name="T89_99">what</text:span><text:span text:style-name="T89_100"><text:s/></text:span><text:span text:style-name="T89_101">has</text:span><text:span text:style-name="T89_102"><text:s/></text:span><text:span text:style-name="T89_103">not</text:span><text:span text:style-name="T89_104">.</text:span></text:p></office:annotation></text:span><text:span text:style-name="T89_105">2013</text:span><text:span text:style-name="T89_106"><text:s/>--<text:s/></text:span><text:span text:style-name="T89_107">Fall</text:span><text:span text:style-name="T89_108"><text:s/></text:span><text:span text:style-name="T89_109">Break</text:span></text:p>
      <text:p text:style-name="P90"/>
      <text:p text:style-name="P91"/>
      <text:p text:style-name="P92"/>
      <text:p text:style-name="P93"><text:span text:style-name="T93_1">Thursday</text:span><text:span text:style-name="T93_2">,<text:s/>24<text:s/></text:span><text:span text:style-name="T93_3">October</text:span><text:span text:style-name="T93_4"><text:s/>2013</text:span></text:p>
      <text:p text:style-name="P94"><text:span text:style-name="T94_1">Topic</text:span><text:span text:style-name="T94_2">:<text:s/></text:span><text:span text:style-name="T94_3">The</text:span><text:span text:style-name="T94_4"><text:s/></text:span><text:span text:style-name="T94_5">Internet</text:span><text:span text:style-name="T94_6"><text:s/></text:span><text:span text:style-name="T94_7">and</text:span><text:span text:style-name="T94_8"><text:s/></text:span><text:span text:style-name="T94_9">the</text:span><text:span text:style-name="T94_10"><text:s/></text:span><text:span text:style-name="T94_11">Middle</text:span><text:span text:style-name="T94_12"><text:s/></text:span><text:span text:style-name="T94_13">East</text:span></text:p>
      <text:p text:style-name="P95"><text:span text:style-name="T95_1">Presenter</text:span><text:span text:style-name="T95_2">:<text:s/></text:span><text:span text:style-name="T95_3">John</text:span><text:span text:style-name="T95_4"><text:s/></text:span><text:span text:style-name="T95_5">Martin</text:span></text:p>
      <text:p text:style-name="P96"><text:span text:style-name="T96_1">Reports</text:span><text:span text:style-name="T96_2">:</text:span></text:p>
      <text:p text:style-name="P97"><text:span text:style-name="T97_1"><text:a xlink:type="simple" xlink:href="http://www.freedomhouse.org/report/freedom-net/freedom-net-2013"><text:span text:style-name="T97_2">http</text:span></text:a></text:span><text:span text:style-name="T97_3"><text:a xlink:type="simple" xlink:href="http://www.freedomhouse.org/report/freedom-net/freedom-net-2013"><text:span text:style-name="T97_4">://</text:span></text:a></text:span><text:span text:style-name="T97_5"><text:a xlink:type="simple" xlink:href="http://www.freedomhouse.org/report/freedom-net/freedom-net-2013"><text:span text:style-name="T97_6">www</text:span></text:a></text:span><text:span text:style-name="T97_7"><text:a xlink:type="simple" xlink:href="http://www.freedomhouse.org/report/freedom-net/freedom-net-2013"><text:span text:style-name="T97_8">.</text:span></text:a></text:span><text:span text:style-name="T97_9"><text:a xlink:type="simple" xlink:href="http://www.freedomhouse.org/report/freedom-net/freedom-net-2013"><text:span text:style-name="T97_10">freedomhouse</text:span></text:a></text:span><text:span text:style-name="T97_11"><text:a xlink:type="simple" xlink:href="http://www.freedomhouse.org/report/freedom-net/freedom-net-2013"><text:span text:style-name="T97_12">.</text:span></text:a></text:span><text:span text:style-name="T97_13"><text:a xlink:type="simple" xlink:href="http://www.freedomhouse.org/report/freedom-net/freedom-net-2013"><text:span text:style-name="T97_14">org</text:span></text:a></text:span><text:span text:style-name="T97_15"><text:a xlink:type="simple" xlink:href="http://www.freedomhouse.org/report/freedom-net/freedom-net-2013"><text:span text:style-name="T97_16">/</text:span></text:a></text:span><text:span text:style-name="T97_17"><text:a xlink:type="simple" xlink:href="http://www.freedomhouse.org/report/freedom-net/freedom-net-2013"><text:span text:style-name="T97_18">report</text:span></text:a></text:span><text:span text:style-name="T97_19"><text:a xlink:type="simple" xlink:href="http://www.freedomhouse.org/report/freedom-net/freedom-net-2013"><text:span text:style-name="T97_20">/</text:span></text:a></text:span><text:span text:style-name="T97_21"><text:a xlink:type="simple" xlink:href="http://www.freedomhouse.org/report/freedom-net/freedom-net-2013"><text:span text:style-name="T97_22">freedom</text:span></text:a></text:span><text:span text:style-name="T97_23"><text:a xlink:type="simple" xlink:href="http://www.freedomhouse.org/report/freedom-net/freedom-net-2013"><text:span text:style-name="T97_24">-</text:span></text:a></text:span><text:span text:style-name="T97_25"><text:a xlink:type="simple" xlink:href="http://www.freedomhouse.org/report/freedom-net/freedom-net-2013"><text:span text:style-name="T97_26">net</text:span></text:a></text:span><text:span text:style-name="T97_27"><text:a xlink:type="simple" xlink:href="http://www.freedomhouse.org/report/freedom-net/freedom-net-2013"><text:span text:style-name="T97_28">/</text:span></text:a></text:span><text:span text:style-name="T97_29"><text:a xlink:type="simple" xlink:href="http://www.freedomhouse.org/report/freedom-net/freedom-net-2013"><text:span text:style-name="T97_30">freedom</text:span></text:a></text:span><text:span text:style-name="T97_31"><text:a xlink:type="simple" xlink:href="http://www.freedomhouse.org/report/freedom-net/freedom-net-2013"><text:span text:style-name="T97_32">-</text:span></text:a></text:span><text:span text:style-name="T97_33"><text:a xlink:type="simple" xlink:href="http://www.freedomhouse.org/report/freedom-net/freedom-net-2013"><text:span text:style-name="T97_34">net</text:span></text:a></text:span><text:span text:style-name="T97_35"><text:a xlink:type="simple" xlink:href="http://www.freedomhouse.org/report/freedom-net/freedom-net-2013"><text:span text:style-name="T97_36">-2013</text:span></text:a></text:span></text:p>
      <text:p text:style-name="P98"><text:span text:style-name="T98_1">News</text:span><text:span text:style-name="T98_2"><text:s/></text:span><text:span text:style-name="T98_3">pieces</text:span><text:span text:style-name="T98_4">:<text:s/></text:span></text:p>
      <text:p text:style-name="P99"><text:span text:style-name="T99_1">Smith</text:span><text:span text:style-name="T99_2">,<text:s/></text:span><text:span text:style-name="T99_3">P</text:span><text:span text:style-name="T99_4">.<text:s/></text:span><text:span text:style-name="T99_5">A</text:span><text:span text:style-name="T99_6">.<text:s/>(2012,<text:s/></text:span><text:span text:style-name="T99_7">December</text:span><text:span text:style-name="T99_8">).<text:s/></text:span><text:span text:style-name="T99_9"><text:a xlink:type="simple" xlink:href="http://go.galegroup.com.libproxy.lib.unc.edu/ps/i.do?id=GALE%7CA312618120&amp;v=2.1&amp;u=unc_main&amp;it=r&amp;p=ITOF&amp;sw=w"><text:span text:style-name="T99_10">MENA</text:span></text:a></text:span><text:span text:style-name="T99_11"><text:a xlink:type="simple" xlink:href="http://go.galegroup.com.libproxy.lib.unc.edu/ps/i.do?id=GALE%7CA312618120&amp;v=2.1&amp;u=unc_main&amp;it=r&amp;p=ITOF&amp;sw=w"><text:span text:style-name="T99_12">'</text:span></text:a></text:span><text:span text:style-name="T99_13"><text:a xlink:type="simple" xlink:href="http://go.galegroup.com.libproxy.lib.unc.edu/ps/i.do?id=GALE%7CA312618120&amp;v=2.1&amp;u=unc_main&amp;it=r&amp;p=ITOF&amp;sw=w"><text:span text:style-name="T99_14">s</text:span></text:a></text:span><text:span text:style-name="T99_15"><text:a xlink:type="simple" xlink:href="http://go.galegroup.com.libproxy.lib.unc.edu/ps/i.do?id=GALE%7CA312618120&amp;v=2.1&amp;u=unc_main&amp;it=r&amp;p=ITOF&amp;sw=w"><text:span text:style-name="T99_16"><text:s/></text:span></text:a></text:span><text:span text:style-name="T99_17"><text:a xlink:type="simple" xlink:href="http://go.galegroup.com.libproxy.lib.unc.edu/ps/i.do?id=GALE%7CA312618120&amp;v=2.1&amp;u=unc_main&amp;it=r&amp;p=ITOF&amp;sw=w"><text:span text:style-name="T99_18">huge</text:span></text:a></text:span><text:span text:style-name="T99_19"><text:a xlink:type="simple" xlink:href="http://go.galegroup.com.libproxy.lib.unc.edu/ps/i.do?id=GALE%7CA312618120&amp;v=2.1&amp;u=unc_main&amp;it=r&amp;p=ITOF&amp;sw=w"><text:span text:style-name="T99_20"><text:s/></text:span></text:a></text:span><text:span text:style-name="T99_21"><text:a xlink:type="simple" xlink:href="http://go.galegroup.com.libproxy.lib.unc.edu/ps/i.do?id=GALE%7CA312618120&amp;v=2.1&amp;u=unc_main&amp;it=r&amp;p=ITOF&amp;sw=w"><text:span text:style-name="T99_22">internet</text:span></text:a></text:span><text:span text:style-name="T99_23"><text:a xlink:type="simple" xlink:href="http://go.galegroup.com.libproxy.lib.unc.edu/ps/i.do?id=GALE%7CA312618120&amp;v=2.1&amp;u=unc_main&amp;it=r&amp;p=ITOF&amp;sw=w"><text:span text:style-name="T99_24"><text:s/></text:span></text:a></text:span><text:span text:style-name="T99_25"><text:a xlink:type="simple" xlink:href="http://go.galegroup.com.libproxy.lib.unc.edu/ps/i.do?id=GALE%7CA312618120&amp;v=2.1&amp;u=unc_main&amp;it=r&amp;p=ITOF&amp;sw=w"><text:span text:style-name="T99_26">promise</text:span></text:a></text:span><text:span text:style-name="T99_27">.<text:s/></text:span><text:span text:style-name="T99_28">The</text:span><text:span text:style-name="T99_29"><text:s/></text:span><text:span text:style-name="T99_30">Middle</text:span><text:span text:style-name="T99_31"><text:s/></text:span><text:span text:style-name="T99_32">East</text:span><text:span text:style-name="T99_33">,<text:s/>(438),<text:s/>44.</text:span></text:p>
      <text:p text:style-name="P100"><text:span text:style-name="T100_1"><text:a xlink:type="simple" xlink:href="http://vb3lk7eb4t.search.serialssolutions.com/?ctx_ver=Z39.88-2004&amp;ctx_enc=info%3Aofi%2Fenc%3AUTF-8&amp;rfr_id=info:sid/summon.serialssolutions.com&amp;rft_val_fmt=info:ofi/fmt:kev:mtx:journal&amp;rft.genre=article&amp;rft.atitle=Study%3A+Middle+East+countries+have+least+Internet+freedom&amp;rft.jtitle=Computer+News+Middle+East&amp;rft.date=2012-09-25&amp;rft.pub=Al+Bawaba+%28Middle+East%29+Ltd&amp;rft.issn=1564-0078&amp;rft.eissn=1564-0078&amp;rft.externalDBID=n%2Fa&amp;rft.externalDocID=303294436"><text:span text:style-name="T100_2">Study</text:span></text:a></text:span><text:span text:style-name="T100_3"><text:a xlink:type="simple" xlink:href="http://vb3lk7eb4t.search.serialssolutions.com/?ctx_ver=Z39.88-2004&amp;ctx_enc=info%3Aofi%2Fenc%3AUTF-8&amp;rfr_id=info:sid/summon.serialssolutions.com&amp;rft_val_fmt=info:ofi/fmt:kev:mtx:journal&amp;rft.genre=article&amp;rft.atitle=Study%3A+Middle+East+countries+have+least+Internet+freedom&amp;rft.jtitle=Computer+News+Middle+East&amp;rft.date=2012-09-25&amp;rft.pub=Al+Bawaba+%28Middle+East%29+Ltd&amp;rft.issn=1564-0078&amp;rft.eissn=1564-0078&amp;rft.externalDBID=n%2Fa&amp;rft.externalDocID=303294436"><text:span text:style-name="T100_4">:<text:s/></text:span></text:a></text:span><text:span text:style-name="T100_5"><text:a xlink:type="simple" xlink:href="http://vb3lk7eb4t.search.serialssolutions.com/?ctx_ver=Z39.88-2004&amp;ctx_enc=info%3Aofi%2Fenc%3AUTF-8&amp;rfr_id=info:sid/summon.serialssolutions.com&amp;rft_val_fmt=info:ofi/fmt:kev:mtx:journal&amp;rft.genre=article&amp;rft.atitle=Study%3A+Middle+East+countries+have+least+Internet+freedom&amp;rft.jtitle=Computer+News+Middle+East&amp;rft.date=2012-09-25&amp;rft.pub=Al+Bawaba+%28Middle+East%29+Ltd&amp;rft.issn=1564-0078&amp;rft.eissn=1564-0078&amp;rft.externalDBID=n%2Fa&amp;rft.externalDocID=303294436"><text:span text:style-name="T100_6">Middle</text:span></text:a></text:span><text:span text:style-name="T100_7"><text:a xlink:type="simple" xlink:href="http://vb3lk7eb4t.search.serialssolutions.com/?ctx_ver=Z39.88-2004&amp;ctx_enc=info%3Aofi%2Fenc%3AUTF-8&amp;rfr_id=info:sid/summon.serialssolutions.com&amp;rft_val_fmt=info:ofi/fmt:kev:mtx:journal&amp;rft.genre=article&amp;rft.atitle=Study%3A+Middle+East+countries+have+least+Internet+freedom&amp;rft.jtitle=Computer+News+Middle+East&amp;rft.date=2012-09-25&amp;rft.pub=Al+Bawaba+%28Middle+East%29+Ltd&amp;rft.issn=1564-0078&amp;rft.eissn=1564-0078&amp;rft.externalDBID=n%2Fa&amp;rft.externalDocID=303294436"><text:span text:style-name="T100_8"><text:s/></text:span></text:a></text:span><text:span text:style-name="T100_9"><text:a xlink:type="simple" xlink:href="http://vb3lk7eb4t.search.serialssolutions.com/?ctx_ver=Z39.88-2004&amp;ctx_enc=info%3Aofi%2Fenc%3AUTF-8&amp;rfr_id=info:sid/summon.serialssolutions.com&amp;rft_val_fmt=info:ofi/fmt:kev:mtx:journal&amp;rft.genre=article&amp;rft.atitle=Study%3A+Middle+East+countries+have+least+Internet+freedom&amp;rft.jtitle=Computer+News+Middle+East&amp;rft.date=2012-09-25&amp;rft.pub=Al+Bawaba+%28Middle+East%29+Ltd&amp;rft.issn=1564-0078&amp;rft.eissn=1564-0078&amp;rft.externalDBID=n%2Fa&amp;rft.externalDocID=303294436"><text:span text:style-name="T100_10">East</text:span></text:a></text:span><text:span text:style-name="T100_11"><text:a xlink:type="simple" xlink:href="http://vb3lk7eb4t.search.serialssolutions.com/?ctx_ver=Z39.88-2004&amp;ctx_enc=info%3Aofi%2Fenc%3AUTF-8&amp;rfr_id=info:sid/summon.serialssolutions.com&amp;rft_val_fmt=info:ofi/fmt:kev:mtx:journal&amp;rft.genre=article&amp;rft.atitle=Study%3A+Middle+East+countries+have+least+Internet+freedom&amp;rft.jtitle=Computer+News+Middle+East&amp;rft.date=2012-09-25&amp;rft.pub=Al+Bawaba+%28Middle+East%29+Ltd&amp;rft.issn=1564-0078&amp;rft.eissn=1564-0078&amp;rft.externalDBID=n%2Fa&amp;rft.externalDocID=303294436"><text:span text:style-name="T100_12"><text:s/></text:span></text:a></text:span><text:span text:style-name="T100_13"><text:a xlink:type="simple" xlink:href="http://vb3lk7eb4t.search.serialssolutions.com/?ctx_ver=Z39.88-2004&amp;ctx_enc=info%3Aofi%2Fenc%3AUTF-8&amp;rfr_id=info:sid/summon.serialssolutions.com&amp;rft_val_fmt=info:ofi/fmt:kev:mtx:journal&amp;rft.genre=article&amp;rft.atitle=Study%3A+Middle+East+countries+have+least+Internet+freedom&amp;rft.jtitle=Computer+News+Middle+East&amp;rft.date=2012-09-25&amp;rft.pub=Al+Bawaba+%28Middle+East%29+Ltd&amp;rft.issn=1564-0078&amp;rft.eissn=1564-0078&amp;rft.externalDBID=n%2Fa&amp;rft.externalDocID=303294436"><text:span text:style-name="T100_14">countries</text:span></text:a></text:span><text:span text:style-name="T100_15"><text:a xlink:type="simple" xlink:href="http://vb3lk7eb4t.search.serialssolutions.com/?ctx_ver=Z39.88-2004&amp;ctx_enc=info%3Aofi%2Fenc%3AUTF-8&amp;rfr_id=info:sid/summon.serialssolutions.com&amp;rft_val_fmt=info:ofi/fmt:kev:mtx:journal&amp;rft.genre=article&amp;rft.atitle=Study%3A+Middle+East+countries+have+least+Internet+freedom&amp;rft.jtitle=Computer+News+Middle+East&amp;rft.date=2012-09-25&amp;rft.pub=Al+Bawaba+%28Middle+East%29+Ltd&amp;rft.issn=1564-0078&amp;rft.eissn=1564-0078&amp;rft.externalDBID=n%2Fa&amp;rft.externalDocID=303294436"><text:span text:style-name="T100_16"><text:s/></text:span></text:a></text:span><text:span text:style-name="T100_17"><text:a xlink:type="simple" xlink:href="http://vb3lk7eb4t.search.serialssolutions.com/?ctx_ver=Z39.88-2004&amp;ctx_enc=info%3Aofi%2Fenc%3AUTF-8&amp;rfr_id=info:sid/summon.serialssolutions.com&amp;rft_val_fmt=info:ofi/fmt:kev:mtx:journal&amp;rft.genre=article&amp;rft.atitle=Study%3A+Middle+East+countries+have+least+Internet+freedom&amp;rft.jtitle=Computer+News+Middle+East&amp;rft.date=2012-09-25&amp;rft.pub=Al+Bawaba+%28Middle+East%29+Ltd&amp;rft.issn=1564-0078&amp;rft.eissn=1564-0078&amp;rft.externalDBID=n%2Fa&amp;rft.externalDocID=303294436"><text:span text:style-name="T100_18">have</text:span></text:a></text:span><text:span text:style-name="T100_19"><text:a xlink:type="simple" xlink:href="http://vb3lk7eb4t.search.serialssolutions.com/?ctx_ver=Z39.88-2004&amp;ctx_enc=info%3Aofi%2Fenc%3AUTF-8&amp;rfr_id=info:sid/summon.serialssolutions.com&amp;rft_val_fmt=info:ofi/fmt:kev:mtx:journal&amp;rft.genre=article&amp;rft.atitle=Study%3A+Middle+East+countries+have+least+Internet+freedom&amp;rft.jtitle=Computer+News+Middle+East&amp;rft.date=2012-09-25&amp;rft.pub=Al+Bawaba+%28Middle+East%29+Ltd&amp;rft.issn=1564-0078&amp;rft.eissn=1564-0078&amp;rft.externalDBID=n%2Fa&amp;rft.externalDocID=303294436"><text:span text:style-name="T100_20"><text:s/></text:span></text:a></text:span><text:span text:style-name="T100_21"><text:a xlink:type="simple" xlink:href="http://vb3lk7eb4t.search.serialssolutions.com/?ctx_ver=Z39.88-2004&amp;ctx_enc=info%3Aofi%2Fenc%3AUTF-8&amp;rfr_id=info:sid/summon.serialssolutions.com&amp;rft_val_fmt=info:ofi/fmt:kev:mtx:journal&amp;rft.genre=article&amp;rft.atitle=Study%3A+Middle+East+countries+have+least+Internet+freedom&amp;rft.jtitle=Computer+News+Middle+East&amp;rft.date=2012-09-25&amp;rft.pub=Al+Bawaba+%28Middle+East%29+Ltd&amp;rft.issn=1564-0078&amp;rft.eissn=1564-0078&amp;rft.externalDBID=n%2Fa&amp;rft.externalDocID=303294436"><text:span text:style-name="T100_22">least</text:span></text:a></text:span><text:span text:style-name="T100_23"><text:a xlink:type="simple" xlink:href="http://vb3lk7eb4t.search.serialssolutions.com/?ctx_ver=Z39.88-2004&amp;ctx_enc=info%3Aofi%2Fenc%3AUTF-8&amp;rfr_id=info:sid/summon.serialssolutions.com&amp;rft_val_fmt=info:ofi/fmt:kev:mtx:journal&amp;rft.genre=article&amp;rft.atitle=Study%3A+Middle+East+countries+have+least+Internet+freedom&amp;rft.jtitle=Computer+News+Middle+East&amp;rft.date=2012-09-25&amp;rft.pub=Al+Bawaba+%28Middle+East%29+Ltd&amp;rft.issn=1564-0078&amp;rft.eissn=1564-0078&amp;rft.externalDBID=n%2Fa&amp;rft.externalDocID=303294436"><text:span text:style-name="T100_24"><text:s/></text:span></text:a></text:span><text:span text:style-name="T100_25"><text:a xlink:type="simple" xlink:href="http://vb3lk7eb4t.search.serialssolutions.com/?ctx_ver=Z39.88-2004&amp;ctx_enc=info%3Aofi%2Fenc%3AUTF-8&amp;rfr_id=info:sid/summon.serialssolutions.com&amp;rft_val_fmt=info:ofi/fmt:kev:mtx:journal&amp;rft.genre=article&amp;rft.atitle=Study%3A+Middle+East+countries+have+least+Internet+freedom&amp;rft.jtitle=Computer+News+Middle+East&amp;rft.date=2012-09-25&amp;rft.pub=Al+Bawaba+%28Middle+East%29+Ltd&amp;rft.issn=1564-0078&amp;rft.eissn=1564-0078&amp;rft.externalDBID=n%2Fa&amp;rft.externalDocID=303294436"><text:span text:style-name="T100_26">Internet</text:span></text:a></text:span><text:span text:style-name="T100_27"><text:a xlink:type="simple" xlink:href="http://vb3lk7eb4t.search.serialssolutions.com/?ctx_ver=Z39.88-2004&amp;ctx_enc=info%3Aofi%2Fenc%3AUTF-8&amp;rfr_id=info:sid/summon.serialssolutions.com&amp;rft_val_fmt=info:ofi/fmt:kev:mtx:journal&amp;rft.genre=article&amp;rft.atitle=Study%3A+Middle+East+countries+have+least+Internet+freedom&amp;rft.jtitle=Computer+News+Middle+East&amp;rft.date=2012-09-25&amp;rft.pub=Al+Bawaba+%28Middle+East%29+Ltd&amp;rft.issn=1564-0078&amp;rft.eissn=1564-0078&amp;rft.externalDBID=n%2Fa&amp;rft.externalDocID=303294436"><text:span text:style-name="T100_28"><text:s/></text:span></text:a></text:span><text:span text:style-name="T100_29"><text:a xlink:type="simple" xlink:href="http://vb3lk7eb4t.search.serialssolutions.com/?ctx_ver=Z39.88-2004&amp;ctx_enc=info%3Aofi%2Fenc%3AUTF-8&amp;rfr_id=info:sid/summon.serialssolutions.com&amp;rft_val_fmt=info:ofi/fmt:kev:mtx:journal&amp;rft.genre=article&amp;rft.atitle=Study%3A+Middle+East+countries+have+least+Internet+freedom&amp;rft.jtitle=Computer+News+Middle+East&amp;rft.date=2012-09-25&amp;rft.pub=Al+Bawaba+%28Middle+East%29+Ltd&amp;rft.issn=1564-0078&amp;rft.eissn=1564-0078&amp;rft.externalDBID=n%2Fa&amp;rft.externalDocID=303294436"><text:span text:style-name="T100_30">freedom</text:span></text:a></text:span><text:span text:style-name="T100_31">.<text:s/>(2012,<text:s/></text:span><text:span text:style-name="T100_32">September</text:span><text:span text:style-name="T100_33"><text:s/>25).<text:s/></text:span><text:span text:style-name="T100_34">Computer</text:span><text:span text:style-name="T100_35"><text:s/></text:span><text:span text:style-name="T100_36">News</text:span><text:span text:style-name="T100_37"><text:s/></text:span><text:span text:style-name="T100_38">Middle</text:span><text:span text:style-name="T100_39"><text:s/></text:span><text:span text:style-name="T100_40">East</text:span><text:span text:style-name="T100_41">.<text:s/></text:span></text:p>
      <text:p text:style-name="P101"><text:span text:style-name="T101_1">Readings</text:span><text:span text:style-name="T101_2">:<text:s/></text:span></text:p>
      <text:p text:style-name="P102"><text:span text:style-name="T102_1">Wagner</text:span><text:span text:style-name="T102_2">,<text:s/></text:span><text:span text:style-name="T102_3">K</text:span><text:span text:style-name="T102_4">.<text:s/>&amp;<text:s/></text:span><text:span text:style-name="T102_5">Gainous</text:span><text:span text:style-name="T102_6">,<text:s/></text:span><text:span text:style-name="T102_7">J</text:span><text:span text:style-name="T102_8">.<text:s/>(2013).<text:s/></text:span><text:span text:style-name="T102_9"><text:a xlink:type="simple" xlink:href="https://docs.google.com/file/d/0B4zGiJvCfw99M2RuWFZFU25sN3c/edit?usp=sharing"><text:span text:style-name="T102_10">Digital</text:span></text:a></text:span><text:span text:style-name="T102_11"><text:a xlink:type="simple" xlink:href="https://docs.google.com/file/d/0B4zGiJvCfw99M2RuWFZFU25sN3c/edit?usp=sharing"><text:span text:style-name="T102_12"><text:s/></text:span></text:a></text:span><text:span text:style-name="T102_13"><text:a xlink:type="simple" xlink:href="https://docs.google.com/file/d/0B4zGiJvCfw99M2RuWFZFU25sN3c/edit?usp=sharing"><text:span text:style-name="T102_14">Uprising</text:span></text:a></text:span><text:span text:style-name="T102_15"><text:a xlink:type="simple" xlink:href="https://docs.google.com/file/d/0B4zGiJvCfw99M2RuWFZFU25sN3c/edit?usp=sharing"><text:span text:style-name="T102_16">:<text:s/></text:span></text:a></text:span><text:span text:style-name="T102_17"><text:a xlink:type="simple" xlink:href="https://docs.google.com/file/d/0B4zGiJvCfw99M2RuWFZFU25sN3c/edit?usp=sharing"><text:span text:style-name="T102_18">The</text:span></text:a></text:span><text:span text:style-name="T102_19"><text:a xlink:type="simple" xlink:href="https://docs.google.com/file/d/0B4zGiJvCfw99M2RuWFZFU25sN3c/edit?usp=sharing"><text:span text:style-name="T102_20"><text:s/></text:span></text:a></text:span><text:span text:style-name="T102_21"><text:a xlink:type="simple" xlink:href="https://docs.google.com/file/d/0B4zGiJvCfw99M2RuWFZFU25sN3c/edit?usp=sharing"><text:span text:style-name="T102_22">Internet</text:span></text:a></text:span><text:span text:style-name="T102_23"><text:a xlink:type="simple" xlink:href="https://docs.google.com/file/d/0B4zGiJvCfw99M2RuWFZFU25sN3c/edit?usp=sharing"><text:span text:style-name="T102_24"><text:s/></text:span></text:a></text:span><text:span text:style-name="T102_25"><text:a xlink:type="simple" xlink:href="https://docs.google.com/file/d/0B4zGiJvCfw99M2RuWFZFU25sN3c/edit?usp=sharing"><text:span text:style-name="T102_26">Revolution</text:span></text:a></text:span><text:span text:style-name="T102_27"><text:a xlink:type="simple" xlink:href="https://docs.google.com/file/d/0B4zGiJvCfw99M2RuWFZFU25sN3c/edit?usp=sharing"><text:span text:style-name="T102_28"><text:s/></text:span></text:a></text:span><text:span text:style-name="T102_29"><text:a xlink:type="simple" xlink:href="https://docs.google.com/file/d/0B4zGiJvCfw99M2RuWFZFU25sN3c/edit?usp=sharing"><text:span text:style-name="T102_30">in</text:span></text:a></text:span><text:span text:style-name="T102_31"><text:a xlink:type="simple" xlink:href="https://docs.google.com/file/d/0B4zGiJvCfw99M2RuWFZFU25sN3c/edit?usp=sharing"><text:span text:style-name="T102_32"><text:s/></text:span></text:a></text:span><text:span text:style-name="T102_33"><text:a xlink:type="simple" xlink:href="https://docs.google.com/file/d/0B4zGiJvCfw99M2RuWFZFU25sN3c/edit?usp=sharing"><text:span text:style-name="T102_34">the</text:span></text:a></text:span><text:span text:style-name="T102_35"><text:a xlink:type="simple" xlink:href="https://docs.google.com/file/d/0B4zGiJvCfw99M2RuWFZFU25sN3c/edit?usp=sharing"><text:span text:style-name="T102_36"><text:s/></text:span></text:a></text:span><text:span text:style-name="T102_37"><text:a xlink:type="simple" xlink:href="https://docs.google.com/file/d/0B4zGiJvCfw99M2RuWFZFU25sN3c/edit?usp=sharing"><text:span text:style-name="T102_38">Middle</text:span></text:a></text:span><text:span text:style-name="T102_39"><text:a xlink:type="simple" xlink:href="https://docs.google.com/file/d/0B4zGiJvCfw99M2RuWFZFU25sN3c/edit?usp=sharing"><text:span text:style-name="T102_40"><text:s/></text:span></text:a></text:span><text:span text:style-name="T102_41"><text:a xlink:type="simple" xlink:href="https://docs.google.com/file/d/0B4zGiJvCfw99M2RuWFZFU25sN3c/edit?usp=sharing"><text:span text:style-name="T102_42">East</text:span></text:a></text:span><text:span text:style-name="T102_43">.<text:s/></text:span><text:span text:style-name="T102_44">Journal</text:span><text:span text:style-name="T102_45"><text:s/></text:span><text:span text:style-name="T102_46">of</text:span><text:span text:style-name="T102_47"><text:s/></text:span><text:span text:style-name="T102_48">Information</text:span><text:span text:style-name="T102_49"><text:s/></text:span><text:span text:style-name="T102_50">and</text:span><text:span text:style-name="T102_51"><text:s/></text:span><text:span text:style-name="T102_52">Politics</text:span><text:span text:style-name="T102_53">,<text:s/>10</text:span><text:span text:style-name="T102_54">,<text:s/>261-275.</text:span></text:p>
      <text:p text:style-name="P103"/>
      <text:p text:style-name="P104"/>
      <text:p text:style-name="P105"><text:span text:style-name="T105_1">Tuesday</text:span><text:span text:style-name="T105_2"><text:s/>,<text:s/>29<text:s/></text:span><text:span text:style-name="T105_3">October</text:span><text:span text:style-name="T105_4"><text:s/>2013<text:s text:c="2"/>12:30<text:s/></text:span><text:span text:style-name="T105_5">TO</text:span><text:span text:style-name="T105_6"><text:s/>1:30<text:s/></text:span><text:span text:style-name="T105_7">Note</text:span><text:span text:style-name="T105_8"><text:s/></text:span><text:span text:style-name="T105_9">new</text:span><text:span text:style-name="T105_10"><text:s/></text:span><text:span text:style-name="T105_11">date</text:span><text:span text:style-name="T105_12"><text:s/></text:span><text:span text:style-name="T105_13">and</text:span><text:span text:style-name="T105_14"><text:s/></text:span><text:span text:style-name="T105_15">time</text:span><text:span text:style-name="T105_16"><text:s/></text:span><text:span text:style-name="T105_17">for</text:span><text:span text:style-name="T105_18"><text:s/></text:span><text:span text:style-name="T105_19">this</text:span><text:span text:style-name="T105_20"><text:s/></text:span><text:span text:style-name="T105_21">week</text:span><text:span text:style-name="T105_22"><text:s/></text:span><text:span text:style-name="T105_23">only</text:span></text:p>
      <text:p text:style-name="P106"><text:span text:style-name="T106_1">Topic</text:span><text:span text:style-name="T106_2">:<text:s text:c="2"/></text:span><text:span text:style-name="T106_3">Social</text:span><text:span text:style-name="T106_4"><text:s/></text:span><text:span text:style-name="T106_5">Media</text:span><text:span text:style-name="T106_6"><text:s/></text:span><text:span text:style-name="T106_7">and</text:span><text:span text:style-name="T106_8"><text:s/></text:span><text:span text:style-name="T106_9">the</text:span><text:span text:style-name="T106_10"><text:s/></text:span><text:span text:style-name="T106_11">Middle</text:span><text:span text:style-name="T106_12"><text:s/></text:span><text:span text:style-name="T106_13">East</text:span></text:p>
      <text:p text:style-name="P107"><text:span text:style-name="T107_1">Presenter</text:span><text:span text:style-name="T107_2">:<text:s/></text:span><text:span text:style-name="T107_3">Zeynep</text:span><text:span text:style-name="T107_4"><text:s/></text:span><text:span text:style-name="T107_5">Tufekci</text:span></text:p>
      <text:p text:style-name="P108"><text:span text:style-name="T108_1">Readings</text:span><text:span text:style-name="T108_2">:<text:s text:c="2"/></text:span><text:span text:style-name="T108_3">Zeynep</text:span><text:span text:style-name="T108_4"><text:s/></text:span><text:span text:style-name="T108_5">has</text:span><text:span text:style-name="T108_6"><text:s/></text:span><text:span text:style-name="T108_7">provided</text:span><text:span text:style-name="T108_8"><text:s/></text:span><text:span text:style-name="T108_9">us</text:span><text:span text:style-name="T108_10"><text:s/></text:span><text:span text:style-name="T108_11">copies</text:span><text:span text:style-name="T108_12"><text:s/></text:span><text:span text:style-name="T108_13">of</text:span><text:span text:style-name="T108_14"><text:s/></text:span><text:span text:style-name="T108_15">her</text:span><text:span text:style-name="T108_16"><text:s/></text:span><text:span text:style-name="T108_17">own</text:span><text:span text:style-name="T108_18"><text:s/></text:span><text:span text:style-name="T108_19">research</text:span><text:span text:style-name="T108_20"><text:s/></text:span><text:span text:style-name="T108_21">on</text:span><text:span text:style-name="T108_22"><text:s/></text:span><text:span text:style-name="T108_23">this</text:span><text:span text:style-name="T108_24"><text:s/></text:span><text:span text:style-name="T108_25">topic</text:span><text:span text:style-name="T108_26">.<text:s/></text:span></text:p>
      <text:p text:style-name="P109"><text:span text:style-name="T109_1">Please</text:span><text:span text:style-name="T109_2"><text:s/></text:span><text:span text:style-name="T109_3">read</text:span><text:span text:style-name="T109_4"><text:s/>“</text:span><text:span text:style-name="T109_5">New</text:span><text:span text:style-name="T109_6"><text:s/></text:span><text:span text:style-name="T109_7">Media</text:span><text:span text:style-name="T109_8"><text:s/></text:span><text:span text:style-name="T109_9">and</text:span><text:span text:style-name="T109_10"><text:s/></text:span><text:span text:style-name="T109_11">the</text:span><text:span text:style-name="T109_12"><text:s/></text:span><text:span text:style-name="T109_13">People</text:span><text:span text:style-name="T109_14">-</text:span><text:span text:style-name="T109_15">Powered</text:span><text:span text:style-name="T109_16"><text:s/></text:span><text:span text:style-name="T109_17">Uprisings</text:span><text:span text:style-name="T109_18">”<text:s/></text:span><text:span text:style-name="T109_19">which</text:span><text:span text:style-name="T109_20"><text:s/></text:span><text:span text:style-name="T109_21">can</text:span><text:span text:style-name="T109_22"><text:s/></text:span><text:span text:style-name="T109_23">be</text:span><text:span text:style-name="T109_24"><text:s/></text:span><text:span text:style-name="T109_25">found</text:span><text:span text:style-name="T109_26"><text:s/></text:span><text:span text:style-name="T109_27">at</text:span></text:p>
      <text:p text:style-name="P110"><text:span text:style-name="T110_1">T</text:span><text:span text:style-name="T110_2"><text:a xlink:type="simple" xlink:href="http://www.technologyreview.com/view/425280/new-media-and-the-people-powered-uprisings/"><text:span text:style-name="T110_3">http</text:span></text:a></text:span><text:span text:style-name="T110_4"><text:a xlink:type="simple" xlink:href="http://www.technologyreview.com/view/425280/new-media-and-the-people-powered-uprisings/"><text:span text:style-name="T110_5">://</text:span></text:a></text:span><text:span text:style-name="T110_6"><text:a xlink:type="simple" xlink:href="http://www.technologyreview.com/view/425280/new-media-and-the-people-powered-uprisings/"><text:span text:style-name="T110_7">www</text:span></text:a></text:span><text:span text:style-name="T110_8"><text:a xlink:type="simple" xlink:href="http://www.technologyreview.com/view/425280/new-media-and-the-people-powered-uprisings/"><text:span text:style-name="T110_9">.</text:span></text:a></text:span><text:span text:style-name="T110_10"><text:a xlink:type="simple" xlink:href="http://www.technologyreview.com/view/425280/new-media-and-the-people-powered-uprisings/"><text:span text:style-name="T110_11">technologyreview</text:span></text:a></text:span><text:span text:style-name="T110_12"><text:a xlink:type="simple" xlink:href="http://www.technologyreview.com/view/425280/new-media-and-the-people-powered-uprisings/"><text:span text:style-name="T110_13">.</text:span></text:a></text:span><text:span text:style-name="T110_14"><text:a xlink:type="simple" xlink:href="http://www.technologyreview.com/view/425280/new-media-and-the-people-powered-uprisings/"><text:span text:style-name="T110_15">com</text:span></text:a></text:span><text:span text:style-name="T110_16"><text:a xlink:type="simple" xlink:href="http://www.technologyreview.com/view/425280/new-media-and-the-people-powered-uprisings/"><text:span text:style-name="T110_17">/</text:span></text:a></text:span><text:span text:style-name="T110_18"><text:a xlink:type="simple" xlink:href="http://www.technologyreview.com/view/425280/new-media-and-the-people-powered-uprisings/"><text:span text:style-name="T110_19">view</text:span></text:a></text:span><text:span text:style-name="T110_20"><text:a xlink:type="simple" xlink:href="http://www.technologyreview.com/view/425280/new-media-and-the-people-powered-uprisings/"><text:span text:style-name="T110_21">/425280/</text:span></text:a></text:span><text:span text:style-name="T110_22"><text:a xlink:type="simple" xlink:href="http://www.technologyreview.com/view/425280/new-media-and-the-people-powered-uprisings/"><text:span text:style-name="T110_23">new</text:span></text:a></text:span><text:span text:style-name="T110_24"><text:a xlink:type="simple" xlink:href="http://www.technologyreview.com/view/425280/new-media-and-the-people-powered-uprisings/"><text:span text:style-name="T110_25">-</text:span></text:a></text:span><text:span text:style-name="T110_26"><text:a xlink:type="simple" xlink:href="http://www.technologyreview.com/view/425280/new-media-and-the-people-powered-uprisings/"><text:span text:style-name="T110_27">media</text:span></text:a></text:span><text:span text:style-name="T110_28"><text:a xlink:type="simple" xlink:href="http://www.technologyreview.com/view/425280/new-media-and-the-people-powered-uprisings/"><text:span text:style-name="T110_29">-</text:span></text:a></text:span><text:span text:style-name="T110_30"><text:a xlink:type="simple" xlink:href="http://www.technologyreview.com/view/425280/new-media-and-the-people-powered-uprisings/"><text:span text:style-name="T110_31">and</text:span></text:a></text:span><text:span text:style-name="T110_32"><text:a xlink:type="simple" xlink:href="http://www.technologyreview.com/view/425280/new-media-and-the-people-powered-uprisings/"><text:span text:style-name="T110_33">-</text:span></text:a></text:span><text:span text:style-name="T110_34"><text:a xlink:type="simple" xlink:href="http://www.technologyreview.com/view/425280/new-media-and-the-people-powered-uprisings/"><text:span text:style-name="T110_35">the</text:span></text:a></text:span><text:span text:style-name="T110_36"><text:a xlink:type="simple" xlink:href="http://www.technologyreview.com/view/425280/new-media-and-the-people-powered-uprisings/"><text:span text:style-name="T110_37">-</text:span></text:a></text:span><text:span text:style-name="T110_38"><text:a xlink:type="simple" xlink:href="http://www.technologyreview.com/view/425280/new-media-and-the-people-powered-uprisings/"><text:span text:style-name="T110_39">people</text:span></text:a></text:span><text:span text:style-name="T110_40"><text:a xlink:type="simple" xlink:href="http://www.technologyreview.com/view/425280/new-media-and-the-people-powered-uprisings/"><text:span text:style-name="T110_41">-</text:span></text:a></text:span><text:span text:style-name="T110_42"><text:a xlink:type="simple" xlink:href="http://www.technologyreview.com/view/425280/new-media-and-the-people-powered-uprisings/"><text:span text:style-name="T110_43">powered</text:span></text:a></text:span><text:span text:style-name="T110_44"><text:a xlink:type="simple" xlink:href="http://www.technologyreview.com/view/425280/new-media-and-the-people-powered-uprisings/"><text:span text:style-name="T110_45">-</text:span></text:a></text:span><text:span text:style-name="T110_46"><text:a xlink:type="simple" xlink:href="http://www.technologyreview.com/view/425280/new-media-and-the-people-powered-uprisings/"><text:span text:style-name="T110_47">uprisings</text:span></text:a></text:span><text:span text:style-name="T110_48"><text:a xlink:type="simple" xlink:href="http://www.technologyreview.com/view/425280/new-media-and-the-people-powered-uprisings/"><text:span text:style-name="T110_49">/</text:span></text:a></text:span></text:p>
      <text:p text:style-name="P111"><text:span text:style-name="T111_1"><text:s/></text:span><text:span text:style-name="T111_2">Social</text:span><text:span text:style-name="T111_3"><text:s/></text:span><text:span text:style-name="T111_4">Media</text:span><text:span text:style-name="T111_5"><text:s/></text:span><text:span text:style-name="T111_6">and</text:span><text:span text:style-name="T111_7"><text:s/></text:span><text:span text:style-name="T111_8">the</text:span><text:span text:style-name="T111_9"><text:s/></text:span><text:span text:style-name="T111_10">Decision</text:span><text:span text:style-name="T111_11"><text:s/></text:span><text:span text:style-name="T111_12">to</text:span><text:span text:style-name="T111_13"><text:s/></text:span><text:span text:style-name="T111_14">Participate</text:span></text:p>
      <text:p text:style-name="P112"/>
      <text:p text:style-name="P113"><text:span text:style-name="T113_1">and</text:span><text:span text:style-name="T113_2"><text:s/></text:span><text:span text:style-name="T113_3">one</text:span><text:span text:style-name="T113_4"><text:s/></text:span><text:span text:style-name="T113_5">of</text:span><text:span text:style-name="T113_6"><text:s/></text:span><text:span text:style-name="T113_7">two</text:span><text:span text:style-name="T113_8"><text:s/></text:span><text:span text:style-name="T113_9">other</text:span><text:span text:style-name="T113_10"><text:s/></text:span><text:span text:style-name="T113_11">longer</text:span><text:span text:style-name="T113_12"><text:s/></text:span><text:span text:style-name="T113_13">papers</text:span><text:span text:style-name="T113_14"><text:s/>(</text:span><text:span text:style-name="T113_15">or</text:span><text:span text:style-name="T113_16"><text:s/></text:span><text:span text:style-name="T113_17">both</text:span><text:span text:style-name="T113_18"><text:s/></text:span><text:span text:style-name="T113_19">if</text:span><text:span text:style-name="T113_20"><text:s/></text:span><text:span text:style-name="T113_21">you</text:span><text:span text:style-name="T113_22"><text:s/></text:span><text:span text:style-name="T113_23">have</text:span><text:span text:style-name="T113_24"><text:s/></text:span><text:span text:style-name="T113_25">time</text:span><text:span text:style-name="T113_26">:<text:s/></text:span></text:p>
      <text:p text:style-name="P114"><text:span text:style-name="T114_1">1)<text:s/>“</text:span><text:span text:style-name="T114_2">Social</text:span><text:span text:style-name="T114_3"><text:s/></text:span><text:span text:style-name="T114_4">Media</text:span><text:span text:style-name="T114_5"><text:s/></text:span><text:span text:style-name="T114_6">and</text:span><text:span text:style-name="T114_7"><text:s/></text:span><text:span text:style-name="T114_8">the</text:span><text:span text:style-name="T114_9"><text:s/></text:span><text:span text:style-name="T114_10">Decision</text:span><text:span text:style-name="T114_11"><text:s/></text:span><text:span text:style-name="T114_12">to</text:span><text:span text:style-name="T114_13"><text:s/></text:span><text:span text:style-name="T114_14">Participate</text:span><text:span text:style-name="T114_15"><text:s/></text:span><text:span text:style-name="T114_16">in</text:span><text:span text:style-name="T114_17"><text:s/></text:span><text:span text:style-name="T114_18">Political</text:span><text:span text:style-name="T114_19"><text:s/></text:span><text:span text:style-name="T114_20">Protest</text:span><text:span text:style-name="T114_21">:<text:s/></text:span><text:span text:style-name="T114_22">Observations</text:span><text:span text:style-name="T114_23"><text:s/></text:span><text:span text:style-name="T114_24">From</text:span><text:span text:style-name="T114_25"><text:s/></text:span><text:span text:style-name="T114_26">Tahrir</text:span><text:span text:style-name="T114_27"><text:s/></text:span><text:span text:style-name="T114_28">Square</text:span><text:span text:style-name="T114_29">”</text:span><text:span text:style-name="T114_30"><text:s/></text:span><text:span text:style-name="T114_31">Journal</text:span><text:span text:style-name="T114_32"><text:s/></text:span><text:span text:style-name="T114_33">of</text:span><text:span text:style-name="T114_34"><text:s/></text:span><text:span text:style-name="T114_35">Communication</text:span><text:span text:style-name="T114_36"><text:s/></text:span><text:span text:style-name="T114_37"><text:a xlink:type="simple" xlink:href="http://onlinelibrary.wiley.com/doi/10.1111/jcom.2012.62.issue-2/issuetoc"><text:span text:style-name="T114_38">Volume</text:span></text:a></text:span><text:span text:style-name="T114_39"><text:a xlink:type="simple" xlink:href="http://onlinelibrary.wiley.com/doi/10.1111/jcom.2012.62.issue-2/issuetoc"><text:span text:style-name="T114_40"><text:s/>62,<text:s/></text:span></text:a></text:span><text:span text:style-name="T114_41"><text:a xlink:type="simple" xlink:href="http://onlinelibrary.wiley.com/doi/10.1111/jcom.2012.62.issue-2/issuetoc"><text:span text:style-name="T114_42">Issue</text:span></text:a></text:span><text:span text:style-name="T114_43"><text:a xlink:type="simple" xlink:href="http://onlinelibrary.wiley.com/doi/10.1111/jcom.2012.62.issue-2/issuetoc"><text:span text:style-name="T114_44"><text:s/>2,</text:span></text:a></text:span><text:span text:style-name="T114_45"><text:s/></text:span><text:span text:style-name="T114_46">pages</text:span><text:span text:style-name="T114_47"><text:s/>363–379,<text:s/></text:span><text:span text:style-name="T114_48">April</text:span><text:span text:style-name="T114_49"><text:s/>2012,<text:s/></text:span><text:span text:style-name="T114_50">which</text:span><text:span text:style-name="T114_51"><text:s/></text:span><text:span text:style-name="T114_52">is</text:span><text:span text:style-name="T114_53"><text:s/></text:span><text:span text:style-name="T114_54">a</text:span><text:span text:style-name="T114_55"><text:s/></text:span><text:span text:style-name="T114_56">survey</text:span><text:span text:style-name="T114_57"><text:s/></text:span><text:span text:style-name="T114_58">of</text:span><text:span text:style-name="T114_59"><text:s/></text:span><text:span text:style-name="T114_60">protester</text:span><text:span text:style-name="T114_61"><text:s/></text:span><text:span text:style-name="T114_62">use</text:span><text:span text:style-name="T114_63"><text:s/></text:span><text:span text:style-name="T114_64">of</text:span><text:span text:style-name="T114_65"><text:s/></text:span><text:span text:style-name="T114_66">social</text:span><text:span text:style-name="T114_67"><text:s/></text:span><text:span text:style-name="T114_68">media</text:span><text:span text:style-name="T114_69"><text:s text:c="2"/></text:span><text:span text:style-name="T114_70"><text:a xlink:type="simple" xlink:href="https://drive.google.com/?urp=http://www.google.com/url?sa%3Dt%26rct%3Dj%26q%3D%26esrc%3Ds%26sou&amp;authuser=0#folders/0B4zGiJvCfw99Y2RDY09EaUJCaVU"><text:span text:style-name="T114_71">https</text:span></text:a></text:span><text:span text:style-name="T114_72"><text:a xlink:type="simple" xlink:href="https://drive.google.com/?urp=http://www.google.com/url?sa%3Dt%26rct%3Dj%26q%3D%26esrc%3Ds%26sou&amp;authuser=0#folders/0B4zGiJvCfw99Y2RDY09EaUJCaVU"><text:span text:style-name="T114_73">://</text:span></text:a></text:span><text:span text:style-name="T114_74"><text:a xlink:type="simple" xlink:href="https://drive.google.com/?urp=http://www.google.com/url?sa%3Dt%26rct%3Dj%26q%3D%26esrc%3Ds%26sou&amp;authuser=0#folders/0B4zGiJvCfw99Y2RDY09EaUJCaVU"><text:span text:style-name="T114_75">drive</text:span></text:a></text:span><text:span text:style-name="T114_76"><text:a xlink:type="simple" xlink:href="https://drive.google.com/?urp=http://www.google.com/url?sa%3Dt%26rct%3Dj%26q%3D%26esrc%3Ds%26sou&amp;authuser=0#folders/0B4zGiJvCfw99Y2RDY09EaUJCaVU"><text:span text:style-name="T114_77">.</text:span></text:a></text:span><text:span text:style-name="T114_78"><text:a xlink:type="simple" xlink:href="https://drive.google.com/?urp=http://www.google.com/url?sa%3Dt%26rct%3Dj%26q%3D%26esrc%3Ds%26sou&amp;authuser=0#folders/0B4zGiJvCfw99Y2RDY09EaUJCaVU"><text:span text:style-name="T114_79">google</text:span></text:a></text:span><text:span text:style-name="T114_80"><text:a xlink:type="simple" xlink:href="https://drive.google.com/?urp=http://www.google.com/url?sa%3Dt%26rct%3Dj%26q%3D%26esrc%3Ds%26sou&amp;authuser=0#folders/0B4zGiJvCfw99Y2RDY09EaUJCaVU"><text:span text:style-name="T114_81">.</text:span></text:a></text:span><text:span text:style-name="T114_82"><text:a xlink:type="simple" xlink:href="https://drive.google.com/?urp=http://www.google.com/url?sa%3Dt%26rct%3Dj%26q%3D%26esrc%3Ds%26sou&amp;authuser=0#folders/0B4zGiJvCfw99Y2RDY09EaUJCaVU"><text:span text:style-name="T114_83">com</text:span></text:a></text:span><text:span text:style-name="T114_84"><text:a xlink:type="simple" xlink:href="https://drive.google.com/?urp=http://www.google.com/url?sa%3Dt%26rct%3Dj%26q%3D%26esrc%3Ds%26sou&amp;authuser=0#folders/0B4zGiJvCfw99Y2RDY09EaUJCaVU"><text:span text:style-name="T114_85">/?</text:span></text:a></text:span><text:span text:style-name="T114_86"><text:a xlink:type="simple" xlink:href="https://drive.google.com/?urp=http://www.google.com/url?sa%3Dt%26rct%3Dj%26q%3D%26esrc%3Ds%26sou&amp;authuser=0#folders/0B4zGiJvCfw99Y2RDY09EaUJCaVU"><text:span text:style-name="T114_87">urp</text:span></text:a></text:span><text:span text:style-name="T114_88"><text:a xlink:type="simple" xlink:href="https://drive.google.com/?urp=http://www.google.com/url?sa%3Dt%26rct%3Dj%26q%3D%26esrc%3Ds%26sou&amp;authuser=0#folders/0B4zGiJvCfw99Y2RDY09EaUJCaVU"><text:span text:style-name="T114_89">=</text:span></text:a></text:span><text:span text:style-name="T114_90"><text:a xlink:type="simple" xlink:href="https://drive.google.com/?urp=http://www.google.com/url?sa%3Dt%26rct%3Dj%26q%3D%26esrc%3Ds%26sou&amp;authuser=0#folders/0B4zGiJvCfw99Y2RDY09EaUJCaVU"><text:span text:style-name="T114_91">http</text:span></text:a></text:span><text:span text:style-name="T114_92"><text:a xlink:type="simple" xlink:href="https://drive.google.com/?urp=http://www.google.com/url?sa%3Dt%26rct%3Dj%26q%3D%26esrc%3Ds%26sou&amp;authuser=0#folders/0B4zGiJvCfw99Y2RDY09EaUJCaVU"><text:span text:style-name="T114_93">://</text:span></text:a></text:span><text:span text:style-name="T114_94"><text:a xlink:type="simple" xlink:href="https://drive.google.com/?urp=http://www.google.com/url?sa%3Dt%26rct%3Dj%26q%3D%26esrc%3Ds%26sou&amp;authuser=0#folders/0B4zGiJvCfw99Y2RDY09EaUJCaVU"><text:span text:style-name="T114_95">www</text:span></text:a></text:span><text:span text:style-name="T114_96"><text:a xlink:type="simple" xlink:href="https://drive.google.com/?urp=http://www.google.com/url?sa%3Dt%26rct%3Dj%26q%3D%26esrc%3Ds%26sou&amp;authuser=0#folders/0B4zGiJvCfw99Y2RDY09EaUJCaVU"><text:span text:style-name="T114_97">.</text:span></text:a></text:span><text:span text:style-name="T114_98"><text:a xlink:type="simple" xlink:href="https://drive.google.com/?urp=http://www.google.com/url?sa%3Dt%26rct%3Dj%26q%3D%26esrc%3Ds%26sou&amp;authuser=0#folders/0B4zGiJvCfw99Y2RDY09EaUJCaVU"><text:span text:style-name="T114_99">google</text:span></text:a></text:span><text:span text:style-name="T114_100"><text:a xlink:type="simple" xlink:href="https://drive.google.com/?urp=http://www.google.com/url?sa%3Dt%26rct%3Dj%26q%3D%26esrc%3Ds%26sou&amp;authuser=0#folders/0B4zGiJvCfw99Y2RDY09EaUJCaVU"><text:span text:style-name="T114_101">.</text:span></text:a></text:span><text:span text:style-name="T114_102"><text:a xlink:type="simple" xlink:href="https://drive.google.com/?urp=http://www.google.com/url?sa%3Dt%26rct%3Dj%26q%3D%26esrc%3Ds%26sou&amp;authuser=0#folders/0B4zGiJvCfw99Y2RDY09EaUJCaVU"><text:span text:style-name="T114_103">com</text:span></text:a></text:span><text:span text:style-name="T114_104"><text:a xlink:type="simple" xlink:href="https://drive.google.com/?urp=http://www.google.com/url?sa%3Dt%26rct%3Dj%26q%3D%26esrc%3Ds%26sou&amp;authuser=0#folders/0B4zGiJvCfw99Y2RDY09EaUJCaVU"><text:span text:style-name="T114_105">/</text:span></text:a></text:span><text:span text:style-name="T114_106"><text:a xlink:type="simple" xlink:href="https://drive.google.com/?urp=http://www.google.com/url?sa%3Dt%26rct%3Dj%26q%3D%26esrc%3Ds%26sou&amp;authuser=0#folders/0B4zGiJvCfw99Y2RDY09EaUJCaVU"><text:span text:style-name="T114_107">url</text:span></text:a></text:span><text:span text:style-name="T114_108"><text:a xlink:type="simple" xlink:href="https://drive.google.com/?urp=http://www.google.com/url?sa%3Dt%26rct%3Dj%26q%3D%26esrc%3Ds%26sou&amp;authuser=0#folders/0B4zGiJvCfw99Y2RDY09EaUJCaVU"><text:span text:style-name="T114_109">?</text:span></text:a></text:span><text:span text:style-name="T114_110"><text:a xlink:type="simple" xlink:href="https://drive.google.com/?urp=http://www.google.com/url?sa%3Dt%26rct%3Dj%26q%3D%26esrc%3Ds%26sou&amp;authuser=0#folders/0B4zGiJvCfw99Y2RDY09EaUJCaVU"><text:span text:style-name="T114_111">sa</text:span></text:a></text:span><text:span text:style-name="T114_112"><text:a xlink:type="simple" xlink:href="https://drive.google.com/?urp=http://www.google.com/url?sa%3Dt%26rct%3Dj%26q%3D%26esrc%3Ds%26sou&amp;authuser=0#folders/0B4zGiJvCfw99Y2RDY09EaUJCaVU"><text:span text:style-name="T114_113">%3</text:span></text:a></text:span><text:span text:style-name="T114_114"><text:a xlink:type="simple" xlink:href="https://drive.google.com/?urp=http://www.google.com/url?sa%3Dt%26rct%3Dj%26q%3D%26esrc%3Ds%26sou&amp;authuser=0#folders/0B4zGiJvCfw99Y2RDY09EaUJCaVU"><text:span text:style-name="T114_115">Dt</text:span></text:a></text:span><text:span text:style-name="T114_116"><text:a xlink:type="simple" xlink:href="https://drive.google.com/?urp=http://www.google.com/url?sa%3Dt%26rct%3Dj%26q%3D%26esrc%3Ds%26sou&amp;authuser=0#folders/0B4zGiJvCfw99Y2RDY09EaUJCaVU"><text:span text:style-name="T114_117">%26</text:span></text:a></text:span><text:span text:style-name="T114_118"><text:a xlink:type="simple" xlink:href="https://drive.google.com/?urp=http://www.google.com/url?sa%3Dt%26rct%3Dj%26q%3D%26esrc%3Ds%26sou&amp;authuser=0#folders/0B4zGiJvCfw99Y2RDY09EaUJCaVU"><text:span text:style-name="T114_119">rct</text:span></text:a></text:span><text:span text:style-name="T114_120"><text:a xlink:type="simple" xlink:href="https://drive.google.com/?urp=http://www.google.com/url?sa%3Dt%26rct%3Dj%26q%3D%26esrc%3Ds%26sou&amp;authuser=0#folders/0B4zGiJvCfw99Y2RDY09EaUJCaVU"><text:span text:style-name="T114_121">%3</text:span></text:a></text:span><text:span text:style-name="T114_122"><text:a xlink:type="simple" xlink:href="https://drive.google.com/?urp=http://www.google.com/url?sa%3Dt%26rct%3Dj%26q%3D%26esrc%3Ds%26sou&amp;authuser=0#folders/0B4zGiJvCfw99Y2RDY09EaUJCaVU"><text:span text:style-name="T114_123">Dj</text:span></text:a></text:span><text:span text:style-name="T114_124"><text:a xlink:type="simple" xlink:href="https://drive.google.com/?urp=http://www.google.com/url?sa%3Dt%26rct%3Dj%26q%3D%26esrc%3Ds%26sou&amp;authuser=0#folders/0B4zGiJvCfw99Y2RDY09EaUJCaVU"><text:span text:style-name="T114_125">%26</text:span></text:a></text:span><text:span text:style-name="T114_126"><text:a xlink:type="simple" xlink:href="https://drive.google.com/?urp=http://www.google.com/url?sa%3Dt%26rct%3Dj%26q%3D%26esrc%3Ds%26sou&amp;authuser=0#folders/0B4zGiJvCfw99Y2RDY09EaUJCaVU"><text:span text:style-name="T114_127">q</text:span></text:a></text:span><text:span text:style-name="T114_128"><text:a xlink:type="simple" xlink:href="https://drive.google.com/?urp=http://www.google.com/url?sa%3Dt%26rct%3Dj%26q%3D%26esrc%3Ds%26sou&amp;authuser=0#folders/0B4zGiJvCfw99Y2RDY09EaUJCaVU"><text:span text:style-name="T114_129">%3</text:span></text:a></text:span><text:span text:style-name="T114_130"><text:a xlink:type="simple" xlink:href="https://drive.google.com/?urp=http://www.google.com/url?sa%3Dt%26rct%3Dj%26q%3D%26esrc%3Ds%26sou&amp;authuser=0#folders/0B4zGiJvCfw99Y2RDY09EaUJCaVU"><text:span text:style-name="T114_131">D</text:span></text:a></text:span><text:span text:style-name="T114_132"><text:a xlink:type="simple" xlink:href="https://drive.google.com/?urp=http://www.google.com/url?sa%3Dt%26rct%3Dj%26q%3D%26esrc%3Ds%26sou&amp;authuser=0#folders/0B4zGiJvCfw99Y2RDY09EaUJCaVU"><text:span text:style-name="T114_133">%26</text:span></text:a></text:span><text:span text:style-name="T114_134"><text:a xlink:type="simple" xlink:href="https://drive.google.com/?urp=http://www.google.com/url?sa%3Dt%26rct%3Dj%26q%3D%26esrc%3Ds%26sou&amp;authuser=0#folders/0B4zGiJvCfw99Y2RDY09EaUJCaVU"><text:span text:style-name="T114_135">esrc</text:span></text:a></text:span><text:span text:style-name="T114_136"><text:a xlink:type="simple" xlink:href="https://drive.google.com/?urp=http://www.google.com/url?sa%3Dt%26rct%3Dj%26q%3D%26esrc%3Ds%26sou&amp;authuser=0#folders/0B4zGiJvCfw99Y2RDY09EaUJCaVU"><text:span text:style-name="T114_137">%3</text:span></text:a></text:span><text:span text:style-name="T114_138"><text:a xlink:type="simple" xlink:href="https://drive.google.com/?urp=http://www.google.com/url?sa%3Dt%26rct%3Dj%26q%3D%26esrc%3Ds%26sou&amp;authuser=0#folders/0B4zGiJvCfw99Y2RDY09EaUJCaVU"><text:span text:style-name="T114_139">Ds</text:span></text:a></text:span><text:span text:style-name="T114_140"><text:a xlink:type="simple" xlink:href="https://drive.google.com/?urp=http://www.google.com/url?sa%3Dt%26rct%3Dj%26q%3D%26esrc%3Ds%26sou&amp;authuser=0#folders/0B4zGiJvCfw99Y2RDY09EaUJCaVU"><text:span text:style-name="T114_141">%26</text:span></text:a></text:span><text:span text:style-name="T114_142"><text:a xlink:type="simple" xlink:href="https://drive.google.com/?urp=http://www.google.com/url?sa%3Dt%26rct%3Dj%26q%3D%26esrc%3Ds%26sou&amp;authuser=0#folders/0B4zGiJvCfw99Y2RDY09EaUJCaVU"><text:span text:style-name="T114_143">sou</text:span></text:a></text:span><text:span text:style-name="T114_144"><text:a xlink:type="simple" xlink:href="https://drive.google.com/?urp=http://www.google.com/url?sa%3Dt%26rct%3Dj%26q%3D%26esrc%3Ds%26sou&amp;authuser=0#folders/0B4zGiJvCfw99Y2RDY09EaUJCaVU"><text:span text:style-name="T114_145">&amp;</text:span></text:a></text:span><text:span text:style-name="T114_146"><text:a xlink:type="simple" xlink:href="https://drive.google.com/?urp=http://www.google.com/url?sa%3Dt%26rct%3Dj%26q%3D%26esrc%3Ds%26sou&amp;authuser=0#folders/0B4zGiJvCfw99Y2RDY09EaUJCaVU"><text:span text:style-name="T114_147">authuser</text:span></text:a></text:span><text:span text:style-name="T114_148"><text:a xlink:type="simple" xlink:href="https://drive.google.com/?urp=http://www.google.com/url?sa%3Dt%26rct%3Dj%26q%3D%26esrc%3Ds%26sou&amp;authuser=0#folders/0B4zGiJvCfw99Y2RDY09EaUJCaVU"><text:span text:style-name="T114_149">=0#</text:span></text:a></text:span><text:span text:style-name="T114_150"><text:a xlink:type="simple" xlink:href="https://drive.google.com/?urp=http://www.google.com/url?sa%3Dt%26rct%3Dj%26q%3D%26esrc%3Ds%26sou&amp;authuser=0#folders/0B4zGiJvCfw99Y2RDY09EaUJCaVU"><text:span text:style-name="T114_151">folders</text:span></text:a></text:span><text:span text:style-name="T114_152"><text:a xlink:type="simple" xlink:href="https://drive.google.com/?urp=http://www.google.com/url?sa%3Dt%26rct%3Dj%26q%3D%26esrc%3Ds%26sou&amp;authuser=0#folders/0B4zGiJvCfw99Y2RDY09EaUJCaVU"><text:span text:style-name="T114_153">/0</text:span></text:a></text:span><text:span text:style-name="T114_154"><text:a xlink:type="simple" xlink:href="https://drive.google.com/?urp=http://www.google.com/url?sa%3Dt%26rct%3Dj%26q%3D%26esrc%3Ds%26sou&amp;authuser=0#folders/0B4zGiJvCfw99Y2RDY09EaUJCaVU"><text:span text:style-name="T114_155">B</text:span></text:a></text:span><text:span text:style-name="T114_156"><text:a xlink:type="simple" xlink:href="https://drive.google.com/?urp=http://www.google.com/url?sa%3Dt%26rct%3Dj%26q%3D%26esrc%3Ds%26sou&amp;authuser=0#folders/0B4zGiJvCfw99Y2RDY09EaUJCaVU"><text:span text:style-name="T114_157">4</text:span></text:a></text:span><text:span text:style-name="T114_158"><text:a xlink:type="simple" xlink:href="https://drive.google.com/?urp=http://www.google.com/url?sa%3Dt%26rct%3Dj%26q%3D%26esrc%3Ds%26sou&amp;authuser=0#folders/0B4zGiJvCfw99Y2RDY09EaUJCaVU"><text:span text:style-name="T114_159">zGiJvCfw</text:span></text:a></text:span><text:span text:style-name="T114_160"><text:a xlink:type="simple" xlink:href="https://drive.google.com/?urp=http://www.google.com/url?sa%3Dt%26rct%3Dj%26q%3D%26esrc%3Ds%26sou&amp;authuser=0#folders/0B4zGiJvCfw99Y2RDY09EaUJCaVU"><text:span text:style-name="T114_161">99</text:span></text:a></text:span><text:span text:style-name="T114_162"><text:a xlink:type="simple" xlink:href="https://drive.google.com/?urp=http://www.google.com/url?sa%3Dt%26rct%3Dj%26q%3D%26esrc%3Ds%26sou&amp;authuser=0#folders/0B4zGiJvCfw99Y2RDY09EaUJCaVU"><text:span text:style-name="T114_163">Y</text:span></text:a></text:span><text:span text:style-name="T114_164"><text:a xlink:type="simple" xlink:href="https://drive.google.com/?urp=http://www.google.com/url?sa%3Dt%26rct%3Dj%26q%3D%26esrc%3Ds%26sou&amp;authuser=0#folders/0B4zGiJvCfw99Y2RDY09EaUJCaVU"><text:span text:style-name="T114_165">2</text:span></text:a></text:span><text:span text:style-name="T114_166"><text:a xlink:type="simple" xlink:href="https://drive.google.com/?urp=http://www.google.com/url?sa%3Dt%26rct%3Dj%26q%3D%26esrc%3Ds%26sou&amp;authuser=0#folders/0B4zGiJvCfw99Y2RDY09EaUJCaVU"><text:span text:style-name="T114_167">RDY</text:span></text:a></text:span><text:span text:style-name="T114_168"><text:a xlink:type="simple" xlink:href="https://drive.google.com/?urp=http://www.google.com/url?sa%3Dt%26rct%3Dj%26q%3D%26esrc%3Ds%26sou&amp;authuser=0#folders/0B4zGiJvCfw99Y2RDY09EaUJCaVU"><text:span text:style-name="T114_169">09</text:span></text:a></text:span><text:span text:style-name="T114_170"><text:a xlink:type="simple" xlink:href="https://drive.google.com/?urp=http://www.google.com/url?sa%3Dt%26rct%3Dj%26q%3D%26esrc%3Ds%26sou&amp;authuser=0#folders/0B4zGiJvCfw99Y2RDY09EaUJCaVU"><text:span text:style-name="T114_171">EaUJCaVU</text:span></text:a></text:span></text:p>
      <text:p text:style-name="P115"/>
      <text:p text:style-name="P116"><text:span text:style-name="T116_1">or</text:span><text:span text:style-name="T116_2"><text:s text:c="2"/>“"</text:span><text:span text:style-name="T116_3">Not</text:span><text:span text:style-name="T116_4"><text:s/></text:span><text:span text:style-name="T116_5">This</text:span><text:span text:style-name="T116_6"><text:s/></text:span><text:span text:style-name="T116_7">One</text:span><text:span text:style-name="T116_8">":<text:s/></text:span><text:span text:style-name="T116_9">Social</text:span><text:span text:style-name="T116_10"><text:s/></text:span><text:span text:style-name="T116_11">Movements</text:span><text:span text:style-name="T116_12">,<text:s/></text:span><text:span text:style-name="T116_13">the</text:span><text:span text:style-name="T116_14"><text:s/></text:span><text:span text:style-name="T116_15">Attention</text:span><text:span text:style-name="T116_16"><text:s/></text:span><text:span text:style-name="T116_17">Economy</text:span><text:span text:style-name="T116_18">,<text:s/></text:span><text:span text:style-name="T116_19">and</text:span><text:span text:style-name="T116_20"><text:s/></text:span><text:span text:style-name="T116_21">Microcelebrity</text:span><text:span text:style-name="T116_22"><text:s/></text:span><text:span text:style-name="T116_23">Networked</text:span><text:span text:style-name="T116_24"><text:s/></text:span><text:span text:style-name="T116_25">Activism</text:span><text:span text:style-name="T116_26">”</text:span></text:p>
      <text:p text:style-name="P117"><text:span text:style-name="T117_1">American</text:span><text:span text:style-name="T117_2"><text:s/></text:span><text:span text:style-name="T117_3">Behavioral</text:span><text:span text:style-name="T117_4"><text:s/></text:span><text:span text:style-name="T117_5">Scientist</text:span><text:span text:style-name="T117_6">,<text:s/></text:span><text:span text:style-name="T117_7"><text:s/></text:span><text:span text:style-name="T117_8">July</text:span><text:span text:style-name="T117_9"><text:s/>2013<text:s/></text:span><text:span text:style-name="T117_10">vol</text:span><text:span text:style-name="T117_11">.<text:s/>57<text:s/></text:span><text:span text:style-name="T117_12">no</text:span><text:span text:style-name="T117_13">.<text:s/>7<text:s/>848-870<text:s/>,<text:s/></text:span><text:span text:style-name="T117_14">which</text:span><text:span text:style-name="T117_15"><text:s text:c="2"/></text:span><text:span text:style-name="T117_16">looks</text:span><text:span text:style-name="T117_17"><text:s/></text:span><text:span text:style-name="T117_18">at</text:span><text:span text:style-name="T117_19"><text:s/></text:span><text:span text:style-name="T117_20">how</text:span><text:span text:style-name="T117_21"><text:s/></text:span><text:span text:style-name="T117_22">dynamics</text:span><text:span text:style-name="T117_23"><text:s/></text:span><text:span text:style-name="T117_24">of</text:span><text:span text:style-name="T117_25"><text:s/></text:span><text:span text:style-name="T117_26">attention</text:span><text:span text:style-name="T117_27"><text:s/></text:span><text:span text:style-name="T117_28">are</text:span><text:span text:style-name="T117_29"><text:s/></text:span><text:span text:style-name="T117_30">changing</text:span><text:span text:style-name="T117_31"><text:s/></text:span><text:span text:style-name="T117_32">as</text:span><text:span text:style-name="T117_33"><text:s/></text:span><text:span text:style-name="T117_34">a</text:span><text:span text:style-name="T117_35"><text:s/></text:span><text:span text:style-name="T117_36">result</text:span><text:span text:style-name="T117_37"><text:s/></text:span><text:span text:style-name="T117_38">of</text:span><text:span text:style-name="T117_39"><text:s/></text:span><text:span text:style-name="T117_40">social</text:span><text:span text:style-name="T117_41"><text:s/></text:span><text:span text:style-name="T117_42">media</text:span><text:span text:style-name="T117_43">.</text:span></text:p>
      <text:p text:style-name="P118"><text:span text:style-name="T118_1"><text:a xlink:type="simple" xlink:href="https://drive.google.com/?urp=http://www.google.com/url?sa%3Dt%26rct%3Dj%26q%3D%26esrc%3Ds%26sou&amp;pli=1&amp;authuser=0#folders/0B4zGiJvCfw99Y2RDY09EaUJCaVU"><text:span text:style-name="T118_2">https</text:span></text:a></text:span><text:span text:style-name="T118_3"><text:a xlink:type="simple" xlink:href="https://drive.google.com/?urp=http://www.google.com/url?sa%3Dt%26rct%3Dj%26q%3D%26esrc%3Ds%26sou&amp;pli=1&amp;authuser=0#folders/0B4zGiJvCfw99Y2RDY09EaUJCaVU"><text:span text:style-name="T118_4">://</text:span></text:a></text:span><text:span text:style-name="T118_5"><text:a xlink:type="simple" xlink:href="https://drive.google.com/?urp=http://www.google.com/url?sa%3Dt%26rct%3Dj%26q%3D%26esrc%3Ds%26sou&amp;pli=1&amp;authuser=0#folders/0B4zGiJvCfw99Y2RDY09EaUJCaVU"><text:span text:style-name="T118_6">drive</text:span></text:a></text:span><text:span text:style-name="T118_7"><text:a xlink:type="simple" xlink:href="https://drive.google.com/?urp=http://www.google.com/url?sa%3Dt%26rct%3Dj%26q%3D%26esrc%3Ds%26sou&amp;pli=1&amp;authuser=0#folders/0B4zGiJvCfw99Y2RDY09EaUJCaVU"><text:span text:style-name="T118_8">.</text:span></text:a></text:span><text:span text:style-name="T118_9"><text:a xlink:type="simple" xlink:href="https://drive.google.com/?urp=http://www.google.com/url?sa%3Dt%26rct%3Dj%26q%3D%26esrc%3Ds%26sou&amp;pli=1&amp;authuser=0#folders/0B4zGiJvCfw99Y2RDY09EaUJCaVU"><text:span text:style-name="T118_10">google</text:span></text:a></text:span><text:span text:style-name="T118_11"><text:a xlink:type="simple" xlink:href="https://drive.google.com/?urp=http://www.google.com/url?sa%3Dt%26rct%3Dj%26q%3D%26esrc%3Ds%26sou&amp;pli=1&amp;authuser=0#folders/0B4zGiJvCfw99Y2RDY09EaUJCaVU"><text:span text:style-name="T118_12">.</text:span></text:a></text:span><text:span text:style-name="T118_13"><text:a xlink:type="simple" xlink:href="https://drive.google.com/?urp=http://www.google.com/url?sa%3Dt%26rct%3Dj%26q%3D%26esrc%3Ds%26sou&amp;pli=1&amp;authuser=0#folders/0B4zGiJvCfw99Y2RDY09EaUJCaVU"><text:span text:style-name="T118_14">com</text:span></text:a></text:span><text:span text:style-name="T118_15"><text:a xlink:type="simple" xlink:href="https://drive.google.com/?urp=http://www.google.com/url?sa%3Dt%26rct%3Dj%26q%3D%26esrc%3Ds%26sou&amp;pli=1&amp;authuser=0#folders/0B4zGiJvCfw99Y2RDY09EaUJCaVU"><text:span text:style-name="T118_16">/?</text:span></text:a></text:span><text:span text:style-name="T118_17"><text:a xlink:type="simple" xlink:href="https://drive.google.com/?urp=http://www.google.com/url?sa%3Dt%26rct%3Dj%26q%3D%26esrc%3Ds%26sou&amp;pli=1&amp;authuser=0#folders/0B4zGiJvCfw99Y2RDY09EaUJCaVU"><text:span text:style-name="T118_18">urp</text:span></text:a></text:span><text:span text:style-name="T118_19"><text:a xlink:type="simple" xlink:href="https://drive.google.com/?urp=http://www.google.com/url?sa%3Dt%26rct%3Dj%26q%3D%26esrc%3Ds%26sou&amp;pli=1&amp;authuser=0#folders/0B4zGiJvCfw99Y2RDY09EaUJCaVU"><text:span text:style-name="T118_20">=</text:span></text:a></text:span><text:span text:style-name="T118_21"><text:a xlink:type="simple" xlink:href="https://drive.google.com/?urp=http://www.google.com/url?sa%3Dt%26rct%3Dj%26q%3D%26esrc%3Ds%26sou&amp;pli=1&amp;authuser=0#folders/0B4zGiJvCfw99Y2RDY09EaUJCaVU"><text:span text:style-name="T118_22">http</text:span></text:a></text:span><text:span text:style-name="T118_23"><text:a xlink:type="simple" xlink:href="https://drive.google.com/?urp=http://www.google.com/url?sa%3Dt%26rct%3Dj%26q%3D%26esrc%3Ds%26sou&amp;pli=1&amp;authuser=0#folders/0B4zGiJvCfw99Y2RDY09EaUJCaVU"><text:span text:style-name="T118_24">://</text:span></text:a></text:span><text:span text:style-name="T118_25"><text:a xlink:type="simple" xlink:href="https://drive.google.com/?urp=http://www.google.com/url?sa%3Dt%26rct%3Dj%26q%3D%26esrc%3Ds%26sou&amp;pli=1&amp;authuser=0#folders/0B4zGiJvCfw99Y2RDY09EaUJCaVU"><text:span text:style-name="T118_26">www</text:span></text:a></text:span><text:span text:style-name="T118_27"><text:a xlink:type="simple" xlink:href="https://drive.google.com/?urp=http://www.google.com/url?sa%3Dt%26rct%3Dj%26q%3D%26esrc%3Ds%26sou&amp;pli=1&amp;authuser=0#folders/0B4zGiJvCfw99Y2RDY09EaUJCaVU"><text:span text:style-name="T118_28">.</text:span></text:a></text:span><text:span text:style-name="T118_29"><text:a xlink:type="simple" xlink:href="https://drive.google.com/?urp=http://www.google.com/url?sa%3Dt%26rct%3Dj%26q%3D%26esrc%3Ds%26sou&amp;pli=1&amp;authuser=0#folders/0B4zGiJvCfw99Y2RDY09EaUJCaVU"><text:span text:style-name="T118_30">google</text:span></text:a></text:span><text:span text:style-name="T118_31"><text:a xlink:type="simple" xlink:href="https://drive.google.com/?urp=http://www.google.com/url?sa%3Dt%26rct%3Dj%26q%3D%26esrc%3Ds%26sou&amp;pli=1&amp;authuser=0#folders/0B4zGiJvCfw99Y2RDY09EaUJCaVU"><text:span text:style-name="T118_32">.</text:span></text:a></text:span><text:span text:style-name="T118_33"><text:a xlink:type="simple" xlink:href="https://drive.google.com/?urp=http://www.google.com/url?sa%3Dt%26rct%3Dj%26q%3D%26esrc%3Ds%26sou&amp;pli=1&amp;authuser=0#folders/0B4zGiJvCfw99Y2RDY09EaUJCaVU"><text:span text:style-name="T118_34">com</text:span></text:a></text:span><text:span text:style-name="T118_35"><text:a xlink:type="simple" xlink:href="https://drive.google.com/?urp=http://www.google.com/url?sa%3Dt%26rct%3Dj%26q%3D%26esrc%3Ds%26sou&amp;pli=1&amp;authuser=0#folders/0B4zGiJvCfw99Y2RDY09EaUJCaVU"><text:span text:style-name="T118_36">/</text:span></text:a></text:span><text:span text:style-name="T118_37"><text:a xlink:type="simple" xlink:href="https://drive.google.com/?urp=http://www.google.com/url?sa%3Dt%26rct%3Dj%26q%3D%26esrc%3Ds%26sou&amp;pli=1&amp;authuser=0#folders/0B4zGiJvCfw99Y2RDY09EaUJCaVU"><text:span text:style-name="T118_38">url</text:span></text:a></text:span><text:span text:style-name="T118_39"><text:a xlink:type="simple" xlink:href="https://drive.google.com/?urp=http://www.google.com/url?sa%3Dt%26rct%3Dj%26q%3D%26esrc%3Ds%26sou&amp;pli=1&amp;authuser=0#folders/0B4zGiJvCfw99Y2RDY09EaUJCaVU"><text:span text:style-name="T118_40">?</text:span></text:a></text:span><text:span text:style-name="T118_41"><text:a xlink:type="simple" xlink:href="https://drive.google.com/?urp=http://www.google.com/url?sa%3Dt%26rct%3Dj%26q%3D%26esrc%3Ds%26sou&amp;pli=1&amp;authuser=0#folders/0B4zGiJvCfw99Y2RDY09EaUJCaVU"><text:span text:style-name="T118_42">sa</text:span></text:a></text:span><text:span text:style-name="T118_43"><text:a xlink:type="simple" xlink:href="https://drive.google.com/?urp=http://www.google.com/url?sa%3Dt%26rct%3Dj%26q%3D%26esrc%3Ds%26sou&amp;pli=1&amp;authuser=0#folders/0B4zGiJvCfw99Y2RDY09EaUJCaVU"><text:span text:style-name="T118_44">%3</text:span></text:a></text:span><text:span text:style-name="T118_45"><text:a xlink:type="simple" xlink:href="https://drive.google.com/?urp=http://www.google.com/url?sa%3Dt%26rct%3Dj%26q%3D%26esrc%3Ds%26sou&amp;pli=1&amp;authuser=0#folders/0B4zGiJvCfw99Y2RDY09EaUJCaVU"><text:span text:style-name="T118_46">Dt</text:span></text:a></text:span><text:span text:style-name="T118_47"><text:a xlink:type="simple" xlink:href="https://drive.google.com/?urp=http://www.google.com/url?sa%3Dt%26rct%3Dj%26q%3D%26esrc%3Ds%26sou&amp;pli=1&amp;authuser=0#folders/0B4zGiJvCfw99Y2RDY09EaUJCaVU"><text:span text:style-name="T118_48">%26</text:span></text:a></text:span><text:span text:style-name="T118_49"><text:a xlink:type="simple" xlink:href="https://drive.google.com/?urp=http://www.google.com/url?sa%3Dt%26rct%3Dj%26q%3D%26esrc%3Ds%26sou&amp;pli=1&amp;authuser=0#folders/0B4zGiJvCfw99Y2RDY09EaUJCaVU"><text:span text:style-name="T118_50">rct</text:span></text:a></text:span><text:span text:style-name="T118_51"><text:a xlink:type="simple" xlink:href="https://drive.google.com/?urp=http://www.google.com/url?sa%3Dt%26rct%3Dj%26q%3D%26esrc%3Ds%26sou&amp;pli=1&amp;authuser=0#folders/0B4zGiJvCfw99Y2RDY09EaUJCaVU"><text:span text:style-name="T118_52">%3</text:span></text:a></text:span><text:span text:style-name="T118_53"><text:a xlink:type="simple" xlink:href="https://drive.google.com/?urp=http://www.google.com/url?sa%3Dt%26rct%3Dj%26q%3D%26esrc%3Ds%26sou&amp;pli=1&amp;authuser=0#folders/0B4zGiJvCfw99Y2RDY09EaUJCaVU"><text:span text:style-name="T118_54">Dj</text:span></text:a></text:span><text:span text:style-name="T118_55"><text:a xlink:type="simple" xlink:href="https://drive.google.com/?urp=http://www.google.com/url?sa%3Dt%26rct%3Dj%26q%3D%26esrc%3Ds%26sou&amp;pli=1&amp;authuser=0#folders/0B4zGiJvCfw99Y2RDY09EaUJCaVU"><text:span text:style-name="T118_56">%26</text:span></text:a></text:span><text:span text:style-name="T118_57"><text:a xlink:type="simple" xlink:href="https://drive.google.com/?urp=http://www.google.com/url?sa%3Dt%26rct%3Dj%26q%3D%26esrc%3Ds%26sou&amp;pli=1&amp;authuser=0#folders/0B4zGiJvCfw99Y2RDY09EaUJCaVU"><text:span text:style-name="T118_58">q</text:span></text:a></text:span><text:span text:style-name="T118_59"><text:a xlink:type="simple" xlink:href="https://drive.google.com/?urp=http://www.google.com/url?sa%3Dt%26rct%3Dj%26q%3D%26esrc%3Ds%26sou&amp;pli=1&amp;authuser=0#folders/0B4zGiJvCfw99Y2RDY09EaUJCaVU"><text:span text:style-name="T118_60">%3</text:span></text:a></text:span><text:span text:style-name="T118_61"><text:a xlink:type="simple" xlink:href="https://drive.google.com/?urp=http://www.google.com/url?sa%3Dt%26rct%3Dj%26q%3D%26esrc%3Ds%26sou&amp;pli=1&amp;authuser=0#folders/0B4zGiJvCfw99Y2RDY09EaUJCaVU"><text:span text:style-name="T118_62">D</text:span></text:a></text:span><text:span text:style-name="T118_63"><text:a xlink:type="simple" xlink:href="https://drive.google.com/?urp=http://www.google.com/url?sa%3Dt%26rct%3Dj%26q%3D%26esrc%3Ds%26sou&amp;pli=1&amp;authuser=0#folders/0B4zGiJvCfw99Y2RDY09EaUJCaVU"><text:span text:style-name="T118_64">%26</text:span></text:a></text:span><text:span text:style-name="T118_65"><text:a xlink:type="simple" xlink:href="https://drive.google.com/?urp=http://www.google.com/url?sa%3Dt%26rct%3Dj%26q%3D%26esrc%3Ds%26sou&amp;pli=1&amp;authuser=0#folders/0B4zGiJvCfw99Y2RDY09EaUJCaVU"><text:span text:style-name="T118_66">esrc</text:span></text:a></text:span><text:span text:style-name="T118_67"><text:a xlink:type="simple" xlink:href="https://drive.google.com/?urp=http://www.google.com/url?sa%3Dt%26rct%3Dj%26q%3D%26esrc%3Ds%26sou&amp;pli=1&amp;authuser=0#folders/0B4zGiJvCfw99Y2RDY09EaUJCaVU"><text:span text:style-name="T118_68">%3</text:span></text:a></text:span><text:span text:style-name="T118_69"><text:a xlink:type="simple" xlink:href="https://drive.google.com/?urp=http://www.google.com/url?sa%3Dt%26rct%3Dj%26q%3D%26esrc%3Ds%26sou&amp;pli=1&amp;authuser=0#folders/0B4zGiJvCfw99Y2RDY09EaUJCaVU"><text:span text:style-name="T118_70">Ds</text:span></text:a></text:span><text:span text:style-name="T118_71"><text:a xlink:type="simple" xlink:href="https://drive.google.com/?urp=http://www.google.com/url?sa%3Dt%26rct%3Dj%26q%3D%26esrc%3Ds%26sou&amp;pli=1&amp;authuser=0#folders/0B4zGiJvCfw99Y2RDY09EaUJCaVU"><text:span text:style-name="T118_72">%26</text:span></text:a></text:span><text:span text:style-name="T118_73"><text:a xlink:type="simple" xlink:href="https://drive.google.com/?urp=http://www.google.com/url?sa%3Dt%26rct%3Dj%26q%3D%26esrc%3Ds%26sou&amp;pli=1&amp;authuser=0#folders/0B4zGiJvCfw99Y2RDY09EaUJCaVU"><text:span text:style-name="T118_74">sou</text:span></text:a></text:span><text:span text:style-name="T118_75"><text:a xlink:type="simple" xlink:href="https://drive.google.com/?urp=http://www.google.com/url?sa%3Dt%26rct%3Dj%26q%3D%26esrc%3Ds%26sou&amp;pli=1&amp;authuser=0#folders/0B4zGiJvCfw99Y2RDY09EaUJCaVU"><text:span text:style-name="T118_76">&amp;</text:span></text:a></text:span><text:span text:style-name="T118_77"><text:a xlink:type="simple" xlink:href="https://drive.google.com/?urp=http://www.google.com/url?sa%3Dt%26rct%3Dj%26q%3D%26esrc%3Ds%26sou&amp;pli=1&amp;authuser=0#folders/0B4zGiJvCfw99Y2RDY09EaUJCaVU"><text:span text:style-name="T118_78">pli</text:span></text:a></text:span><text:span text:style-name="T118_79"><text:a xlink:type="simple" xlink:href="https://drive.google.com/?urp=http://www.google.com/url?sa%3Dt%26rct%3Dj%26q%3D%26esrc%3Ds%26sou&amp;pli=1&amp;authuser=0#folders/0B4zGiJvCfw99Y2RDY09EaUJCaVU"><text:span text:style-name="T118_80">=1&amp;</text:span></text:a></text:span><text:span text:style-name="T118_81"><text:a xlink:type="simple" xlink:href="https://drive.google.com/?urp=http://www.google.com/url?sa%3Dt%26rct%3Dj%26q%3D%26esrc%3Ds%26sou&amp;pli=1&amp;authuser=0#folders/0B4zGiJvCfw99Y2RDY09EaUJCaVU"><text:span text:style-name="T118_82">authuser</text:span></text:a></text:span><text:span text:style-name="T118_83"><text:a xlink:type="simple" xlink:href="https://drive.google.com/?urp=http://www.google.com/url?sa%3Dt%26rct%3Dj%26q%3D%26esrc%3Ds%26sou&amp;pli=1&amp;authuser=0#folders/0B4zGiJvCfw99Y2RDY09EaUJCaVU"><text:span text:style-name="T118_84">=0#</text:span></text:a></text:span><text:span text:style-name="T118_85"><text:a xlink:type="simple" xlink:href="https://drive.google.com/?urp=http://www.google.com/url?sa%3Dt%26rct%3Dj%26q%3D%26esrc%3Ds%26sou&amp;pli=1&amp;authuser=0#folders/0B4zGiJvCfw99Y2RDY09EaUJCaVU"><text:span text:style-name="T118_86">folders</text:span></text:a></text:span><text:span text:style-name="T118_87"><text:a xlink:type="simple" xlink:href="https://drive.google.com/?urp=http://www.google.com/url?sa%3Dt%26rct%3Dj%26q%3D%26esrc%3Ds%26sou&amp;pli=1&amp;authuser=0#folders/0B4zGiJvCfw99Y2RDY09EaUJCaVU"><text:span text:style-name="T118_88">/0</text:span></text:a></text:span><text:span text:style-name="T118_89"><text:a xlink:type="simple" xlink:href="https://drive.google.com/?urp=http://www.google.com/url?sa%3Dt%26rct%3Dj%26q%3D%26esrc%3Ds%26sou&amp;pli=1&amp;authuser=0#folders/0B4zGiJvCfw99Y2RDY09EaUJCaVU"><text:span text:style-name="T118_90">B</text:span></text:a></text:span><text:span text:style-name="T118_91"><text:a xlink:type="simple" xlink:href="https://drive.google.com/?urp=http://www.google.com/url?sa%3Dt%26rct%3Dj%26q%3D%26esrc%3Ds%26sou&amp;pli=1&amp;authuser=0#folders/0B4zGiJvCfw99Y2RDY09EaUJCaVU"><text:span text:style-name="T118_92">4</text:span></text:a></text:span><text:span text:style-name="T118_93"><text:a xlink:type="simple" xlink:href="https://drive.google.com/?urp=http://www.google.com/url?sa%3Dt%26rct%3Dj%26q%3D%26esrc%3Ds%26sou&amp;pli=1&amp;authuser=0#folders/0B4zGiJvCfw99Y2RDY09EaUJCaVU"><text:span text:style-name="T118_94">zGiJvCfw</text:span></text:a></text:span><text:span text:style-name="T118_95"><text:a xlink:type="simple" xlink:href="https://drive.google.com/?urp=http://www.google.com/url?sa%3Dt%26rct%3Dj%26q%3D%26esrc%3Ds%26sou&amp;pli=1&amp;authuser=0#folders/0B4zGiJvCfw99Y2RDY09EaUJCaVU"><text:span text:style-name="T118_96">99</text:span></text:a></text:span><text:span text:style-name="T118_97"><text:a xlink:type="simple" xlink:href="https://drive.google.com/?urp=http://www.google.com/url?sa%3Dt%26rct%3Dj%26q%3D%26esrc%3Ds%26sou&amp;pli=1&amp;authuser=0#folders/0B4zGiJvCfw99Y2RDY09EaUJCaVU"><text:span text:style-name="T118_98">Y</text:span></text:a></text:span><text:span text:style-name="T118_99"><text:a xlink:type="simple" xlink:href="https://drive.google.com/?urp=http://www.google.com/url?sa%3Dt%26rct%3Dj%26q%3D%26esrc%3Ds%26sou&amp;pli=1&amp;authuser=0#folders/0B4zGiJvCfw99Y2RDY09EaUJCaVU"><text:span text:style-name="T118_100">2</text:span></text:a></text:span><text:span text:style-name="T118_101"><text:a xlink:type="simple" xlink:href="https://drive.google.com/?urp=http://www.google.com/url?sa%3Dt%26rct%3Dj%26q%3D%26esrc%3Ds%26sou&amp;pli=1&amp;authuser=0#folders/0B4zGiJvCfw99Y2RDY09EaUJCaVU"><text:span text:style-name="T118_102">RDY</text:span></text:a></text:span><text:span text:style-name="T118_103"><text:a xlink:type="simple" xlink:href="https://drive.google.com/?urp=http://www.google.com/url?sa%3Dt%26rct%3Dj%26q%3D%26esrc%3Ds%26sou&amp;pli=1&amp;authuser=0#folders/0B4zGiJvCfw99Y2RDY09EaUJCaVU"><text:span text:style-name="T118_104">09</text:span></text:a></text:span><text:span text:style-name="T118_105"><text:a xlink:type="simple" xlink:href="https://drive.google.com/?urp=http://www.google.com/url?sa%3Dt%26rct%3Dj%26q%3D%26esrc%3Ds%26sou&amp;pli=1&amp;authuser=0#folders/0B4zGiJvCfw99Y2RDY09EaUJCaVU"><text:span text:style-name="T118_106">EaUJCaVU</text:span></text:a></text:span></text:p>
      <text:p text:style-name="P119"/>
      <text:p text:style-name="P120"><text:span text:style-name="T120_1">N</text:span><text:span text:style-name="T120_2">.</text:span><text:span text:style-name="T120_3">B</text:span><text:span text:style-name="T120_4">.<text:s/></text:span><text:span text:style-name="T120_5">I</text:span><text:span text:style-name="T120_6"><text:s/></text:span><text:span text:style-name="T120_7">loaded</text:span><text:span text:style-name="T120_8"><text:s/></text:span><text:span text:style-name="T120_9">the</text:span><text:span text:style-name="T120_10"><text:s/></text:span><text:span text:style-name="T120_11">two</text:span><text:span text:style-name="T120_12"><text:s/></text:span><text:span text:style-name="T120_13">PDF</text:span><text:span text:style-name="T120_14"><text:s/></text:span><text:span text:style-name="T120_15">files</text:span><text:span text:style-name="T120_16"><text:s/></text:span><text:span text:style-name="T120_17">to</text:span><text:span text:style-name="T120_18"><text:s/></text:span><text:span text:style-name="T120_19">the</text:span><text:span text:style-name="T120_20"><text:s/></text:span><text:span text:style-name="T120_21">Google</text:span><text:span text:style-name="T120_22"><text:s/></text:span><text:span text:style-name="T120_23">Docs</text:span><text:span text:style-name="T120_24"><text:s/></text:span><text:span text:style-name="T120_25">and</text:span><text:span text:style-name="T120_26"><text:s/></text:span><text:span text:style-name="T120_27">hope</text:span><text:span text:style-name="T120_28"><text:s/></text:span><text:span text:style-name="T120_29">these</text:span><text:span text:style-name="T120_30"><text:s/></text:span><text:span text:style-name="T120_31">links</text:span><text:span text:style-name="T120_32"><text:s/></text:span><text:span text:style-name="T120_33">work</text:span><text:span text:style-name="T120_34">.<text:s/></text:span><text:span text:style-name="T120_35">If</text:span><text:span text:style-name="T120_36"><text:s/></text:span><text:span text:style-name="T120_37">not</text:span><text:span text:style-name="T120_38">,<text:s/></text:span><text:span text:style-name="T120_39">I</text:span><text:span text:style-name="T120_40"><text:s/></text:span><text:span text:style-name="T120_41">will</text:span><text:span text:style-name="T120_42"><text:s/></text:span><text:span text:style-name="T120_43">try</text:span><text:span text:style-name="T120_44"><text:s/></text:span><text:span text:style-name="T120_45">to</text:span><text:span text:style-name="T120_46"><text:s/></text:span><text:span text:style-name="T120_47">fix</text:span><text:span text:style-name="T120_48"><text:s/></text:span><text:span text:style-name="T120_49">them</text:span><text:span text:style-name="T120_50">.<text:s/></text:span><text:span text:style-name="T120_51">I</text:span><text:span text:style-name="T120_52"><text:s/></text:span><text:span text:style-name="T120_53">know</text:span><text:span text:style-name="T120_54"><text:s/></text:span><text:span text:style-name="T120_55">there</text:span><text:span text:style-name="T120_56"><text:s/></text:span><text:span text:style-name="T120_57">is</text:span><text:span text:style-name="T120_58"><text:s/></text:span><text:span text:style-name="T120_59">a</text:span><text:span text:style-name="T120_60"><text:s/></text:span><text:span text:style-name="T120_61">more</text:span><text:span text:style-name="T120_62"><text:s/></text:span><text:span text:style-name="T120_63">elegant</text:span><text:span text:style-name="T120_64"><text:s/></text:span><text:span text:style-name="T120_65">way</text:span><text:span text:style-name="T120_66"><text:s/></text:span><text:span text:style-name="T120_67">to</text:span><text:span text:style-name="T120_68"><text:s/></text:span><text:span text:style-name="T120_69">do</text:span><text:span text:style-name="T120_70"><text:s/></text:span><text:span text:style-name="T120_71">this</text:span><text:span text:style-name="T120_72">,<text:s/></text:span><text:span text:style-name="T120_73">but</text:span><text:span text:style-name="T120_74"><text:s/></text:span><text:span text:style-name="T120_75">I</text:span><text:span text:style-name="T120_76"><text:s/></text:span><text:span text:style-name="T120_77">don</text:span><text:span text:style-name="T120_78">’</text:span><text:span text:style-name="T120_79">t</text:span><text:span text:style-name="T120_80"><text:s/></text:span><text:span text:style-name="T120_81">know</text:span><text:span text:style-name="T120_82"><text:s/></text:span><text:span text:style-name="T120_83">how</text:span><text:span text:style-name="T120_84">.<text:s/></text:span><text:span text:style-name="T120_85">Someone</text:span><text:span text:style-name="T120_86"><text:s/></text:span><text:span text:style-name="T120_87">needs</text:span><text:span text:style-name="T120_88"><text:s/></text:span><text:span text:style-name="T120_89">to</text:span><text:span text:style-name="T120_90"><text:s/></text:span><text:span text:style-name="T120_91">teach</text:span><text:span text:style-name="T120_92"><text:s/></text:span><text:span text:style-name="T120_93">me</text:span><text:span text:style-name="T120_94">.<text:s/></text:span></text:p>
      <text:p text:style-name="P121"/>
      <text:p text:style-name="P122"/>
      <text:p text:style-name="P123"><text:span text:style-name="T123_1">Thursday</text:span><text:span text:style-name="T123_2">,<text:s/>7<text:s/></text:span><text:span text:style-name="T123_3">November</text:span><text:span text:style-name="T123_4"><text:s/>2013</text:span></text:p>
      <text:p text:style-name="P124"><text:span text:style-name="T124_1">Topic</text:span><text:span text:style-name="T124_2">:<text:s/></text:span><text:span text:style-name="T124_3">Unpopular</text:span><text:span text:style-name="T124_4"><text:s/></text:span><text:span text:style-name="T124_5">Opinions</text:span></text:p>
      <text:p text:style-name="P125"><text:span text:style-name="T125_1">Presenter</text:span><text:span text:style-name="T125_2">:<text:s/></text:span><text:span text:style-name="T125_3">Amanda</text:span><text:span text:style-name="T125_4"><text:s/></text:span><text:span text:style-name="T125_5">Click</text:span></text:p>
      <text:p text:style-name="P126"><text:span text:style-name="T126_1">Readings</text:span><text:span text:style-name="T126_2">:<text:s/></text:span></text:p>
      <text:p text:style-name="P127"/>
      <text:p text:style-name="P128"><text:span text:style-name="T128_1">Horowitz</text:span><text:span text:style-name="T128_2">,<text:s/></text:span><text:span text:style-name="T128_3">David</text:span><text:span text:style-name="T128_4">.<text:s/>(</text:span><text:span text:style-name="T128_5">February</text:span><text:span text:style-name="T128_6"><text:s/>13,<text:s/>2004).<text:s/>“</text:span><text:span text:style-name="T128_7">In</text:span><text:span text:style-name="T128_8"><text:s/></text:span><text:span text:style-name="T128_9">Defense</text:span><text:span text:style-name="T128_10"><text:s/></text:span><text:span text:style-name="T128_11">of</text:span><text:span text:style-name="T128_12"><text:s/></text:span><text:span text:style-name="T128_13">Intellectual</text:span><text:span text:style-name="T128_14"><text:s/></text:span><text:span text:style-name="T128_15">Diversity</text:span><text:span text:style-name="T128_16">.”<text:s/></text:span><text:span text:style-name="T128_17">The</text:span><text:span text:style-name="T128_18"><text:s/></text:span><text:span text:style-name="T128_19">Chronicle</text:span><text:span text:style-name="T128_20"><text:s/></text:span><text:span text:style-name="T128_21">Review</text:span><text:span text:style-name="T128_22">.<text:s/></text:span><text:span text:style-name="T128_23"><text:s/></text:span><text:span text:style-name="T128_24"><text:a xlink:type="simple" xlink:href="http://chronicle.com/article/In-Defense-of-Intellectual/10135"><text:span text:style-name="T128_25">http</text:span></text:a></text:span><text:span text:style-name="T128_26"><text:a xlink:type="simple" xlink:href="http://chronicle.com/article/In-Defense-of-Intellectual/10135"><text:span text:style-name="T128_27">://</text:span></text:a></text:span><text:span text:style-name="T128_28"><text:a xlink:type="simple" xlink:href="http://chronicle.com/article/In-Defense-of-Intellectual/10135"><text:span text:style-name="T128_29">chronicle</text:span></text:a></text:span><text:span text:style-name="T128_30"><text:a xlink:type="simple" xlink:href="http://chronicle.com/article/In-Defense-of-Intellectual/10135"><text:span text:style-name="T128_31">.</text:span></text:a></text:span><text:span text:style-name="T128_32"><text:a xlink:type="simple" xlink:href="http://chronicle.com/article/In-Defense-of-Intellectual/10135"><text:span text:style-name="T128_33">com</text:span></text:a></text:span><text:span text:style-name="T128_34"><text:a xlink:type="simple" xlink:href="http://chronicle.com/article/In-Defense-of-Intellectual/10135"><text:span text:style-name="T128_35">/</text:span></text:a></text:span><text:span text:style-name="T128_36"><text:a xlink:type="simple" xlink:href="http://chronicle.com/article/In-Defense-of-Intellectual/10135"><text:span text:style-name="T128_37">article</text:span></text:a></text:span><text:span text:style-name="T128_38"><text:a xlink:type="simple" xlink:href="http://chronicle.com/article/In-Defense-of-Intellectual/10135"><text:span text:style-name="T128_39">/</text:span></text:a></text:span><text:span text:style-name="T128_40"><text:a xlink:type="simple" xlink:href="http://chronicle.com/article/In-Defense-of-Intellectual/10135"><text:span text:style-name="T128_41">In</text:span></text:a></text:span><text:span text:style-name="T128_42"><text:a xlink:type="simple" xlink:href="http://chronicle.com/article/In-Defense-of-Intellectual/10135"><text:span text:style-name="T128_43">-</text:span></text:a></text:span><text:span text:style-name="T128_44"><text:a xlink:type="simple" xlink:href="http://chronicle.com/article/In-Defense-of-Intellectual/10135"><text:span text:style-name="T128_45">Defense</text:span></text:a></text:span><text:span text:style-name="T128_46"><text:a xlink:type="simple" xlink:href="http://chronicle.com/article/In-Defense-of-Intellectual/10135"><text:span text:style-name="T128_47">-</text:span></text:a></text:span><text:span text:style-name="T128_48"><text:a xlink:type="simple" xlink:href="http://chronicle.com/article/In-Defense-of-Intellectual/10135"><text:span text:style-name="T128_49">of</text:span></text:a></text:span><text:span text:style-name="T128_50"><text:a xlink:type="simple" xlink:href="http://chronicle.com/article/In-Defense-of-Intellectual/10135"><text:span text:style-name="T128_51">-</text:span></text:a></text:span><text:span text:style-name="T128_52"><text:a xlink:type="simple" xlink:href="http://chronicle.com/article/In-Defense-of-Intellectual/10135"><text:span text:style-name="T128_53">Intellectual</text:span></text:a></text:span><text:span text:style-name="T128_54"><text:a xlink:type="simple" xlink:href="http://chronicle.com/article/In-Defense-of-Intellectual/10135"><text:span text:style-name="T128_55">/10135</text:span></text:a></text:span></text:p>
      <text:p text:style-name="P129"/>
      <text:p text:style-name="P130"><text:span text:style-name="T130_1">Fish</text:span><text:span text:style-name="T130_2">,<text:s/></text:span><text:span text:style-name="T130_3">Stanley</text:span><text:span text:style-name="T130_4">.<text:s/></text:span><text:span text:style-name="T130_5">(</text:span><text:span text:style-name="T130_6">February</text:span><text:span text:style-name="T130_7"><text:s/>13,<text:s/>2004).<text:s/>“</text:span><text:span text:style-name="T130_8">'</text:span><text:span text:style-name="T130_9">Intellectual</text:span><text:span text:style-name="T130_10"><text:s/></text:span><text:span text:style-name="T130_11">Diversity</text:span><text:span text:style-name="T130_12">':<text:s/></text:span><text:span text:style-name="T130_13">the</text:span><text:span text:style-name="T130_14"><text:s/></text:span><text:span text:style-name="T130_15">Trojan</text:span><text:span text:style-name="T130_16"><text:s/></text:span><text:span text:style-name="T130_17">Horse</text:span><text:span text:style-name="T130_18"><text:s/></text:span><text:span text:style-name="T130_19">of</text:span><text:span text:style-name="T130_20"><text:s/></text:span><text:span text:style-name="T130_21">a</text:span><text:span text:style-name="T130_22"><text:s/></text:span><text:span text:style-name="T130_23">Dark</text:span><text:span text:style-name="T130_24"><text:s/></text:span><text:span text:style-name="T130_25">Design</text:span><text:span text:style-name="T130_26">.”<text:s/></text:span><text:span text:style-name="T130_27">The</text:span><text:span text:style-name="T130_28"><text:s/></text:span><text:span text:style-name="T130_29">Chronicle</text:span><text:span text:style-name="T130_30"><text:s/></text:span><text:span text:style-name="T130_31">Review</text:span><text:span text:style-name="T130_32">.<text:s/></text:span><text:span text:style-name="T130_33"><text:s/></text:span><text:span text:style-name="T130_34"><text:a xlink:type="simple" xlink:href="http://chronicle.com/article/Intellectual-Diversity-/25153"><text:span text:style-name="T130_35">http</text:span></text:a></text:span><text:span text:style-name="T130_36"><text:a xlink:type="simple" xlink:href="http://chronicle.com/article/Intellectual-Diversity-/25153"><text:span text:style-name="T130_37">://</text:span></text:a></text:span><text:span text:style-name="T130_38"><text:a xlink:type="simple" xlink:href="http://chronicle.com/article/Intellectual-Diversity-/25153"><text:span text:style-name="T130_39">chronicle</text:span></text:a></text:span><text:span text:style-name="T130_40"><text:a xlink:type="simple" xlink:href="http://chronicle.com/article/Intellectual-Diversity-/25153"><text:span text:style-name="T130_41">.</text:span></text:a></text:span><text:span text:style-name="T130_42"><text:a xlink:type="simple" xlink:href="http://chronicle.com/article/Intellectual-Diversity-/25153"><text:span text:style-name="T130_43">com</text:span></text:a></text:span><text:span text:style-name="T130_44"><text:a xlink:type="simple" xlink:href="http://chronicle.com/article/Intellectual-Diversity-/25153"><text:span text:style-name="T130_45">/</text:span></text:a></text:span><text:span text:style-name="T130_46"><text:a xlink:type="simple" xlink:href="http://chronicle.com/article/Intellectual-Diversity-/25153"><text:span text:style-name="T130_47">article</text:span></text:a></text:span><text:span text:style-name="T130_48"><text:a xlink:type="simple" xlink:href="http://chronicle.com/article/Intellectual-Diversity-/25153"><text:span text:style-name="T130_49">/</text:span></text:a></text:span><text:span text:style-name="T130_50"><text:a xlink:type="simple" xlink:href="http://chronicle.com/article/Intellectual-Diversity-/25153"><text:span text:style-name="T130_51">Intellectual</text:span></text:a></text:span><text:span text:style-name="T130_52"><text:a xlink:type="simple" xlink:href="http://chronicle.com/article/Intellectual-Diversity-/25153"><text:span text:style-name="T130_53">-</text:span></text:a></text:span><text:span text:style-name="T130_54"><text:a xlink:type="simple" xlink:href="http://chronicle.com/article/Intellectual-Diversity-/25153"><text:span text:style-name="T130_55">Diversity</text:span></text:a></text:span><text:span text:style-name="T130_56"><text:a xlink:type="simple" xlink:href="http://chronicle.com/article/Intellectual-Diversity-/25153"><text:span text:style-name="T130_57">-/25153</text:span></text:a></text:span></text:p>
      <text:p text:style-name="P131"><text:span text:style-name="T131_1">Kramer</text:span><text:span text:style-name="T131_2">,<text:s/></text:span><text:span text:style-name="T131_3">M</text:span><text:span text:style-name="T131_4">.<text:s/>(2001).<text:s/></text:span><text:span text:style-name="T131_5"><text:a xlink:type="simple" xlink:href="https://docs.google.com/file/d/0B4j49gMDWlZUck1yNGZsRXV4TzA/edit?usp=drive_web"><text:span text:style-name="T131_6">Ivory</text:span></text:a></text:span><text:span text:style-name="T131_7"><text:a xlink:type="simple" xlink:href="https://docs.google.com/file/d/0B4j49gMDWlZUck1yNGZsRXV4TzA/edit?usp=drive_web"><text:span text:style-name="T131_8"><text:s/></text:span></text:a></text:span><text:span text:style-name="T131_9"><text:a xlink:type="simple" xlink:href="https://docs.google.com/file/d/0B4j49gMDWlZUck1yNGZsRXV4TzA/edit?usp=drive_web"><text:span text:style-name="T131_10">towers</text:span></text:a></text:span><text:span text:style-name="T131_11"><text:a xlink:type="simple" xlink:href="https://docs.google.com/file/d/0B4j49gMDWlZUck1yNGZsRXV4TzA/edit?usp=drive_web"><text:span text:style-name="T131_12"><text:s/></text:span></text:a></text:span><text:span text:style-name="T131_13"><text:a xlink:type="simple" xlink:href="https://docs.google.com/file/d/0B4j49gMDWlZUck1yNGZsRXV4TzA/edit?usp=drive_web"><text:span text:style-name="T131_14">on</text:span></text:a></text:span><text:span text:style-name="T131_15"><text:a xlink:type="simple" xlink:href="https://docs.google.com/file/d/0B4j49gMDWlZUck1yNGZsRXV4TzA/edit?usp=drive_web"><text:span text:style-name="T131_16"><text:s/></text:span></text:a></text:span><text:span text:style-name="T131_17"><text:a xlink:type="simple" xlink:href="https://docs.google.com/file/d/0B4j49gMDWlZUck1yNGZsRXV4TzA/edit?usp=drive_web"><text:span text:style-name="T131_18">sand</text:span></text:a></text:span><text:span text:style-name="T131_19"><text:a xlink:type="simple" xlink:href="https://docs.google.com/file/d/0B4j49gMDWlZUck1yNGZsRXV4TzA/edit?usp=drive_web"><text:span text:style-name="T131_20">:<text:s/></text:span></text:a></text:span><text:span text:style-name="T131_21"><text:a xlink:type="simple" xlink:href="https://docs.google.com/file/d/0B4j49gMDWlZUck1yNGZsRXV4TzA/edit?usp=drive_web"><text:span text:style-name="T131_22">The</text:span></text:a></text:span><text:span text:style-name="T131_23"><text:a xlink:type="simple" xlink:href="https://docs.google.com/file/d/0B4j49gMDWlZUck1yNGZsRXV4TzA/edit?usp=drive_web"><text:span text:style-name="T131_24"><text:s/></text:span></text:a></text:span><text:span text:style-name="T131_25"><text:a xlink:type="simple" xlink:href="https://docs.google.com/file/d/0B4j49gMDWlZUck1yNGZsRXV4TzA/edit?usp=drive_web"><text:span text:style-name="T131_26">failure</text:span></text:a></text:span><text:span text:style-name="T131_27"><text:a xlink:type="simple" xlink:href="https://docs.google.com/file/d/0B4j49gMDWlZUck1yNGZsRXV4TzA/edit?usp=drive_web"><text:span text:style-name="T131_28"><text:s/></text:span></text:a></text:span><text:span text:style-name="T131_29"><text:a xlink:type="simple" xlink:href="https://docs.google.com/file/d/0B4j49gMDWlZUck1yNGZsRXV4TzA/edit?usp=drive_web"><text:span text:style-name="T131_30">of</text:span></text:a></text:span><text:span text:style-name="T131_31"><text:a xlink:type="simple" xlink:href="https://docs.google.com/file/d/0B4j49gMDWlZUck1yNGZsRXV4TzA/edit?usp=drive_web"><text:span text:style-name="T131_32"><text:s/></text:span></text:a></text:span><text:span text:style-name="T131_33"><text:a xlink:type="simple" xlink:href="https://docs.google.com/file/d/0B4j49gMDWlZUck1yNGZsRXV4TzA/edit?usp=drive_web"><text:span text:style-name="T131_34">Middle</text:span></text:a></text:span><text:span text:style-name="T131_35"><text:a xlink:type="simple" xlink:href="https://docs.google.com/file/d/0B4j49gMDWlZUck1yNGZsRXV4TzA/edit?usp=drive_web"><text:span text:style-name="T131_36"><text:s/></text:span></text:a></text:span><text:span text:style-name="T131_37"><text:a xlink:type="simple" xlink:href="https://docs.google.com/file/d/0B4j49gMDWlZUck1yNGZsRXV4TzA/edit?usp=drive_web"><text:span text:style-name="T131_38">Eastern</text:span></text:a></text:span><text:span text:style-name="T131_39"><text:a xlink:type="simple" xlink:href="https://docs.google.com/file/d/0B4j49gMDWlZUck1yNGZsRXV4TzA/edit?usp=drive_web"><text:span text:style-name="T131_40"><text:s/></text:span></text:a></text:span><text:span text:style-name="T131_41"><text:a xlink:type="simple" xlink:href="https://docs.google.com/file/d/0B4j49gMDWlZUck1yNGZsRXV4TzA/edit?usp=drive_web"><text:span text:style-name="T131_42">studies</text:span></text:a></text:span><text:span text:style-name="T131_43"><text:a xlink:type="simple" xlink:href="https://docs.google.com/file/d/0B4j49gMDWlZUck1yNGZsRXV4TzA/edit?usp=drive_web"><text:span text:style-name="T131_44"><text:s/></text:span></text:a></text:span><text:span text:style-name="T131_45"><text:a xlink:type="simple" xlink:href="https://docs.google.com/file/d/0B4j49gMDWlZUck1yNGZsRXV4TzA/edit?usp=drive_web"><text:span text:style-name="T131_46">in</text:span></text:a></text:span><text:span text:style-name="T131_47"><text:a xlink:type="simple" xlink:href="https://docs.google.com/file/d/0B4j49gMDWlZUck1yNGZsRXV4TzA/edit?usp=drive_web"><text:span text:style-name="T131_48"><text:s/></text:span></text:a></text:span><text:span text:style-name="T131_49"><text:a xlink:type="simple" xlink:href="https://docs.google.com/file/d/0B4j49gMDWlZUck1yNGZsRXV4TzA/edit?usp=drive_web"><text:span text:style-name="T131_50">America</text:span></text:a></text:span><text:span text:style-name="T131_51"><text:a xlink:type="simple" xlink:href="https://docs.google.com/file/d/0B4j49gMDWlZUck1yNGZsRXV4TzA/edit?usp=drive_web"><text:span text:style-name="T131_52">.</text:span></text:a></text:span><text:span text:style-name="T131_53"><text:s/></text:span><text:span text:style-name="T131_54">The</text:span><text:span text:style-name="T131_55"><text:s/></text:span><text:span text:style-name="T131_56">Washington</text:span><text:span text:style-name="T131_57"><text:s/></text:span><text:span text:style-name="T131_58">Institute</text:span><text:span text:style-name="T131_59"><text:s/></text:span><text:span text:style-name="T131_60">for</text:span><text:span text:style-name="T131_61"><text:s/></text:span><text:span text:style-name="T131_62">Near</text:span><text:span text:style-name="T131_63"><text:s/></text:span><text:span text:style-name="T131_64">East</text:span><text:span text:style-name="T131_65"><text:s/></text:span><text:span text:style-name="T131_66"><office:annotation><dc:creator/><text:p text:style-name="P132"><text:span text:style-name="T132_1">Amanda</text:span><text:span text:style-name="T132_2"><text:s/></text:span><text:span text:style-name="T132_3">Click</text:span><text:span text:style-name="T132_4">:</text:span></text:p><text:p text:style-name="P133"><text:span text:style-name="T133_1">I</text:span><text:span text:style-name="T133_2">'</text:span><text:span text:style-name="T133_3">m</text:span><text:span text:style-name="T133_4"><text:s/></text:span><text:span text:style-name="T133_5">not</text:span><text:span text:style-name="T133_6"><text:s/></text:span><text:span text:style-name="T133_7">asking</text:span><text:span text:style-name="T133_8"><text:s/></text:span><text:span text:style-name="T133_9">you</text:span><text:span text:style-name="T133_10"><text:s/></text:span><text:span text:style-name="T133_11">to</text:span><text:span text:style-name="T133_12"><text:s/></text:span><text:span text:style-name="T133_13">read</text:span><text:span text:style-name="T133_14"><text:s/></text:span><text:span text:style-name="T133_15">the</text:span><text:span text:style-name="T133_16"><text:s/></text:span><text:span text:style-name="T133_17">whole</text:span><text:span text:style-name="T133_18"><text:s/></text:span><text:span text:style-name="T133_19">thing</text:span><text:span text:style-name="T133_20"><text:s/>--<text:s/></text:span><text:span text:style-name="T133_21">perhaps</text:span><text:span text:style-name="T133_22"><text:s/></text:span><text:span text:style-name="T133_23">everyone</text:span><text:span text:style-name="T133_24"><text:s/></text:span><text:span text:style-name="T133_25">could</text:span><text:span text:style-name="T133_26"><text:s/></text:span><text:span text:style-name="T133_27">choose</text:span><text:span text:style-name="T133_28"><text:s/></text:span><text:span text:style-name="T133_29">a</text:span><text:span text:style-name="T133_30"><text:s/></text:span><text:span text:style-name="T133_31">chapter</text:span><text:span text:style-name="T133_32"><text:s/></text:span><text:span text:style-name="T133_33">and</text:span><text:span text:style-name="T133_34"><text:s/></text:span><text:span text:style-name="T133_35">come</text:span><text:span text:style-name="T133_36"><text:s/></text:span><text:span text:style-name="T133_37">prepared</text:span><text:span text:style-name="T133_38"><text:s/></text:span><text:span text:style-name="T133_39">to</text:span><text:span text:style-name="T133_40"><text:s/></text:span><text:span text:style-name="T133_41">summarize</text:span><text:span text:style-name="T133_42"><text:s/></text:span><text:span text:style-name="T133_43">for</text:span><text:span text:style-name="T133_44"><text:s/></text:span><text:span text:style-name="T133_45">the</text:span><text:span text:style-name="T133_46"><text:s/></text:span><text:span text:style-name="T133_47">group</text:span><text:span text:style-name="T133_48">?</text:span></text:p></office:annotation></text:span><text:span text:style-name="T133_49">Policy</text:span><text:span text:style-name="T133_50">.</text:span></text:p>
      <text:p text:style-name="P134"/>
      <text:p text:style-name="P135"/>
      <text:p text:style-name="P136"><text:span text:style-name="T136_1">Thursday</text:span><text:span text:style-name="T136_2">,<text:s/>14<text:s/></text:span><text:span text:style-name="T136_3">November</text:span><text:span text:style-name="T136_4"><text:s/>2013</text:span></text:p>
      <text:p text:style-name="P137"><text:span text:style-name="T137_1">Topic</text:span><text:span text:style-name="T137_2">:<text:s/></text:span></text:p>
      <text:p text:style-name="P138"><text:span text:style-name="T138_1">Presenter</text:span><text:span text:style-name="T138_2">:<text:s/></text:span></text:p>
      <text:p text:style-name="P139"><text:span text:style-name="T139_1">Readings</text:span><text:span text:style-name="T139_2">:<text:s/></text:span></text:p>
      <text:p text:style-name="P140"/>
      <text:p text:style-name="P141"/>
      <text:p text:style-name="P142"><text:span text:style-name="T142_1">Thursday</text:span><text:span text:style-name="T142_2">,<text:s/>21<text:s/></text:span><text:span text:style-name="T142_3">November</text:span><text:span text:style-name="T142_4"><text:s/>2013</text:span></text:p>
      <text:p text:style-name="P143"><text:span text:style-name="T143_1">Topic</text:span><text:span text:style-name="T143_2">:<text:s/></text:span><text:span text:style-name="T143_3">Curriculum</text:span><text:span text:style-name="T143_4"><text:s/></text:span><text:span text:style-name="T143_5">and</text:span><text:span text:style-name="T143_6"><text:s/></text:span><text:span text:style-name="T143_7">Standards</text:span><text:span text:style-name="T143_8"><text:s/></text:span><text:span text:style-name="T143_9">in</text:span><text:span text:style-name="T143_10"><text:s/></text:span><text:span text:style-name="T143_11">the</text:span><text:span text:style-name="T143_12"><text:s/></text:span><text:span text:style-name="T143_13">GME</text:span></text:p>
      <text:p text:style-name="P144"><text:span text:style-name="T144_1">Presenter</text:span><text:span text:style-name="T144_2">:<text:s/></text:span><text:span text:style-name="T144_3">Amanda</text:span><text:span text:style-name="T144_4"><text:s/></text:span><text:span text:style-name="T144_5">Click</text:span></text:p>
      <text:p text:style-name="P145"><text:span text:style-name="T145_1">Readings</text:span><text:span text:style-name="T145_2">:<text:s/></text:span></text:p>
      <text:p text:style-name="P146"><text:span text:style-name="T146_1">Fair</text:span><text:span text:style-name="T146_2">,<text:s/></text:span><text:span text:style-name="T146_3">E</text:span><text:span text:style-name="T146_4">.<text:s/></text:span><text:span text:style-name="T146_5">M</text:span><text:span text:style-name="T146_6">.,<text:s/></text:span><text:span text:style-name="T146_7">McCarthy</text:span><text:span text:style-name="T146_8">,<text:s/></text:span><text:span text:style-name="T146_9">S</text:span><text:span text:style-name="T146_10">.<text:s/></text:span><text:span text:style-name="T146_11">A</text:span><text:span text:style-name="T146_12">.,<text:s/></text:span><text:span text:style-name="T146_13">Gambee</text:span><text:span text:style-name="T146_14">,<text:s/></text:span><text:span text:style-name="T146_15">B</text:span><text:span text:style-name="T146_16">.<text:s/></text:span><text:span text:style-name="T146_17">L</text:span><text:span text:style-name="T146_18">.,<text:s/></text:span><text:span text:style-name="T146_19">Williams</text:span><text:span text:style-name="T146_20">,<text:s/></text:span><text:span text:style-name="T146_21">D</text:span><text:span text:style-name="T146_22">.<text:s/>(1955).<text:s/></text:span><text:span text:style-name="T146_23"><text:a xlink:type="simple" xlink:href="https://docs.google.com/file/d/0B4zGiJvCfw99WEpDRzY0dzVld2M/edit?usp=sharing"><text:span text:style-name="T146_24">Library</text:span></text:a></text:span><text:span text:style-name="T146_25"><text:a xlink:type="simple" xlink:href="https://docs.google.com/file/d/0B4zGiJvCfw99WEpDRzY0dzVld2M/edit?usp=sharing"><text:span text:style-name="T146_26"><text:s/></text:span></text:a></text:span><text:span text:style-name="T146_27"><text:a xlink:type="simple" xlink:href="https://docs.google.com/file/d/0B4zGiJvCfw99WEpDRzY0dzVld2M/edit?usp=sharing"><text:span text:style-name="T146_28">Programs</text:span></text:a></text:span><text:span text:style-name="T146_29"><text:a xlink:type="simple" xlink:href="https://docs.google.com/file/d/0B4zGiJvCfw99WEpDRzY0dzVld2M/edit?usp=sharing"><text:span text:style-name="T146_30"><text:s/></text:span></text:a></text:span><text:span text:style-name="T146_31"><text:a xlink:type="simple" xlink:href="https://docs.google.com/file/d/0B4zGiJvCfw99WEpDRzY0dzVld2M/edit?usp=sharing"><text:span text:style-name="T146_32">in</text:span></text:a></text:span><text:span text:style-name="T146_33"><text:a xlink:type="simple" xlink:href="https://docs.google.com/file/d/0B4zGiJvCfw99WEpDRzY0dzVld2M/edit?usp=sharing"><text:span text:style-name="T146_34"><text:s/></text:span></text:a></text:span><text:span text:style-name="T146_35"><text:a xlink:type="simple" xlink:href="https://docs.google.com/file/d/0B4zGiJvCfw99WEpDRzY0dzVld2M/edit?usp=sharing"><text:span text:style-name="T146_36">the</text:span></text:a></text:span><text:span text:style-name="T146_37"><text:a xlink:type="simple" xlink:href="https://docs.google.com/file/d/0B4zGiJvCfw99WEpDRzY0dzVld2M/edit?usp=sharing"><text:span text:style-name="T146_38"><text:s/></text:span></text:a></text:span><text:span text:style-name="T146_39"><text:a xlink:type="simple" xlink:href="https://docs.google.com/file/d/0B4zGiJvCfw99WEpDRzY0dzVld2M/edit?usp=sharing"><text:span text:style-name="T146_40">Middle</text:span></text:a></text:span><text:span text:style-name="T146_41"><text:a xlink:type="simple" xlink:href="https://docs.google.com/file/d/0B4zGiJvCfw99WEpDRzY0dzVld2M/edit?usp=sharing"><text:span text:style-name="T146_42"><text:s/></text:span></text:a></text:span><text:span text:style-name="T146_43"><text:a xlink:type="simple" xlink:href="https://docs.google.com/file/d/0B4zGiJvCfw99WEpDRzY0dzVld2M/edit?usp=sharing"><text:span text:style-name="T146_44">East</text:span></text:a></text:span><text:span text:style-name="T146_45">.<text:s/></text:span><text:span text:style-name="T146_46">Library</text:span><text:span text:style-name="T146_47"><text:s/></text:span><text:span text:style-name="T146_48">Journal</text:span><text:span text:style-name="T146_49">,<text:s/>80</text:span><text:span text:style-name="T146_50">(1),<text:s/>104-108.</text:span></text:p>
      <text:p text:style-name="P147"/>
      <text:p text:style-name="P148"/>
      <text:p text:style-name="P149"><text:span text:style-name="T149_1">Thursday</text:span><text:span text:style-name="T149_2">,<text:s/>28<text:s/></text:span><text:span text:style-name="T149_3">November</text:span><text:span text:style-name="T149_4"><text:s/>2013</text:span></text:p>
      <text:p text:style-name="P150"><text:span text:style-name="T150_1">Thanksgiving</text:span><text:span text:style-name="T150_2"><text:s/></text:span><text:span text:style-name="T150_3">recess</text:span><text:span text:style-name="T150_4">.<text:s/></text:span><text:span text:style-name="T150_5">No</text:span><text:span text:style-name="T150_6"><text:s/></text:span><text:span text:style-name="T150_7">class</text:span><text:span text:style-name="T150_8">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9pt" style:font-size-asian="9pt" style:font-size-complex="9pt"/>
    </style:style>
    <style:style style:name="T1_2" style:family="text">
      <style:text-properties fo:font-size="9pt" style:font-size-asian="9pt" style:font-size-complex="9pt"/>
    </style:style>
    <style:style style:name="T1_3" style:family="text">
      <style:text-properties fo:font-size="9pt" style:font-size-asian="9pt" style:font-size-complex="9pt"/>
    </style:style>
    <style:style style:name="T1_4" style:family="text">
      <style:text-properties fo:font-size="9pt" style:font-size-asian="9pt" style:font-size-complex="9pt"/>
    </style:style>
    <style:style style:name="T1_5" style:family="text">
      <style:text-properties fo:font-size="9pt" style:font-size-asian="9pt" style:font-size-complex="9pt"/>
    </style:style>
    <style:style style:name="T1_6" style:family="text">
      <style:text-properties fo:font-size="9pt" style:font-size-asian="9pt" style:font-size-complex="9pt"/>
    </style:style>
    <style:style style:name="T1_7" style:family="text">
      <style:text-properties fo:font-size="9pt" style:font-size-asian="9pt" style:font-size-complex="9pt"/>
    </style:style>
    <style:style style:name="T1_8" style:family="text">
      <style:text-properties fo:font-size="9pt" style:font-size-asian="9pt" style:font-size-complex="9pt"/>
    </style:style>
    <style:style style:name="T1_9" style:family="text">
      <style:text-properties fo:font-size="9pt" style:font-size-asian="9pt" style:font-size-complex="9pt"/>
    </style:style>
    <style:style style:name="T1_10" style:family="text">
      <style:text-properties fo:font-size="9pt" style:font-size-asian="9pt" style:font-size-complex="9pt"/>
    </style:style>
    <style:style style:name="T1_11" style:family="text">
      <style:text-properties fo:font-size="9pt" style:font-size-asian="9pt" style:font-size-complex="9pt"/>
    </style:style>
    <style:style style:name="T1_12" style:family="text">
      <style:text-properties fo:font-size="9pt" style:font-size-asian="9pt" style:font-size-complex="9pt"/>
    </style:style>
    <style:style style:name="T1_13" style:family="text">
      <style:text-properties fo:font-size="9pt" style:font-size-asian="9pt" style:font-size-complex="9pt"/>
    </style:style>
    <style:style style:name="T1_14" style:family="text">
      <style:text-properties fo:font-size="9pt" style:font-size-asian="9pt" style:font-size-complex="9pt"/>
    </style:style>
    <style:style style:name="T1_15" style:family="text">
      <style:text-properties fo:font-size="9pt" style:font-size-asian="9pt" style:font-size-complex="9pt"/>
    </style:style>
    <style:style style:name="T1_16" style:family="text">
      <style:text-properties fo:font-size="9pt" style:font-size-asian="9pt" style:font-size-complex="9pt"/>
    </style:style>
    <style:style style:name="T1_17" style:family="text">
      <style:text-properties fo:font-size="9pt" style:font-size-asian="9pt" style:font-size-complex="9pt"/>
    </style:style>
    <style:style style:name="T1_18" style:family="text">
      <style:text-properties fo:font-size="9pt" style:font-size-asian="9pt" style:font-size-complex="9pt"/>
    </style:style>
    <style:style style:name="T1_19" style:family="text">
      <style:text-properties fo:font-size="9pt" style:font-size-asian="9pt" style:font-size-complex="9pt"/>
    </style:style>
    <style:style style:name="T1_20" style:family="text">
      <style:text-properties fo:font-size="9pt" style:font-size-asian="9pt" style:font-size-complex="9pt"/>
    </style:style>
    <style:style style:name="T1_21" style:family="text">
      <style:text-properties fo:font-size="9pt" style:font-size-asian="9pt" style:font-size-complex="9pt"/>
    </style:style>
  </office:automatic-styles>
  <office:master-styles>
    <style:master-page style:name="Standard" style:page-layout-name="pm1">
      <style:footer>
        <text:p text:style-name="P1"><text:span text:style-name="T1_1">INLS</text:span><text:span text:style-name="T1_2"><text:s/>890-030<text:s/>-<text:s/></text:span><text:span text:style-name="T1_3">Fall</text:span><text:span text:style-name="T1_4"><text:s/>2013<text:s/>-<text:s/></text:span><text:span text:style-name="T1_5">Readings</text:span><text:span text:style-name="T1_6"><text:s/></text:span><text:span text:style-name="T1_7">on</text:span><text:span text:style-name="T1_8"><text:s/></text:span><text:span text:style-name="T1_9">LIS</text:span><text:span text:style-name="T1_10"><text:s/></text:span><text:span text:style-name="T1_11">in</text:span><text:span text:style-name="T1_12"><text:s/></text:span><text:span text:style-name="T1_13">the</text:span><text:span text:style-name="T1_14"><text:s/></text:span><text:span text:style-name="T1_15">MENA</text:span><text:span text:style-name="T1_16"><text:s/>-<text:s/></text:span><text:span text:style-name="T1_17"><text:page-number text:select-page="current"/></text:span><text:span text:style-name="T1_18"><text:s/></text:span><text:span text:style-name="T1_19">of</text:span><text:span text:style-name="T1_20"><text:s/></text:span><text:span text:style-name="T1_21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